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Tahoma1" svg:font-family="Tahoma"/>
    <style:font-face style:name="Courier New1" svg:font-family="'Courier New'" style:font-family-generic="modern" style:font-pitch="fixed"/>
    <style:font-face style:name="Courier New2" svg:font-family="'Courier New'" style:font-adornments="Fett"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36" style:family="table">
      <style:table-properties style:width="16.993cm" table:align="left"/>
    </style:style>
    <style:style style:name="Tabelle36.A" style:family="table-column">
      <style:table-column-properties style:column-width="1.118cm"/>
    </style:style>
    <style:style style:name="Tabelle36.B" style:family="table-column">
      <style:table-column-properties style:column-width="2.21cm"/>
    </style:style>
    <style:style style:name="Tabelle36.C" style:family="table-column">
      <style:table-column-properties style:column-width="3cm"/>
    </style:style>
    <style:style style:name="Tabelle36.D" style:family="table-column">
      <style:table-column-properties style:column-width="10.664cm"/>
    </style:style>
    <style:style style:name="Tabelle3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6.D1" style:family="table-cell">
      <style:table-cell-properties fo:background-color="#e6e6e6" fo:padding="0.097cm" fo:border="0.002cm solid #000000">
        <style:background-image/>
      </style:table-cell-properties>
    </style:style>
    <style:style style:name="Tabelle36.A2" style:family="table-cell">
      <style:table-cell-properties fo:padding="0.097cm" fo:border-left="0.002cm solid #000000" fo:border-right="none" fo:border-top="none" fo:border-bottom="0.002cm solid #000000"/>
    </style:style>
    <style:style style:name="Tabelle36.B2" style:family="table-cell" style:data-style-name="N84">
      <style:table-cell-properties fo:padding="0.097cm" fo:border-left="0.002cm solid #000000" fo:border-right="none" fo:border-top="none" fo:border-bottom="0.002cm solid #000000"/>
    </style:style>
    <style:style style:name="Tabelle36.D2" style:family="table-cell">
      <style:table-cell-properties fo:padding="0.097cm" fo:border-left="0.002cm solid #000000" fo:border-right="0.002cm solid #000000" fo:border-top="none" fo:border-bottom="0.002cm solid #000000"/>
    </style:style>
    <style:style style:name="Tabelle13" style:family="table">
      <style:table-properties style:width="16.999cm" table:align="margins"/>
    </style:style>
    <style:style style:name="Tabelle13.A" style:family="table-column">
      <style:table-column-properties style:column-width="3.477cm" style:rel-column-width="13403*"/>
    </style:style>
    <style:style style:name="Tabelle13.B" style:family="table-column">
      <style:table-column-properties style:column-width="13.522cm" style:rel-column-width="52132*"/>
    </style:style>
    <style:style style:name="Tabelle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3.B1" style:family="table-cell">
      <style:table-cell-properties fo:padding="0.097cm" fo:border="0.002cm solid #000000"/>
    </style:style>
    <style:style style:name="Tabelle13.A2" style:family="table-cell">
      <style:table-cell-properties fo:background-color="#e6e6e6" fo:padding="0.097cm" fo:border-left="0.002cm solid #000000" fo:border-right="none" fo:border-top="none" fo:border-bottom="0.002cm solid #000000">
        <style:background-image/>
      </style:table-cell-properties>
    </style:style>
    <style:style style:name="Tabelle13.B2" style:family="table-cell">
      <style:table-cell-properties fo:padding="0.097cm" fo:border-left="0.002cm solid #000000" fo:border-right="0.002cm solid #000000" fo:border-top="none" fo:border-bottom="0.002cm solid #000000"/>
    </style:style>
    <style:style style:name="Tabelle14" style:family="table">
      <style:table-properties style:width="16.999cm" table:align="margins"/>
    </style:style>
    <style:style style:name="Tabelle14.A" style:family="table-column">
      <style:table-column-properties style:column-width="3.477cm" style:rel-column-width="13403*"/>
    </style:style>
    <style:style style:name="Tabelle14.B" style:family="table-column">
      <style:table-column-properties style:column-width="13.522cm" style:rel-column-width="52132*"/>
    </style:style>
    <style:style style:name="Tabelle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4.B1" style:family="table-cell">
      <style:table-cell-properties fo:padding="0.097cm" fo:border="0.002cm solid #000000"/>
    </style:style>
    <style:style style:name="Tabelle14.A2" style:family="table-cell">
      <style:table-cell-properties fo:background-color="#e6e6e6" fo:padding="0.097cm" fo:border-left="0.002cm solid #000000" fo:border-right="none" fo:border-top="none" fo:border-bottom="0.002cm solid #000000">
        <style:background-image/>
      </style:table-cell-properties>
    </style:style>
    <style:style style:name="Tabelle14.B2" style:family="table-cell">
      <style:table-cell-properties fo:padding="0.097cm" fo:border-left="0.002cm solid #000000" fo:border-right="0.002cm solid #000000" fo:border-top="none" fo:border-bottom="0.002cm solid #000000"/>
    </style:style>
    <style:style style:name="Tabelle15" style:family="table">
      <style:table-properties style:width="16.999cm" table:align="margins"/>
    </style:style>
    <style:style style:name="Tabelle15.A" style:family="table-column">
      <style:table-column-properties style:column-width="3.477cm" style:rel-column-width="13403*"/>
    </style:style>
    <style:style style:name="Tabelle15.B" style:family="table-column">
      <style:table-column-properties style:column-width="13.522cm" style:rel-column-width="52132*"/>
    </style:style>
    <style:style style:name="Tabelle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5.B1" style:family="table-cell">
      <style:table-cell-properties fo:padding="0.097cm" fo:border="0.002cm solid #000000"/>
    </style:style>
    <style:style style:name="Tabelle15.A2" style:family="table-cell">
      <style:table-cell-properties fo:background-color="#e6e6e6" fo:padding="0.097cm" fo:border-left="0.002cm solid #000000" fo:border-right="none" fo:border-top="none" fo:border-bottom="0.002cm solid #000000">
        <style:background-image/>
      </style:table-cell-properties>
    </style:style>
    <style:style style:name="Tabelle15.B2" style:family="table-cell">
      <style:table-cell-properties fo:padding="0.097cm" fo:border-left="0.002cm solid #000000" fo:border-right="0.002cm solid #000000" fo:border-top="none" fo:border-bottom="0.002cm solid #000000"/>
    </style:style>
    <style:style style:name="Tabelle53" style:family="table">
      <style:table-properties style:width="16.999cm" table:align="margins"/>
    </style:style>
    <style:style style:name="Tabelle53.A" style:family="table-column">
      <style:table-column-properties style:column-width="3.477cm" style:rel-column-width="13403*"/>
    </style:style>
    <style:style style:name="Tabelle53.B" style:family="table-column">
      <style:table-column-properties style:column-width="13.522cm" style:rel-column-width="52132*"/>
    </style:style>
    <style:style style:name="Tabelle5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3.B1" style:family="table-cell">
      <style:table-cell-properties fo:padding="0.097cm" fo:border="0.002cm solid #000000"/>
    </style:style>
    <style:style style:name="Tabelle53.A2" style:family="table-cell">
      <style:table-cell-properties fo:background-color="#e6e6e6" fo:padding="0.097cm" fo:border-left="0.002cm solid #000000" fo:border-right="none" fo:border-top="none" fo:border-bottom="0.002cm solid #000000">
        <style:background-image/>
      </style:table-cell-properties>
    </style:style>
    <style:style style:name="Tabelle53.B2" style:family="table-cell">
      <style:table-cell-properties fo:padding="0.097cm" fo:border-left="0.002cm solid #000000" fo:border-right="0.002cm solid #000000" fo:border-top="none" fo:border-bottom="0.002cm solid #000000"/>
    </style:style>
    <style:style style:name="Tabelle53.B4" style:family="table-cell" style:data-style-name="N0">
      <style:table-cell-properties fo:padding="0.097cm" fo:border-left="0.002cm solid #000000" fo:border-right="0.002cm solid #000000" fo:border-top="none" fo:border-bottom="0.002cm solid #000000"/>
    </style:style>
    <style:style style:name="Tabelle16" style:family="table">
      <style:table-properties style:width="16.999cm" table:align="margins"/>
    </style:style>
    <style:style style:name="Tabelle16.A" style:family="table-column">
      <style:table-column-properties style:column-width="3.477cm" style:rel-column-width="13403*"/>
    </style:style>
    <style:style style:name="Tabelle16.B" style:family="table-column">
      <style:table-column-properties style:column-width="13.522cm" style:rel-column-width="52132*"/>
    </style:style>
    <style:style style:name="Tabelle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6.B1" style:family="table-cell">
      <style:table-cell-properties fo:padding="0.097cm" fo:border="0.002cm solid #000000"/>
    </style:style>
    <style:style style:name="Tabelle16.A2" style:family="table-cell">
      <style:table-cell-properties fo:background-color="#e6e6e6" fo:padding="0.097cm" fo:border-left="0.002cm solid #000000" fo:border-right="none" fo:border-top="none" fo:border-bottom="0.002cm solid #000000">
        <style:background-image/>
      </style:table-cell-properties>
    </style:style>
    <style:style style:name="Tabelle16.B2" style:family="table-cell">
      <style:table-cell-properties fo:padding="0.097cm" fo:border-left="0.002cm solid #000000" fo:border-right="0.002cm solid #000000" fo:border-top="none" fo:border-bottom="0.002cm solid #000000"/>
    </style:style>
    <style:style style:name="Tabelle1" style:family="table">
      <style:table-properties style:width="16.999cm" table:align="margins"/>
    </style:style>
    <style:style style:name="Tabelle1.A" style:family="table-column">
      <style:table-column-properties style:column-width="3.477cm" style:rel-column-width="13403*"/>
    </style:style>
    <style:style style:name="Tabelle1.B" style:family="table-column">
      <style:table-column-properties style:column-width="13.522cm" style:rel-column-width="52132*"/>
    </style:style>
    <style:style style:name="Tabel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B1" style:family="table-cell">
      <style:table-cell-properties fo:padding="0.097cm" fo:border="0.002cm solid #000000"/>
    </style:style>
    <style:style style:name="Tabelle1.A2" style:family="table-cell">
      <style:table-cell-properties fo:background-color="#e6e6e6" fo:padding="0.097cm" fo:border-left="0.002cm solid #000000" fo:border-right="none" fo:border-top="none" fo:border-bottom="0.002cm solid #000000">
        <style:background-image/>
      </style:table-cell-properties>
    </style:style>
    <style:style style:name="Tabelle1.B2" style:family="table-cell">
      <style:table-cell-properties fo:padding="0.097cm" fo:border-left="0.002cm solid #000000" fo:border-right="0.002cm solid #000000" fo:border-top="none" fo:border-bottom="0.002cm solid #000000"/>
    </style:style>
    <style:style style:name="Tabelle20" style:family="table">
      <style:table-properties style:width="16.999cm" table:align="margins"/>
    </style:style>
    <style:style style:name="Tabelle20.A" style:family="table-column">
      <style:table-column-properties style:column-width="3.477cm" style:rel-column-width="13403*"/>
    </style:style>
    <style:style style:name="Tabelle20.B" style:family="table-column">
      <style:table-column-properties style:column-width="13.522cm" style:rel-column-width="52132*"/>
    </style:style>
    <style:style style:name="Tabelle2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0.B1" style:family="table-cell">
      <style:table-cell-properties fo:padding="0.097cm" fo:border="0.002cm solid #000000"/>
    </style:style>
    <style:style style:name="Tabelle20.A2" style:family="table-cell">
      <style:table-cell-properties fo:background-color="#e6e6e6" fo:padding="0.097cm" fo:border-left="0.002cm solid #000000" fo:border-right="none" fo:border-top="none" fo:border-bottom="0.002cm solid #000000">
        <style:background-image/>
      </style:table-cell-properties>
    </style:style>
    <style:style style:name="Tabelle20.B2" style:family="table-cell">
      <style:table-cell-properties fo:padding="0.097cm" fo:border-left="0.002cm solid #000000" fo:border-right="0.002cm solid #000000" fo:border-top="none" fo:border-bottom="0.002cm solid #000000"/>
    </style:style>
    <style:style style:name="Tabelle3" style:family="table">
      <style:table-properties style:width="16.999cm" table:align="margins"/>
    </style:style>
    <style:style style:name="Tabelle3.A" style:family="table-column">
      <style:table-column-properties style:column-width="3.477cm" style:rel-column-width="13403*"/>
    </style:style>
    <style:style style:name="Tabelle3.B" style:family="table-column">
      <style:table-column-properties style:column-width="13.522cm" style:rel-column-width="52132*"/>
    </style:style>
    <style:style style:name="Tabel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B1" style:family="table-cell">
      <style:table-cell-properties fo:padding="0.097cm" fo:border="0.002cm solid #000000"/>
    </style:style>
    <style:style style:name="Tabelle3.A2" style:family="table-cell">
      <style:table-cell-properties fo:background-color="#e6e6e6" fo:padding="0.097cm" fo:border-left="0.002cm solid #000000" fo:border-right="none" fo:border-top="none" fo:border-bottom="0.002cm solid #000000">
        <style:background-image/>
      </style:table-cell-properties>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6.999cm" table:align="margins"/>
    </style:style>
    <style:style style:name="Tabelle4.A" style:family="table-column">
      <style:table-column-properties style:column-width="3.477cm" style:rel-column-width="13403*"/>
    </style:style>
    <style:style style:name="Tabelle4.B" style:family="table-column">
      <style:table-column-properties style:column-width="13.522cm" style:rel-column-width="52132*"/>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B1" style:family="table-cell">
      <style:table-cell-properties fo:padding="0.097cm" fo:border="0.002cm solid #000000"/>
    </style:style>
    <style:style style:name="Tabelle4.A2" style:family="table-cell">
      <style:table-cell-properties fo:background-color="#e6e6e6" fo:padding="0.097cm" fo:border-left="0.002cm solid #000000" fo:border-right="none" fo:border-top="none" fo:border-bottom="0.002cm solid #000000">
        <style:background-image/>
      </style:table-cell-properties>
    </style:style>
    <style:style style:name="Tabelle4.B2" style:family="table-cell">
      <style:table-cell-properties fo:padding="0.097cm" fo:border-left="0.002cm solid #000000" fo:border-right="0.002cm solid #000000" fo:border-top="none" fo:border-bottom="0.002cm solid #000000"/>
    </style:style>
    <style:style style:name="Tabelle38" style:family="table">
      <style:table-properties style:width="16.999cm" table:align="margins"/>
    </style:style>
    <style:style style:name="Tabelle38.A" style:family="table-column">
      <style:table-column-properties style:column-width="3.477cm" style:rel-column-width="13403*"/>
    </style:style>
    <style:style style:name="Tabelle38.B" style:family="table-column">
      <style:table-column-properties style:column-width="13.522cm" style:rel-column-width="52132*"/>
    </style:style>
    <style:style style:name="Tabelle3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8.B1" style:family="table-cell">
      <style:table-cell-properties fo:padding="0.097cm" fo:border="0.002cm solid #000000"/>
    </style:style>
    <style:style style:name="Tabelle38.A2" style:family="table-cell">
      <style:table-cell-properties fo:background-color="#e6e6e6" fo:padding="0.097cm" fo:border-left="0.002cm solid #000000" fo:border-right="none" fo:border-top="none" fo:border-bottom="0.002cm solid #000000">
        <style:background-image/>
      </style:table-cell-properties>
    </style:style>
    <style:style style:name="Tabelle38.B2" style:family="table-cell">
      <style:table-cell-properties fo:padding="0.097cm" fo:border-left="0.002cm solid #000000" fo:border-right="0.002cm solid #000000" fo:border-top="none" fo:border-bottom="0.002cm solid #000000"/>
    </style:style>
    <style:style style:name="Tabelle43" style:family="table">
      <style:table-properties style:width="16.999cm" table:align="margins"/>
    </style:style>
    <style:style style:name="Tabelle43.A" style:family="table-column">
      <style:table-column-properties style:column-width="3.477cm" style:rel-column-width="13403*"/>
    </style:style>
    <style:style style:name="Tabelle43.B" style:family="table-column">
      <style:table-column-properties style:column-width="13.522cm" style:rel-column-width="52132*"/>
    </style:style>
    <style:style style:name="Tabelle4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3.B1" style:family="table-cell">
      <style:table-cell-properties fo:padding="0.097cm" fo:border="0.002cm solid #000000"/>
    </style:style>
    <style:style style:name="Tabelle43.A2" style:family="table-cell">
      <style:table-cell-properties fo:background-color="#e6e6e6" fo:padding="0.097cm" fo:border-left="0.002cm solid #000000" fo:border-right="none" fo:border-top="none" fo:border-bottom="0.002cm solid #000000">
        <style:background-image/>
      </style:table-cell-properties>
    </style:style>
    <style:style style:name="Tabelle43.B2" style:family="table-cell">
      <style:table-cell-properties fo:padding="0.097cm" fo:border-left="0.002cm solid #000000" fo:border-right="0.002cm solid #000000" fo:border-top="none" fo:border-bottom="0.002cm solid #000000"/>
    </style:style>
    <style:style style:name="Tabelle39" style:family="table">
      <style:table-properties style:width="16.999cm" table:align="margins"/>
    </style:style>
    <style:style style:name="Tabelle39.A" style:family="table-column">
      <style:table-column-properties style:column-width="3.477cm" style:rel-column-width="13403*"/>
    </style:style>
    <style:style style:name="Tabelle39.B" style:family="table-column">
      <style:table-column-properties style:column-width="13.522cm" style:rel-column-width="52132*"/>
    </style:style>
    <style:style style:name="Tabelle3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9.B1" style:family="table-cell">
      <style:table-cell-properties fo:padding="0.097cm" fo:border="0.002cm solid #000000"/>
    </style:style>
    <style:style style:name="Tabelle39.A2" style:family="table-cell">
      <style:table-cell-properties fo:background-color="#e6e6e6" fo:padding="0.097cm" fo:border-left="0.002cm solid #000000" fo:border-right="none" fo:border-top="none" fo:border-bottom="0.002cm solid #000000">
        <style:background-image/>
      </style:table-cell-properties>
    </style:style>
    <style:style style:name="Tabelle39.B2" style:family="table-cell">
      <style:table-cell-properties fo:padding="0.097cm" fo:border-left="0.002cm solid #000000" fo:border-right="0.002cm solid #000000" fo:border-top="none" fo:border-bottom="0.002cm solid #000000"/>
    </style:style>
    <style:style style:name="Tabelle40" style:family="table">
      <style:table-properties style:width="16.999cm" table:align="margins"/>
    </style:style>
    <style:style style:name="Tabelle40.A" style:family="table-column">
      <style:table-column-properties style:column-width="3.477cm" style:rel-column-width="13403*"/>
    </style:style>
    <style:style style:name="Tabelle40.B" style:family="table-column">
      <style:table-column-properties style:column-width="13.522cm" style:rel-column-width="52132*"/>
    </style:style>
    <style:style style:name="Tabelle4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0.B1" style:family="table-cell">
      <style:table-cell-properties fo:padding="0.097cm" fo:border="0.002cm solid #000000"/>
    </style:style>
    <style:style style:name="Tabelle40.A2" style:family="table-cell">
      <style:table-cell-properties fo:background-color="#e6e6e6" fo:padding="0.097cm" fo:border-left="0.002cm solid #000000" fo:border-right="none" fo:border-top="none" fo:border-bottom="0.002cm solid #000000">
        <style:background-image/>
      </style:table-cell-properties>
    </style:style>
    <style:style style:name="Tabelle40.B2" style:family="table-cell">
      <style:table-cell-properties fo:padding="0.097cm" fo:border-left="0.002cm solid #000000" fo:border-right="0.002cm solid #000000" fo:border-top="none" fo:border-bottom="0.002cm solid #000000"/>
    </style:style>
    <style:style style:name="Tabelle41" style:family="table">
      <style:table-properties style:width="16.999cm" table:align="margins"/>
    </style:style>
    <style:style style:name="Tabelle41.A" style:family="table-column">
      <style:table-column-properties style:column-width="3.477cm" style:rel-column-width="13403*"/>
    </style:style>
    <style:style style:name="Tabelle41.B" style:family="table-column">
      <style:table-column-properties style:column-width="13.522cm" style:rel-column-width="52132*"/>
    </style:style>
    <style:style style:name="Tabelle4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1.B1" style:family="table-cell">
      <style:table-cell-properties fo:padding="0.097cm" fo:border="0.002cm solid #000000"/>
    </style:style>
    <style:style style:name="Tabelle41.A2" style:family="table-cell">
      <style:table-cell-properties fo:background-color="#e6e6e6" fo:padding="0.097cm" fo:border-left="0.002cm solid #000000" fo:border-right="none" fo:border-top="none" fo:border-bottom="0.002cm solid #000000">
        <style:background-image/>
      </style:table-cell-properties>
    </style:style>
    <style:style style:name="Tabelle41.B2" style:family="table-cell">
      <style:table-cell-properties fo:padding="0.097cm" fo:border-left="0.002cm solid #000000" fo:border-right="0.002cm solid #000000" fo:border-top="none" fo:border-bottom="0.002cm solid #000000"/>
    </style:style>
    <style:style style:name="Tabelle33" style:family="table">
      <style:table-properties style:width="16.999cm" table:align="margins"/>
    </style:style>
    <style:style style:name="Tabelle33.A" style:family="table-column">
      <style:table-column-properties style:column-width="3.477cm" style:rel-column-width="13403*"/>
    </style:style>
    <style:style style:name="Tabelle33.B" style:family="table-column">
      <style:table-column-properties style:column-width="13.522cm" style:rel-column-width="52132*"/>
    </style:style>
    <style:style style:name="Tabelle3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3.B1" style:family="table-cell">
      <style:table-cell-properties fo:padding="0.097cm" fo:border="0.002cm solid #000000"/>
    </style:style>
    <style:style style:name="Tabelle33.A2" style:family="table-cell">
      <style:table-cell-properties fo:background-color="#e6e6e6" fo:padding="0.097cm" fo:border-left="0.002cm solid #000000" fo:border-right="none" fo:border-top="none" fo:border-bottom="0.002cm solid #000000">
        <style:background-image/>
      </style:table-cell-properties>
    </style:style>
    <style:style style:name="Tabelle33.B2" style:family="table-cell">
      <style:table-cell-properties fo:padding="0.097cm" fo:border-left="0.002cm solid #000000" fo:border-right="0.002cm solid #000000" fo:border-top="none" fo:border-bottom="0.002cm solid #000000"/>
    </style:style>
    <style:style style:name="Tabelle52" style:family="table">
      <style:table-properties style:width="16.999cm" table:align="margins"/>
    </style:style>
    <style:style style:name="Tabelle52.A" style:family="table-column">
      <style:table-column-properties style:column-width="3.477cm" style:rel-column-width="13403*"/>
    </style:style>
    <style:style style:name="Tabelle52.B" style:family="table-column">
      <style:table-column-properties style:column-width="13.522cm" style:rel-column-width="52132*"/>
    </style:style>
    <style:style style:name="Tabelle5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2.B1" style:family="table-cell">
      <style:table-cell-properties fo:padding="0.097cm" fo:border="0.002cm solid #000000"/>
    </style:style>
    <style:style style:name="Tabelle52.A2" style:family="table-cell">
      <style:table-cell-properties fo:background-color="#e6e6e6" fo:padding="0.097cm" fo:border-left="0.002cm solid #000000" fo:border-right="none" fo:border-top="none" fo:border-bottom="0.002cm solid #000000">
        <style:background-image/>
      </style:table-cell-properties>
    </style:style>
    <style:style style:name="Tabelle52.B2" style:family="table-cell">
      <style:table-cell-properties fo:padding="0.097cm" fo:border-left="0.002cm solid #000000" fo:border-right="0.002cm solid #000000" fo:border-top="none" fo:border-bottom="0.002cm solid #000000"/>
    </style:style>
    <style:style style:name="Tabelle42" style:family="table">
      <style:table-properties style:width="16.999cm" table:align="margins"/>
    </style:style>
    <style:style style:name="Tabelle42.A" style:family="table-column">
      <style:table-column-properties style:column-width="3.477cm" style:rel-column-width="13403*"/>
    </style:style>
    <style:style style:name="Tabelle42.B" style:family="table-column">
      <style:table-column-properties style:column-width="13.522cm" style:rel-column-width="52132*"/>
    </style:style>
    <style:style style:name="Tabelle4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2.B1" style:family="table-cell">
      <style:table-cell-properties fo:padding="0.097cm" fo:border="0.002cm solid #000000"/>
    </style:style>
    <style:style style:name="Tabelle42.A2" style:family="table-cell">
      <style:table-cell-properties fo:background-color="#e6e6e6" fo:padding="0.097cm" fo:border-left="0.002cm solid #000000" fo:border-right="none" fo:border-top="none" fo:border-bottom="0.002cm solid #000000">
        <style:background-image/>
      </style:table-cell-properties>
    </style:style>
    <style:style style:name="Tabelle42.B2" style:family="table-cell">
      <style:table-cell-properties fo:padding="0.097cm" fo:border-left="0.002cm solid #000000" fo:border-right="0.002cm solid #000000" fo:border-top="none" fo:border-bottom="0.002cm solid #000000"/>
    </style:style>
    <style:style style:name="Tabelle44" style:family="table">
      <style:table-properties style:width="16.999cm" table:align="margins"/>
    </style:style>
    <style:style style:name="Tabelle44.A" style:family="table-column">
      <style:table-column-properties style:column-width="3.477cm" style:rel-column-width="13403*"/>
    </style:style>
    <style:style style:name="Tabelle44.B" style:family="table-column">
      <style:table-column-properties style:column-width="13.522cm" style:rel-column-width="52132*"/>
    </style:style>
    <style:style style:name="Tabelle4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4.B1" style:family="table-cell">
      <style:table-cell-properties fo:padding="0.097cm" fo:border="0.002cm solid #000000"/>
    </style:style>
    <style:style style:name="Tabelle44.A2" style:family="table-cell">
      <style:table-cell-properties fo:background-color="#e6e6e6" fo:padding="0.097cm" fo:border-left="0.002cm solid #000000" fo:border-right="none" fo:border-top="none" fo:border-bottom="0.002cm solid #000000">
        <style:background-image/>
      </style:table-cell-properties>
    </style:style>
    <style:style style:name="Tabelle44.B2" style:family="table-cell">
      <style:table-cell-properties fo:padding="0.097cm" fo:border-left="0.002cm solid #000000" fo:border-right="0.002cm solid #000000" fo:border-top="none" fo:border-bottom="0.002cm solid #000000"/>
    </style:style>
    <style:style style:name="Tabelle2" style:family="table">
      <style:table-properties style:width="16.999cm" table:align="margins"/>
    </style:style>
    <style:style style:name="Tabelle2.A" style:family="table-column">
      <style:table-column-properties style:column-width="3.477cm" style:rel-column-width="13403*"/>
    </style:style>
    <style:style style:name="Tabelle2.B" style:family="table-column">
      <style:table-column-properties style:column-width="13.522cm" style:rel-column-width="52132*"/>
    </style:style>
    <style:style style:name="Tabel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B1" style:family="table-cell">
      <style:table-cell-properties fo:padding="0.097cm" fo:border="0.002cm solid #000000"/>
    </style:style>
    <style:style style:name="Tabelle2.A2" style:family="table-cell">
      <style:table-cell-properties fo:background-color="#e6e6e6" fo:padding="0.097cm" fo:border-left="0.002cm solid #000000" fo:border-right="none" fo:border-top="none" fo:border-bottom="0.002cm solid #000000">
        <style:background-image/>
      </style:table-cell-properties>
    </style:style>
    <style:style style:name="Tabelle2.B2" style:family="table-cell">
      <style:table-cell-properties fo:padding="0.097cm" fo:border-left="0.002cm solid #000000" fo:border-right="0.002cm solid #000000" fo:border-top="none" fo:border-bottom="0.002cm solid #000000"/>
    </style:style>
    <style:style style:name="Tabelle5" style:family="table">
      <style:table-properties style:width="16.999cm" table:align="margins"/>
    </style:style>
    <style:style style:name="Tabelle5.A" style:family="table-column">
      <style:table-column-properties style:column-width="3.477cm" style:rel-column-width="13403*"/>
    </style:style>
    <style:style style:name="Tabelle5.B" style:family="table-column">
      <style:table-column-properties style:column-width="13.522cm" style:rel-column-width="52132*"/>
    </style:style>
    <style:style style:name="Tabelle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B1" style:family="table-cell">
      <style:table-cell-properties fo:padding="0.097cm" fo:border="0.002cm solid #000000"/>
    </style:style>
    <style:style style:name="Tabelle5.A2" style:family="table-cell">
      <style:table-cell-properties fo:background-color="#e6e6e6" fo:padding="0.097cm" fo:border-left="0.002cm solid #000000" fo:border-right="none" fo:border-top="none" fo:border-bottom="0.002cm solid #000000">
        <style:background-image/>
      </style:table-cell-properties>
    </style:style>
    <style:style style:name="Tabelle5.B2" style:family="table-cell">
      <style:table-cell-properties fo:padding="0.097cm" fo:border-left="0.002cm solid #000000" fo:border-right="0.002cm solid #000000" fo:border-top="none" fo:border-bottom="0.002cm solid #000000"/>
    </style:style>
    <style:style style:name="Tabelle8" style:family="table">
      <style:table-properties style:width="16.999cm" table:align="margins"/>
    </style:style>
    <style:style style:name="Tabelle8.A" style:family="table-column">
      <style:table-column-properties style:column-width="3.477cm" style:rel-column-width="13403*"/>
    </style:style>
    <style:style style:name="Tabelle8.B" style:family="table-column">
      <style:table-column-properties style:column-width="13.522cm" style:rel-column-width="52132*"/>
    </style:style>
    <style:style style:name="Tabelle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B1" style:family="table-cell">
      <style:table-cell-properties fo:padding="0.097cm" fo:border="0.002cm solid #000000"/>
    </style:style>
    <style:style style:name="Tabelle8.A2" style:family="table-cell">
      <style:table-cell-properties fo:background-color="#e6e6e6" fo:padding="0.097cm" fo:border-left="0.002cm solid #000000" fo:border-right="none" fo:border-top="none" fo:border-bottom="0.002cm solid #000000">
        <style:background-image/>
      </style:table-cell-properties>
    </style:style>
    <style:style style:name="Tabelle8.B2" style:family="table-cell">
      <style:table-cell-properties fo:padding="0.097cm" fo:border-left="0.002cm solid #000000" fo:border-right="0.002cm solid #000000" fo:border-top="none" fo:border-bottom="0.002cm solid #000000"/>
    </style:style>
    <style:style style:name="Tabelle6" style:family="table">
      <style:table-properties style:width="16.999cm" table:align="margins"/>
    </style:style>
    <style:style style:name="Tabelle6.A" style:family="table-column">
      <style:table-column-properties style:column-width="3.477cm" style:rel-column-width="13403*"/>
    </style:style>
    <style:style style:name="Tabelle6.B" style:family="table-column">
      <style:table-column-properties style:column-width="13.522cm" style:rel-column-width="52132*"/>
    </style:style>
    <style:style style:name="Tabelle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B1" style:family="table-cell">
      <style:table-cell-properties fo:padding="0.097cm" fo:border="0.002cm solid #000000"/>
    </style:style>
    <style:style style:name="Tabelle6.A2" style:family="table-cell">
      <style:table-cell-properties fo:background-color="#e6e6e6" fo:padding="0.097cm" fo:border-left="0.002cm solid #000000" fo:border-right="none" fo:border-top="none" fo:border-bottom="0.002cm solid #000000">
        <style:background-image/>
      </style:table-cell-properties>
    </style:style>
    <style:style style:name="Tabelle6.B2" style:family="table-cell">
      <style:table-cell-properties fo:padding="0.097cm" fo:border-left="0.002cm solid #000000" fo:border-right="0.002cm solid #000000" fo:border-top="none" fo:border-bottom="0.002cm solid #000000"/>
    </style:style>
    <style:style style:name="Tabelle65" style:family="table">
      <style:table-properties style:width="16.999cm" table:align="margins"/>
    </style:style>
    <style:style style:name="Tabelle65.A" style:family="table-column">
      <style:table-column-properties style:column-width="3.477cm" style:rel-column-width="13403*"/>
    </style:style>
    <style:style style:name="Tabelle65.B" style:family="table-column">
      <style:table-column-properties style:column-width="13.522cm" style:rel-column-width="52132*"/>
    </style:style>
    <style:style style:name="Tabelle6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5.B1" style:family="table-cell">
      <style:table-cell-properties fo:padding="0.097cm" fo:border="0.002cm solid #000000"/>
    </style:style>
    <style:style style:name="Tabelle65.A2" style:family="table-cell">
      <style:table-cell-properties fo:background-color="#e6e6e6" fo:padding="0.097cm" fo:border-left="0.002cm solid #000000" fo:border-right="none" fo:border-top="none" fo:border-bottom="0.002cm solid #000000">
        <style:background-image/>
      </style:table-cell-properties>
    </style:style>
    <style:style style:name="Tabelle65.B2" style:family="table-cell">
      <style:table-cell-properties fo:padding="0.097cm" fo:border-left="0.002cm solid #000000" fo:border-right="0.002cm solid #000000" fo:border-top="none" fo:border-bottom="0.002cm solid #000000"/>
    </style:style>
    <style:style style:name="Tabelle45" style:family="table">
      <style:table-properties style:width="16.999cm" table:align="margins"/>
    </style:style>
    <style:style style:name="Tabelle45.A" style:family="table-column">
      <style:table-column-properties style:column-width="3.477cm" style:rel-column-width="13403*"/>
    </style:style>
    <style:style style:name="Tabelle45.B" style:family="table-column">
      <style:table-column-properties style:column-width="13.522cm" style:rel-column-width="52132*"/>
    </style:style>
    <style:style style:name="Tabelle4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5.B1" style:family="table-cell">
      <style:table-cell-properties fo:padding="0.097cm" fo:border="0.002cm solid #000000"/>
    </style:style>
    <style:style style:name="Tabelle45.A2" style:family="table-cell">
      <style:table-cell-properties fo:background-color="#e6e6e6" fo:padding="0.097cm" fo:border-left="0.002cm solid #000000" fo:border-right="none" fo:border-top="none" fo:border-bottom="0.002cm solid #000000">
        <style:background-image/>
      </style:table-cell-properties>
    </style:style>
    <style:style style:name="Tabelle45.B2" style:family="table-cell">
      <style:table-cell-properties fo:padding="0.097cm" fo:border-left="0.002cm solid #000000" fo:border-right="0.002cm solid #000000" fo:border-top="none" fo:border-bottom="0.002cm solid #000000"/>
    </style:style>
    <style:style style:name="Tabelle37" style:family="table">
      <style:table-properties style:width="16.999cm" table:align="margins"/>
    </style:style>
    <style:style style:name="Tabelle37.A" style:family="table-column">
      <style:table-column-properties style:column-width="3.477cm" style:rel-column-width="13403*"/>
    </style:style>
    <style:style style:name="Tabelle37.B" style:family="table-column">
      <style:table-column-properties style:column-width="13.522cm" style:rel-column-width="52132*"/>
    </style:style>
    <style:style style:name="Tabelle3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7.B1" style:family="table-cell">
      <style:table-cell-properties fo:padding="0.097cm" fo:border="0.002cm solid #000000"/>
    </style:style>
    <style:style style:name="Tabelle37.A2" style:family="table-cell">
      <style:table-cell-properties fo:background-color="#e6e6e6" fo:padding="0.097cm" fo:border-left="0.002cm solid #000000" fo:border-right="none" fo:border-top="none" fo:border-bottom="0.002cm solid #000000">
        <style:background-image/>
      </style:table-cell-properties>
    </style:style>
    <style:style style:name="Tabelle37.B2" style:family="table-cell">
      <style:table-cell-properties fo:padding="0.097cm" fo:border-left="0.002cm solid #000000" fo:border-right="0.002cm solid #000000" fo:border-top="none" fo:border-bottom="0.002cm solid #000000"/>
    </style:style>
    <style:style style:name="Tabelle7" style:family="table">
      <style:table-properties style:width="16.999cm" table:align="margins"/>
    </style:style>
    <style:style style:name="Tabelle7.A" style:family="table-column">
      <style:table-column-properties style:column-width="3.477cm" style:rel-column-width="13403*"/>
    </style:style>
    <style:style style:name="Tabelle7.B" style:family="table-column">
      <style:table-column-properties style:column-width="13.522cm" style:rel-column-width="52132*"/>
    </style:style>
    <style:style style:name="Tabelle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B1" style:family="table-cell">
      <style:table-cell-properties fo:padding="0.097cm" fo:border="0.002cm solid #000000"/>
    </style:style>
    <style:style style:name="Tabelle7.A2" style:family="table-cell">
      <style:table-cell-properties fo:background-color="#e6e6e6" fo:padding="0.097cm" fo:border-left="0.002cm solid #000000" fo:border-right="none" fo:border-top="none" fo:border-bottom="0.002cm solid #000000">
        <style:background-image/>
      </style:table-cell-properties>
    </style:style>
    <style:style style:name="Tabelle7.B2" style:family="table-cell">
      <style:table-cell-properties fo:padding="0.097cm" fo:border-left="0.002cm solid #000000" fo:border-right="0.002cm solid #000000" fo:border-top="none" fo:border-bottom="0.002cm solid #000000"/>
    </style:style>
    <style:style style:name="Tabelle9" style:family="table">
      <style:table-properties style:width="16.999cm" table:align="margins"/>
    </style:style>
    <style:style style:name="Tabelle9.A" style:family="table-column">
      <style:table-column-properties style:column-width="3.477cm" style:rel-column-width="13403*"/>
    </style:style>
    <style:style style:name="Tabelle9.B" style:family="table-column">
      <style:table-column-properties style:column-width="13.522cm" style:rel-column-width="52132*"/>
    </style:style>
    <style:style style:name="Tabelle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B1" style:family="table-cell">
      <style:table-cell-properties fo:padding="0.097cm" fo:border="0.002cm solid #000000"/>
    </style:style>
    <style:style style:name="Tabelle9.A2" style:family="table-cell">
      <style:table-cell-properties fo:background-color="#e6e6e6" fo:padding="0.097cm" fo:border-left="0.002cm solid #000000" fo:border-right="none" fo:border-top="none" fo:border-bottom="0.002cm solid #000000">
        <style:background-image/>
      </style:table-cell-properties>
    </style:style>
    <style:style style:name="Tabelle9.B2" style:family="table-cell">
      <style:table-cell-properties fo:padding="0.097cm" fo:border-left="0.002cm solid #000000" fo:border-right="0.002cm solid #000000" fo:border-top="none" fo:border-bottom="0.002cm solid #000000"/>
    </style:style>
    <style:style style:name="Tabelle9.B4" style:family="table-cell" style:data-style-name="N0">
      <style:table-cell-properties fo:padding="0.097cm" fo:border-left="0.002cm solid #000000" fo:border-right="0.002cm solid #000000" fo:border-top="none" fo:border-bottom="0.002cm solid #000000"/>
    </style:style>
    <style:style style:name="Tabelle10" style:family="table">
      <style:table-properties style:width="16.999cm" table:align="margins"/>
    </style:style>
    <style:style style:name="Tabelle10.A" style:family="table-column">
      <style:table-column-properties style:column-width="3.477cm" style:rel-column-width="13403*"/>
    </style:style>
    <style:style style:name="Tabelle10.B" style:family="table-column">
      <style:table-column-properties style:column-width="13.522cm" style:rel-column-width="52132*"/>
    </style:style>
    <style:style style:name="Tabelle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B1" style:family="table-cell">
      <style:table-cell-properties fo:padding="0.097cm" fo:border="0.002cm solid #000000"/>
    </style:style>
    <style:style style:name="Tabelle10.A2" style:family="table-cell">
      <style:table-cell-properties fo:background-color="#e6e6e6" fo:padding="0.097cm" fo:border-left="0.002cm solid #000000" fo:border-right="none" fo:border-top="none" fo:border-bottom="0.002cm solid #000000">
        <style:background-image/>
      </style:table-cell-properties>
    </style:style>
    <style:style style:name="Tabelle10.B2" style:family="table-cell">
      <style:table-cell-properties fo:padding="0.097cm" fo:border-left="0.002cm solid #000000" fo:border-right="0.002cm solid #000000" fo:border-top="none" fo:border-bottom="0.002cm solid #000000"/>
    </style:style>
    <style:style style:name="Tabelle10.B4" style:family="table-cell" style:data-style-name="N0">
      <style:table-cell-properties fo:padding="0.097cm" fo:border-left="0.002cm solid #000000" fo:border-right="0.002cm solid #000000" fo:border-top="none" fo:border-bottom="0.002cm solid #000000"/>
    </style:style>
    <style:style style:name="Tabelle11" style:family="table">
      <style:table-properties style:width="16.999cm" table:align="margins"/>
    </style:style>
    <style:style style:name="Tabelle11.A" style:family="table-column">
      <style:table-column-properties style:column-width="3.477cm" style:rel-column-width="13403*"/>
    </style:style>
    <style:style style:name="Tabelle11.B" style:family="table-column">
      <style:table-column-properties style:column-width="13.522cm" style:rel-column-width="52132*"/>
    </style:style>
    <style:style style:name="Tabelle1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1.B1" style:family="table-cell">
      <style:table-cell-properties fo:padding="0.097cm" fo:border="0.002cm solid #000000"/>
    </style:style>
    <style:style style:name="Tabelle11.A2" style:family="table-cell">
      <style:table-cell-properties fo:background-color="#e6e6e6" fo:padding="0.097cm" fo:border-left="0.002cm solid #000000" fo:border-right="none" fo:border-top="none" fo:border-bottom="0.002cm solid #000000">
        <style:background-image/>
      </style:table-cell-properties>
    </style:style>
    <style:style style:name="Tabelle11.B2" style:family="table-cell">
      <style:table-cell-properties fo:padding="0.097cm" fo:border-left="0.002cm solid #000000" fo:border-right="0.002cm solid #000000" fo:border-top="none" fo:border-bottom="0.002cm solid #000000"/>
    </style:style>
    <style:style style:name="Tabelle12" style:family="table">
      <style:table-properties style:width="16.999cm" table:align="margins"/>
    </style:style>
    <style:style style:name="Tabelle12.A" style:family="table-column">
      <style:table-column-properties style:column-width="3.477cm" style:rel-column-width="13403*"/>
    </style:style>
    <style:style style:name="Tabelle12.B" style:family="table-column">
      <style:table-column-properties style:column-width="13.522cm" style:rel-column-width="52132*"/>
    </style:style>
    <style:style style:name="Tabelle1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2.B1" style:family="table-cell">
      <style:table-cell-properties fo:padding="0.097cm" fo:border="0.002cm solid #000000"/>
    </style:style>
    <style:style style:name="Tabelle12.A2" style:family="table-cell">
      <style:table-cell-properties fo:background-color="#e6e6e6" fo:padding="0.097cm" fo:border-left="0.002cm solid #000000" fo:border-right="none" fo:border-top="none" fo:border-bottom="0.002cm solid #000000">
        <style:background-image/>
      </style:table-cell-properties>
    </style:style>
    <style:style style:name="Tabelle12.B2" style:family="table-cell">
      <style:table-cell-properties fo:padding="0.097cm" fo:border-left="0.002cm solid #000000" fo:border-right="0.002cm solid #000000" fo:border-top="none" fo:border-bottom="0.002cm solid #000000"/>
    </style:style>
    <style:style style:name="Tabelle17" style:family="table">
      <style:table-properties style:width="16.999cm" table:align="margins"/>
    </style:style>
    <style:style style:name="Tabelle17.A" style:family="table-column">
      <style:table-column-properties style:column-width="3.477cm" style:rel-column-width="13403*"/>
    </style:style>
    <style:style style:name="Tabelle17.B" style:family="table-column">
      <style:table-column-properties style:column-width="13.522cm" style:rel-column-width="52132*"/>
    </style:style>
    <style:style style:name="Tabelle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7.B1" style:family="table-cell">
      <style:table-cell-properties fo:padding="0.097cm" fo:border="0.002cm solid #000000"/>
    </style:style>
    <style:style style:name="Tabelle17.A2" style:family="table-cell">
      <style:table-cell-properties fo:background-color="#e6e6e6" fo:padding="0.097cm" fo:border-left="0.002cm solid #000000" fo:border-right="none" fo:border-top="none" fo:border-bottom="0.002cm solid #000000">
        <style:background-image/>
      </style:table-cell-properties>
    </style:style>
    <style:style style:name="Tabelle17.B2" style:family="table-cell">
      <style:table-cell-properties fo:padding="0.097cm" fo:border-left="0.002cm solid #000000" fo:border-right="0.002cm solid #000000" fo:border-top="none" fo:border-bottom="0.002cm solid #000000"/>
    </style:style>
    <style:style style:name="Tabelle50" style:family="table">
      <style:table-properties style:width="16.999cm" table:align="margins"/>
    </style:style>
    <style:style style:name="Tabelle50.A" style:family="table-column">
      <style:table-column-properties style:column-width="3.477cm" style:rel-column-width="13403*"/>
    </style:style>
    <style:style style:name="Tabelle50.B" style:family="table-column">
      <style:table-column-properties style:column-width="13.522cm" style:rel-column-width="52132*"/>
    </style:style>
    <style:style style:name="Tabelle5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0.B1" style:family="table-cell">
      <style:table-cell-properties fo:padding="0.097cm" fo:border="0.002cm solid #000000"/>
    </style:style>
    <style:style style:name="Tabelle50.A2" style:family="table-cell">
      <style:table-cell-properties fo:background-color="#e6e6e6" fo:padding="0.097cm" fo:border-left="0.002cm solid #000000" fo:border-right="none" fo:border-top="none" fo:border-bottom="0.002cm solid #000000">
        <style:background-image/>
      </style:table-cell-properties>
    </style:style>
    <style:style style:name="Tabelle50.B2" style:family="table-cell">
      <style:table-cell-properties fo:padding="0.097cm" fo:border-left="0.002cm solid #000000" fo:border-right="0.002cm solid #000000" fo:border-top="none" fo:border-bottom="0.002cm solid #000000"/>
    </style:style>
    <style:style style:name="Tabelle50.B4" style:family="table-cell" style:data-style-name="N0">
      <style:table-cell-properties fo:padding="0.097cm" fo:border-left="0.002cm solid #000000" fo:border-right="0.002cm solid #000000" fo:border-top="none" fo:border-bottom="0.002cm solid #000000"/>
    </style:style>
    <style:style style:name="Tabelle46" style:family="table">
      <style:table-properties style:width="16.999cm" table:align="margins"/>
    </style:style>
    <style:style style:name="Tabelle46.A" style:family="table-column">
      <style:table-column-properties style:column-width="3.477cm" style:rel-column-width="13403*"/>
    </style:style>
    <style:style style:name="Tabelle46.B" style:family="table-column">
      <style:table-column-properties style:column-width="13.522cm" style:rel-column-width="52132*"/>
    </style:style>
    <style:style style:name="Tabelle4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6.B1" style:family="table-cell">
      <style:table-cell-properties fo:padding="0.097cm" fo:border="0.002cm solid #000000"/>
    </style:style>
    <style:style style:name="Tabelle46.A2" style:family="table-cell">
      <style:table-cell-properties fo:background-color="#e6e6e6" fo:padding="0.097cm" fo:border-left="0.002cm solid #000000" fo:border-right="none" fo:border-top="none" fo:border-bottom="0.002cm solid #000000">
        <style:background-image/>
      </style:table-cell-properties>
    </style:style>
    <style:style style:name="Tabelle46.B2" style:family="table-cell">
      <style:table-cell-properties fo:padding="0.097cm" fo:border-left="0.002cm solid #000000" fo:border-right="0.002cm solid #000000" fo:border-top="none" fo:border-bottom="0.002cm solid #000000"/>
    </style:style>
    <style:style style:name="Tabelle47" style:family="table">
      <style:table-properties style:width="16.999cm" table:align="margins"/>
    </style:style>
    <style:style style:name="Tabelle47.A" style:family="table-column">
      <style:table-column-properties style:column-width="3.477cm" style:rel-column-width="13403*"/>
    </style:style>
    <style:style style:name="Tabelle47.B" style:family="table-column">
      <style:table-column-properties style:column-width="13.522cm" style:rel-column-width="52132*"/>
    </style:style>
    <style:style style:name="Tabelle4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7.B1" style:family="table-cell">
      <style:table-cell-properties fo:padding="0.097cm" fo:border="0.002cm solid #000000"/>
    </style:style>
    <style:style style:name="Tabelle47.A2" style:family="table-cell">
      <style:table-cell-properties fo:background-color="#e6e6e6" fo:padding="0.097cm" fo:border-left="0.002cm solid #000000" fo:border-right="none" fo:border-top="none" fo:border-bottom="0.002cm solid #000000">
        <style:background-image/>
      </style:table-cell-properties>
    </style:style>
    <style:style style:name="Tabelle47.B2" style:family="table-cell">
      <style:table-cell-properties fo:padding="0.097cm" fo:border-left="0.002cm solid #000000" fo:border-right="0.002cm solid #000000" fo:border-top="none" fo:border-bottom="0.002cm solid #000000"/>
    </style:style>
    <style:style style:name="Tabelle48" style:family="table">
      <style:table-properties style:width="16.999cm" table:align="margins"/>
    </style:style>
    <style:style style:name="Tabelle48.A" style:family="table-column">
      <style:table-column-properties style:column-width="3.477cm" style:rel-column-width="13403*"/>
    </style:style>
    <style:style style:name="Tabelle48.B" style:family="table-column">
      <style:table-column-properties style:column-width="13.522cm" style:rel-column-width="52132*"/>
    </style:style>
    <style:style style:name="Tabelle4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8.B1" style:family="table-cell">
      <style:table-cell-properties fo:padding="0.097cm" fo:border="0.002cm solid #000000"/>
    </style:style>
    <style:style style:name="Tabelle48.A2" style:family="table-cell">
      <style:table-cell-properties fo:background-color="#e6e6e6" fo:padding="0.097cm" fo:border-left="0.002cm solid #000000" fo:border-right="none" fo:border-top="none" fo:border-bottom="0.002cm solid #000000">
        <style:background-image/>
      </style:table-cell-properties>
    </style:style>
    <style:style style:name="Tabelle48.B2" style:family="table-cell">
      <style:table-cell-properties fo:padding="0.097cm" fo:border-left="0.002cm solid #000000" fo:border-right="0.002cm solid #000000" fo:border-top="none" fo:border-bottom="0.002cm solid #000000"/>
    </style:style>
    <style:style style:name="Tabelle49" style:family="table">
      <style:table-properties style:width="16.999cm" table:align="margins"/>
    </style:style>
    <style:style style:name="Tabelle49.A" style:family="table-column">
      <style:table-column-properties style:column-width="3.477cm" style:rel-column-width="13403*"/>
    </style:style>
    <style:style style:name="Tabelle49.B" style:family="table-column">
      <style:table-column-properties style:column-width="13.522cm" style:rel-column-width="52132*"/>
    </style:style>
    <style:style style:name="Tabelle4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9.B1" style:family="table-cell">
      <style:table-cell-properties fo:padding="0.097cm" fo:border="0.002cm solid #000000"/>
    </style:style>
    <style:style style:name="Tabelle49.A2" style:family="table-cell">
      <style:table-cell-properties fo:background-color="#e6e6e6" fo:padding="0.097cm" fo:border-left="0.002cm solid #000000" fo:border-right="none" fo:border-top="none" fo:border-bottom="0.002cm solid #000000">
        <style:background-image/>
      </style:table-cell-properties>
    </style:style>
    <style:style style:name="Tabelle49.B2" style:family="table-cell">
      <style:table-cell-properties fo:padding="0.097cm" fo:border-left="0.002cm solid #000000" fo:border-right="0.002cm solid #000000" fo:border-top="none" fo:border-bottom="0.002cm solid #000000"/>
    </style:style>
    <style:style style:name="Tabelle18" style:family="table">
      <style:table-properties style:width="16.999cm" table:align="margins"/>
    </style:style>
    <style:style style:name="Tabelle18.A" style:family="table-column">
      <style:table-column-properties style:column-width="3.477cm" style:rel-column-width="13403*"/>
    </style:style>
    <style:style style:name="Tabelle18.B" style:family="table-column">
      <style:table-column-properties style:column-width="13.522cm" style:rel-column-width="52132*"/>
    </style:style>
    <style:style style:name="Tabelle1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8.B1" style:family="table-cell">
      <style:table-cell-properties fo:padding="0.097cm" fo:border="0.002cm solid #000000"/>
    </style:style>
    <style:style style:name="Tabelle18.A2" style:family="table-cell">
      <style:table-cell-properties fo:background-color="#e6e6e6" fo:padding="0.097cm" fo:border-left="0.002cm solid #000000" fo:border-right="none" fo:border-top="none" fo:border-bottom="0.002cm solid #000000">
        <style:background-image/>
      </style:table-cell-properties>
    </style:style>
    <style:style style:name="Tabelle18.B2" style:family="table-cell">
      <style:table-cell-properties fo:padding="0.097cm" fo:border-left="0.002cm solid #000000" fo:border-right="0.002cm solid #000000" fo:border-top="none" fo:border-bottom="0.002cm solid #000000"/>
    </style:style>
    <style:style style:name="Tabelle19" style:family="table">
      <style:table-properties style:width="16.999cm" table:align="margins"/>
    </style:style>
    <style:style style:name="Tabelle19.A" style:family="table-column">
      <style:table-column-properties style:column-width="3.477cm" style:rel-column-width="13403*"/>
    </style:style>
    <style:style style:name="Tabelle19.B" style:family="table-column">
      <style:table-column-properties style:column-width="13.522cm" style:rel-column-width="52132*"/>
    </style:style>
    <style:style style:name="Tabelle1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9.B1" style:family="table-cell">
      <style:table-cell-properties fo:padding="0.097cm" fo:border="0.002cm solid #000000"/>
    </style:style>
    <style:style style:name="Tabelle19.A2" style:family="table-cell">
      <style:table-cell-properties fo:background-color="#e6e6e6" fo:padding="0.097cm" fo:border-left="0.002cm solid #000000" fo:border-right="none" fo:border-top="none" fo:border-bottom="0.002cm solid #000000">
        <style:background-image/>
      </style:table-cell-properties>
    </style:style>
    <style:style style:name="Tabelle19.B2" style:family="table-cell">
      <style:table-cell-properties fo:padding="0.097cm" fo:border-left="0.002cm solid #000000" fo:border-right="0.002cm solid #000000" fo:border-top="none" fo:border-bottom="0.002cm solid #000000"/>
    </style:style>
    <style:style style:name="Tabelle19.B4" style:family="table-cell" style:data-style-name="N0">
      <style:table-cell-properties fo:padding="0.097cm" fo:border-left="0.002cm solid #000000" fo:border-right="0.002cm solid #000000" fo:border-top="none" fo:border-bottom="0.002cm solid #000000"/>
    </style:style>
    <style:style style:name="Tabelle21" style:family="table">
      <style:table-properties style:width="16.999cm" table:align="margins"/>
    </style:style>
    <style:style style:name="Tabelle21.A" style:family="table-column">
      <style:table-column-properties style:column-width="3.477cm" style:rel-column-width="13403*"/>
    </style:style>
    <style:style style:name="Tabelle21.B" style:family="table-column">
      <style:table-column-properties style:column-width="13.522cm" style:rel-column-width="52132*"/>
    </style:style>
    <style:style style:name="Tabelle2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1.B1" style:family="table-cell">
      <style:table-cell-properties fo:padding="0.097cm" fo:border="0.002cm solid #000000"/>
    </style:style>
    <style:style style:name="Tabelle21.A2" style:family="table-cell">
      <style:table-cell-properties fo:background-color="#e6e6e6" fo:padding="0.097cm" fo:border-left="0.002cm solid #000000" fo:border-right="none" fo:border-top="none" fo:border-bottom="0.002cm solid #000000">
        <style:background-image/>
      </style:table-cell-properties>
    </style:style>
    <style:style style:name="Tabelle21.B2" style:family="table-cell">
      <style:table-cell-properties fo:padding="0.097cm" fo:border-left="0.002cm solid #000000" fo:border-right="0.002cm solid #000000" fo:border-top="none" fo:border-bottom="0.002cm solid #000000"/>
    </style:style>
    <style:style style:name="Tabelle51" style:family="table">
      <style:table-properties style:width="16.999cm" table:align="margins"/>
    </style:style>
    <style:style style:name="Tabelle51.A" style:family="table-column">
      <style:table-column-properties style:column-width="3.477cm" style:rel-column-width="13403*"/>
    </style:style>
    <style:style style:name="Tabelle51.B" style:family="table-column">
      <style:table-column-properties style:column-width="13.522cm" style:rel-column-width="52132*"/>
    </style:style>
    <style:style style:name="Tabelle5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1.B1" style:family="table-cell">
      <style:table-cell-properties fo:padding="0.097cm" fo:border="0.002cm solid #000000"/>
    </style:style>
    <style:style style:name="Tabelle51.A2" style:family="table-cell">
      <style:table-cell-properties fo:background-color="#e6e6e6" fo:padding="0.097cm" fo:border-left="0.002cm solid #000000" fo:border-right="none" fo:border-top="none" fo:border-bottom="0.002cm solid #000000">
        <style:background-image/>
      </style:table-cell-properties>
    </style:style>
    <style:style style:name="Tabelle51.B2" style:family="table-cell">
      <style:table-cell-properties fo:padding="0.097cm" fo:border-left="0.002cm solid #000000" fo:border-right="0.002cm solid #000000" fo:border-top="none" fo:border-bottom="0.002cm solid #000000"/>
    </style:style>
    <style:style style:name="Tabelle22" style:family="table">
      <style:table-properties style:width="16.999cm" table:align="margins"/>
    </style:style>
    <style:style style:name="Tabelle22.A" style:family="table-column">
      <style:table-column-properties style:column-width="3.477cm" style:rel-column-width="13403*"/>
    </style:style>
    <style:style style:name="Tabelle22.B" style:family="table-column">
      <style:table-column-properties style:column-width="13.522cm" style:rel-column-width="52132*"/>
    </style:style>
    <style:style style:name="Tabelle2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2.B1" style:family="table-cell">
      <style:table-cell-properties fo:padding="0.097cm" fo:border="0.002cm solid #000000"/>
    </style:style>
    <style:style style:name="Tabelle22.A2" style:family="table-cell">
      <style:table-cell-properties fo:background-color="#e6e6e6" fo:padding="0.097cm" fo:border-left="0.002cm solid #000000" fo:border-right="none" fo:border-top="none" fo:border-bottom="0.002cm solid #000000">
        <style:background-image/>
      </style:table-cell-properties>
    </style:style>
    <style:style style:name="Tabelle22.B2" style:family="table-cell">
      <style:table-cell-properties fo:padding="0.097cm" fo:border-left="0.002cm solid #000000" fo:border-right="0.002cm solid #000000" fo:border-top="none" fo:border-bottom="0.002cm solid #000000"/>
    </style:style>
    <style:style style:name="Tabelle54" style:family="table">
      <style:table-properties style:width="16.999cm" table:align="margins"/>
    </style:style>
    <style:style style:name="Tabelle54.A" style:family="table-column">
      <style:table-column-properties style:column-width="3.477cm" style:rel-column-width="13403*"/>
    </style:style>
    <style:style style:name="Tabelle54.B" style:family="table-column">
      <style:table-column-properties style:column-width="13.522cm" style:rel-column-width="52132*"/>
    </style:style>
    <style:style style:name="Tabelle5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4.B1" style:family="table-cell">
      <style:table-cell-properties fo:padding="0.097cm" fo:border="0.002cm solid #000000"/>
    </style:style>
    <style:style style:name="Tabelle54.A2" style:family="table-cell">
      <style:table-cell-properties fo:background-color="#e6e6e6" fo:padding="0.097cm" fo:border-left="0.002cm solid #000000" fo:border-right="none" fo:border-top="none" fo:border-bottom="0.002cm solid #000000">
        <style:background-image/>
      </style:table-cell-properties>
    </style:style>
    <style:style style:name="Tabelle54.B2" style:family="table-cell">
      <style:table-cell-properties fo:padding="0.097cm" fo:border-left="0.002cm solid #000000" fo:border-right="0.002cm solid #000000" fo:border-top="none" fo:border-bottom="0.002cm solid #000000"/>
    </style:style>
    <style:style style:name="Tabelle54.B4" style:family="table-cell" style:data-style-name="N0">
      <style:table-cell-properties fo:padding="0.097cm" fo:border-left="0.002cm solid #000000" fo:border-right="0.002cm solid #000000" fo:border-top="none" fo:border-bottom="0.002cm solid #000000"/>
    </style:style>
    <style:style style:name="Tabelle58" style:family="table">
      <style:table-properties style:width="16.999cm" table:align="margins"/>
    </style:style>
    <style:style style:name="Tabelle58.A" style:family="table-column">
      <style:table-column-properties style:column-width="3.477cm" style:rel-column-width="13403*"/>
    </style:style>
    <style:style style:name="Tabelle58.B" style:family="table-column">
      <style:table-column-properties style:column-width="13.522cm" style:rel-column-width="52132*"/>
    </style:style>
    <style:style style:name="Tabelle5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8.B1" style:family="table-cell">
      <style:table-cell-properties fo:padding="0.097cm" fo:border="0.002cm solid #000000"/>
    </style:style>
    <style:style style:name="Tabelle58.A2" style:family="table-cell">
      <style:table-cell-properties fo:background-color="#e6e6e6" fo:padding="0.097cm" fo:border-left="0.002cm solid #000000" fo:border-right="none" fo:border-top="none" fo:border-bottom="0.002cm solid #000000">
        <style:background-image/>
      </style:table-cell-properties>
    </style:style>
    <style:style style:name="Tabelle58.B2" style:family="table-cell">
      <style:table-cell-properties fo:padding="0.097cm" fo:border-left="0.002cm solid #000000" fo:border-right="0.002cm solid #000000" fo:border-top="none" fo:border-bottom="0.002cm solid #000000"/>
    </style:style>
    <style:style style:name="Tabelle23" style:family="table">
      <style:table-properties style:width="16.999cm" table:align="margins"/>
    </style:style>
    <style:style style:name="Tabelle23.A" style:family="table-column">
      <style:table-column-properties style:column-width="3.477cm" style:rel-column-width="13403*"/>
    </style:style>
    <style:style style:name="Tabelle23.B" style:family="table-column">
      <style:table-column-properties style:column-width="13.522cm" style:rel-column-width="52132*"/>
    </style:style>
    <style:style style:name="Tabelle2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3.B1" style:family="table-cell">
      <style:table-cell-properties fo:padding="0.097cm" fo:border="0.002cm solid #000000"/>
    </style:style>
    <style:style style:name="Tabelle23.A2" style:family="table-cell">
      <style:table-cell-properties fo:background-color="#e6e6e6" fo:padding="0.097cm" fo:border-left="0.002cm solid #000000" fo:border-right="none" fo:border-top="none" fo:border-bottom="0.002cm solid #000000">
        <style:background-image/>
      </style:table-cell-properties>
    </style:style>
    <style:style style:name="Tabelle23.B2" style:family="table-cell">
      <style:table-cell-properties fo:padding="0.097cm" fo:border-left="0.002cm solid #000000" fo:border-right="0.002cm solid #000000" fo:border-top="none" fo:border-bottom="0.002cm solid #000000"/>
    </style:style>
    <style:style style:name="Tabelle55" style:family="table">
      <style:table-properties style:width="16.999cm" table:align="margins"/>
    </style:style>
    <style:style style:name="Tabelle55.A" style:family="table-column">
      <style:table-column-properties style:column-width="3.477cm" style:rel-column-width="13403*"/>
    </style:style>
    <style:style style:name="Tabelle55.B" style:family="table-column">
      <style:table-column-properties style:column-width="13.522cm" style:rel-column-width="52132*"/>
    </style:style>
    <style:style style:name="Tabelle5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5.B1" style:family="table-cell">
      <style:table-cell-properties fo:padding="0.097cm" fo:border="0.002cm solid #000000"/>
    </style:style>
    <style:style style:name="Tabelle55.A2" style:family="table-cell">
      <style:table-cell-properties fo:background-color="#e6e6e6" fo:padding="0.097cm" fo:border-left="0.002cm solid #000000" fo:border-right="none" fo:border-top="none" fo:border-bottom="0.002cm solid #000000">
        <style:background-image/>
      </style:table-cell-properties>
    </style:style>
    <style:style style:name="Tabelle55.B2" style:family="table-cell">
      <style:table-cell-properties fo:padding="0.097cm" fo:border-left="0.002cm solid #000000" fo:border-right="0.002cm solid #000000" fo:border-top="none" fo:border-bottom="0.002cm solid #000000"/>
    </style:style>
    <style:style style:name="Tabelle56" style:family="table">
      <style:table-properties style:width="16.999cm" table:align="margins"/>
    </style:style>
    <style:style style:name="Tabelle56.A" style:family="table-column">
      <style:table-column-properties style:column-width="3.477cm" style:rel-column-width="13403*"/>
    </style:style>
    <style:style style:name="Tabelle56.B" style:family="table-column">
      <style:table-column-properties style:column-width="13.522cm" style:rel-column-width="52132*"/>
    </style:style>
    <style:style style:name="Tabelle5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6.B1" style:family="table-cell">
      <style:table-cell-properties fo:padding="0.097cm" fo:border="0.002cm solid #000000"/>
    </style:style>
    <style:style style:name="Tabelle56.A2" style:family="table-cell">
      <style:table-cell-properties fo:background-color="#e6e6e6" fo:padding="0.097cm" fo:border-left="0.002cm solid #000000" fo:border-right="none" fo:border-top="none" fo:border-bottom="0.002cm solid #000000">
        <style:background-image/>
      </style:table-cell-properties>
    </style:style>
    <style:style style:name="Tabelle56.B2" style:family="table-cell">
      <style:table-cell-properties fo:padding="0.097cm" fo:border-left="0.002cm solid #000000" fo:border-right="0.002cm solid #000000" fo:border-top="none" fo:border-bottom="0.002cm solid #000000"/>
    </style:style>
    <style:style style:name="Tabelle57" style:family="table">
      <style:table-properties style:width="16.999cm" table:align="margins"/>
    </style:style>
    <style:style style:name="Tabelle57.A" style:family="table-column">
      <style:table-column-properties style:column-width="3.477cm" style:rel-column-width="13403*"/>
    </style:style>
    <style:style style:name="Tabelle57.B" style:family="table-column">
      <style:table-column-properties style:column-width="13.522cm" style:rel-column-width="52132*"/>
    </style:style>
    <style:style style:name="Tabelle5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7.B1" style:family="table-cell">
      <style:table-cell-properties fo:padding="0.097cm" fo:border="0.002cm solid #000000"/>
    </style:style>
    <style:style style:name="Tabelle57.A2" style:family="table-cell">
      <style:table-cell-properties fo:background-color="#e6e6e6" fo:padding="0.097cm" fo:border-left="0.002cm solid #000000" fo:border-right="none" fo:border-top="none" fo:border-bottom="0.002cm solid #000000">
        <style:background-image/>
      </style:table-cell-properties>
    </style:style>
    <style:style style:name="Tabelle57.B2" style:family="table-cell">
      <style:table-cell-properties fo:padding="0.097cm" fo:border-left="0.002cm solid #000000" fo:border-right="0.002cm solid #000000" fo:border-top="none" fo:border-bottom="0.002cm solid #000000"/>
    </style:style>
    <style:style style:name="Tabelle24" style:family="table">
      <style:table-properties style:width="16.999cm" table:align="margins"/>
    </style:style>
    <style:style style:name="Tabelle24.A" style:family="table-column">
      <style:table-column-properties style:column-width="3.477cm" style:rel-column-width="13403*"/>
    </style:style>
    <style:style style:name="Tabelle24.B" style:family="table-column">
      <style:table-column-properties style:column-width="13.522cm" style:rel-column-width="52132*"/>
    </style:style>
    <style:style style:name="Tabelle2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4.B1" style:family="table-cell">
      <style:table-cell-properties fo:padding="0.097cm" fo:border="0.002cm solid #000000"/>
    </style:style>
    <style:style style:name="Tabelle24.A2" style:family="table-cell">
      <style:table-cell-properties fo:background-color="#e6e6e6" fo:padding="0.097cm" fo:border-left="0.002cm solid #000000" fo:border-right="none" fo:border-top="none" fo:border-bottom="0.002cm solid #000000">
        <style:background-image/>
      </style:table-cell-properties>
    </style:style>
    <style:style style:name="Tabelle24.B2" style:family="table-cell">
      <style:table-cell-properties fo:padding="0.097cm" fo:border-left="0.002cm solid #000000" fo:border-right="0.002cm solid #000000" fo:border-top="none" fo:border-bottom="0.002cm solid #000000"/>
    </style:style>
    <style:style style:name="Tabelle25" style:family="table">
      <style:table-properties style:width="16.999cm" table:align="margins"/>
    </style:style>
    <style:style style:name="Tabelle25.A" style:family="table-column">
      <style:table-column-properties style:column-width="3.477cm" style:rel-column-width="13403*"/>
    </style:style>
    <style:style style:name="Tabelle25.B" style:family="table-column">
      <style:table-column-properties style:column-width="13.522cm" style:rel-column-width="52132*"/>
    </style:style>
    <style:style style:name="Tabelle2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5.B1" style:family="table-cell">
      <style:table-cell-properties fo:padding="0.097cm" fo:border="0.002cm solid #000000"/>
    </style:style>
    <style:style style:name="Tabelle25.A2" style:family="table-cell">
      <style:table-cell-properties fo:background-color="#e6e6e6" fo:padding="0.097cm" fo:border-left="0.002cm solid #000000" fo:border-right="none" fo:border-top="none" fo:border-bottom="0.002cm solid #000000">
        <style:background-image/>
      </style:table-cell-properties>
    </style:style>
    <style:style style:name="Tabelle25.B2" style:family="table-cell">
      <style:table-cell-properties fo:padding="0.097cm" fo:border-left="0.002cm solid #000000" fo:border-right="0.002cm solid #000000" fo:border-top="none" fo:border-bottom="0.002cm solid #000000"/>
    </style:style>
    <style:style style:name="Tabelle26" style:family="table">
      <style:table-properties style:width="16.999cm" table:align="margins"/>
    </style:style>
    <style:style style:name="Tabelle26.A" style:family="table-column">
      <style:table-column-properties style:column-width="3.477cm" style:rel-column-width="13403*"/>
    </style:style>
    <style:style style:name="Tabelle26.B" style:family="table-column">
      <style:table-column-properties style:column-width="13.522cm" style:rel-column-width="52132*"/>
    </style:style>
    <style:style style:name="Tabelle2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6.B1" style:family="table-cell">
      <style:table-cell-properties fo:padding="0.097cm" fo:border="0.002cm solid #000000"/>
    </style:style>
    <style:style style:name="Tabelle26.A2" style:family="table-cell">
      <style:table-cell-properties fo:background-color="#e6e6e6" fo:padding="0.097cm" fo:border-left="0.002cm solid #000000" fo:border-right="none" fo:border-top="none" fo:border-bottom="0.002cm solid #000000">
        <style:background-image/>
      </style:table-cell-properties>
    </style:style>
    <style:style style:name="Tabelle26.B2" style:family="table-cell">
      <style:table-cell-properties fo:padding="0.097cm" fo:border-left="0.002cm solid #000000" fo:border-right="0.002cm solid #000000" fo:border-top="none" fo:border-bottom="0.002cm solid #000000"/>
    </style:style>
    <style:style style:name="Tabelle27" style:family="table">
      <style:table-properties style:width="16.999cm" table:align="margins"/>
    </style:style>
    <style:style style:name="Tabelle27.A" style:family="table-column">
      <style:table-column-properties style:column-width="3.477cm" style:rel-column-width="13403*"/>
    </style:style>
    <style:style style:name="Tabelle27.B" style:family="table-column">
      <style:table-column-properties style:column-width="13.522cm" style:rel-column-width="52132*"/>
    </style:style>
    <style:style style:name="Tabelle2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7.B1" style:family="table-cell">
      <style:table-cell-properties fo:padding="0.097cm" fo:border="0.002cm solid #000000"/>
    </style:style>
    <style:style style:name="Tabelle27.A2" style:family="table-cell">
      <style:table-cell-properties fo:background-color="#e6e6e6" fo:padding="0.097cm" fo:border-left="0.002cm solid #000000" fo:border-right="none" fo:border-top="none" fo:border-bottom="0.002cm solid #000000">
        <style:background-image/>
      </style:table-cell-properties>
    </style:style>
    <style:style style:name="Tabelle27.B2" style:family="table-cell">
      <style:table-cell-properties fo:padding="0.097cm" fo:border-left="0.002cm solid #000000" fo:border-right="0.002cm solid #000000" fo:border-top="none" fo:border-bottom="0.002cm solid #000000"/>
    </style:style>
    <style:style style:name="Tabelle28" style:family="table">
      <style:table-properties style:width="16.999cm" table:align="margins"/>
    </style:style>
    <style:style style:name="Tabelle28.A" style:family="table-column">
      <style:table-column-properties style:column-width="3.477cm" style:rel-column-width="13403*"/>
    </style:style>
    <style:style style:name="Tabelle28.B" style:family="table-column">
      <style:table-column-properties style:column-width="13.522cm" style:rel-column-width="52132*"/>
    </style:style>
    <style:style style:name="Tabelle2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8.B1" style:family="table-cell">
      <style:table-cell-properties fo:padding="0.097cm" fo:border="0.002cm solid #000000"/>
    </style:style>
    <style:style style:name="Tabelle28.A2" style:family="table-cell">
      <style:table-cell-properties fo:background-color="#e6e6e6" fo:padding="0.097cm" fo:border-left="0.002cm solid #000000" fo:border-right="none" fo:border-top="none" fo:border-bottom="0.002cm solid #000000">
        <style:background-image/>
      </style:table-cell-properties>
    </style:style>
    <style:style style:name="Tabelle28.B2" style:family="table-cell">
      <style:table-cell-properties fo:padding="0.097cm" fo:border-left="0.002cm solid #000000" fo:border-right="0.002cm solid #000000" fo:border-top="none" fo:border-bottom="0.002cm solid #000000"/>
    </style:style>
    <style:style style:name="Tabelle29" style:family="table">
      <style:table-properties style:width="16.999cm" table:align="margins"/>
    </style:style>
    <style:style style:name="Tabelle29.A" style:family="table-column">
      <style:table-column-properties style:column-width="3.477cm" style:rel-column-width="13403*"/>
    </style:style>
    <style:style style:name="Tabelle29.B" style:family="table-column">
      <style:table-column-properties style:column-width="13.522cm" style:rel-column-width="52132*"/>
    </style:style>
    <style:style style:name="Tabelle2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9.B1" style:family="table-cell">
      <style:table-cell-properties fo:padding="0.097cm" fo:border="0.002cm solid #000000"/>
    </style:style>
    <style:style style:name="Tabelle29.A2" style:family="table-cell">
      <style:table-cell-properties fo:background-color="#e6e6e6" fo:padding="0.097cm" fo:border-left="0.002cm solid #000000" fo:border-right="none" fo:border-top="none" fo:border-bottom="0.002cm solid #000000">
        <style:background-image/>
      </style:table-cell-properties>
    </style:style>
    <style:style style:name="Tabelle29.B2" style:family="table-cell">
      <style:table-cell-properties fo:padding="0.097cm" fo:border-left="0.002cm solid #000000" fo:border-right="0.002cm solid #000000" fo:border-top="none" fo:border-bottom="0.002cm solid #000000"/>
    </style:style>
    <style:style style:name="Tabelle59" style:family="table">
      <style:table-properties style:width="16.999cm" table:align="margins"/>
    </style:style>
    <style:style style:name="Tabelle59.A" style:family="table-column">
      <style:table-column-properties style:column-width="3.477cm" style:rel-column-width="13403*"/>
    </style:style>
    <style:style style:name="Tabelle59.B" style:family="table-column">
      <style:table-column-properties style:column-width="13.522cm" style:rel-column-width="52132*"/>
    </style:style>
    <style:style style:name="Tabelle5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9.B1" style:family="table-cell">
      <style:table-cell-properties fo:padding="0.097cm" fo:border="0.002cm solid #000000"/>
    </style:style>
    <style:style style:name="Tabelle59.A2" style:family="table-cell">
      <style:table-cell-properties fo:background-color="#e6e6e6" fo:padding="0.097cm" fo:border-left="0.002cm solid #000000" fo:border-right="none" fo:border-top="none" fo:border-bottom="0.002cm solid #000000">
        <style:background-image/>
      </style:table-cell-properties>
    </style:style>
    <style:style style:name="Tabelle59.B2" style:family="table-cell">
      <style:table-cell-properties fo:padding="0.097cm" fo:border-left="0.002cm solid #000000" fo:border-right="0.002cm solid #000000" fo:border-top="none" fo:border-bottom="0.002cm solid #000000"/>
    </style:style>
    <style:style style:name="Tabelle61" style:family="table">
      <style:table-properties style:width="16.999cm" table:align="margins"/>
    </style:style>
    <style:style style:name="Tabelle61.A" style:family="table-column">
      <style:table-column-properties style:column-width="3.477cm" style:rel-column-width="13403*"/>
    </style:style>
    <style:style style:name="Tabelle61.B" style:family="table-column">
      <style:table-column-properties style:column-width="13.522cm" style:rel-column-width="52132*"/>
    </style:style>
    <style:style style:name="Tabelle6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1.B1" style:family="table-cell">
      <style:table-cell-properties fo:padding="0.097cm" fo:border="0.002cm solid #000000"/>
    </style:style>
    <style:style style:name="Tabelle61.A2" style:family="table-cell">
      <style:table-cell-properties fo:background-color="#e6e6e6" fo:padding="0.097cm" fo:border-left="0.002cm solid #000000" fo:border-right="none" fo:border-top="none" fo:border-bottom="0.002cm solid #000000">
        <style:background-image/>
      </style:table-cell-properties>
    </style:style>
    <style:style style:name="Tabelle61.B2" style:family="table-cell">
      <style:table-cell-properties fo:padding="0.097cm" fo:border-left="0.002cm solid #000000" fo:border-right="0.002cm solid #000000" fo:border-top="none" fo:border-bottom="0.002cm solid #000000"/>
    </style:style>
    <style:style style:name="Tabelle30" style:family="table">
      <style:table-properties style:width="16.999cm" table:align="margins"/>
    </style:style>
    <style:style style:name="Tabelle30.A" style:family="table-column">
      <style:table-column-properties style:column-width="3.477cm" style:rel-column-width="13403*"/>
    </style:style>
    <style:style style:name="Tabelle30.B" style:family="table-column">
      <style:table-column-properties style:column-width="13.522cm" style:rel-column-width="52132*"/>
    </style:style>
    <style:style style:name="Tabelle3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0.B1" style:family="table-cell">
      <style:table-cell-properties fo:padding="0.097cm" fo:border="0.002cm solid #000000"/>
    </style:style>
    <style:style style:name="Tabelle30.A2" style:family="table-cell">
      <style:table-cell-properties fo:background-color="#e6e6e6" fo:padding="0.097cm" fo:border-left="0.002cm solid #000000" fo:border-right="none" fo:border-top="none" fo:border-bottom="0.002cm solid #000000">
        <style:background-image/>
      </style:table-cell-properties>
    </style:style>
    <style:style style:name="Tabelle30.B2" style:family="table-cell">
      <style:table-cell-properties fo:padding="0.097cm" fo:border-left="0.002cm solid #000000" fo:border-right="0.002cm solid #000000" fo:border-top="none" fo:border-bottom="0.002cm solid #000000"/>
    </style:style>
    <style:style style:name="Tabelle31" style:family="table">
      <style:table-properties style:width="16.999cm" table:align="margins"/>
    </style:style>
    <style:style style:name="Tabelle31.A" style:family="table-column">
      <style:table-column-properties style:column-width="3.477cm" style:rel-column-width="13403*"/>
    </style:style>
    <style:style style:name="Tabelle31.B" style:family="table-column">
      <style:table-column-properties style:column-width="13.522cm" style:rel-column-width="52132*"/>
    </style:style>
    <style:style style:name="Tabelle3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1.B1" style:family="table-cell">
      <style:table-cell-properties fo:padding="0.097cm" fo:border="0.002cm solid #000000"/>
    </style:style>
    <style:style style:name="Tabelle31.A2" style:family="table-cell">
      <style:table-cell-properties fo:background-color="#e6e6e6" fo:padding="0.097cm" fo:border-left="0.002cm solid #000000" fo:border-right="none" fo:border-top="none" fo:border-bottom="0.002cm solid #000000">
        <style:background-image/>
      </style:table-cell-properties>
    </style:style>
    <style:style style:name="Tabelle31.B2" style:family="table-cell">
      <style:table-cell-properties fo:padding="0.097cm" fo:border-left="0.002cm solid #000000" fo:border-right="0.002cm solid #000000" fo:border-top="none" fo:border-bottom="0.002cm solid #000000"/>
    </style:style>
    <style:style style:name="Tabelle32" style:family="table">
      <style:table-properties style:width="16.999cm" table:align="margins"/>
    </style:style>
    <style:style style:name="Tabelle32.A" style:family="table-column">
      <style:table-column-properties style:column-width="3.477cm" style:rel-column-width="13403*"/>
    </style:style>
    <style:style style:name="Tabelle32.B" style:family="table-column">
      <style:table-column-properties style:column-width="13.522cm" style:rel-column-width="52132*"/>
    </style:style>
    <style:style style:name="Tabelle3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2.B1" style:family="table-cell">
      <style:table-cell-properties fo:padding="0.097cm" fo:border="0.002cm solid #000000"/>
    </style:style>
    <style:style style:name="Tabelle32.A2" style:family="table-cell">
      <style:table-cell-properties fo:background-color="#e6e6e6" fo:padding="0.097cm" fo:border-left="0.002cm solid #000000" fo:border-right="none" fo:border-top="none" fo:border-bottom="0.002cm solid #000000">
        <style:background-image/>
      </style:table-cell-properties>
    </style:style>
    <style:style style:name="Tabelle32.B2" style:family="table-cell">
      <style:table-cell-properties fo:padding="0.097cm" fo:border-left="0.002cm solid #000000" fo:border-right="0.002cm solid #000000" fo:border-top="none" fo:border-bottom="0.002cm solid #000000"/>
    </style:style>
    <style:style style:name="Tabelle60" style:family="table">
      <style:table-properties style:width="16.999cm" table:align="margins"/>
    </style:style>
    <style:style style:name="Tabelle60.A" style:family="table-column">
      <style:table-column-properties style:column-width="3.477cm" style:rel-column-width="13403*"/>
    </style:style>
    <style:style style:name="Tabelle60.B" style:family="table-column">
      <style:table-column-properties style:column-width="13.522cm" style:rel-column-width="52132*"/>
    </style:style>
    <style:style style:name="Tabelle6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0.B1" style:family="table-cell">
      <style:table-cell-properties fo:padding="0.097cm" fo:border="0.002cm solid #000000"/>
    </style:style>
    <style:style style:name="Tabelle60.A2" style:family="table-cell">
      <style:table-cell-properties fo:background-color="#e6e6e6" fo:padding="0.097cm" fo:border-left="0.002cm solid #000000" fo:border-right="none" fo:border-top="none" fo:border-bottom="0.002cm solid #000000">
        <style:background-image/>
      </style:table-cell-properties>
    </style:style>
    <style:style style:name="Tabelle60.B2" style:family="table-cell">
      <style:table-cell-properties fo:padding="0.097cm" fo:border-left="0.002cm solid #000000" fo:border-right="0.002cm solid #000000" fo:border-top="none" fo:border-bottom="0.002cm solid #000000"/>
    </style:style>
    <style:style style:name="Tabelle62" style:family="table">
      <style:table-properties style:width="16.999cm" table:align="margins"/>
    </style:style>
    <style:style style:name="Tabelle62.A" style:family="table-column">
      <style:table-column-properties style:column-width="3.477cm" style:rel-column-width="13403*"/>
    </style:style>
    <style:style style:name="Tabelle62.B" style:family="table-column">
      <style:table-column-properties style:column-width="13.522cm" style:rel-column-width="52132*"/>
    </style:style>
    <style:style style:name="Tabelle6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2.B1" style:family="table-cell">
      <style:table-cell-properties fo:padding="0.097cm" fo:border="0.002cm solid #000000"/>
    </style:style>
    <style:style style:name="Tabelle62.A2" style:family="table-cell">
      <style:table-cell-properties fo:background-color="#e6e6e6" fo:padding="0.097cm" fo:border-left="0.002cm solid #000000" fo:border-right="none" fo:border-top="none" fo:border-bottom="0.002cm solid #000000">
        <style:background-image/>
      </style:table-cell-properties>
    </style:style>
    <style:style style:name="Tabelle62.B2" style:family="table-cell">
      <style:table-cell-properties fo:padding="0.097cm" fo:border-left="0.002cm solid #000000" fo:border-right="0.002cm solid #000000" fo:border-top="none" fo:border-bottom="0.002cm solid #000000"/>
    </style:style>
    <style:style style:name="Tabelle63" style:family="table">
      <style:table-properties style:width="16.999cm" table:align="margins"/>
    </style:style>
    <style:style style:name="Tabelle63.A" style:family="table-column">
      <style:table-column-properties style:column-width="3.477cm" style:rel-column-width="13403*"/>
    </style:style>
    <style:style style:name="Tabelle63.B" style:family="table-column">
      <style:table-column-properties style:column-width="13.522cm" style:rel-column-width="52132*"/>
    </style:style>
    <style:style style:name="Tabelle6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3.B1" style:family="table-cell">
      <style:table-cell-properties fo:padding="0.097cm" fo:border="0.002cm solid #000000"/>
    </style:style>
    <style:style style:name="Tabelle63.A2" style:family="table-cell">
      <style:table-cell-properties fo:background-color="#e6e6e6" fo:padding="0.097cm" fo:border-left="0.002cm solid #000000" fo:border-right="none" fo:border-top="none" fo:border-bottom="0.002cm solid #000000">
        <style:background-image/>
      </style:table-cell-properties>
    </style:style>
    <style:style style:name="Tabelle63.B2" style:family="table-cell">
      <style:table-cell-properties fo:padding="0.097cm" fo:border-left="0.002cm solid #000000" fo:border-right="0.002cm solid #000000" fo:border-top="none" fo:border-bottom="0.002cm solid #000000"/>
    </style:style>
    <style:style style:name="Tabelle34" style:family="table">
      <style:table-properties style:width="16.999cm" table:align="margins"/>
    </style:style>
    <style:style style:name="Tabelle34.A" style:family="table-column">
      <style:table-column-properties style:column-width="3.477cm" style:rel-column-width="13403*"/>
    </style:style>
    <style:style style:name="Tabelle34.B" style:family="table-column">
      <style:table-column-properties style:column-width="13.522cm" style:rel-column-width="52132*"/>
    </style:style>
    <style:style style:name="Tabelle3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4.B1" style:family="table-cell">
      <style:table-cell-properties fo:padding="0.097cm" fo:border="0.002cm solid #000000"/>
    </style:style>
    <style:style style:name="Tabelle34.A2" style:family="table-cell">
      <style:table-cell-properties fo:background-color="#e6e6e6" fo:padding="0.097cm" fo:border-left="0.002cm solid #000000" fo:border-right="none" fo:border-top="none" fo:border-bottom="0.002cm solid #000000">
        <style:background-image/>
      </style:table-cell-properties>
    </style:style>
    <style:style style:name="Tabelle34.B2" style:family="table-cell">
      <style:table-cell-properties fo:padding="0.097cm" fo:border-left="0.002cm solid #000000" fo:border-right="0.002cm solid #000000" fo:border-top="none" fo:border-bottom="0.002cm solid #000000"/>
    </style:style>
    <style:style style:name="Tabelle35" style:family="table">
      <style:table-properties style:width="16.999cm" table:align="margins"/>
    </style:style>
    <style:style style:name="Tabelle35.A" style:family="table-column">
      <style:table-column-properties style:column-width="3.477cm" style:rel-column-width="13403*"/>
    </style:style>
    <style:style style:name="Tabelle35.B" style:family="table-column">
      <style:table-column-properties style:column-width="13.522cm" style:rel-column-width="52132*"/>
    </style:style>
    <style:style style:name="Tabelle3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5.B1" style:family="table-cell">
      <style:table-cell-properties fo:padding="0.097cm" fo:border="0.002cm solid #000000"/>
    </style:style>
    <style:style style:name="Tabelle35.A2" style:family="table-cell">
      <style:table-cell-properties fo:background-color="#e6e6e6" fo:padding="0.097cm" fo:border-left="0.002cm solid #000000" fo:border-right="none" fo:border-top="none" fo:border-bottom="0.002cm solid #000000">
        <style:background-image/>
      </style:table-cell-properties>
    </style:style>
    <style:style style:name="Tabelle35.B2" style:family="table-cell">
      <style:table-cell-properties fo:padding="0.097cm" fo:border-left="0.002cm solid #000000" fo:border-right="0.002cm solid #000000" fo:border-top="none" fo:border-bottom="0.002cm solid #000000"/>
    </style:style>
    <style:style style:name="Tabelle64" style:family="table">
      <style:table-properties style:width="16.999cm" table:align="margins"/>
    </style:style>
    <style:style style:name="Tabelle64.A" style:family="table-column">
      <style:table-column-properties style:column-width="3.477cm" style:rel-column-width="13403*"/>
    </style:style>
    <style:style style:name="Tabelle64.B" style:family="table-column">
      <style:table-column-properties style:column-width="13.522cm" style:rel-column-width="52132*"/>
    </style:style>
    <style:style style:name="Tabelle6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4.B1" style:family="table-cell">
      <style:table-cell-properties fo:padding="0.097cm" fo:border="0.002cm solid #000000"/>
    </style:style>
    <style:style style:name="Tabelle64.A2" style:family="table-cell">
      <style:table-cell-properties fo:background-color="#e6e6e6" fo:padding="0.097cm" fo:border-left="0.002cm solid #000000" fo:border-right="none" fo:border-top="none" fo:border-bottom="0.002cm solid #000000">
        <style:background-image/>
      </style:table-cell-properties>
    </style:style>
    <style:style style:name="Tabelle64.B2" style:family="table-cell">
      <style:table-cell-properties fo:padding="0.097cm" fo:border-left="0.002cm solid #000000" fo:border-right="0.002cm solid #000000" fo:border-top="none" fo:border-bottom="0.002cm solid #000000"/>
    </style:style>
    <style:style style:name="Tabelle66" style:family="table">
      <style:table-properties style:width="16.999cm" table:align="margins"/>
    </style:style>
    <style:style style:name="Tabelle66.A" style:family="table-column">
      <style:table-column-properties style:column-width="3.477cm" style:rel-column-width="13403*"/>
    </style:style>
    <style:style style:name="Tabelle66.B" style:family="table-column">
      <style:table-column-properties style:column-width="13.522cm" style:rel-column-width="52132*"/>
    </style:style>
    <style:style style:name="Tabelle6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6.B1" style:family="table-cell">
      <style:table-cell-properties fo:padding="0.097cm" fo:border="0.002cm solid #000000"/>
    </style:style>
    <style:style style:name="Tabelle66.A2" style:family="table-cell">
      <style:table-cell-properties fo:background-color="#e6e6e6" fo:padding="0.097cm" fo:border-left="0.002cm solid #000000" fo:border-right="none" fo:border-top="none" fo:border-bottom="0.002cm solid #000000">
        <style:background-image/>
      </style:table-cell-properties>
    </style:style>
    <style:style style:name="Tabelle66.B2" style:family="table-cell">
      <style:table-cell-properties fo:padding="0.097cm" fo:border-left="0.002cm solid #000000" fo:border-right="0.002cm solid #000000" fo:border-top="none" fo:border-bottom="0.002cm solid #000000"/>
    </style:style>
    <style:style style:name="Tabelle67" style:family="table">
      <style:table-properties style:width="16.999cm" table:align="margins"/>
    </style:style>
    <style:style style:name="Tabelle67.A" style:family="table-column">
      <style:table-column-properties style:column-width="3.477cm" style:rel-column-width="13403*"/>
    </style:style>
    <style:style style:name="Tabelle67.B" style:family="table-column">
      <style:table-column-properties style:column-width="13.522cm" style:rel-column-width="52132*"/>
    </style:style>
    <style:style style:name="Tabelle6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7.B1" style:family="table-cell">
      <style:table-cell-properties fo:padding="0.097cm" fo:border="0.002cm solid #000000"/>
    </style:style>
    <style:style style:name="Tabelle67.A2" style:family="table-cell">
      <style:table-cell-properties fo:background-color="#e6e6e6" fo:padding="0.097cm" fo:border-left="0.002cm solid #000000" fo:border-right="none" fo:border-top="none" fo:border-bottom="0.002cm solid #000000">
        <style:background-image/>
      </style:table-cell-properties>
    </style:style>
    <style:style style:name="Tabelle67.B2" style:family="table-cell">
      <style:table-cell-properties fo:padding="0.097cm" fo:border-left="0.002cm solid #000000" fo:border-right="0.002cm solid #000000" fo:border-top="none" fo:border-bottom="0.002cm solid #000000"/>
    </style:style>
    <style:style style:name="Tabelle68" style:family="table">
      <style:table-properties style:width="16.999cm" table:align="margins"/>
    </style:style>
    <style:style style:name="Tabelle68.A" style:family="table-column">
      <style:table-column-properties style:column-width="3.477cm" style:rel-column-width="13403*"/>
    </style:style>
    <style:style style:name="Tabelle68.B" style:family="table-column">
      <style:table-column-properties style:column-width="13.522cm" style:rel-column-width="52132*"/>
    </style:style>
    <style:style style:name="Tabelle6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8.B1" style:family="table-cell">
      <style:table-cell-properties fo:padding="0.097cm" fo:border="0.002cm solid #000000"/>
    </style:style>
    <style:style style:name="Tabelle68.A2" style:family="table-cell">
      <style:table-cell-properties fo:background-color="#e6e6e6" fo:padding="0.097cm" fo:border-left="0.002cm solid #000000" fo:border-right="none" fo:border-top="none" fo:border-bottom="0.002cm solid #000000">
        <style:background-image/>
      </style:table-cell-properties>
    </style:style>
    <style:style style:name="Tabelle68.B2" style:family="table-cell">
      <style:table-cell-properties fo:padding="0.097cm" fo:border-left="0.002cm solid #000000" fo:border-right="0.002cm solid #000000" fo:border-top="none" fo:border-bottom="0.002cm solid #000000"/>
    </style:style>
    <style:style style:name="Tabelle79" style:family="table">
      <style:table-properties style:width="16.999cm" table:align="margins"/>
    </style:style>
    <style:style style:name="Tabelle79.A" style:family="table-column">
      <style:table-column-properties style:column-width="3.477cm" style:rel-column-width="13403*"/>
    </style:style>
    <style:style style:name="Tabelle79.B" style:family="table-column">
      <style:table-column-properties style:column-width="13.522cm" style:rel-column-width="52132*"/>
    </style:style>
    <style:style style:name="Tabelle7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9.B1" style:family="table-cell">
      <style:table-cell-properties fo:padding="0.097cm" fo:border="0.002cm solid #000000"/>
    </style:style>
    <style:style style:name="Tabelle79.A2" style:family="table-cell">
      <style:table-cell-properties fo:background-color="#e6e6e6" fo:padding="0.097cm" fo:border-left="0.002cm solid #000000" fo:border-right="none" fo:border-top="none" fo:border-bottom="0.002cm solid #000000">
        <style:background-image/>
      </style:table-cell-properties>
    </style:style>
    <style:style style:name="Tabelle79.B2" style:family="table-cell">
      <style:table-cell-properties fo:padding="0.097cm" fo:border-left="0.002cm solid #000000" fo:border-right="0.002cm solid #000000" fo:border-top="none" fo:border-bottom="0.002cm solid #000000"/>
    </style:style>
    <style:style style:name="Tabelle69" style:family="table">
      <style:table-properties style:width="16.999cm" table:align="margins"/>
    </style:style>
    <style:style style:name="Tabelle69.A" style:family="table-column">
      <style:table-column-properties style:column-width="3.477cm" style:rel-column-width="13403*"/>
    </style:style>
    <style:style style:name="Tabelle69.B" style:family="table-column">
      <style:table-column-properties style:column-width="13.522cm" style:rel-column-width="52132*"/>
    </style:style>
    <style:style style:name="Tabelle6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9.B1" style:family="table-cell">
      <style:table-cell-properties fo:padding="0.097cm" fo:border="0.002cm solid #000000"/>
    </style:style>
    <style:style style:name="Tabelle69.A2" style:family="table-cell">
      <style:table-cell-properties fo:background-color="#e6e6e6" fo:padding="0.097cm" fo:border-left="0.002cm solid #000000" fo:border-right="none" fo:border-top="none" fo:border-bottom="0.002cm solid #000000">
        <style:background-image/>
      </style:table-cell-properties>
    </style:style>
    <style:style style:name="Tabelle69.B2" style:family="table-cell">
      <style:table-cell-properties fo:padding="0.097cm" fo:border-left="0.002cm solid #000000" fo:border-right="0.002cm solid #000000" fo:border-top="none" fo:border-bottom="0.002cm solid #000000"/>
    </style:style>
    <style:style style:name="Tabelle69.B4" style:family="table-cell" style:data-style-name="N0">
      <style:table-cell-properties fo:padding="0.097cm" fo:border-left="0.002cm solid #000000" fo:border-right="0.002cm solid #000000" fo:border-top="none" fo:border-bottom="0.002cm solid #000000"/>
    </style:style>
    <style:style style:name="Tabelle70" style:family="table">
      <style:table-properties style:width="16.999cm" table:align="margins"/>
    </style:style>
    <style:style style:name="Tabelle70.A" style:family="table-column">
      <style:table-column-properties style:column-width="3.477cm" style:rel-column-width="13403*"/>
    </style:style>
    <style:style style:name="Tabelle70.B" style:family="table-column">
      <style:table-column-properties style:column-width="13.522cm" style:rel-column-width="52132*"/>
    </style:style>
    <style:style style:name="Tabelle7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0.B1" style:family="table-cell">
      <style:table-cell-properties fo:padding="0.097cm" fo:border="0.002cm solid #000000"/>
    </style:style>
    <style:style style:name="Tabelle70.A2" style:family="table-cell">
      <style:table-cell-properties fo:background-color="#e6e6e6" fo:padding="0.097cm" fo:border-left="0.002cm solid #000000" fo:border-right="none" fo:border-top="none" fo:border-bottom="0.002cm solid #000000">
        <style:background-image/>
      </style:table-cell-properties>
    </style:style>
    <style:style style:name="Tabelle70.B2" style:family="table-cell">
      <style:table-cell-properties fo:padding="0.097cm" fo:border-left="0.002cm solid #000000" fo:border-right="0.002cm solid #000000" fo:border-top="none" fo:border-bottom="0.002cm solid #000000"/>
    </style:style>
    <style:style style:name="Tabelle70.B4" style:family="table-cell" style:data-style-name="N0">
      <style:table-cell-properties fo:padding="0.097cm" fo:border-left="0.002cm solid #000000" fo:border-right="0.002cm solid #000000" fo:border-top="none" fo:border-bottom="0.002cm solid #000000"/>
    </style:style>
    <style:style style:name="Tabelle80" style:family="table">
      <style:table-properties style:width="16.999cm" table:align="margins"/>
    </style:style>
    <style:style style:name="Tabelle80.A" style:family="table-column">
      <style:table-column-properties style:column-width="3.477cm" style:rel-column-width="13403*"/>
    </style:style>
    <style:style style:name="Tabelle80.B" style:family="table-column">
      <style:table-column-properties style:column-width="13.522cm" style:rel-column-width="52132*"/>
    </style:style>
    <style:style style:name="Tabelle8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0.B1" style:family="table-cell">
      <style:table-cell-properties fo:padding="0.097cm" fo:border="0.002cm solid #000000"/>
    </style:style>
    <style:style style:name="Tabelle80.A2" style:family="table-cell">
      <style:table-cell-properties fo:background-color="#e6e6e6" fo:padding="0.097cm" fo:border-left="0.002cm solid #000000" fo:border-right="none" fo:border-top="none" fo:border-bottom="0.002cm solid #000000">
        <style:background-image/>
      </style:table-cell-properties>
    </style:style>
    <style:style style:name="Tabelle80.B2" style:family="table-cell">
      <style:table-cell-properties fo:padding="0.097cm" fo:border-left="0.002cm solid #000000" fo:border-right="0.002cm solid #000000" fo:border-top="none" fo:border-bottom="0.002cm solid #000000"/>
    </style:style>
    <style:style style:name="Tabelle71" style:family="table">
      <style:table-properties style:width="16.999cm" table:align="margins"/>
    </style:style>
    <style:style style:name="Tabelle71.A" style:family="table-column">
      <style:table-column-properties style:column-width="3.477cm" style:rel-column-width="13403*"/>
    </style:style>
    <style:style style:name="Tabelle71.B" style:family="table-column">
      <style:table-column-properties style:column-width="13.522cm" style:rel-column-width="52132*"/>
    </style:style>
    <style:style style:name="Tabelle7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1.B1" style:family="table-cell">
      <style:table-cell-properties fo:padding="0.097cm" fo:border="0.002cm solid #000000"/>
    </style:style>
    <style:style style:name="Tabelle71.A2" style:family="table-cell">
      <style:table-cell-properties fo:background-color="#e6e6e6" fo:padding="0.097cm" fo:border-left="0.002cm solid #000000" fo:border-right="none" fo:border-top="none" fo:border-bottom="0.002cm solid #000000">
        <style:background-image/>
      </style:table-cell-properties>
    </style:style>
    <style:style style:name="Tabelle71.B2" style:family="table-cell">
      <style:table-cell-properties fo:padding="0.097cm" fo:border-left="0.002cm solid #000000" fo:border-right="0.002cm solid #000000" fo:border-top="none" fo:border-bottom="0.002cm solid #000000"/>
    </style:style>
    <style:style style:name="Tabelle72" style:family="table">
      <style:table-properties style:width="16.999cm" table:align="margins"/>
    </style:style>
    <style:style style:name="Tabelle72.A" style:family="table-column">
      <style:table-column-properties style:column-width="3.477cm" style:rel-column-width="13403*"/>
    </style:style>
    <style:style style:name="Tabelle72.B" style:family="table-column">
      <style:table-column-properties style:column-width="13.522cm" style:rel-column-width="52132*"/>
    </style:style>
    <style:style style:name="Tabelle7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2.B1" style:family="table-cell">
      <style:table-cell-properties fo:padding="0.097cm" fo:border="0.002cm solid #000000"/>
    </style:style>
    <style:style style:name="Tabelle72.A2" style:family="table-cell">
      <style:table-cell-properties fo:background-color="#e6e6e6" fo:padding="0.097cm" fo:border-left="0.002cm solid #000000" fo:border-right="none" fo:border-top="none" fo:border-bottom="0.002cm solid #000000">
        <style:background-image/>
      </style:table-cell-properties>
    </style:style>
    <style:style style:name="Tabelle72.B2" style:family="table-cell">
      <style:table-cell-properties fo:padding="0.097cm" fo:border-left="0.002cm solid #000000" fo:border-right="0.002cm solid #000000" fo:border-top="none" fo:border-bottom="0.002cm solid #000000"/>
    </style:style>
    <style:style style:name="Tabelle73" style:family="table">
      <style:table-properties style:width="16.999cm" table:align="margins"/>
    </style:style>
    <style:style style:name="Tabelle73.A" style:family="table-column">
      <style:table-column-properties style:column-width="3.477cm" style:rel-column-width="13403*"/>
    </style:style>
    <style:style style:name="Tabelle73.B" style:family="table-column">
      <style:table-column-properties style:column-width="13.522cm" style:rel-column-width="52132*"/>
    </style:style>
    <style:style style:name="Tabelle7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3.B1" style:family="table-cell">
      <style:table-cell-properties fo:padding="0.097cm" fo:border="0.002cm solid #000000"/>
    </style:style>
    <style:style style:name="Tabelle73.A2" style:family="table-cell">
      <style:table-cell-properties fo:background-color="#e6e6e6" fo:padding="0.097cm" fo:border-left="0.002cm solid #000000" fo:border-right="none" fo:border-top="none" fo:border-bottom="0.002cm solid #000000">
        <style:background-image/>
      </style:table-cell-properties>
    </style:style>
    <style:style style:name="Tabelle73.B2" style:family="table-cell">
      <style:table-cell-properties fo:padding="0.097cm" fo:border-left="0.002cm solid #000000" fo:border-right="0.002cm solid #000000" fo:border-top="none" fo:border-bottom="0.002cm solid #000000"/>
    </style:style>
    <style:style style:name="Tabelle74" style:family="table">
      <style:table-properties style:width="16.999cm" table:align="margins"/>
    </style:style>
    <style:style style:name="Tabelle74.A" style:family="table-column">
      <style:table-column-properties style:column-width="3.477cm" style:rel-column-width="13403*"/>
    </style:style>
    <style:style style:name="Tabelle74.B" style:family="table-column">
      <style:table-column-properties style:column-width="13.522cm" style:rel-column-width="52132*"/>
    </style:style>
    <style:style style:name="Tabelle7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4.B1" style:family="table-cell">
      <style:table-cell-properties fo:padding="0.097cm" fo:border="0.002cm solid #000000"/>
    </style:style>
    <style:style style:name="Tabelle74.A2" style:family="table-cell">
      <style:table-cell-properties fo:background-color="#e6e6e6" fo:padding="0.097cm" fo:border-left="0.002cm solid #000000" fo:border-right="none" fo:border-top="none" fo:border-bottom="0.002cm solid #000000">
        <style:background-image/>
      </style:table-cell-properties>
    </style:style>
    <style:style style:name="Tabelle74.B2" style:family="table-cell">
      <style:table-cell-properties fo:padding="0.097cm" fo:border-left="0.002cm solid #000000" fo:border-right="0.002cm solid #000000" fo:border-top="none" fo:border-bottom="0.002cm solid #000000"/>
    </style:style>
    <style:style style:name="Tabelle74.B4" style:family="table-cell" style:data-style-name="N0">
      <style:table-cell-properties fo:padding="0.097cm" fo:border-left="0.002cm solid #000000" fo:border-right="0.002cm solid #000000" fo:border-top="none" fo:border-bottom="0.002cm solid #000000"/>
    </style:style>
    <style:style style:name="Tabelle81" style:family="table">
      <style:table-properties style:width="16.999cm" table:align="margins"/>
    </style:style>
    <style:style style:name="Tabelle81.A" style:family="table-column">
      <style:table-column-properties style:column-width="3.477cm" style:rel-column-width="13403*"/>
    </style:style>
    <style:style style:name="Tabelle81.B" style:family="table-column">
      <style:table-column-properties style:column-width="13.522cm" style:rel-column-width="52132*"/>
    </style:style>
    <style:style style:name="Tabelle8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1.B1" style:family="table-cell">
      <style:table-cell-properties fo:padding="0.097cm" fo:border="0.002cm solid #000000"/>
    </style:style>
    <style:style style:name="Tabelle81.A2" style:family="table-cell">
      <style:table-cell-properties fo:background-color="#e6e6e6" fo:padding="0.097cm" fo:border-left="0.002cm solid #000000" fo:border-right="none" fo:border-top="none" fo:border-bottom="0.002cm solid #000000">
        <style:background-image/>
      </style:table-cell-properties>
    </style:style>
    <style:style style:name="Tabelle81.B2" style:family="table-cell">
      <style:table-cell-properties fo:padding="0.097cm" fo:border-left="0.002cm solid #000000" fo:border-right="0.002cm solid #000000" fo:border-top="none" fo:border-bottom="0.002cm solid #000000"/>
    </style:style>
    <style:style style:name="Tabelle75" style:family="table">
      <style:table-properties style:width="16.999cm" table:align="margins"/>
    </style:style>
    <style:style style:name="Tabelle75.A" style:family="table-column">
      <style:table-column-properties style:column-width="3.477cm" style:rel-column-width="13403*"/>
    </style:style>
    <style:style style:name="Tabelle75.B" style:family="table-column">
      <style:table-column-properties style:column-width="13.522cm" style:rel-column-width="52132*"/>
    </style:style>
    <style:style style:name="Tabelle7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5.B1" style:family="table-cell">
      <style:table-cell-properties fo:padding="0.097cm" fo:border="0.002cm solid #000000"/>
    </style:style>
    <style:style style:name="Tabelle75.A2" style:family="table-cell">
      <style:table-cell-properties fo:background-color="#e6e6e6" fo:padding="0.097cm" fo:border-left="0.002cm solid #000000" fo:border-right="none" fo:border-top="none" fo:border-bottom="0.002cm solid #000000">
        <style:background-image/>
      </style:table-cell-properties>
    </style:style>
    <style:style style:name="Tabelle75.B2" style:family="table-cell">
      <style:table-cell-properties fo:padding="0.097cm" fo:border-left="0.002cm solid #000000" fo:border-right="0.002cm solid #000000" fo:border-top="none" fo:border-bottom="0.002cm solid #000000"/>
    </style:style>
    <style:style style:name="Tabelle76" style:family="table">
      <style:table-properties style:width="16.999cm" table:align="margins"/>
    </style:style>
    <style:style style:name="Tabelle76.A" style:family="table-column">
      <style:table-column-properties style:column-width="3.477cm" style:rel-column-width="13403*"/>
    </style:style>
    <style:style style:name="Tabelle76.B" style:family="table-column">
      <style:table-column-properties style:column-width="13.522cm" style:rel-column-width="52132*"/>
    </style:style>
    <style:style style:name="Tabelle7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6.B1" style:family="table-cell">
      <style:table-cell-properties fo:padding="0.097cm" fo:border="0.002cm solid #000000"/>
    </style:style>
    <style:style style:name="Tabelle76.A2" style:family="table-cell">
      <style:table-cell-properties fo:background-color="#e6e6e6" fo:padding="0.097cm" fo:border-left="0.002cm solid #000000" fo:border-right="none" fo:border-top="none" fo:border-bottom="0.002cm solid #000000">
        <style:background-image/>
      </style:table-cell-properties>
    </style:style>
    <style:style style:name="Tabelle76.B2" style:family="table-cell">
      <style:table-cell-properties fo:padding="0.097cm" fo:border-left="0.002cm solid #000000" fo:border-right="0.002cm solid #000000" fo:border-top="none" fo:border-bottom="0.002cm solid #000000"/>
    </style:style>
    <style:style style:name="Tabelle108" style:family="table">
      <style:table-properties style:width="16.999cm" table:align="margins"/>
    </style:style>
    <style:style style:name="Tabelle108.A" style:family="table-column">
      <style:table-column-properties style:column-width="3.477cm" style:rel-column-width="13403*"/>
    </style:style>
    <style:style style:name="Tabelle108.B" style:family="table-column">
      <style:table-column-properties style:column-width="13.522cm" style:rel-column-width="52132*"/>
    </style:style>
    <style:style style:name="Tabelle10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8.B1" style:family="table-cell">
      <style:table-cell-properties fo:padding="0.097cm" fo:border="0.002cm solid #000000"/>
    </style:style>
    <style:style style:name="Tabelle108.A2" style:family="table-cell">
      <style:table-cell-properties fo:background-color="#e6e6e6" fo:padding="0.097cm" fo:border-left="0.002cm solid #000000" fo:border-right="none" fo:border-top="none" fo:border-bottom="0.002cm solid #000000">
        <style:background-image/>
      </style:table-cell-properties>
    </style:style>
    <style:style style:name="Tabelle108.B2" style:family="table-cell">
      <style:table-cell-properties fo:padding="0.097cm" fo:border-left="0.002cm solid #000000" fo:border-right="0.002cm solid #000000" fo:border-top="none" fo:border-bottom="0.002cm solid #000000"/>
    </style:style>
    <style:style style:name="Tabelle77" style:family="table">
      <style:table-properties style:width="16.999cm" table:align="margins"/>
    </style:style>
    <style:style style:name="Tabelle77.A" style:family="table-column">
      <style:table-column-properties style:column-width="3.477cm" style:rel-column-width="13403*"/>
    </style:style>
    <style:style style:name="Tabelle77.B" style:family="table-column">
      <style:table-column-properties style:column-width="13.522cm" style:rel-column-width="52132*"/>
    </style:style>
    <style:style style:name="Tabelle7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7.B1" style:family="table-cell">
      <style:table-cell-properties fo:padding="0.097cm" fo:border="0.002cm solid #000000"/>
    </style:style>
    <style:style style:name="Tabelle77.A2" style:family="table-cell">
      <style:table-cell-properties fo:background-color="#e6e6e6" fo:padding="0.097cm" fo:border-left="0.002cm solid #000000" fo:border-right="none" fo:border-top="none" fo:border-bottom="0.002cm solid #000000">
        <style:background-image/>
      </style:table-cell-properties>
    </style:style>
    <style:style style:name="Tabelle77.B2" style:family="table-cell">
      <style:table-cell-properties fo:padding="0.097cm" fo:border-left="0.002cm solid #000000" fo:border-right="0.002cm solid #000000" fo:border-top="none" fo:border-bottom="0.002cm solid #000000"/>
    </style:style>
    <style:style style:name="Tabelle78" style:family="table">
      <style:table-properties style:width="16.999cm" table:align="margins"/>
    </style:style>
    <style:style style:name="Tabelle78.A" style:family="table-column">
      <style:table-column-properties style:column-width="3.477cm" style:rel-column-width="13403*"/>
    </style:style>
    <style:style style:name="Tabelle78.B" style:family="table-column">
      <style:table-column-properties style:column-width="13.522cm" style:rel-column-width="52132*"/>
    </style:style>
    <style:style style:name="Tabelle7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8.B1" style:family="table-cell">
      <style:table-cell-properties fo:padding="0.097cm" fo:border="0.002cm solid #000000"/>
    </style:style>
    <style:style style:name="Tabelle78.A2" style:family="table-cell">
      <style:table-cell-properties fo:background-color="#e6e6e6" fo:padding="0.097cm" fo:border-left="0.002cm solid #000000" fo:border-right="none" fo:border-top="none" fo:border-bottom="0.002cm solid #000000">
        <style:background-image/>
      </style:table-cell-properties>
    </style:style>
    <style:style style:name="Tabelle78.B2" style:family="table-cell">
      <style:table-cell-properties fo:padding="0.097cm" fo:border-left="0.002cm solid #000000" fo:border-right="0.002cm solid #000000" fo:border-top="none" fo:border-bottom="0.002cm solid #000000"/>
    </style:style>
    <style:style style:name="Tabelle78.B4" style:family="table-cell" style:data-style-name="N0">
      <style:table-cell-properties fo:padding="0.097cm" fo:border-left="0.002cm solid #000000" fo:border-right="0.002cm solid #000000" fo:border-top="none" fo:border-bottom="0.002cm solid #000000"/>
    </style:style>
    <style:style style:name="Tabelle82" style:family="table">
      <style:table-properties style:width="16.999cm" table:align="margins"/>
    </style:style>
    <style:style style:name="Tabelle82.A" style:family="table-column">
      <style:table-column-properties style:column-width="3.477cm" style:rel-column-width="13403*"/>
    </style:style>
    <style:style style:name="Tabelle82.B" style:family="table-column">
      <style:table-column-properties style:column-width="13.522cm" style:rel-column-width="52132*"/>
    </style:style>
    <style:style style:name="Tabelle8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2.B1" style:family="table-cell">
      <style:table-cell-properties fo:padding="0.097cm" fo:border="0.002cm solid #000000"/>
    </style:style>
    <style:style style:name="Tabelle82.A2" style:family="table-cell">
      <style:table-cell-properties fo:background-color="#e6e6e6" fo:padding="0.097cm" fo:border-left="0.002cm solid #000000" fo:border-right="none" fo:border-top="none" fo:border-bottom="0.002cm solid #000000">
        <style:background-image/>
      </style:table-cell-properties>
    </style:style>
    <style:style style:name="Tabelle82.B2" style:family="table-cell">
      <style:table-cell-properties fo:padding="0.097cm" fo:border-left="0.002cm solid #000000" fo:border-right="0.002cm solid #000000" fo:border-top="none" fo:border-bottom="0.002cm solid #000000"/>
    </style:style>
    <style:style style:name="Tabelle83" style:family="table">
      <style:table-properties style:width="16.999cm" table:align="margins"/>
    </style:style>
    <style:style style:name="Tabelle83.A" style:family="table-column">
      <style:table-column-properties style:column-width="3.477cm" style:rel-column-width="13403*"/>
    </style:style>
    <style:style style:name="Tabelle83.B" style:family="table-column">
      <style:table-column-properties style:column-width="13.522cm" style:rel-column-width="52132*"/>
    </style:style>
    <style:style style:name="Tabelle8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3.B1" style:family="table-cell">
      <style:table-cell-properties fo:padding="0.097cm" fo:border="0.002cm solid #000000"/>
    </style:style>
    <style:style style:name="Tabelle83.A2" style:family="table-cell">
      <style:table-cell-properties fo:background-color="#e6e6e6" fo:padding="0.097cm" fo:border-left="0.002cm solid #000000" fo:border-right="none" fo:border-top="none" fo:border-bottom="0.002cm solid #000000">
        <style:background-image/>
      </style:table-cell-properties>
    </style:style>
    <style:style style:name="Tabelle83.B2" style:family="table-cell">
      <style:table-cell-properties fo:padding="0.097cm" fo:border-left="0.002cm solid #000000" fo:border-right="0.002cm solid #000000" fo:border-top="none" fo:border-bottom="0.002cm solid #000000"/>
    </style:style>
    <style:style style:name="Tabelle84" style:family="table">
      <style:table-properties style:width="16.999cm" table:align="margins"/>
    </style:style>
    <style:style style:name="Tabelle84.A" style:family="table-column">
      <style:table-column-properties style:column-width="3.477cm" style:rel-column-width="13403*"/>
    </style:style>
    <style:style style:name="Tabelle84.B" style:family="table-column">
      <style:table-column-properties style:column-width="13.522cm" style:rel-column-width="52132*"/>
    </style:style>
    <style:style style:name="Tabelle8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4.B1" style:family="table-cell">
      <style:table-cell-properties fo:padding="0.097cm" fo:border="0.002cm solid #000000"/>
    </style:style>
    <style:style style:name="Tabelle84.A2" style:family="table-cell">
      <style:table-cell-properties fo:background-color="#e6e6e6" fo:padding="0.097cm" fo:border-left="0.002cm solid #000000" fo:border-right="none" fo:border-top="none" fo:border-bottom="0.002cm solid #000000">
        <style:background-image/>
      </style:table-cell-properties>
    </style:style>
    <style:style style:name="Tabelle84.B2" style:family="table-cell">
      <style:table-cell-properties fo:padding="0.097cm" fo:border-left="0.002cm solid #000000" fo:border-right="0.002cm solid #000000" fo:border-top="none" fo:border-bottom="0.002cm solid #000000"/>
    </style:style>
    <style:style style:name="Tabelle85" style:family="table">
      <style:table-properties style:width="16.999cm" table:align="margins"/>
    </style:style>
    <style:style style:name="Tabelle85.A" style:family="table-column">
      <style:table-column-properties style:column-width="3.477cm" style:rel-column-width="13403*"/>
    </style:style>
    <style:style style:name="Tabelle85.B" style:family="table-column">
      <style:table-column-properties style:column-width="13.522cm" style:rel-column-width="52132*"/>
    </style:style>
    <style:style style:name="Tabelle8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5.B1" style:family="table-cell">
      <style:table-cell-properties fo:padding="0.097cm" fo:border="0.002cm solid #000000"/>
    </style:style>
    <style:style style:name="Tabelle85.A2" style:family="table-cell">
      <style:table-cell-properties fo:background-color="#e6e6e6" fo:padding="0.097cm" fo:border-left="0.002cm solid #000000" fo:border-right="none" fo:border-top="none" fo:border-bottom="0.002cm solid #000000">
        <style:background-image/>
      </style:table-cell-properties>
    </style:style>
    <style:style style:name="Tabelle85.B2" style:family="table-cell">
      <style:table-cell-properties fo:padding="0.097cm" fo:border-left="0.002cm solid #000000" fo:border-right="0.002cm solid #000000" fo:border-top="none" fo:border-bottom="0.002cm solid #000000"/>
    </style:style>
    <style:style style:name="Tabelle85.B4" style:family="table-cell" style:data-style-name="N0">
      <style:table-cell-properties fo:padding="0.097cm" fo:border-left="0.002cm solid #000000" fo:border-right="0.002cm solid #000000" fo:border-top="none" fo:border-bottom="0.002cm solid #000000"/>
    </style:style>
    <style:style style:name="Tabelle86" style:family="table">
      <style:table-properties style:width="16.999cm" table:align="margins"/>
    </style:style>
    <style:style style:name="Tabelle86.A" style:family="table-column">
      <style:table-column-properties style:column-width="3.477cm" style:rel-column-width="13403*"/>
    </style:style>
    <style:style style:name="Tabelle86.B" style:family="table-column">
      <style:table-column-properties style:column-width="13.522cm" style:rel-column-width="52132*"/>
    </style:style>
    <style:style style:name="Tabelle8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6.B1" style:family="table-cell">
      <style:table-cell-properties fo:padding="0.097cm" fo:border="0.002cm solid #000000"/>
    </style:style>
    <style:style style:name="Tabelle86.A2" style:family="table-cell">
      <style:table-cell-properties fo:background-color="#e6e6e6" fo:padding="0.097cm" fo:border-left="0.002cm solid #000000" fo:border-right="none" fo:border-top="none" fo:border-bottom="0.002cm solid #000000">
        <style:background-image/>
      </style:table-cell-properties>
    </style:style>
    <style:style style:name="Tabelle86.B2" style:family="table-cell">
      <style:table-cell-properties fo:padding="0.097cm" fo:border-left="0.002cm solid #000000" fo:border-right="0.002cm solid #000000" fo:border-top="none" fo:border-bottom="0.002cm solid #000000"/>
    </style:style>
    <style:style style:name="Tabelle88" style:family="table">
      <style:table-properties style:width="16.999cm" table:align="margins"/>
    </style:style>
    <style:style style:name="Tabelle88.A" style:family="table-column">
      <style:table-column-properties style:column-width="3.477cm" style:rel-column-width="13403*"/>
    </style:style>
    <style:style style:name="Tabelle88.B" style:family="table-column">
      <style:table-column-properties style:column-width="13.522cm" style:rel-column-width="52132*"/>
    </style:style>
    <style:style style:name="Tabelle8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8.B1" style:family="table-cell">
      <style:table-cell-properties fo:padding="0.097cm" fo:border="0.002cm solid #000000"/>
    </style:style>
    <style:style style:name="Tabelle88.A2" style:family="table-cell">
      <style:table-cell-properties fo:background-color="#e6e6e6" fo:padding="0.097cm" fo:border-left="0.002cm solid #000000" fo:border-right="none" fo:border-top="none" fo:border-bottom="0.002cm solid #000000">
        <style:background-image/>
      </style:table-cell-properties>
    </style:style>
    <style:style style:name="Tabelle88.B2" style:family="table-cell">
      <style:table-cell-properties fo:padding="0.097cm" fo:border-left="0.002cm solid #000000" fo:border-right="0.002cm solid #000000" fo:border-top="none" fo:border-bottom="0.002cm solid #000000"/>
    </style:style>
    <style:style style:name="Tabelle87" style:family="table">
      <style:table-properties style:width="16.999cm" table:align="margins"/>
    </style:style>
    <style:style style:name="Tabelle87.A" style:family="table-column">
      <style:table-column-properties style:column-width="3.477cm" style:rel-column-width="13403*"/>
    </style:style>
    <style:style style:name="Tabelle87.B" style:family="table-column">
      <style:table-column-properties style:column-width="13.522cm" style:rel-column-width="52132*"/>
    </style:style>
    <style:style style:name="Tabelle8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7.B1" style:family="table-cell">
      <style:table-cell-properties fo:padding="0.097cm" fo:border="0.002cm solid #000000"/>
    </style:style>
    <style:style style:name="Tabelle87.A2" style:family="table-cell">
      <style:table-cell-properties fo:background-color="#e6e6e6" fo:padding="0.097cm" fo:border-left="0.002cm solid #000000" fo:border-right="none" fo:border-top="none" fo:border-bottom="0.002cm solid #000000">
        <style:background-image/>
      </style:table-cell-properties>
    </style:style>
    <style:style style:name="Tabelle87.B2" style:family="table-cell">
      <style:table-cell-properties fo:padding="0.097cm" fo:border-left="0.002cm solid #000000" fo:border-right="0.002cm solid #000000" fo:border-top="none" fo:border-bottom="0.002cm solid #000000"/>
    </style:style>
    <style:style style:name="Tabelle89" style:family="table">
      <style:table-properties style:width="16.999cm" table:align="margins"/>
    </style:style>
    <style:style style:name="Tabelle89.A" style:family="table-column">
      <style:table-column-properties style:column-width="3.477cm" style:rel-column-width="13403*"/>
    </style:style>
    <style:style style:name="Tabelle89.B" style:family="table-column">
      <style:table-column-properties style:column-width="13.522cm" style:rel-column-width="52132*"/>
    </style:style>
    <style:style style:name="Tabelle8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9.B1" style:family="table-cell">
      <style:table-cell-properties fo:padding="0.097cm" fo:border="0.002cm solid #000000"/>
    </style:style>
    <style:style style:name="Tabelle89.A2" style:family="table-cell">
      <style:table-cell-properties fo:background-color="#e6e6e6" fo:padding="0.097cm" fo:border-left="0.002cm solid #000000" fo:border-right="none" fo:border-top="none" fo:border-bottom="0.002cm solid #000000">
        <style:background-image/>
      </style:table-cell-properties>
    </style:style>
    <style:style style:name="Tabelle89.B2" style:family="table-cell">
      <style:table-cell-properties fo:padding="0.097cm" fo:border-left="0.002cm solid #000000" fo:border-right="0.002cm solid #000000" fo:border-top="none" fo:border-bottom="0.002cm solid #000000"/>
    </style:style>
    <style:style style:name="Tabelle95" style:family="table">
      <style:table-properties style:width="16.999cm" table:align="margins"/>
    </style:style>
    <style:style style:name="Tabelle95.A" style:family="table-column">
      <style:table-column-properties style:column-width="3.477cm" style:rel-column-width="13403*"/>
    </style:style>
    <style:style style:name="Tabelle95.B" style:family="table-column">
      <style:table-column-properties style:column-width="13.522cm" style:rel-column-width="52132*"/>
    </style:style>
    <style:style style:name="Tabelle9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5.B1" style:family="table-cell">
      <style:table-cell-properties fo:padding="0.097cm" fo:border="0.002cm solid #000000"/>
    </style:style>
    <style:style style:name="Tabelle95.A2" style:family="table-cell">
      <style:table-cell-properties fo:background-color="#e6e6e6" fo:padding="0.097cm" fo:border-left="0.002cm solid #000000" fo:border-right="none" fo:border-top="none" fo:border-bottom="0.002cm solid #000000">
        <style:background-image/>
      </style:table-cell-properties>
    </style:style>
    <style:style style:name="Tabelle95.B2" style:family="table-cell">
      <style:table-cell-properties fo:padding="0.097cm" fo:border-left="0.002cm solid #000000" fo:border-right="0.002cm solid #000000" fo:border-top="none" fo:border-bottom="0.002cm solid #000000"/>
    </style:style>
    <style:style style:name="Tabelle90" style:family="table">
      <style:table-properties style:width="16.999cm" table:align="margins"/>
    </style:style>
    <style:style style:name="Tabelle90.A" style:family="table-column">
      <style:table-column-properties style:column-width="3.477cm" style:rel-column-width="13403*"/>
    </style:style>
    <style:style style:name="Tabelle90.B" style:family="table-column">
      <style:table-column-properties style:column-width="13.522cm" style:rel-column-width="52132*"/>
    </style:style>
    <style:style style:name="Tabelle9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0.B1" style:family="table-cell">
      <style:table-cell-properties fo:padding="0.097cm" fo:border="0.002cm solid #000000"/>
    </style:style>
    <style:style style:name="Tabelle90.A2" style:family="table-cell">
      <style:table-cell-properties fo:background-color="#e6e6e6" fo:padding="0.097cm" fo:border-left="0.002cm solid #000000" fo:border-right="none" fo:border-top="none" fo:border-bottom="0.002cm solid #000000">
        <style:background-image/>
      </style:table-cell-properties>
    </style:style>
    <style:style style:name="Tabelle90.B2" style:family="table-cell">
      <style:table-cell-properties fo:padding="0.097cm" fo:border-left="0.002cm solid #000000" fo:border-right="0.002cm solid #000000" fo:border-top="none" fo:border-bottom="0.002cm solid #000000"/>
    </style:style>
    <style:style style:name="Tabelle97" style:family="table">
      <style:table-properties style:width="16.999cm" table:align="margins"/>
    </style:style>
    <style:style style:name="Tabelle97.A" style:family="table-column">
      <style:table-column-properties style:column-width="3.477cm" style:rel-column-width="13403*"/>
    </style:style>
    <style:style style:name="Tabelle97.B" style:family="table-column">
      <style:table-column-properties style:column-width="13.522cm" style:rel-column-width="52132*"/>
    </style:style>
    <style:style style:name="Tabelle9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7.B1" style:family="table-cell">
      <style:table-cell-properties fo:padding="0.097cm" fo:border="0.002cm solid #000000"/>
    </style:style>
    <style:style style:name="Tabelle97.A2" style:family="table-cell">
      <style:table-cell-properties fo:background-color="#e6e6e6" fo:padding="0.097cm" fo:border-left="0.002cm solid #000000" fo:border-right="none" fo:border-top="none" fo:border-bottom="0.002cm solid #000000">
        <style:background-image/>
      </style:table-cell-properties>
    </style:style>
    <style:style style:name="Tabelle97.B2" style:family="table-cell">
      <style:table-cell-properties fo:padding="0.097cm" fo:border-left="0.002cm solid #000000" fo:border-right="0.002cm solid #000000" fo:border-top="none" fo:border-bottom="0.002cm solid #000000"/>
    </style:style>
    <style:style style:name="Tabelle91" style:family="table">
      <style:table-properties style:width="16.999cm" table:align="margins"/>
    </style:style>
    <style:style style:name="Tabelle91.A" style:family="table-column">
      <style:table-column-properties style:column-width="3.477cm" style:rel-column-width="13403*"/>
    </style:style>
    <style:style style:name="Tabelle91.B" style:family="table-column">
      <style:table-column-properties style:column-width="13.522cm" style:rel-column-width="52132*"/>
    </style:style>
    <style:style style:name="Tabelle9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1.B1" style:family="table-cell">
      <style:table-cell-properties fo:padding="0.097cm" fo:border="0.002cm solid #000000"/>
    </style:style>
    <style:style style:name="Tabelle91.A2" style:family="table-cell">
      <style:table-cell-properties fo:background-color="#e6e6e6" fo:padding="0.097cm" fo:border-left="0.002cm solid #000000" fo:border-right="none" fo:border-top="none" fo:border-bottom="0.002cm solid #000000">
        <style:background-image/>
      </style:table-cell-properties>
    </style:style>
    <style:style style:name="Tabelle91.B2" style:family="table-cell">
      <style:table-cell-properties fo:padding="0.097cm" fo:border-left="0.002cm solid #000000" fo:border-right="0.002cm solid #000000" fo:border-top="none" fo:border-bottom="0.002cm solid #000000"/>
    </style:style>
    <style:style style:name="Tabelle92" style:family="table">
      <style:table-properties style:width="16.999cm" table:align="margins"/>
    </style:style>
    <style:style style:name="Tabelle92.A" style:family="table-column">
      <style:table-column-properties style:column-width="3.477cm" style:rel-column-width="13403*"/>
    </style:style>
    <style:style style:name="Tabelle92.B" style:family="table-column">
      <style:table-column-properties style:column-width="13.522cm" style:rel-column-width="52132*"/>
    </style:style>
    <style:style style:name="Tabelle9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2.B1" style:family="table-cell">
      <style:table-cell-properties fo:padding="0.097cm" fo:border="0.002cm solid #000000"/>
    </style:style>
    <style:style style:name="Tabelle92.A2" style:family="table-cell">
      <style:table-cell-properties fo:background-color="#e6e6e6" fo:padding="0.097cm" fo:border-left="0.002cm solid #000000" fo:border-right="none" fo:border-top="none" fo:border-bottom="0.002cm solid #000000">
        <style:background-image/>
      </style:table-cell-properties>
    </style:style>
    <style:style style:name="Tabelle92.B2" style:family="table-cell">
      <style:table-cell-properties fo:padding="0.097cm" fo:border-left="0.002cm solid #000000" fo:border-right="0.002cm solid #000000" fo:border-top="none" fo:border-bottom="0.002cm solid #000000"/>
    </style:style>
    <style:style style:name="Tabelle93" style:family="table">
      <style:table-properties style:width="16.999cm" table:align="margins"/>
    </style:style>
    <style:style style:name="Tabelle93.A" style:family="table-column">
      <style:table-column-properties style:column-width="3.477cm" style:rel-column-width="13403*"/>
    </style:style>
    <style:style style:name="Tabelle93.B" style:family="table-column">
      <style:table-column-properties style:column-width="13.522cm" style:rel-column-width="52132*"/>
    </style:style>
    <style:style style:name="Tabelle9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3.B1" style:family="table-cell">
      <style:table-cell-properties fo:padding="0.097cm" fo:border="0.002cm solid #000000"/>
    </style:style>
    <style:style style:name="Tabelle93.A2" style:family="table-cell">
      <style:table-cell-properties fo:background-color="#e6e6e6" fo:padding="0.097cm" fo:border-left="0.002cm solid #000000" fo:border-right="none" fo:border-top="none" fo:border-bottom="0.002cm solid #000000">
        <style:background-image/>
      </style:table-cell-properties>
    </style:style>
    <style:style style:name="Tabelle93.B2" style:family="table-cell">
      <style:table-cell-properties fo:padding="0.097cm" fo:border-left="0.002cm solid #000000" fo:border-right="0.002cm solid #000000" fo:border-top="none" fo:border-bottom="0.002cm solid #000000"/>
    </style:style>
    <style:style style:name="Tabelle94" style:family="table">
      <style:table-properties style:width="16.999cm" table:align="margins"/>
    </style:style>
    <style:style style:name="Tabelle94.A" style:family="table-column">
      <style:table-column-properties style:column-width="3.477cm" style:rel-column-width="13403*"/>
    </style:style>
    <style:style style:name="Tabelle94.B" style:family="table-column">
      <style:table-column-properties style:column-width="13.522cm" style:rel-column-width="52132*"/>
    </style:style>
    <style:style style:name="Tabelle9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4.B1" style:family="table-cell">
      <style:table-cell-properties fo:padding="0.097cm" fo:border="0.002cm solid #000000"/>
    </style:style>
    <style:style style:name="Tabelle94.A2" style:family="table-cell">
      <style:table-cell-properties fo:background-color="#e6e6e6" fo:padding="0.097cm" fo:border-left="0.002cm solid #000000" fo:border-right="none" fo:border-top="none" fo:border-bottom="0.002cm solid #000000">
        <style:background-image/>
      </style:table-cell-properties>
    </style:style>
    <style:style style:name="Tabelle94.B2" style:family="table-cell">
      <style:table-cell-properties fo:padding="0.097cm" fo:border-left="0.002cm solid #000000" fo:border-right="0.002cm solid #000000" fo:border-top="none" fo:border-bottom="0.002cm solid #000000"/>
    </style:style>
    <style:style style:name="Tabelle104" style:family="table">
      <style:table-properties style:width="16.999cm" table:align="margins"/>
    </style:style>
    <style:style style:name="Tabelle104.A" style:family="table-column">
      <style:table-column-properties style:column-width="3.477cm" style:rel-column-width="13403*"/>
    </style:style>
    <style:style style:name="Tabelle104.B" style:family="table-column">
      <style:table-column-properties style:column-width="13.522cm" style:rel-column-width="52132*"/>
    </style:style>
    <style:style style:name="Tabelle10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4.B1" style:family="table-cell">
      <style:table-cell-properties fo:padding="0.097cm" fo:border="0.002cm solid #000000"/>
    </style:style>
    <style:style style:name="Tabelle104.A2" style:family="table-cell">
      <style:table-cell-properties fo:background-color="#e6e6e6" fo:padding="0.097cm" fo:border-left="0.002cm solid #000000" fo:border-right="none" fo:border-top="none" fo:border-bottom="0.002cm solid #000000">
        <style:background-image/>
      </style:table-cell-properties>
    </style:style>
    <style:style style:name="Tabelle104.B2" style:family="table-cell">
      <style:table-cell-properties fo:padding="0.097cm" fo:border-left="0.002cm solid #000000" fo:border-right="0.002cm solid #000000" fo:border-top="none" fo:border-bottom="0.002cm solid #000000"/>
    </style:style>
    <style:style style:name="Tabelle98" style:family="table">
      <style:table-properties style:width="16.999cm" table:align="margins"/>
    </style:style>
    <style:style style:name="Tabelle98.A" style:family="table-column">
      <style:table-column-properties style:column-width="3.477cm" style:rel-column-width="13403*"/>
    </style:style>
    <style:style style:name="Tabelle98.B" style:family="table-column">
      <style:table-column-properties style:column-width="13.522cm" style:rel-column-width="52132*"/>
    </style:style>
    <style:style style:name="Tabelle9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8.B1" style:family="table-cell">
      <style:table-cell-properties fo:padding="0.097cm" fo:border="0.002cm solid #000000"/>
    </style:style>
    <style:style style:name="Tabelle98.A2" style:family="table-cell">
      <style:table-cell-properties fo:background-color="#e6e6e6" fo:padding="0.097cm" fo:border-left="0.002cm solid #000000" fo:border-right="none" fo:border-top="none" fo:border-bottom="0.002cm solid #000000">
        <style:background-image/>
      </style:table-cell-properties>
    </style:style>
    <style:style style:name="Tabelle98.B2" style:family="table-cell">
      <style:table-cell-properties fo:padding="0.097cm" fo:border-left="0.002cm solid #000000" fo:border-right="0.002cm solid #000000" fo:border-top="none" fo:border-bottom="0.002cm solid #000000"/>
    </style:style>
    <style:style style:name="Tabelle99" style:family="table">
      <style:table-properties style:width="16.999cm" table:align="margins"/>
    </style:style>
    <style:style style:name="Tabelle99.A" style:family="table-column">
      <style:table-column-properties style:column-width="3.477cm" style:rel-column-width="13403*"/>
    </style:style>
    <style:style style:name="Tabelle99.B" style:family="table-column">
      <style:table-column-properties style:column-width="13.522cm" style:rel-column-width="52132*"/>
    </style:style>
    <style:style style:name="Tabelle9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9.B1" style:family="table-cell">
      <style:table-cell-properties fo:padding="0.097cm" fo:border="0.002cm solid #000000"/>
    </style:style>
    <style:style style:name="Tabelle99.A2" style:family="table-cell">
      <style:table-cell-properties fo:background-color="#e6e6e6" fo:padding="0.097cm" fo:border-left="0.002cm solid #000000" fo:border-right="none" fo:border-top="none" fo:border-bottom="0.002cm solid #000000">
        <style:background-image/>
      </style:table-cell-properties>
    </style:style>
    <style:style style:name="Tabelle99.B2" style:family="table-cell">
      <style:table-cell-properties fo:padding="0.097cm" fo:border-left="0.002cm solid #000000" fo:border-right="0.002cm solid #000000" fo:border-top="none" fo:border-bottom="0.002cm solid #000000"/>
    </style:style>
    <style:style style:name="Tabelle103" style:family="table">
      <style:table-properties style:width="16.999cm" table:align="margins"/>
    </style:style>
    <style:style style:name="Tabelle103.A" style:family="table-column">
      <style:table-column-properties style:column-width="3.477cm" style:rel-column-width="13403*"/>
    </style:style>
    <style:style style:name="Tabelle103.B" style:family="table-column">
      <style:table-column-properties style:column-width="13.522cm" style:rel-column-width="52132*"/>
    </style:style>
    <style:style style:name="Tabelle10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3.B1" style:family="table-cell">
      <style:table-cell-properties fo:padding="0.097cm" fo:border="0.002cm solid #000000"/>
    </style:style>
    <style:style style:name="Tabelle103.A2" style:family="table-cell">
      <style:table-cell-properties fo:background-color="#e6e6e6" fo:padding="0.097cm" fo:border-left="0.002cm solid #000000" fo:border-right="none" fo:border-top="none" fo:border-bottom="0.002cm solid #000000">
        <style:background-image/>
      </style:table-cell-properties>
    </style:style>
    <style:style style:name="Tabelle103.B2" style:family="table-cell">
      <style:table-cell-properties fo:padding="0.097cm" fo:border-left="0.002cm solid #000000" fo:border-right="0.002cm solid #000000" fo:border-top="none" fo:border-bottom="0.002cm solid #000000"/>
    </style:style>
    <style:style style:name="Tabelle105" style:family="table">
      <style:table-properties style:width="16.999cm" table:align="margins"/>
    </style:style>
    <style:style style:name="Tabelle105.A" style:family="table-column">
      <style:table-column-properties style:column-width="3.477cm" style:rel-column-width="13403*"/>
    </style:style>
    <style:style style:name="Tabelle105.B" style:family="table-column">
      <style:table-column-properties style:column-width="13.522cm" style:rel-column-width="52132*"/>
    </style:style>
    <style:style style:name="Tabelle10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5.B1" style:family="table-cell">
      <style:table-cell-properties fo:padding="0.097cm" fo:border="0.002cm solid #000000"/>
    </style:style>
    <style:style style:name="Tabelle105.A2" style:family="table-cell">
      <style:table-cell-properties fo:background-color="#e6e6e6" fo:padding="0.097cm" fo:border-left="0.002cm solid #000000" fo:border-right="none" fo:border-top="none" fo:border-bottom="0.002cm solid #000000">
        <style:background-image/>
      </style:table-cell-properties>
    </style:style>
    <style:style style:name="Tabelle105.B2" style:family="table-cell">
      <style:table-cell-properties fo:padding="0.097cm" fo:border-left="0.002cm solid #000000" fo:border-right="0.002cm solid #000000" fo:border-top="none" fo:border-bottom="0.002cm solid #000000"/>
    </style:style>
    <style:style style:name="Tabelle96" style:family="table">
      <style:table-properties style:width="16.999cm" table:align="margins"/>
    </style:style>
    <style:style style:name="Tabelle96.A" style:family="table-column">
      <style:table-column-properties style:column-width="3.477cm" style:rel-column-width="13403*"/>
    </style:style>
    <style:style style:name="Tabelle96.B" style:family="table-column">
      <style:table-column-properties style:column-width="13.522cm" style:rel-column-width="52132*"/>
    </style:style>
    <style:style style:name="Tabelle9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6.B1" style:family="table-cell">
      <style:table-cell-properties fo:padding="0.097cm" fo:border="0.002cm solid #000000"/>
    </style:style>
    <style:style style:name="Tabelle96.A2" style:family="table-cell">
      <style:table-cell-properties fo:background-color="#e6e6e6" fo:padding="0.097cm" fo:border-left="0.002cm solid #000000" fo:border-right="none" fo:border-top="none" fo:border-bottom="0.002cm solid #000000">
        <style:background-image/>
      </style:table-cell-properties>
    </style:style>
    <style:style style:name="Tabelle96.B2" style:family="table-cell">
      <style:table-cell-properties fo:padding="0.097cm" fo:border-left="0.002cm solid #000000" fo:border-right="0.002cm solid #000000" fo:border-top="none" fo:border-bottom="0.002cm solid #000000"/>
    </style:style>
    <style:style style:name="Tabelle100" style:family="table">
      <style:table-properties style:width="16.999cm" table:align="margins"/>
    </style:style>
    <style:style style:name="Tabelle100.A" style:family="table-column">
      <style:table-column-properties style:column-width="3.477cm" style:rel-column-width="13403*"/>
    </style:style>
    <style:style style:name="Tabelle100.B" style:family="table-column">
      <style:table-column-properties style:column-width="13.522cm" style:rel-column-width="52132*"/>
    </style:style>
    <style:style style:name="Tabelle10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0.B1" style:family="table-cell">
      <style:table-cell-properties fo:padding="0.097cm" fo:border="0.002cm solid #000000"/>
    </style:style>
    <style:style style:name="Tabelle100.A2" style:family="table-cell">
      <style:table-cell-properties fo:background-color="#e6e6e6" fo:padding="0.097cm" fo:border-left="0.002cm solid #000000" fo:border-right="none" fo:border-top="none" fo:border-bottom="0.002cm solid #000000">
        <style:background-image/>
      </style:table-cell-properties>
    </style:style>
    <style:style style:name="Tabelle100.B2" style:family="table-cell">
      <style:table-cell-properties fo:padding="0.097cm" fo:border-left="0.002cm solid #000000" fo:border-right="0.002cm solid #000000" fo:border-top="none" fo:border-bottom="0.002cm solid #000000"/>
    </style:style>
    <style:style style:name="Tabelle100.B4" style:family="table-cell" style:data-style-name="N0">
      <style:table-cell-properties fo:padding="0.097cm" fo:border-left="0.002cm solid #000000" fo:border-right="0.002cm solid #000000" fo:border-top="none" fo:border-bottom="0.002cm solid #000000"/>
    </style:style>
    <style:style style:name="Tabelle106" style:family="table">
      <style:table-properties style:width="16.999cm" table:align="margins"/>
    </style:style>
    <style:style style:name="Tabelle106.A" style:family="table-column">
      <style:table-column-properties style:column-width="3.477cm" style:rel-column-width="13403*"/>
    </style:style>
    <style:style style:name="Tabelle106.B" style:family="table-column">
      <style:table-column-properties style:column-width="13.522cm" style:rel-column-width="52132*"/>
    </style:style>
    <style:style style:name="Tabelle10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6.B1" style:family="table-cell">
      <style:table-cell-properties fo:padding="0.097cm" fo:border="0.002cm solid #000000"/>
    </style:style>
    <style:style style:name="Tabelle106.A2" style:family="table-cell">
      <style:table-cell-properties fo:background-color="#e6e6e6" fo:padding="0.097cm" fo:border-left="0.002cm solid #000000" fo:border-right="none" fo:border-top="none" fo:border-bottom="0.002cm solid #000000">
        <style:background-image/>
      </style:table-cell-properties>
    </style:style>
    <style:style style:name="Tabelle106.B2" style:family="table-cell">
      <style:table-cell-properties fo:padding="0.097cm" fo:border-left="0.002cm solid #000000" fo:border-right="0.002cm solid #000000" fo:border-top="none" fo:border-bottom="0.002cm solid #000000"/>
    </style:style>
    <style:style style:name="Tabelle106.B4" style:family="table-cell" style:data-style-name="N0">
      <style:table-cell-properties fo:padding="0.097cm" fo:border-left="0.002cm solid #000000" fo:border-right="0.002cm solid #000000" fo:border-top="none" fo:border-bottom="0.002cm solid #000000"/>
    </style:style>
    <style:style style:name="Tabelle107" style:family="table">
      <style:table-properties style:width="16.999cm" table:align="margins"/>
    </style:style>
    <style:style style:name="Tabelle107.A" style:family="table-column">
      <style:table-column-properties style:column-width="3.477cm" style:rel-column-width="13403*"/>
    </style:style>
    <style:style style:name="Tabelle107.B" style:family="table-column">
      <style:table-column-properties style:column-width="13.522cm" style:rel-column-width="52132*"/>
    </style:style>
    <style:style style:name="Tabelle10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7.B1" style:family="table-cell">
      <style:table-cell-properties fo:padding="0.097cm" fo:border="0.002cm solid #000000"/>
    </style:style>
    <style:style style:name="Tabelle107.A2" style:family="table-cell">
      <style:table-cell-properties fo:background-color="#e6e6e6" fo:padding="0.097cm" fo:border-left="0.002cm solid #000000" fo:border-right="none" fo:border-top="none" fo:border-bottom="0.002cm solid #000000">
        <style:background-image/>
      </style:table-cell-properties>
    </style:style>
    <style:style style:name="Tabelle107.B2" style:family="table-cell">
      <style:table-cell-properties fo:padding="0.097cm" fo:border-left="0.002cm solid #000000" fo:border-right="0.002cm solid #000000" fo:border-top="none" fo:border-bottom="0.002cm solid #000000"/>
    </style:style>
    <style:style style:name="Tabelle109" style:family="table">
      <style:table-properties style:width="16.999cm" table:align="margins"/>
    </style:style>
    <style:style style:name="Tabelle109.A" style:family="table-column">
      <style:table-column-properties style:column-width="3.477cm" style:rel-column-width="13403*"/>
    </style:style>
    <style:style style:name="Tabelle109.B" style:family="table-column">
      <style:table-column-properties style:column-width="13.522cm" style:rel-column-width="52132*"/>
    </style:style>
    <style:style style:name="Tabelle10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9.B1" style:family="table-cell">
      <style:table-cell-properties fo:padding="0.097cm" fo:border="0.002cm solid #000000"/>
    </style:style>
    <style:style style:name="Tabelle109.A2" style:family="table-cell">
      <style:table-cell-properties fo:background-color="#e6e6e6" fo:padding="0.097cm" fo:border-left="0.002cm solid #000000" fo:border-right="none" fo:border-top="none" fo:border-bottom="0.002cm solid #000000">
        <style:background-image/>
      </style:table-cell-properties>
    </style:style>
    <style:style style:name="Tabelle109.B2" style:family="table-cell">
      <style:table-cell-properties fo:padding="0.097cm" fo:border-left="0.002cm solid #000000" fo:border-right="0.002cm solid #000000" fo:border-top="none" fo:border-bottom="0.002cm solid #000000"/>
    </style:style>
    <style:style style:name="Tabelle109.B4" style:family="table-cell" style:data-style-name="N0">
      <style:table-cell-properties fo:padding="0.097cm" fo:border-left="0.002cm solid #000000" fo:border-right="0.002cm solid #000000" fo:border-top="none" fo:border-bottom="0.002cm solid #000000"/>
    </style:style>
    <style:style style:name="Tabelle101" style:family="table">
      <style:table-properties style:width="16.999cm" table:align="margins"/>
    </style:style>
    <style:style style:name="Tabelle101.A" style:family="table-column">
      <style:table-column-properties style:column-width="3.477cm" style:rel-column-width="13403*"/>
    </style:style>
    <style:style style:name="Tabelle101.B" style:family="table-column">
      <style:table-column-properties style:column-width="13.522cm" style:rel-column-width="52132*"/>
    </style:style>
    <style:style style:name="Tabelle10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1.B1" style:family="table-cell">
      <style:table-cell-properties fo:padding="0.097cm" fo:border="0.002cm solid #000000"/>
    </style:style>
    <style:style style:name="Tabelle101.A2" style:family="table-cell">
      <style:table-cell-properties fo:background-color="#e6e6e6" fo:padding="0.097cm" fo:border-left="0.002cm solid #000000" fo:border-right="none" fo:border-top="none" fo:border-bottom="0.002cm solid #000000">
        <style:background-image/>
      </style:table-cell-properties>
    </style:style>
    <style:style style:name="Tabelle101.B2" style:family="table-cell">
      <style:table-cell-properties fo:padding="0.097cm" fo:border-left="0.002cm solid #000000" fo:border-right="0.002cm solid #000000" fo:border-top="none" fo:border-bottom="0.002cm solid #000000"/>
    </style:style>
    <style:style style:name="Tabelle102" style:family="table">
      <style:table-properties style:width="16.999cm" table:align="margins"/>
    </style:style>
    <style:style style:name="Tabelle102.A" style:family="table-column">
      <style:table-column-properties style:column-width="3.477cm" style:rel-column-width="13403*"/>
    </style:style>
    <style:style style:name="Tabelle102.B" style:family="table-column">
      <style:table-column-properties style:column-width="13.522cm" style:rel-column-width="52132*"/>
    </style:style>
    <style:style style:name="Tabelle10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2.B1" style:family="table-cell">
      <style:table-cell-properties fo:padding="0.097cm" fo:border="0.002cm solid #000000"/>
    </style:style>
    <style:style style:name="Tabelle102.A2" style:family="table-cell">
      <style:table-cell-properties fo:background-color="#e6e6e6" fo:padding="0.097cm" fo:border-left="0.002cm solid #000000" fo:border-right="none" fo:border-top="none" fo:border-bottom="0.002cm solid #000000">
        <style:background-image/>
      </style:table-cell-properties>
    </style:style>
    <style:style style:name="Tabelle102.B2" style:family="table-cell">
      <style:table-cell-properties fo:padding="0.097cm" fo:border-left="0.002cm solid #000000" fo:border-right="0.002cm solid #000000" fo:border-top="none" fo:border-bottom="0.002cm solid #000000"/>
    </style:style>
    <style:style style:name="Tabelle110" style:family="table">
      <style:table-properties style:width="16.999cm" table:align="margins"/>
    </style:style>
    <style:style style:name="Tabelle110.A" style:family="table-column">
      <style:table-column-properties style:column-width="3.477cm" style:rel-column-width="13403*"/>
    </style:style>
    <style:style style:name="Tabelle110.B" style:family="table-column">
      <style:table-column-properties style:column-width="13.522cm" style:rel-column-width="52132*"/>
    </style:style>
    <style:style style:name="Tabelle1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10.B1" style:family="table-cell">
      <style:table-cell-properties fo:padding="0.097cm" fo:border="0.002cm solid #000000"/>
    </style:style>
    <style:style style:name="Tabelle110.A2" style:family="table-cell">
      <style:table-cell-properties fo:background-color="#e6e6e6" fo:padding="0.097cm" fo:border-left="0.002cm solid #000000" fo:border-right="none" fo:border-top="none" fo:border-bottom="0.002cm solid #000000">
        <style:background-image/>
      </style:table-cell-properties>
    </style:style>
    <style:style style:name="Tabelle110.B2" style:family="table-cell">
      <style:table-cell-properties fo:padding="0.097cm" fo:border-left="0.002cm solid #000000" fo:border-right="0.002cm solid #000000" fo:border-top="none" fo:border-bottom="0.002cm solid #000000"/>
    </style:style>
    <style:style style:name="Tabelle111" style:family="table">
      <style:table-properties style:width="16.999cm" table:align="margins"/>
    </style:style>
    <style:style style:name="Tabelle111.A" style:family="table-column">
      <style:table-column-properties style:column-width="3.477cm" style:rel-column-width="13403*"/>
    </style:style>
    <style:style style:name="Tabelle111.B" style:family="table-column">
      <style:table-column-properties style:column-width="13.522cm" style:rel-column-width="52132*"/>
    </style:style>
    <style:style style:name="Tabelle11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11.B1" style:family="table-cell">
      <style:table-cell-properties fo:padding="0.097cm" fo:border="0.002cm solid #000000"/>
    </style:style>
    <style:style style:name="Tabelle111.A2" style:family="table-cell">
      <style:table-cell-properties fo:background-color="#e6e6e6" fo:padding="0.097cm" fo:border-left="0.002cm solid #000000" fo:border-right="none" fo:border-top="none" fo:border-bottom="0.002cm solid #000000">
        <style:background-image/>
      </style:table-cell-properties>
    </style:style>
    <style:style style:name="Tabelle111.B2" style:family="table-cell">
      <style:table-cell-properties fo:padding="0.097cm" fo:border-left="0.002cm solid #000000" fo:border-right="0.002cm solid #000000" fo:border-top="none" fo:border-bottom="0.002cm solid #000000"/>
    </style:style>
    <style:style style:name="Tabelle115" style:family="table">
      <style:table-properties style:width="16.999cm" table:align="margins"/>
    </style:style>
    <style:style style:name="Tabelle115.A" style:family="table-column">
      <style:table-column-properties style:column-width="3.477cm" style:rel-column-width="13403*"/>
    </style:style>
    <style:style style:name="Tabelle115.B" style:family="table-column">
      <style:table-column-properties style:column-width="13.522cm" style:rel-column-width="52132*"/>
    </style:style>
    <style:style style:name="Tabelle1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15.B1" style:family="table-cell">
      <style:table-cell-properties fo:padding="0.097cm" fo:border="0.002cm solid #000000"/>
    </style:style>
    <style:style style:name="Tabelle115.A2" style:family="table-cell">
      <style:table-cell-properties fo:background-color="#e6e6e6" fo:padding="0.097cm" fo:border-left="0.002cm solid #000000" fo:border-right="none" fo:border-top="none" fo:border-bottom="0.002cm solid #000000">
        <style:background-image/>
      </style:table-cell-properties>
    </style:style>
    <style:style style:name="Tabelle115.B2" style:family="table-cell">
      <style:table-cell-properties fo:padding="0.097cm" fo:border-left="0.002cm solid #000000" fo:border-right="0.002cm solid #000000" fo:border-top="none" fo:border-bottom="0.002cm solid #000000"/>
    </style:style>
    <style:style style:name="Tabelle112" style:family="table">
      <style:table-properties style:width="16.999cm" table:align="margins"/>
    </style:style>
    <style:style style:name="Tabelle112.A" style:family="table-column">
      <style:table-column-properties style:column-width="3.477cm" style:rel-column-width="13403*"/>
    </style:style>
    <style:style style:name="Tabelle112.B" style:family="table-column">
      <style:table-column-properties style:column-width="13.522cm" style:rel-column-width="52132*"/>
    </style:style>
    <style:style style:name="Tabelle11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12.B1" style:family="table-cell">
      <style:table-cell-properties fo:padding="0.097cm" fo:border="0.002cm solid #000000"/>
    </style:style>
    <style:style style:name="Tabelle112.A2" style:family="table-cell">
      <style:table-cell-properties fo:background-color="#e6e6e6" fo:padding="0.097cm" fo:border-left="0.002cm solid #000000" fo:border-right="none" fo:border-top="none" fo:border-bottom="0.002cm solid #000000">
        <style:background-image/>
      </style:table-cell-properties>
    </style:style>
    <style:style style:name="Tabelle112.B2" style:family="table-cell">
      <style:table-cell-properties fo:padding="0.097cm" fo:border-left="0.002cm solid #000000" fo:border-right="0.002cm solid #000000" fo:border-top="none" fo:border-bottom="0.002cm solid #000000"/>
    </style:style>
    <style:style style:name="P1" style:family="paragraph" style:parent-style-name="Parameter_20_Table_20_Header">
      <style:paragraph-properties fo:background-color="#e6e6e6">
        <style:background-image/>
      </style:paragraph-properties>
    </style:style>
    <style:style style:name="P2" style:family="paragraph" style:parent-style-name="Table_20_Contents">
      <style:paragraph-properties fo:text-align="end" style:justify-single-word="false"/>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Contents_20_3">
      <style:paragraph-properties>
        <style:tab-stops>
          <style:tab-stop style:position="16cm" style:type="right" style:leader-style="dotted" style:leader-text="."/>
        </style:tab-stops>
      </style:paragraph-properties>
    </style:style>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9"/>
    <style:style style:name="P12" style:family="paragraph" style:parent-style-name="Text_20_body" style:list-style-name="L11"/>
    <style:style style:name="P13" style:family="paragraph" style:parent-style-name="Parameter_20_Table_20_Header">
      <style:paragraph-properties fo:background-color="#e6e6e6">
        <style:background-image/>
      </style:paragraph-properties>
    </style:style>
    <style:style style:name="P14" style:family="paragraph" style:parent-style-name="Table_20_Contents" style:list-style-name="L4"/>
    <style:style style:name="P15" style:family="paragraph" style:parent-style-name="Table_20_Contents" style:list-style-name="L8"/>
    <style:style style:name="P16" style:family="paragraph" style:parent-style-name="Table_20_Contents" style:list-style-name="L10"/>
    <style:style style:name="P17" style:family="paragraph" style:parent-style-name="Table_20_Contents" style:list-style-name="L12"/>
    <style:style style:name="P18" style:family="paragraph" style:parent-style-name="Table_20_Contents">
      <style:paragraph-properties fo:text-align="end" style:justify-single-word="false"/>
    </style:style>
    <style:style style:name="P19" style:family="paragraph" style:parent-style-name="Table_20_Contents" style:list-style-name="L1">
      <style:paragraph-properties fo:margin-left="0.499cm" fo:margin-right="0cm" fo:text-indent="-0.499cm" style:auto-text-indent="false">
        <style:tab-stops>
          <style:tab-stop style:position="-0.026cm"/>
        </style:tab-stops>
      </style:paragraph-properties>
    </style:style>
    <style:style style:name="T1"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bookmark text:name="firstHeading"/>Dionysus JSON Interface Specification</text:p>
      <text:p text:style-name="Subtitle">Version 0.4</text:p>
      <text:p text:style-name="Contents_20_Heading">Version History</text:p>
      <table:table table:name="Tabelle36" table:style-name="Tabelle36">
        <table:table-column table:style-name="Tabelle36.A"/>
        <table:table-column table:style-name="Tabelle36.B"/>
        <table:table-column table:style-name="Tabelle36.C"/>
        <table:table-column table:style-name="Tabelle36.D"/>
        <table:table-row>
          <table:table-cell table:style-name="Tabelle36.A1" office:value-type="string">
            <text:p text:style-name="Table_20_Heading">Ver</text:p>
          </table:table-cell>
          <table:table-cell table:style-name="Tabelle36.A1" office:value-type="string">
            <text:p text:style-name="Table_20_Heading">Date</text:p>
          </table:table-cell>
          <table:table-cell table:style-name="Tabelle36.A1" office:value-type="string">
            <text:p text:style-name="Table_20_Heading">Author</text:p>
          </table:table-cell>
          <table:table-cell table:style-name="Tabelle36.D1" office:value-type="string">
            <text:p text:style-name="Table_20_Heading">Changes</text:p>
          </table:table-cell>
        </table:table-row>
        <table:table-row>
          <table:table-cell table:style-name="Tabelle36.A2" office:value-type="string">
            <text:p text:style-name="P2">0.1</text:p>
          </table:table-cell>
          <table:table-cell table:style-name="Tabelle36.B2" office:value-type="date" office:date-value="2009-07-22">
            <text:p text:style-name="Table_20_Contents">2009-07-22</text:p>
          </table:table-cell>
          <table:table-cell table:style-name="Tabelle36.A2" office:value-type="string">
            <text:p text:style-name="Table_20_Contents">Niko Stotz</text:p>
          </table:table-cell>
          <table:table-cell table:style-name="Tabelle36.D2" office:value-type="string">
            <text:p text:style-name="Table_20_Contents">Initial Draft</text:p>
          </table:table-cell>
        </table:table-row>
        <table:table-row>
          <table:table-cell table:style-name="Tabelle36.A2" office:value-type="string">
            <text:p text:style-name="P2">0.2</text:p>
          </table:table-cell>
          <table:table-cell table:style-name="Tabelle36.B2" office:value-type="date" office:date-value="2009-07-24">
            <text:p text:style-name="Table_20_Contents">2009-07-24</text:p>
          </table:table-cell>
          <table:table-cell table:style-name="Tabelle36.A2" office:value-type="string">
            <text:p text:style-name="Table_20_Contents">Niko Stotz</text:p>
          </table:table-cell>
          <table:table-cell table:style-name="Tabelle36.D2" office:value-type="string">
            <text:list xml:id="list30447914" text:style-name="L1">
              <text:list-item>
                <text:p text:style-name="P19">Removed lock and unlock actions (replaced by optimistic locking)</text:p>
              </text:list-item>
              <text:list-item>
                <text:p text:style-name="P19">Added sid: null return value to logout action</text:p>
              </text:list-item>
              <text:list-item>
                <text:p text:style-name="P19">Added case-sensitivity to action and parameter names.</text:p>
              </text:list-item>
              <text:list-item>
                <text:p text:style-name="P19">Added rationale for returning all input parameters.</text:p>
              </text:list-item>
              <text:list-item>
                <text:p text:style-name="P19">Renamed common parameter errorMsg to errorMessage.</text:p>
              </text:list-item>
              <text:list-item>
                <text:p text:style-name="P19">Added common parameter errorCode and errorData.</text:p>
              </text:list-item>
              <text:list-item>
                <text:p text:style-name="P19">Added error definition for all actions.</text:p>
              </text:list-item>
              <text:list-item>
                <text:p text:style-name="P19">Added list output parameter totalCount.</text:p>
              </text:list-item>
              <text:list-item>
                <text:p text:style-name="P19">Added (optimistic) locking and required field to Object.</text:p>
              </text:list-item>
              <text:list-item>
                <text:p text:style-name="P19">Added log action.</text:p>
              </text:list-item>
            </text:list>
          </table:table-cell>
        </table:table-row>
        <table:table-row>
          <table:table-cell table:style-name="Tabelle36.A2" office:value-type="string">
            <text:p text:style-name="P2">0.3</text:p>
          </table:table-cell>
          <table:table-cell table:style-name="Tabelle36.B2" office:value-type="date" office:date-value="2009-08-11">
            <text:p text:style-name="Table_20_Contents">2009-08-11</text:p>
          </table:table-cell>
          <table:table-cell table:style-name="Tabelle36.A2" office:value-type="string">
            <text:p text:style-name="Table_20_Contents">Niko Stotz</text:p>
          </table:table-cell>
          <table:table-cell table:style-name="Tabelle36.D2" office:value-type="string">
            <text:list xml:id="list33130206" text:continue-numbering="true" text:style-name="L1">
              <text:list-item>
                <text:p text:style-name="P19">Reduced amount of headings</text:p>
              </text:list-item>
              <text:list-item>
                <text:p text:style-name="P19">Added example formatting for action, error code, package, parameter.</text:p>
              </text:list-item>
              <text:list-item>
                <text:p text:style-name="P19">Introduced packages and supported package signaling in login action.</text:p>
              </text:list-item>
              <text:list-item>
                <text:p text:style-name="P19">Added internationalization package.</text:p>
              </text:list-item>
              <text:list-item>
                <text:p text:style-name="P19">Added search package</text:p>
              </text:list-item>
              <text:list-item>
                <text:p text:style-name="P19">Changed return parameter of "list" action to "totalCount" (starting lowercase).</text:p>
              </text:list-item>
              <text:list-item>
                <text:p text:style-name="P19">Changed caption of error SORT_DIRECTION_UNKNOWN of "list" action.</text:p>
              </text:list-item>
              <text:list-item>
                <text:p text:style-name="P19">Added clone package.</text:p>
              </text:list-item>
              <text:list-item>
                <text:p text:style-name="P19">Added order package.</text:p>
              </text:list-item>
              <text:list-item>
                <text:p text:style-name="P19">Added history package.</text:p>
              </text:list-item>
              <text:list-item>
                <text:p text:style-name="P19">Added note on examples in introduction.</text:p>
              </text:list-item>
            </text:list>
          </table:table-cell>
        </table:table-row>
        <table:table-row>
          <table:table-cell table:style-name="Tabelle36.A2" office:value-type="string">
            <text:p text:style-name="P2">0.4</text:p>
          </table:table-cell>
          <table:table-cell table:style-name="Tabelle36.B2">
            <text:p text:style-name="Table_20_Contents"/>
          </table:table-cell>
          <table:table-cell table:style-name="Tabelle36.A2" office:value-type="string">
            <text:p text:style-name="Table_20_Contents">Niko Stotz</text:p>
          </table:table-cell>
          <table:table-cell table:style-name="Tabelle36.D2" office:value-type="string">
            <text:list xml:id="list33119802" text:continue-numbering="true" text:style-name="L1">
              <text:list-item>
                <text:p text:style-name="P19">Added common error SESSION_INVALID.</text:p>
              </text:list-item>
            </text:list>
          </table:table-cell>
        </table:table-row>
      </table:table>
      <text:p text:style-name="Standard"/>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ext:soft-page-break/>Table of Contents</text:p>
          </text:index-title>
          <text:p text:style-name="P3">1 Introduction<text:tab/>2</text:p>
          <text:p text:style-name="P3">2 Concepts<text:tab/>3</text:p>
          <text:p text:style-name="P4">2.1 Package<text:tab/>3</text:p>
          <text:p text:style-name="P4">2.2 Action<text:tab/>3</text:p>
          <text:p text:style-name="P4">2.3 Parameter<text:tab/>3</text:p>
          <text:p text:style-name="P4">2.4 OID<text:tab/>3</text:p>
          <text:p text:style-name="P4">2.5 Object Representation in JSON<text:tab/>4</text:p>
          <text:p text:style-name="P4">2.6 Error<text:tab/>6</text:p>
          <text:p text:style-name="P5">2.6.1 Logging<text:tab/>6</text:p>
          <text:p text:style-name="P5">2.6.2 Code<text:tab/>6</text:p>
          <text:p text:style-name="P5">2.6.3 Level<text:tab/>6</text:p>
          <text:p text:style-name="P4">2.7 Locking<text:tab/>7</text:p>
          <text:p text:style-name="P3">3 Calling Scheme<text:tab/>7</text:p>
          <text:p text:style-name="P4">3.1 Base URL<text:tab/>7</text:p>
          <text:p text:style-name="P4">3.2 Action Selection<text:tab/>7</text:p>
          <text:p text:style-name="P4">3.3 Parameter Passing Methods<text:tab/>7</text:p>
          <text:p text:style-name="P5">3.3.1 Request<text:tab/>7</text:p>
          <text:p text:style-name="P5">3.3.2 Response<text:tab/>8</text:p>
          <text:p text:style-name="P3">4 Common Parameters<text:tab/>8</text:p>
          <text:p text:style-name="P4">4.1 Request<text:tab/>8</text:p>
          <text:p text:style-name="P4">4.2 Response<text:tab/>8</text:p>
          <text:p text:style-name="P3">5 Common Error Codes<text:tab/>9</text:p>
          <text:p text:style-name="P3">6 Available Actions per Package<text:tab/>11</text:p>
          <text:p text:style-name="P4">6.1 Base<text:tab/>11</text:p>
          <text:p text:style-name="P5">6.1.1 Login<text:tab/>12</text:p>
          <text:p text:style-name="P5">6.1.2 Logout<text:tab/>14</text:p>
          <text:p text:style-name="P5">6.1.3 List<text:tab/>14</text:p>
          <text:p text:style-name="P5">6.1.4 Read<text:tab/>19</text:p>
          <text:p text:style-name="P5">6.1.5 Update<text:tab/>22</text:p>
          <text:p text:style-name="P5">6.1.6 Create<text:tab/>25</text:p>
          <text:p text:style-name="P5">6.1.7 Delete<text:tab/>26</text:p>
          <text:p text:style-name="P5">6.1.8 Associate<text:tab/>27</text:p>
          <text:p text:style-name="P5">6.1.9 Disassociate<text:tab/>29</text:p>
          <text:p text:style-name="P5">6.1.10 ExecuteActionSet<text:tab/>31</text:p>
          <text:p text:style-name="P5">6.1.11 Log<text:tab/>34</text:p>
          <text:p text:style-name="P4">6.2 Internationalization<text:tab/>35</text:p>
          <text:p text:style-name="P4">6.3 Search<text:tab/>36</text:p>
          <text:p text:style-name="P5">6.3.1 Search<text:tab/>36</text:p>
          <text:p text:style-name="P4">6.4 Clone<text:tab/>41</text:p>
          <text:p text:style-name="P5">6.4.1 Clone<text:tab/>41</text:p>
          <text:p text:style-name="P4">6.5 Order<text:tab/>44</text:p>
          <text:p text:style-name="P5">6.5.1 ReadOrdered<text:tab/>45</text:p>
          <text:p text:style-name="P5">6.5.2 InsertBefore<text:tab/>49</text:p>
          <text:p text:style-name="P5">6.5.3 List<text:tab/>52</text:p>
          <text:p text:style-name="P5">6.5.4 MoveBefore<text:tab/>52</text:p>
          <text:p text:style-name="P4">6.6 History<text:tab/>53</text:p>
          <text:p text:style-name="P5">6.6.1 readHistory<text:tab/>54</text:p>
          <text:p text:style-name="P5">6.6.2 restoreSelected<text:tab/>58</text:p>
          <text:p text:style-name="P5">6.6.3 restoreUntil<text:tab/>59</text:p>
        </text:index-body>
      </text:table-of-content>
      <text:h text:style-name="Heading_20_1" text:outline-level="1"><text:soft-page-break/>Introduction</text:h>
      <text:p text:style-name="Text_20_body">This specification defines the format, available actions and their behavior of the JSON interface between Aphrodite servers and Dionysus clients.</text:p>
      <text:p text:style-name="Text_20_body">The following preconditions are assumed:</text:p>
      <text:list xml:id="list30436091" text:style-name="L2">
        <text:list-item>
          <text:p text:style-name="P6">Communication protocol is HTTP(S).</text:p>
        </text:list-item>
        <text:list-item>
          <text:p text:style-name="P6">Communication physical format is JSON.</text:p>
        </text:list-item>
        <text:list-item>
          <text:p text:style-name="P6">The Dionysus client is loaded from the same server as the JSON requests, avoiding cross-domain security issues.</text:p>
        </text:list-item>
      </text:list>
      <text:p text:style-name="Text_20_body">Examples in this document are for illustration only, they are non-normative. If there's a mismatch between specification and example, the author of this document should be contacted for clarification and correction of further versions.</text:p>
      <text:h text:style-name="Heading_20_1" text:outline-level="1">Concepts</text:h>
      <text:h text:style-name="Heading_20_2" text:outline-level="2">Package</text:h>
      <text:p text:style-name="Text_20_body">This specification is divided into packages. The <text:span text:style-name="Package">base</text:span> package must be implemented by all supported systems, all other packages are optional. If a package is implemented by a system, it must be implemented completely, i. e. no package may be partially implemented. The <text:span text:style-name="Action">login</text:span> action signals which packages are supported by the system.</text:p>
      <text:p text:style-name="Text_20_body">Package names are case-sensitive. They are all-lowercase, concatenating words without separator.</text:p>
      <text:p text:style-name="Text_20_body">In this document, the section label for each package is non-normative. Instead, the normative package name is mentioned in the description text.</text:p>
      <text:p text:style-name="Text_20_body">The font format of a package is <text:span text:style-name="Package">Times, bold</text:span>.</text:p>
      <text:h text:style-name="Heading_20_2" text:outline-level="2">Action</text:h>
      <text:p text:style-name="Text_20_body">Action names are case-sensitive. They start lowercase, with capital first letter for each new word. No other separation between words is allowed. Only the first letter of acronyms in actions names are uppercase.</text:p>
      <text:p text:style-name="Text_20_body">In this document, the section label for each action is non-normative. Instead, the normative action name is mentioned in the description sub-chapter.</text:p>
      <text:p text:style-name="Text_20_body">The font format of an action is <text:span text:style-name="Action">Courier, bold</text:span>.</text:p>
      <text:h text:style-name="Heading_20_2" text:outline-level="2">Parameter</text:h>
      <text:p text:style-name="Text_20_body">Parameter names are case-sensitive. They start lowercase, with capital first letter for each new word. No other separation between words is allowed. Only the first letter of acronyms in parameter names are uppercase.</text:p>
      <text:p text:style-name="Text_20_body">In this document, the section label for each parameter is non-normative. Instead, the normative parameter name is mentioned in the table.</text:p>
      <text:p text:style-name="Text_20_body">If not stated otherwise, all parameters are required.</text:p>
      <text:p text:style-name="Text_20_body">The font format of a parameter is <text:span text:style-name="Parameter">Courier</text:span>.</text:p>
      <text:h text:style-name="Heading_20_2" text:outline-level="2"><text:soft-page-break/>OID</text:h>
      <text:p text:style-name="Text_20_body">The Object Identifier uniquely identifies an object throughout the system. It remains unchanged during the whole lifetime and at all occurrences. It is a string consisting of three parts:</text:p>
      <text:list xml:id="list30453934" text:style-name="L3">
        <text:list-item>
          <text:p text:style-name="P7">The class name of the object.</text:p>
        </text:list-item>
        <text:list-item>
          <text:p text:style-name="P7">A colon (“:”).</text:p>
        </text:list-item>
        <text:list-item>
          <text:p text:style-name="P7">A unique identifier for this instance. This identifier must be unique within this class. It may be globally unique.</text:p>
        </text:list-item>
      </text:list>
      <text:p text:style-name="Text_20_body">The length of an oid must not exceed 255 characters.</text:p>
      <text:p text:style-name="Text_20_body">Examples:</text:p>
      <text:p text:style-name="Example">Movie:123</text:p>
      <text:p text:style-name="Example"/>
      <text:p text:style-name="Example">Person:a03e</text:p>
      <text:h text:style-name="Heading_20_2" text:outline-level="2">Object Representation in JSON</text:h>
      <text:p text:style-name="Text_20_body">Objects are represented in a uniform manner throughout the definition. Referenced objects may be represented by a regular object representation or by a reference. A reference contains only the fields <text:span text:style-name="Parameter">className</text:span>, <text:span text:style-name="Parameter">oid</text:span>, and <text:span text:style-name="Parameter">isReference</text:span>.</text:p>
      <text:p text:style-name="Action_20_Section">Fields</text:p>
      <text:p text:style-name="Action_20_Sub-Section">ClassName</text:p>
      <table:table table:name="Tabelle13" table:style-name="Tabelle13">
        <table:table-column table:style-name="Tabelle13.A"/>
        <table:table-column table:style-name="Tabelle13.B"/>
        <table:table-row>
          <table:table-cell table:style-name="Tabelle13.A1" office:value-type="string">
            <text:p text:style-name="P1">Name</text:p>
          </table:table-cell>
          <table:table-cell table:style-name="Tabelle13.B1" office:value-type="string">
            <text:p text:style-name="Table_20_Contents"><text:span text:style-name="Parameter">className</text:span></text:p>
          </table:table-cell>
        </table:table-row>
        <table:table-row>
          <table:table-cell table:style-name="Tabelle13.A2" office:value-type="string">
            <text:p text:style-name="Parameter_20_Table_20_Header">Type</text:p>
          </table:table-cell>
          <table:table-cell table:style-name="Tabelle13.B2" office:value-type="string">
            <text:p text:style-name="Table_20_Contents">String</text:p>
          </table:table-cell>
        </table:table-row>
        <table:table-row>
          <table:table-cell table:style-name="Tabelle13.A2" office:value-type="string">
            <text:p text:style-name="Parameter_20_Table_20_Header">Description</text:p>
          </table:table-cell>
          <table:table-cell table:style-name="Tabelle13.B2" office:value-type="string">
            <text:p text:style-name="Table_20_Contents">The name of the class of this object.</text:p>
          </table:table-cell>
        </table:table-row>
        <table:table-row>
          <table:table-cell table:style-name="Tabelle13.A2" office:value-type="string">
            <text:p text:style-name="Parameter_20_Table_20_Header">Example Value</text:p>
          </table:table-cell>
          <table:table-cell table:style-name="Tabelle13.B2" office:value-type="string">
            <text:p text:style-name="Example">"Movie"</text:p>
          </table:table-cell>
        </table:table-row>
      </table:table>
      <text:p text:style-name="Action_20_Sub-Section">Oid</text:p>
      <table:table table:name="Tabelle14" table:style-name="Tabelle14">
        <table:table-column table:style-name="Tabelle14.A"/>
        <table:table-column table:style-name="Tabelle14.B"/>
        <table:table-row>
          <table:table-cell table:style-name="Tabelle14.A1" office:value-type="string">
            <text:p text:style-name="P1">Name</text:p>
          </table:table-cell>
          <table:table-cell table:style-name="Tabelle14.B1" office:value-type="string">
            <text:p text:style-name="Table_20_Contents"><text:span text:style-name="Parameter">oid</text:span></text:p>
          </table:table-cell>
        </table:table-row>
        <table:table-row>
          <table:table-cell table:style-name="Tabelle14.A2" office:value-type="string">
            <text:p text:style-name="Parameter_20_Table_20_Header">Type</text:p>
          </table:table-cell>
          <table:table-cell table:style-name="Tabelle14.B2" office:value-type="string">
            <text:p text:style-name="Table_20_Contents">String</text:p>
          </table:table-cell>
        </table:table-row>
        <table:table-row>
          <table:table-cell table:style-name="Tabelle14.A2" office:value-type="string">
            <text:p text:style-name="Parameter_20_Table_20_Header">Description</text:p>
          </table:table-cell>
          <table:table-cell table:style-name="Tabelle14.B2" office:value-type="string">
            <text:p text:style-name="Table_20_Contents">The oid of this object.</text:p>
          </table:table-cell>
        </table:table-row>
        <table:table-row>
          <table:table-cell table:style-name="Tabelle14.A2" office:value-type="string">
            <text:p text:style-name="Parameter_20_Table_20_Header">Example Value</text:p>
          </table:table-cell>
          <table:table-cell table:style-name="Tabelle14.B2" office:value-type="string">
            <text:p text:style-name="Example">"Movie:123"</text:p>
          </table:table-cell>
        </table:table-row>
      </table:table>
      <text:p text:style-name="Action_20_Sub-Section">IsReference</text:p>
      <table:table table:name="Tabelle15" table:style-name="Tabelle15">
        <table:table-column table:style-name="Tabelle15.A"/>
        <table:table-column table:style-name="Tabelle15.B"/>
        <table:table-row>
          <table:table-cell table:style-name="Tabelle15.A1" office:value-type="string">
            <text:p text:style-name="P1">Name</text:p>
          </table:table-cell>
          <table:table-cell table:style-name="Tabelle15.B1" office:value-type="string">
            <text:p text:style-name="Table_20_Contents"><text:span text:style-name="Parameter">isReference</text:span></text:p>
          </table:table-cell>
        </table:table-row>
        <table:table-row>
          <table:table-cell table:style-name="Tabelle15.A2" office:value-type="string">
            <text:p text:style-name="Parameter_20_Table_20_Header">Type</text:p>
          </table:table-cell>
          <table:table-cell table:style-name="Tabelle15.B2" office:value-type="string">
            <text:p text:style-name="Table_20_Contents">boolean</text:p>
          </table:table-cell>
        </table:table-row>
        <table:table-row>
          <table:table-cell table:style-name="Tabelle15.A2" office:value-type="string">
            <text:p text:style-name="Parameter_20_Table_20_Header">Description</text:p>
          </table:table-cell>
          <table:table-cell table:style-name="Tabelle15.B2" office:value-type="string">
            <text:p text:style-name="Table_20_Contents">Whether this is only a reference (value true) or a complete object (value false).</text:p>
          </table:table-cell>
        </table:table-row>
        <table:table-row>
          <table:table-cell table:style-name="Tabelle15.A2" office:value-type="string">
            <text:p text:style-name="Parameter_20_Table_20_Header">Example Value</text:p>
          </table:table-cell>
          <table:table-cell table:style-name="Tabelle15.B2" office:value-type="string">
            <text:p text:style-name="Example">true</text:p>
          </table:table-cell>
        </table:table-row>
      </table:table>
      <text:p text:style-name="Action_20_Sub-Section"><text:soft-page-break/>LastChange</text:p>
      <table:table table:name="Tabelle53" table:style-name="Tabelle53">
        <table:table-column table:style-name="Tabelle53.A"/>
        <table:table-column table:style-name="Tabelle53.B"/>
        <table:table-row>
          <table:table-cell table:style-name="Tabelle53.A1" office:value-type="string">
            <text:p text:style-name="P1">Name</text:p>
          </table:table-cell>
          <table:table-cell table:style-name="Tabelle53.B1" office:value-type="string">
            <text:p text:style-name="Table_20_Contents"><text:span text:style-name="Parameter">lastChange</text:span></text:p>
          </table:table-cell>
        </table:table-row>
        <table:table-row>
          <table:table-cell table:style-name="Tabelle53.A2" office:value-type="string">
            <text:p text:style-name="Parameter_20_Table_20_Header">Type</text:p>
          </table:table-cell>
          <table:table-cell table:style-name="Tabelle53.B2" office:value-type="string">
            <text:p text:style-name="Table_20_Contents">long</text:p>
          </table:table-cell>
        </table:table-row>
        <table:table-row>
          <table:table-cell table:style-name="Tabelle53.A2" office:value-type="string">
            <text:p text:style-name="Parameter_20_Table_20_Header">Description</text:p>
          </table:table-cell>
          <table:table-cell table:style-name="Tabelle53.B2" office:value-type="string">
            <text:p text:style-name="Table_20_Contents">A timestamp defining the point in time of the last change of the object. It has to be sufficient resolution to ensure no two changes are persisted at the same timestamp.</text:p>
          </table:table-cell>
        </table:table-row>
        <table:table-row>
          <table:table-cell table:style-name="Tabelle53.A2" office:value-type="string">
            <text:p text:style-name="Parameter_20_Table_20_Header">Example Value</text:p>
          </table:table-cell>
          <table:table-cell table:style-name="Tabelle53.B4" office:value-type="float" office:value="1234567890">
            <text:p text:style-name="Example">1234567890</text:p>
          </table:table-cell>
        </table:table-row>
      </table:table>
      <text:p text:style-name="Action_20_Sub-Section">Attributes</text:p>
      <table:table table:name="Tabelle16" table:style-name="Tabelle16">
        <table:table-column table:style-name="Tabelle16.A"/>
        <table:table-column table:style-name="Tabelle16.B"/>
        <table:table-row>
          <table:table-cell table:style-name="Tabelle16.A1" office:value-type="string">
            <text:p text:style-name="P1">Name</text:p>
          </table:table-cell>
          <table:table-cell table:style-name="Tabelle16.B1" office:value-type="string">
            <text:p text:style-name="Table_20_Contents"><text:span text:style-name="Parameter">attributes</text:span></text:p>
          </table:table-cell>
        </table:table-row>
        <table:table-row>
          <table:table-cell table:style-name="Tabelle16.A2" office:value-type="string">
            <text:p text:style-name="Parameter_20_Table_20_Header">Type</text:p>
          </table:table-cell>
          <table:table-cell table:style-name="Tabelle16.B2" office:value-type="string">
            <text:p text:style-name="Table_20_Contents">Map of Variant</text:p>
          </table:table-cell>
        </table:table-row>
        <table:table-row>
          <table:table-cell table:style-name="Tabelle16.A2" office:value-type="string">
            <text:p text:style-name="Parameter_20_Table_20_Header">Description</text:p>
          </table:table-cell>
          <table:table-cell table:style-name="Tabelle16.B2" office:value-type="string">
            <text:p text:style-name="Table_20_Contents">This map contains all attributes of this object. The key to the map is the attribute name, the value is it's value in the most appropriate JSON format (i. e. .String, boolean, number, null, array (for multivalued objects or references), object, or reference).</text:p>
          </table:table-cell>
        </table:table-row>
        <table:table-row>
          <table:table-cell table:style-name="Tabelle16.A2" office:value-type="string">
            <text:p text:style-name="Parameter_20_Table_20_Header">Example Value</text:p>
          </table:table-cell>
          <table:table-cell table:style-name="Tabelle16.B2" office:value-type="string">
            <text:p text:style-name="Example">{</text:p>
            <text:p text:style-name="Example"><text:tab/>"id": 123,</text:p>
            <text:p text:style-name="Example"><text:tab/>"title": "The Matrix",</text:p>
            <text:p text:style-name="Example"><text:tab/>"yearOfPublishing": 1999,</text:p>
            <text:p text:style-name="Example"><text:tab/>"groundbreaking": true,</text:p>
            <text:p text:style-name="Example"><text:tab/>"director": {</text:p>
            <text:p text:style-name="Example"><text:tab/><text:tab/>"className": "Person",</text:p>
            <text:p text:style-name="Example"><text:tab/><text:tab/>"oid": "Person:234",</text:p>
            <text:p text:style-name="Example"><text:tab/><text:tab/>"isReference": false,</text:p>
            <text:p text:style-name="Example"><text:tab/><text:tab/>"lastChange": 1234567891,</text:p>
            <text:p text:style-name="Example"><text:tab/><text:tab/>"attributes": {</text:p>
            <text:p text:style-name="Example"><text:tab/><text:tab/><text:tab/>"id": 234,</text:p>
            <text:p text:style-name="Example"><text:tab/><text:tab/><text:tab/>"name": "The Wachowski Brothers",</text:p>
            <text:p text:style-name="Example"><text:tab/><text:tab/><text:tab/>"numberOfPersons": 2</text:p>
            <text:p text:style-name="Example"><text:tab/><text:tab/>}</text:p>
            <text:p text:style-name="Example"><text:tab/>},</text:p>
            <text:p text:style-name="Example"><text:tab/>"actors": [</text:p>
            <text:p text:style-name="Example"><text:tab/><text:tab/>{</text:p>
            <text:p text:style-name="Example"><text:tab/><text:tab/><text:tab/>"className": "Person",</text:p>
            <text:p text:style-name="Example"><text:tab/><text:tab/><text:tab/>"oid": "Person:345",</text:p>
            <text:p text:style-name="Example"><text:tab/><text:tab/><text:tab/>"isReference": true</text:p>
            <text:p text:style-name="Example"><text:tab/><text:tab/>},</text:p>
            <text:p text:style-name="Example"><text:tab/><text:tab/>{</text:p>
            <text:p text:style-name="Example"><text:tab/><text:tab/><text:tab/>"className": "Person",</text:p>
            <text:p text:style-name="Example"><text:tab/><text:tab/><text:tab/>"oid": "Person:346",</text:p>
            <text:p text:style-name="Example"><text:tab/><text:tab/><text:tab/>"isReference": true</text:p>
            <text:p text:style-name="Example"><text:tab/><text:tab/>}</text:p>
            <text:p text:style-name="Example"><text:tab/>]</text:p>
            <text:p text:style-name="Example">}</text:p>
          </table:table-cell>
        </table:table-row>
      </table:table>
      <text:p text:style-name="Action_20_Section">Example</text:p>
      <text:p text:style-name="Example">{</text:p>
      <text:p text:style-name="Example"><text:tab/>"className": "Movie",</text:p>
      <text:p text:style-name="Example"><text:tab/>"oid": "Movie:123",</text:p>
      <text:p text:style-name="Example"><text:tab/>"isReference": false,</text:p>
      <text:p text:style-name="Example"><text:tab/>"lastChange": 1234567890,</text:p>
      <text:p text:style-name="Example"><text:soft-page-break/><text:tab/>"attributes": {</text:p>
      <text:p text:style-name="Example"><text:tab/><text:tab/>"id": 123,</text:p>
      <text:p text:style-name="Example"><text:tab/><text:tab/>"title": "The Matrix",</text:p>
      <text:p text:style-name="Example"><text:tab/><text:tab/>"yearOfPublishing": 1999,</text:p>
      <text:p text:style-name="Example"><text:tab/><text:tab/>"groundbreaking": true,</text:p>
      <text:p text:style-name="Example"><text:tab/><text:tab/>"director": {</text:p>
      <text:p text:style-name="Example"><text:tab/><text:tab/><text:tab/>"className": "Person",</text:p>
      <text:p text:style-name="Example"><text:tab/><text:tab/><text:tab/>"oid": "Person:234",</text:p>
      <text:p text:style-name="Example"><text:tab/><text:tab/><text:tab/>"isReference": false,</text:p>
      <text:p text:style-name="Example"><text:tab/><text:tab/><text:tab/>"lastChange": 1234567891,</text:p>
      <text:p text:style-name="Example"><text:tab/><text:tab/><text:tab/>"attributes": {</text:p>
      <text:p text:style-name="Example"><text:tab/><text:tab/><text:tab/><text:tab/>"id": 234,</text:p>
      <text:p text:style-name="Example"><text:tab/><text:tab/><text:tab/><text:tab/>"name": "The Wachowski Brothers",</text:p>
      <text:p text:style-name="Example"><text:tab/><text:tab/><text:tab/><text:tab/>"numberOfPersons": 2</text:p>
      <text:p text:style-name="Example"><text:tab/><text:tab/><text:tab/>}</text:p>
      <text:p text:style-name="Example"><text:tab/><text:tab/>},</text:p>
      <text:p text:style-name="Example"><text:tab/><text:tab/>"actors": [</text:p>
      <text:p text:style-name="Example"><text:tab/><text:tab/><text:tab/>{</text:p>
      <text:p text:style-name="Example"><text:tab/><text:tab/><text:tab/><text:tab/>"className": "Person",</text:p>
      <text:p text:style-name="Example"><text:tab/><text:tab/><text:tab/><text:tab/>"oid": "Person:345",</text:p>
      <text:p text:style-name="Example"><text:tab/><text:tab/><text:tab/><text:tab/>"isReference": true</text:p>
      <text:p text:style-name="Example"><text:tab/><text:tab/><text:tab/>},</text:p>
      <text:p text:style-name="Example"><text:tab/><text:tab/><text:tab/>{</text:p>
      <text:p text:style-name="Example"><text:tab/><text:tab/><text:tab/><text:tab/>"className": "Person",</text:p>
      <text:p text:style-name="Example"><text:tab/><text:tab/><text:tab/><text:tab/>"oid": "Person:346",</text:p>
      <text:p text:style-name="Example"><text:tab/><text:tab/><text:tab/><text:tab/>"isReference": true</text:p>
      <text:p text:style-name="Example"><text:tab/><text:tab/><text:tab/>}</text:p>
      <text:p text:style-name="Example"><text:tab/><text:tab/>]</text:p>
      <text:p text:style-name="Example"><text:tab/>}</text:p>
      <text:p text:style-name="Example">}</text:p>
      <text:h text:style-name="Heading_20_2" text:outline-level="2"><text:bookmark-start text:name="__RefHeading__36173036"/>Error<text:bookmark-end text:name="__RefHeading__36173036"/></text:h>
      <text:h text:style-name="Heading_20_3" text:outline-level="3">Logging</text:h>
      <text:p text:style-name="Text_20_body">Errors must be logged by the back-end. The front-end must not send the errors back to the back-end for logging.</text:p>
      <text:h text:style-name="Heading_20_3" text:outline-level="3">Code</text:h>
      <text:p text:style-name="Text_20_body">The error code is returned by the back-end on any erroneous outcome of an action. Only error codes described in this document described for each action or as common error code are valid for the corresponding action.</text:p>
      <text:p text:style-name="Text_20_body">Error code names are case-sensitive. They are all uppercase, words delimited by underscore. No other separation between words is allowed. The name should be of the form "noun_verb".</text:p>
      <text:p text:style-name="Text_20_body">Returning error codes implies setting the <text:span text:style-name="Parameter">success</text:span> output parameter to false.</text:p>
      <text:p text:style-name="Text_20_body">The font format of an error code is <text:span text:style-name="ErrorCode">ARIAL, ALL UPPERCASE</text:span>.</text:p>
      <text:h text:style-name="Heading_20_3" text:outline-level="3">Level</text:h>
      <text:p text:style-name="Text_20_body">Each error code has an error level assigned, describing how to react on this error.</text:p>
      <text:list xml:id="list30425815" text:style-name="L4">
        <text:list-item>
          <text:p text:style-name="P14">Warning<text:line-break/>A warning means that something went wrong during the execution of the action, but it can be considered successful. The user should be informed, but no further action is necessary.</text:p>
        </text:list-item>
        <text:list-item>
          <text:p text:style-name="P14">Error<text:line-break/>An error means the action was not executed successfully, but the application still is stable. <text:soft-page-break/>The user should be informed. Resubmitting the action may succeed, but should only be triggered by the user.</text:p>
        </text:list-item>
        <text:list-item>
          <text:p text:style-name="P14">Fatal<text:line-break/>A fatal error means the back-end entered an unstable state. It may not be able to process further requests. The user should be informed and the application should be restarted. This may or may not succeed.</text:p>
        </text:list-item>
      </text:list>
      <text:h text:style-name="Heading_20_2" text:outline-level="2"><text:bookmark-start text:name="__RefHeading__36132625"/>Locking<text:bookmark-end text:name="__RefHeading__36132625"/></text:h>
      <text:p text:style-name="Text_20_body">Dionysus assumes optimistic locking. The basic process works as follows:</text:p>
      <text:list xml:id="list30435659" text:style-name="L5">
        <text:list-item>
          <text:p text:style-name="P8">For each object, the server returns a timestamp stating the last change to the object.</text:p>
        </text:list-item>
        <text:list-item>
          <text:p text:style-name="P8">On each changing action, the client sends the timestamp it received for this object.</text:p>
        </text:list-item>
        <text:list-item>
          <text:p text:style-name="P8">The server checks the sent timestamp against the timestamp it has saved for the object.</text:p>
        </text:list-item>
        <text:list-item>
          <text:p text:style-name="P8">If the timestamps are equal, no changes have been made to to object since last load by the client and the server commits the changes. This commit sets the timestamp to the current time.</text:p>
        </text:list-item>
        <text:list-item>
          <text:p text:style-name="P8">If the timestamps are not equal, someone else changed the object since last load by the user. The server returns an error and the current state of the object.</text:p>
        </text:list-item>
        <text:list-item>
          <text:p text:style-name="P8">The client compares the returned values against the original values received in step one.</text:p>
        </text:list-item>
        <text:list-item>
          <text:p text:style-name="P8">For each differing value also changed by the client, the client displays the changed value of the server and the changed value of the client to the user, asking for merging the conflict.</text:p>
        </text:list-item>
        <text:list-item>
          <text:p text:style-name="P8">The client sends all the changed (and maybe merged) values again to the server, including a flag stating a merge was done.</text:p>
        </text:list-item>
        <text:list-item>
          <text:p text:style-name="P8">The server commits the changes.</text:p>
        </text:list-item>
      </text:list>
      <text:p text:style-name="Text_20_body">Currently, locking only applies to simple attribute changes. It may be expanded to associate/disassociate in future versions.</text:p>
      <text:p text:style-name="Text_20_body">As all timestamps are created and evaluated by the server, we avoid time synchronization issues.</text:p>
      <text:h text:style-name="Heading_20_1" text:outline-level="1">Calling Scheme</text:h>
      <text:h text:style-name="Heading_20_2" text:outline-level="2">Base URL</text:h>
      <text:p text:style-name="Text_20_body">All JSON requests are executed relative to one base URL. This URL must be defined relative to the base URL of the Dionysus client. It must not contain a protocol specification, leading to automatic adaption of HTTPS security if required. If the client accesses the server from more than one URL, it is the client's responsibility to adjust the base URL accordingly.</text:p>
      <text:h text:style-name="Heading_20_2" text:outline-level="2">Action Selection</text:h>
      <text:p text:style-name="Text_20_body">The selected action is passed to the server as string in the parameter <text:span text:style-name="Parameter">action</text:span>.</text:p>
      <text:h text:style-name="Heading_20_2" text:outline-level="2">Parameter Passing Methods</text:h>
      <text:h text:style-name="Heading_20_3" text:outline-level="3">Request</text:h>
      <text:p text:style-name="Text_20_body">The following three methods of passing request parameters must be supported:</text:p>
      <text:list xml:id="list30444535" text:style-name="L6">
        <text:list-item>
          <text:p text:style-name="P9"><text:soft-page-break/>HTTP GET<text:line-break/>each parameter is one HTTP GET parameter. If the value of a parameter is non-atomic, it is encoded as JSON and the serialized JSON string is the value of this parameter.</text:p>
        </text:list-item>
        <text:list-item>
          <text:p text:style-name="P9">HTTP POST<text:line-break/>each parameter is one HTTP POST parameter. If the value of a parameter is non-atomic, it is encoded as JSON and the serialized JSON string is the value of this parameter.</text:p>
        </text:list-item>
        <text:list-item>
          <text:p text:style-name="P9">HTTP request body as JSON<text:line-break/>each parameter is a key in the root JSON map passed as request body to the server. If the value of a parameter is non-atomic, it is contained in the JSON structure.</text:p>
        </text:list-item>
      </text:list>
      <text:p text:style-name="Text_20_body">The server may support mixed parameter methods (e. g. passing two parameters as GET and one as POST).</text:p>
      <text:h text:style-name="Heading_20_3" text:outline-level="3">Response</text:h>
      <text:p text:style-name="Text_20_body">All response parameters must be encoded as JSON and be passed as body of the response.</text:p>
      <text:h text:style-name="Heading_20_1" text:outline-level="1">Common Parameters</text:h>
      <text:h text:style-name="Heading_20_2" text:outline-level="2">Request</text:h>
      <text:p text:style-name="Action_20_Sub-Section">Action</text:p>
      <table:table table:name="Tabelle1" table:style-name="Tabelle1">
        <table:table-column table:style-name="Tabelle1.A"/>
        <table:table-column table:style-name="Tabelle1.B"/>
        <table:table-row>
          <table:table-cell table:style-name="Tabelle1.A1" office:value-type="string">
            <text:p text:style-name="P1">Name</text:p>
          </table:table-cell>
          <table:table-cell table:style-name="Tabelle1.B1" office:value-type="string">
            <text:p text:style-name="Table_20_Contents"><text:span text:style-name="Parameter">action</text:span></text:p>
          </table:table-cell>
        </table:table-row>
        <table:table-row>
          <table:table-cell table:style-name="Tabelle1.A2" office:value-type="string">
            <text:p text:style-name="Parameter_20_Table_20_Header">Type</text:p>
          </table:table-cell>
          <table:table-cell table:style-name="Tabelle1.B2" office:value-type="string">
            <text:p text:style-name="Table_20_Contents">String</text:p>
          </table:table-cell>
        </table:table-row>
        <table:table-row>
          <table:table-cell table:style-name="Tabelle1.A2" office:value-type="string">
            <text:p text:style-name="Parameter_20_Table_20_Header">Description</text:p>
          </table:table-cell>
          <table:table-cell table:style-name="Tabelle1.B2" office:value-type="string">
            <text:p text:style-name="Table_20_Contents">The action to execute. Must be one of the actions defined in this document.</text:p>
          </table:table-cell>
        </table:table-row>
        <table:table-row>
          <table:table-cell table:style-name="Tabelle1.A2" office:value-type="string">
            <text:p text:style-name="Parameter_20_Table_20_Header">Example Value</text:p>
          </table:table-cell>
          <table:table-cell table:style-name="Tabelle1.B2" office:value-type="string">
            <text:p text:style-name="Example">"login"</text:p>
          </table:table-cell>
        </table:table-row>
      </table:table>
      <text:p text:style-name="Action_20_Sub-Section">Sid</text:p>
      <table:table table:name="Tabelle20" table:style-name="Tabelle20">
        <table:table-column table:style-name="Tabelle20.A"/>
        <table:table-column table:style-name="Tabelle20.B"/>
        <table:table-row>
          <table:table-cell table:style-name="Tabelle20.A1" office:value-type="string">
            <text:p text:style-name="P1">Name</text:p>
          </table:table-cell>
          <table:table-cell table:style-name="Tabelle20.B1" office:value-type="string">
            <text:p text:style-name="Table_20_Contents"><text:span text:style-name="Parameter">sid</text:span></text:p>
          </table:table-cell>
        </table:table-row>
        <table:table-row>
          <table:table-cell table:style-name="Tabelle20.A2" office:value-type="string">
            <text:p text:style-name="Parameter_20_Table_20_Header">Type</text:p>
          </table:table-cell>
          <table:table-cell table:style-name="Tabelle20.B2" office:value-type="string">
            <text:p text:style-name="Table_20_Contents">String</text:p>
          </table:table-cell>
        </table:table-row>
        <table:table-row>
          <table:table-cell table:style-name="Tabelle20.A2" office:value-type="string">
            <text:p text:style-name="Parameter_20_Table_20_Header">Description</text:p>
          </table:table-cell>
          <table:table-cell table:style-name="Tabelle20.B2" office:value-type="string">
            <text:p text:style-name="Table_20_Contents">The session ID of the current user session. Is established by the <text:span text:style-name="Action">login</text:span> action and passed to all subsequent requests.</text:p>
          </table:table-cell>
        </table:table-row>
        <table:table-row>
          <table:table-cell table:style-name="Tabelle20.A2" office:value-type="string">
            <text:p text:style-name="Parameter_20_Table_20_Header">Example Value</text:p>
          </table:table-cell>
          <table:table-cell table:style-name="Tabelle20.B2" office:value-type="string">
            <text:p text:style-name="Example">"cd65fec9bce4d7ec74e341a9031f8966"</text:p>
          </table:table-cell>
        </table:table-row>
      </table:table>
      <text:h text:style-name="Heading_20_2" text:outline-level="2">Response</text:h>
      <text:p text:style-name="Text_20_body">All input parameters are passed back as output parameters. Rationale:</text:p>
      <text:list xml:id="list30448600" text:style-name="L7">
        <text:list-item>
          <text:p text:style-name="P10">The input data is often required when processing the response.</text:p>
        </text:list-item>
        <text:list-item>
          <text:p text:style-name="P10">During <text:span text:style-name="Action">executeActionSet</text:span>, the input parameter might be a placeholder, but the corresponding output parameter is replaced by the actual oid.</text:p>
        </text:list-item>
      </text:list>
      <text:p text:style-name="Action_20_Sub-Section"><text:soft-page-break/>Success</text:p>
      <table:table table:name="Tabelle3" table:style-name="Tabelle3">
        <table:table-column table:style-name="Tabelle3.A"/>
        <table:table-column table:style-name="Tabelle3.B"/>
        <table:table-row>
          <table:table-cell table:style-name="Tabelle3.A1" office:value-type="string">
            <text:p text:style-name="P1">Name</text:p>
          </table:table-cell>
          <table:table-cell table:style-name="Tabelle3.B1" office:value-type="string">
            <text:p text:style-name="Table_20_Contents"><text:span text:style-name="Parameter">success</text:span></text:p>
          </table:table-cell>
        </table:table-row>
        <table:table-row>
          <table:table-cell table:style-name="Tabelle3.A2" office:value-type="string">
            <text:p text:style-name="Parameter_20_Table_20_Header">Type</text:p>
          </table:table-cell>
          <table:table-cell table:style-name="Tabelle3.B2" office:value-type="string">
            <text:p text:style-name="Table_20_Contents">boolean</text:p>
          </table:table-cell>
        </table:table-row>
        <table:table-row>
          <table:table-cell table:style-name="Tabelle3.A2" office:value-type="string">
            <text:p text:style-name="Parameter_20_Table_20_Header">Description</text:p>
          </table:table-cell>
          <table:table-cell table:style-name="Tabelle3.B2" office:value-type="string">
            <text:p text:style-name="Table_20_Contents">Whether the action completed successfully. Refer to section <text:bookmark-ref text:reference-format="chapter" text:ref-name="__RefHeading__36173036">2.6</text:bookmark-ref> for details.</text:p>
          </table:table-cell>
        </table:table-row>
        <table:table-row>
          <table:table-cell table:style-name="Tabelle3.A2" office:value-type="string">
            <text:p text:style-name="Parameter_20_Table_20_Header">Example Value</text:p>
          </table:table-cell>
          <table:table-cell table:style-name="Tabelle3.B2" office:value-type="string">
            <text:p text:style-name="Example">true</text:p>
          </table:table-cell>
        </table:table-row>
      </table:table>
      <text:p text:style-name="Action_20_Sub-Section">ErrorMessage</text:p>
      <table:table table:name="Tabelle4" table:style-name="Tabelle4">
        <table:table-column table:style-name="Tabelle4.A"/>
        <table:table-column table:style-name="Tabelle4.B"/>
        <table:table-row>
          <table:table-cell table:style-name="Tabelle4.A1" office:value-type="string">
            <text:p text:style-name="P1">Name</text:p>
          </table:table-cell>
          <table:table-cell table:style-name="Tabelle4.B1" office:value-type="string">
            <text:p text:style-name="Table_20_Contents"><text:span text:style-name="Parameter">errorMessage</text:span></text:p>
          </table:table-cell>
        </table:table-row>
        <table:table-row>
          <table:table-cell table:style-name="Tabelle4.A2" office:value-type="string">
            <text:p text:style-name="Parameter_20_Table_20_Header">Type</text:p>
          </table:table-cell>
          <table:table-cell table:style-name="Tabelle4.B2" office:value-type="string">
            <text:p text:style-name="Table_20_Contents">String</text:p>
          </table:table-cell>
        </table:table-row>
        <table:table-row>
          <table:table-cell table:style-name="Tabelle4.A2" office:value-type="string">
            <text:p text:style-name="Parameter_20_Table_20_Header">Description</text:p>
          </table:table-cell>
          <table:table-cell table:style-name="Tabelle4.B2" office:value-type="string">
            <text:p text:style-name="Table_20_Contents">Required if success == false. Contains an error message which is displayed to the user.</text:p>
          </table:table-cell>
        </table:table-row>
        <table:table-row>
          <table:table-cell table:style-name="Tabelle4.A2" office:value-type="string">
            <text:p text:style-name="Parameter_20_Table_20_Header">Example Value</text:p>
          </table:table-cell>
          <table:table-cell table:style-name="Tabelle4.B2" office:value-type="string">
            <text:p text:style-name="Example">"No object with this OID found."</text:p>
          </table:table-cell>
        </table:table-row>
      </table:table>
      <text:p text:style-name="Action_20_Sub-Section">ErrorCode</text:p>
      <table:table table:name="Tabelle38" table:style-name="Tabelle38">
        <table:table-column table:style-name="Tabelle38.A"/>
        <table:table-column table:style-name="Tabelle38.B"/>
        <table:table-row>
          <table:table-cell table:style-name="Tabelle38.A1" office:value-type="string">
            <text:p text:style-name="P1">Name</text:p>
          </table:table-cell>
          <table:table-cell table:style-name="Tabelle38.B1" office:value-type="string">
            <text:p text:style-name="Table_20_Contents"><text:span text:style-name="Parameter">errorCode</text:span></text:p>
          </table:table-cell>
        </table:table-row>
        <table:table-row>
          <table:table-cell table:style-name="Tabelle38.A2" office:value-type="string">
            <text:p text:style-name="Parameter_20_Table_20_Header">Type</text:p>
          </table:table-cell>
          <table:table-cell table:style-name="Tabelle38.B2" office:value-type="string">
            <text:p text:style-name="Table_20_Contents">String</text:p>
          </table:table-cell>
        </table:table-row>
        <table:table-row>
          <table:table-cell table:style-name="Tabelle38.A2" office:value-type="string">
            <text:p text:style-name="Parameter_20_Table_20_Header">Description</text:p>
          </table:table-cell>
          <table:table-cell table:style-name="Tabelle38.B2" office:value-type="string">
            <text:p text:style-name="Table_20_Contents">Required if success == false. Contains an error code, describing the type of error. Must be one of the error codes defined in this document.</text:p>
          </table:table-cell>
        </table:table-row>
        <table:table-row>
          <table:table-cell table:style-name="Tabelle38.A2" office:value-type="string">
            <text:p text:style-name="Parameter_20_Table_20_Header">Example Value</text:p>
          </table:table-cell>
          <table:table-cell table:style-name="Tabelle38.B2" office:value-type="string">
            <text:p text:style-name="Example">"INVALID_OID"</text:p>
          </table:table-cell>
        </table:table-row>
      </table:table>
      <text:p text:style-name="Action_20_Sub-Section">ErrorData</text:p>
      <table:table table:name="Tabelle43" table:style-name="Tabelle43">
        <table:table-column table:style-name="Tabelle43.A"/>
        <table:table-column table:style-name="Tabelle43.B"/>
        <table:table-row>
          <table:table-cell table:style-name="Tabelle43.A1" office:value-type="string">
            <text:p text:style-name="P1">Name</text:p>
          </table:table-cell>
          <table:table-cell table:style-name="Tabelle43.B1" office:value-type="string">
            <text:p text:style-name="Table_20_Contents"><text:span text:style-name="Parameter">errorData</text:span></text:p>
          </table:table-cell>
        </table:table-row>
        <table:table-row>
          <table:table-cell table:style-name="Tabelle43.A2" office:value-type="string">
            <text:p text:style-name="Parameter_20_Table_20_Header">Type</text:p>
          </table:table-cell>
          <table:table-cell table:style-name="Tabelle43.B2" office:value-type="string">
            <text:p text:style-name="Table_20_Contents">Map of Variant</text:p>
          </table:table-cell>
        </table:table-row>
        <table:table-row>
          <table:table-cell table:style-name="Tabelle43.A2" office:value-type="string">
            <text:p text:style-name="Parameter_20_Table_20_Header">Description</text:p>
          </table:table-cell>
          <table:table-cell table:style-name="Tabelle43.B2" office:value-type="string">
            <text:p text:style-name="Table_20_Contents">Only valid if success == false. Some error codes require to transmit further information to the client. Only valid for error codes explicitly defining error data.</text:p>
          </table:table-cell>
        </table:table-row>
        <table:table-row>
          <table:table-cell table:style-name="Tabelle43.A2" office:value-type="string">
            <text:p text:style-name="Parameter_20_Table_20_Header">Example Value</text:p>
          </table:table-cell>
          <table:table-cell table:style-name="Tabelle43.B2" office:value-type="string">
            <text:p text:style-name="Example">{</text:p>
            <text:p text:style-name="Example"><text:tab/>"invalidOids": [</text:p>
            <text:p text:style-name="Example"><text:tab/><text:tab/>"Movie:000",</text:p>
            <text:p text:style-name="Example"><text:tab/><text:tab/>"Person:99999999999999"</text:p>
            <text:p text:style-name="Example"><text:tab/>]</text:p>
            <text:p text:style-name="Example">}</text:p>
          </table:table-cell>
        </table:table-row>
      </table:table>
      <text:h text:style-name="Heading_20_1" text:outline-level="1">Common Error Codes</text:h>
      <text:p text:style-name="Action_20_Sub-Section">General Warning</text:p>
      <table:table table:name="Tabelle39" table:style-name="Tabelle39">
        <table:table-column table:style-name="Tabelle39.A"/>
        <table:table-column table:style-name="Tabelle39.B"/>
        <table:table-row>
          <table:table-cell table:style-name="Tabelle39.A1" office:value-type="string">
            <text:p text:style-name="P1">Name</text:p>
          </table:table-cell>
          <table:table-cell table:style-name="Tabelle39.B1" office:value-type="string">
            <text:p text:style-name="Table_20_Contents"><text:span text:style-name="ErrorCode">GENERAL_WARNING</text:span></text:p>
          </table:table-cell>
        </table:table-row>
        <text:soft-page-break/>
        <table:table-row>
          <table:table-cell table:style-name="Tabelle39.A2" office:value-type="string">
            <text:p text:style-name="Parameter_20_Table_20_Header">Description</text:p>
          </table:table-cell>
          <table:table-cell table:style-name="Tabelle39.B2" office:value-type="string">
            <text:p text:style-name="Table_20_Contents">Signals a general warning to the front-end.</text:p>
            <text:p text:style-name="Table_20_Contents">May only be used if a more specific error code is not applicable.</text:p>
          </table:table-cell>
        </table:table-row>
        <table:table-row>
          <table:table-cell table:style-name="Tabelle39.A2" office:value-type="string">
            <text:p text:style-name="Parameter_20_Table_20_Header">Error Level</text:p>
          </table:table-cell>
          <table:table-cell table:style-name="Tabelle39.B2" office:value-type="string">
            <text:p text:style-name="Table_20_Contents">warning</text:p>
          </table:table-cell>
        </table:table-row>
        <table:table-row>
          <table:table-cell table:style-name="Tabelle39.A2" office:value-type="string">
            <text:p text:style-name="Parameter_20_Table_20_Header">Error Data</text:p>
          </table:table-cell>
          <table:table-cell table:style-name="Tabelle39.B2" office:value-type="string">
            <text:p text:style-name="Table_20_Contents">none</text:p>
          </table:table-cell>
        </table:table-row>
      </table:table>
      <text:p text:style-name="Action_20_Sub-Section">General Error</text:p>
      <table:table table:name="Tabelle40" table:style-name="Tabelle40">
        <table:table-column table:style-name="Tabelle40.A"/>
        <table:table-column table:style-name="Tabelle40.B"/>
        <table:table-row>
          <table:table-cell table:style-name="Tabelle40.A1" office:value-type="string">
            <text:p text:style-name="P1">Name</text:p>
          </table:table-cell>
          <table:table-cell table:style-name="Tabelle40.B1" office:value-type="string">
            <text:p text:style-name="Table_20_Contents"><text:span text:style-name="ErrorCode">GENERAL_ERROR</text:span></text:p>
          </table:table-cell>
        </table:table-row>
        <table:table-row>
          <table:table-cell table:style-name="Tabelle40.A2" office:value-type="string">
            <text:p text:style-name="Parameter_20_Table_20_Header">Description</text:p>
          </table:table-cell>
          <table:table-cell table:style-name="Tabelle40.B2" office:value-type="string">
            <text:p text:style-name="Table_20_Contents">Signals a general error to the front-end.</text:p>
            <text:p text:style-name="Table_20_Contents">May only be used if a more specific error code is not applicable.</text:p>
          </table:table-cell>
        </table:table-row>
        <table:table-row>
          <table:table-cell table:style-name="Tabelle40.A2" office:value-type="string">
            <text:p text:style-name="Parameter_20_Table_20_Header">Error Level</text:p>
          </table:table-cell>
          <table:table-cell table:style-name="Tabelle40.B2" office:value-type="string">
            <text:p text:style-name="Table_20_Contents">error</text:p>
          </table:table-cell>
        </table:table-row>
        <table:table-row>
          <table:table-cell table:style-name="Tabelle40.A2" office:value-type="string">
            <text:p text:style-name="Parameter_20_Table_20_Header">Error Data</text:p>
          </table:table-cell>
          <table:table-cell table:style-name="Tabelle40.B2" office:value-type="string">
            <text:p text:style-name="Table_20_Contents">none</text:p>
          </table:table-cell>
        </table:table-row>
      </table:table>
      <text:p text:style-name="Action_20_Sub-Section">General Fatal</text:p>
      <table:table table:name="Tabelle41" table:style-name="Tabelle41">
        <table:table-column table:style-name="Tabelle41.A"/>
        <table:table-column table:style-name="Tabelle41.B"/>
        <table:table-row>
          <table:table-cell table:style-name="Tabelle41.A1" office:value-type="string">
            <text:p text:style-name="P1">Name</text:p>
          </table:table-cell>
          <table:table-cell table:style-name="Tabelle41.B1" office:value-type="string">
            <text:p text:style-name="Table_20_Contents"><text:span text:style-name="ErrorCode">GENERAL_FATAL</text:span></text:p>
          </table:table-cell>
        </table:table-row>
        <table:table-row>
          <table:table-cell table:style-name="Tabelle41.A2" office:value-type="string">
            <text:p text:style-name="Parameter_20_Table_20_Header">Description</text:p>
          </table:table-cell>
          <table:table-cell table:style-name="Tabelle41.B2" office:value-type="string">
            <text:p text:style-name="Table_20_Contents">Signals a fatal error to the front-end.</text:p>
            <text:p text:style-name="Table_20_Contents">May only be used if a more specific error code is not applicable.</text:p>
          </table:table-cell>
        </table:table-row>
        <table:table-row>
          <table:table-cell table:style-name="Tabelle41.A2" office:value-type="string">
            <text:p text:style-name="Parameter_20_Table_20_Header">Error Level</text:p>
          </table:table-cell>
          <table:table-cell table:style-name="Tabelle41.B2" office:value-type="string">
            <text:p text:style-name="Table_20_Contents">fatal</text:p>
          </table:table-cell>
        </table:table-row>
        <table:table-row>
          <table:table-cell table:style-name="Tabelle41.A2" office:value-type="string">
            <text:p text:style-name="Parameter_20_Table_20_Header">Error Data</text:p>
          </table:table-cell>
          <table:table-cell table:style-name="Tabelle41.B2" office:value-type="string">
            <text:p text:style-name="Table_20_Contents">none</text:p>
          </table:table-cell>
        </table:table-row>
      </table:table>
      <text:p text:style-name="Action_20_Sub-Section">Action Invalid</text:p>
      <table:table table:name="Tabelle33" table:style-name="Tabelle33">
        <table:table-column table:style-name="Tabelle33.A"/>
        <table:table-column table:style-name="Tabelle33.B"/>
        <table:table-row>
          <table:table-cell table:style-name="Tabelle33.A1" office:value-type="string">
            <text:p text:style-name="P1">Name</text:p>
          </table:table-cell>
          <table:table-cell table:style-name="Tabelle33.B1" office:value-type="string">
            <text:p text:style-name="Table_20_Contents"><text:span text:style-name="ErrorCode">ACTION_INVALID</text:span></text:p>
          </table:table-cell>
        </table:table-row>
        <table:table-row>
          <table:table-cell table:style-name="Tabelle33.A2" office:value-type="string">
            <text:p text:style-name="Parameter_20_Table_20_Header">Description</text:p>
          </table:table-cell>
          <table:table-cell table:style-name="Tabelle33.B2" office:value-type="string">
            <text:p text:style-name="Table_20_Contents">An unknown action was passed to the back-end.</text:p>
          </table:table-cell>
        </table:table-row>
        <table:table-row>
          <table:table-cell table:style-name="Tabelle33.A2" office:value-type="string">
            <text:p text:style-name="Parameter_20_Table_20_Header">Error Level</text:p>
          </table:table-cell>
          <table:table-cell table:style-name="Tabelle33.B2" office:value-type="string">
            <text:p text:style-name="Table_20_Contents">error</text:p>
          </table:table-cell>
        </table:table-row>
        <table:table-row>
          <table:table-cell table:style-name="Tabelle33.A2" office:value-type="string">
            <text:p text:style-name="Parameter_20_Table_20_Header">Error Data</text:p>
          </table:table-cell>
          <table:table-cell table:style-name="Tabelle33.B2" office:value-type="string">
            <text:p text:style-name="Table_20_Contents">none</text:p>
          </table:table-cell>
        </table:table-row>
      </table:table>
      <text:p text:style-name="Action_20_Sub-Section">Session Invalid</text:p>
      <table:table table:name="Tabelle112" table:style-name="Tabelle112">
        <table:table-column table:style-name="Tabelle112.A"/>
        <table:table-column table:style-name="Tabelle112.B"/>
        <table:table-row>
          <table:table-cell table:style-name="Tabelle112.A1" office:value-type="string">
            <text:p text:style-name="P1">Name</text:p>
          </table:table-cell>
          <table:table-cell table:style-name="Tabelle112.B1" office:value-type="string">
            <text:p text:style-name="Table_20_Contents"><text:span text:style-name="ErrorCode">SESSION_INVALID</text:span></text:p>
          </table:table-cell>
        </table:table-row>
        <table:table-row>
          <table:table-cell table:style-name="Tabelle112.A2" office:value-type="string">
            <text:p text:style-name="Parameter_20_Table_20_Header">Description</text:p>
          </table:table-cell>
          <table:table-cell table:style-name="Tabelle112.B2" office:value-type="string">
            <text:p text:style-name="Table_20_Contents">A request was sent with no session or an invalid session (e. g. a session timeout or a logout occurred).</text:p>
          </table:table-cell>
        </table:table-row>
        <table:table-row>
          <table:table-cell table:style-name="Tabelle112.A2" office:value-type="string">
            <text:p text:style-name="Parameter_20_Table_20_Header">Error Level</text:p>
          </table:table-cell>
          <table:table-cell table:style-name="Tabelle112.B2" office:value-type="string">
            <text:p text:style-name="Table_20_Contents">error</text:p>
          </table:table-cell>
        </table:table-row>
        <table:table-row>
          <table:table-cell table:style-name="Tabelle112.A2" office:value-type="string">
            <text:p text:style-name="Parameter_20_Table_20_Header">Error Data</text:p>
          </table:table-cell>
          <table:table-cell table:style-name="Tabelle112.B2" office:value-type="string">
            <text:p text:style-name="Table_20_Contents">none</text:p>
          </table:table-cell>
        </table:table-row>
      </table:table>
      <text:p text:style-name="Action_20_Sub-Section"><text:soft-page-break/>Parameter Invalid</text:p>
      <table:table table:name="Tabelle52" table:style-name="Tabelle52">
        <table:table-column table:style-name="Tabelle52.A"/>
        <table:table-column table:style-name="Tabelle52.B"/>
        <table:table-row>
          <table:table-cell table:style-name="Tabelle52.A1" office:value-type="string">
            <text:p text:style-name="P1">Name</text:p>
          </table:table-cell>
          <table:table-cell table:style-name="Tabelle52.B1" office:value-type="string">
            <text:p text:style-name="Table_20_Contents"><text:span text:style-name="ErrorCode">PARAMETER_INVALID</text:span></text:p>
          </table:table-cell>
        </table:table-row>
        <table:table-row>
          <table:table-cell table:style-name="Tabelle52.A2" office:value-type="string">
            <text:p text:style-name="Parameter_20_Table_20_Header">Description</text:p>
          </table:table-cell>
          <table:table-cell table:style-name="Tabelle52.B2" office:value-type="string">
            <text:p text:style-name="Table_20_Contents">Signals a malformed parameter to the front-end.</text:p>
            <text:p text:style-name="Table_20_Contents">May only be used if a more specific error code is not applicable.</text:p>
            <text:p text:style-name="Table_20_Contents">A parameter may be of invalid type, or invalid contents. If the value is functional invalid, a special error should be defined.</text:p>
          </table:table-cell>
        </table:table-row>
        <table:table-row>
          <table:table-cell table:style-name="Tabelle52.A2" office:value-type="string">
            <text:p text:style-name="Parameter_20_Table_20_Header">Error Level</text:p>
          </table:table-cell>
          <table:table-cell table:style-name="Tabelle52.B2" office:value-type="string">
            <text:p text:style-name="Table_20_Contents">error</text:p>
          </table:table-cell>
        </table:table-row>
        <table:table-row>
          <table:table-cell table:style-name="Tabelle52.A2" office:value-type="string">
            <text:p text:style-name="Parameter_20_Table_20_Header">Error Data</text:p>
          </table:table-cell>
          <table:table-cell table:style-name="Tabelle52.B2" office:value-type="string">
            <text:p text:style-name="Table_20_Contents">Contains a list of all invalid parameter names.</text:p>
            <text:p text:style-name="Table_20_Contents">Example:</text:p>
            <text:p text:style-name="Example">{</text:p>
            <text:p text:style-name="Example"><text:tab/>"invalidParameters": [</text:p>
            <text:p text:style-name="Example"><text:tab/><text:tab/>"limit",</text:p>
            <text:p text:style-name="Example"><text:tab/><text:tab/>"offset"</text:p>
            <text:p text:style-name="Example"><text:tab/>]</text:p>
            <text:p text:style-name="Example">}</text:p>
          </table:table-cell>
        </table:table-row>
      </table:table>
      <text:p text:style-name="Action_20_Sub-Section">Oid Invalid</text:p>
      <table:table table:name="Tabelle42" table:style-name="Tabelle42">
        <table:table-column table:style-name="Tabelle42.A"/>
        <table:table-column table:style-name="Tabelle42.B"/>
        <table:table-row>
          <table:table-cell table:style-name="Tabelle42.A1" office:value-type="string">
            <text:p text:style-name="P1">Name</text:p>
          </table:table-cell>
          <table:table-cell table:style-name="Tabelle42.B1" office:value-type="string">
            <text:p text:style-name="Table_20_Contents"><text:span text:style-name="ErrorCode">OID_</text:span><text:span text:style-name="ErrorCode">INVALID</text:span></text:p>
          </table:table-cell>
        </table:table-row>
        <table:table-row>
          <table:table-cell table:style-name="Tabelle42.A2" office:value-type="string">
            <text:p text:style-name="Parameter_20_Table_20_Header">Description</text:p>
          </table:table-cell>
          <table:table-cell table:style-name="Tabelle42.B2" office:value-type="string">
            <text:p text:style-name="Table_20_Contents">One or more of the oids in the input parameters is invalid. For standard oids, this means the object with this oid does not exists. For the placeholder oids of an <text:span text:style-name="Action">executeActionSet</text:span> action, this means that no object of the requested class has been created before.</text:p>
          </table:table-cell>
        </table:table-row>
        <table:table-row>
          <table:table-cell table:style-name="Tabelle42.A2" office:value-type="string">
            <text:p text:style-name="Parameter_20_Table_20_Header">Error Level</text:p>
          </table:table-cell>
          <table:table-cell table:style-name="Tabelle42.B2" office:value-type="string">
            <text:p text:style-name="Table_20_Contents">error</text:p>
          </table:table-cell>
        </table:table-row>
        <table:table-row>
          <table:table-cell table:style-name="Tabelle42.A2" office:value-type="string">
            <text:p text:style-name="Parameter_20_Table_20_Header">Error Data</text:p>
          </table:table-cell>
          <table:table-cell table:style-name="Tabelle42.B2" office:value-type="string">
            <text:p text:style-name="Table_20_Contents">Contains a list of all invalid oids.</text:p>
            <text:p text:style-name="Table_20_Contents">Example:</text:p>
            <text:p text:style-name="Example">{</text:p>
            <text:p text:style-name="Example"><text:tab/>"invalidOids": [</text:p>
            <text:p text:style-name="Example"><text:tab/><text:tab/>"Movie:000",</text:p>
            <text:p text:style-name="Example"><text:tab/><text:tab/>"Person:99999999999999"</text:p>
            <text:p text:style-name="Example"><text:tab/>]</text:p>
            <text:p text:style-name="Example">}</text:p>
          </table:table-cell>
        </table:table-row>
      </table:table>
      <text:p text:style-name="Action_20_Sub-Section">Class Name Invalid</text:p>
      <table:table table:name="Tabelle44" table:style-name="Tabelle44">
        <table:table-column table:style-name="Tabelle44.A"/>
        <table:table-column table:style-name="Tabelle44.B"/>
        <table:table-row>
          <table:table-cell table:style-name="Tabelle44.A1" office:value-type="string">
            <text:p text:style-name="P1">Name</text:p>
          </table:table-cell>
          <table:table-cell table:style-name="Tabelle44.B1" office:value-type="string">
            <text:p text:style-name="Table_20_Contents"><text:span text:style-name="ErrorCode">CLASS_NAME_</text:span><text:span text:style-name="ErrorCode">INVALID</text:span></text:p>
          </table:table-cell>
        </table:table-row>
        <table:table-row>
          <table:table-cell table:style-name="Tabelle44.A2" office:value-type="string">
            <text:p text:style-name="Parameter_20_Table_20_Header">Description</text:p>
          </table:table-cell>
          <table:table-cell table:style-name="Tabelle44.B2" office:value-type="string">
            <text:p text:style-name="Table_20_Contents">One or more of the classes in the input parameters is invalid. The class may be mentioned in a <text:span text:style-name="Parameter">className</text:span> parameter or as part of an <text:span text:style-name="Parameter">oid</text:span> parameter.</text:p>
          </table:table-cell>
        </table:table-row>
        <table:table-row>
          <table:table-cell table:style-name="Tabelle44.A2" office:value-type="string">
            <text:p text:style-name="Parameter_20_Table_20_Header">Error Level</text:p>
          </table:table-cell>
          <table:table-cell table:style-name="Tabelle44.B2" office:value-type="string">
            <text:p text:style-name="Table_20_Contents">error</text:p>
          </table:table-cell>
        </table:table-row>
        <table:table-row>
          <table:table-cell table:style-name="Tabelle44.A2" office:value-type="string">
            <text:p text:style-name="Parameter_20_Table_20_Header">Error Data</text:p>
          </table:table-cell>
          <table:table-cell table:style-name="Tabelle44.B2" office:value-type="string">
            <text:p text:style-name="Table_20_Contents">Contains a list of all invalid class names.</text:p>
            <text:p text:style-name="Table_20_Contents">Example:</text:p>
            <text:p text:style-name="Example">{</text:p>
            <text:p text:style-name="Example"><text:tab/>"invalidClassNames": [</text:p>
            <text:p text:style-name="Example"><text:tab/><text:tab/>"Movie",</text:p>
            <text:p text:style-name="Example"><text:soft-page-break/><text:tab/><text:tab/>"Person"</text:p>
            <text:p text:style-name="Example"><text:tab/>]</text:p>
            <text:p text:style-name="Example">}</text:p>
          </table:table-cell>
        </table:table-row>
      </table:table>
      <text:h text:style-name="Heading_20_1" text:outline-level="1">Available Actions per Package</text:h>
      <text:h text:style-name="Heading_20_2" text:outline-level="2">Base</text:h>
      <text:p text:style-name="Text_20_body">The <text:span text:style-name="Package">base</text:span> package is mandatory for all implementing systems. It contains the basic actions required by all applications.</text:p>
      <text:h text:style-name="Heading_20_3" text:outline-level="3">Login</text:h>
      <text:p text:style-name="Action_20_Section">Description</text:p>
      <text:p text:style-name="Text_20_body">The <text:span text:style-name="Action">login</text:span> action must be the first action executed by the client. It authenticates the user and establishes a session for this user.</text:p>
      <text:p text:style-name="Action_20_Section">Input Parameters</text:p>
      <text:p text:style-name="Action_20_Sub-Section">User</text:p>
      <table:table table:name="Tabelle2" table:style-name="Tabelle2">
        <table:table-column table:style-name="Tabelle2.A"/>
        <table:table-column table:style-name="Tabelle2.B"/>
        <table:table-row>
          <table:table-cell table:style-name="Tabelle2.A1" office:value-type="string">
            <text:p text:style-name="P1">Name</text:p>
          </table:table-cell>
          <table:table-cell table:style-name="Tabelle2.B1" office:value-type="string">
            <text:p text:style-name="Table_20_Contents"><text:span text:style-name="Parameter">user</text:span></text:p>
          </table:table-cell>
        </table:table-row>
        <table:table-row>
          <table:table-cell table:style-name="Tabelle2.A2" office:value-type="string">
            <text:p text:style-name="Parameter_20_Table_20_Header">Type</text:p>
          </table:table-cell>
          <table:table-cell table:style-name="Tabelle2.B2" office:value-type="string">
            <text:p text:style-name="Table_20_Contents">String</text:p>
          </table:table-cell>
        </table:table-row>
        <table:table-row>
          <table:table-cell table:style-name="Tabelle2.A2" office:value-type="string">
            <text:p text:style-name="Parameter_20_Table_20_Header">Description</text:p>
          </table:table-cell>
          <table:table-cell table:style-name="Tabelle2.B2" office:value-type="string">
            <text:p text:style-name="Table_20_Contents">The name of the user to log in.</text:p>
          </table:table-cell>
        </table:table-row>
        <table:table-row>
          <table:table-cell table:style-name="Tabelle2.A2" office:value-type="string">
            <text:p text:style-name="Parameter_20_Table_20_Header">Example Value</text:p>
          </table:table-cell>
          <table:table-cell table:style-name="Tabelle2.B2" office:value-type="string">
            <text:p text:style-name="Example">"admin"</text:p>
          </table:table-cell>
        </table:table-row>
      </table:table>
      <text:p text:style-name="Action_20_Sub-Section">Password</text:p>
      <table:table table:name="Tabelle5" table:style-name="Tabelle5">
        <table:table-column table:style-name="Tabelle5.A"/>
        <table:table-column table:style-name="Tabelle5.B"/>
        <table:table-row>
          <table:table-cell table:style-name="Tabelle5.A1" office:value-type="string">
            <text:p text:style-name="P1">Name</text:p>
          </table:table-cell>
          <table:table-cell table:style-name="Tabelle5.B1" office:value-type="string">
            <text:p text:style-name="Table_20_Contents"><text:span text:style-name="Parameter">password</text:span></text:p>
          </table:table-cell>
        </table:table-row>
        <table:table-row>
          <table:table-cell table:style-name="Tabelle5.A2" office:value-type="string">
            <text:p text:style-name="Parameter_20_Table_20_Header">Type</text:p>
          </table:table-cell>
          <table:table-cell table:style-name="Tabelle5.B2" office:value-type="string">
            <text:p text:style-name="Table_20_Contents">String</text:p>
          </table:table-cell>
        </table:table-row>
        <table:table-row>
          <table:table-cell table:style-name="Tabelle5.A2" office:value-type="string">
            <text:p text:style-name="Parameter_20_Table_20_Header">Description</text:p>
          </table:table-cell>
          <table:table-cell table:style-name="Tabelle5.B2" office:value-type="string">
            <text:p text:style-name="Table_20_Contents">The password the user is authenticated with.</text:p>
          </table:table-cell>
        </table:table-row>
        <table:table-row>
          <table:table-cell table:style-name="Tabelle5.A2" office:value-type="string">
            <text:p text:style-name="Parameter_20_Table_20_Header">Example Value</text:p>
          </table:table-cell>
          <table:table-cell table:style-name="Tabelle5.B2" office:value-type="string">
            <text:p text:style-name="Example">"topSecret"</text:p>
          </table:table-cell>
        </table:table-row>
      </table:table>
      <text:p text:style-name="Action_20_Section">Output Parameters</text:p>
      <text:p text:style-name="Action_20_Sub-Section">Sid</text:p>
      <table:table table:name="Tabelle8" table:style-name="Tabelle8">
        <table:table-column table:style-name="Tabelle8.A"/>
        <table:table-column table:style-name="Tabelle8.B"/>
        <table:table-row>
          <table:table-cell table:style-name="Tabelle8.A1" office:value-type="string">
            <text:p text:style-name="P1">Name</text:p>
          </table:table-cell>
          <table:table-cell table:style-name="Tabelle8.B1" office:value-type="string">
            <text:p text:style-name="Table_20_Contents"><text:span text:style-name="Parameter">sid</text:span></text:p>
          </table:table-cell>
        </table:table-row>
        <table:table-row>
          <table:table-cell table:style-name="Tabelle8.A2" office:value-type="string">
            <text:p text:style-name="Parameter_20_Table_20_Header">Type</text:p>
          </table:table-cell>
          <table:table-cell table:style-name="Tabelle8.B2" office:value-type="string">
            <text:p text:style-name="Table_20_Contents">String</text:p>
          </table:table-cell>
        </table:table-row>
        <table:table-row>
          <table:table-cell table:style-name="Tabelle8.A2" office:value-type="string">
            <text:p text:style-name="Parameter_20_Table_20_Header">Description</text:p>
          </table:table-cell>
          <table:table-cell table:style-name="Tabelle8.B2" office:value-type="string">
            <text:p text:style-name="Table_20_Contents">The newly established session ID.</text:p>
          </table:table-cell>
        </table:table-row>
        <table:table-row>
          <table:table-cell table:style-name="Tabelle8.A2" office:value-type="string">
            <text:p text:style-name="Parameter_20_Table_20_Header">Example Value</text:p>
          </table:table-cell>
          <table:table-cell table:style-name="Tabelle8.B2" office:value-type="string">
            <text:p text:style-name="Example">"cd65fec9bce4d7ec74e341a9031f8966"</text:p>
          </table:table-cell>
        </table:table-row>
      </table:table>
      <text:p text:style-name="Action_20_Sub-Section"><text:soft-page-break/>Roles</text:p>
      <table:table table:name="Tabelle6" table:style-name="Tabelle6">
        <table:table-column table:style-name="Tabelle6.A"/>
        <table:table-column table:style-name="Tabelle6.B"/>
        <table:table-row>
          <table:table-cell table:style-name="Tabelle6.A1" office:value-type="string">
            <text:p text:style-name="P1">Name</text:p>
          </table:table-cell>
          <table:table-cell table:style-name="Tabelle6.B1" office:value-type="string">
            <text:p text:style-name="Table_20_Contents"><text:span text:style-name="Parameter">roles</text:span></text:p>
          </table:table-cell>
        </table:table-row>
        <table:table-row>
          <table:table-cell table:style-name="Tabelle6.A2" office:value-type="string">
            <text:p text:style-name="Parameter_20_Table_20_Header">Type</text:p>
          </table:table-cell>
          <table:table-cell table:style-name="Tabelle6.B2" office:value-type="string">
            <text:p text:style-name="Table_20_Contents">Array of Strings</text:p>
          </table:table-cell>
        </table:table-row>
        <table:table-row>
          <table:table-cell table:style-name="Tabelle6.A2" office:value-type="string">
            <text:p text:style-name="Parameter_20_Table_20_Header">Description</text:p>
          </table:table-cell>
          <table:table-cell table:style-name="Tabelle6.B2" office:value-type="string">
            <text:p text:style-name="Table_20_Contents">All roles assigned to the logged in user.</text:p>
          </table:table-cell>
        </table:table-row>
        <table:table-row>
          <table:table-cell table:style-name="Tabelle6.A2" office:value-type="string">
            <text:p text:style-name="Parameter_20_Table_20_Header">Example Value</text:p>
          </table:table-cell>
          <table:table-cell table:style-name="Tabelle6.B2" office:value-type="string">
            <text:p text:style-name="Example">{</text:p>
            <text:p text:style-name="Example"><text:tab/>"admin",</text:p>
            <text:p text:style-name="Example"><text:tab/>"Editor"</text:p>
            <text:p text:style-name="Example">}</text:p>
          </table:table-cell>
        </table:table-row>
      </table:table>
      <text:p text:style-name="Action_20_Sub-Section">Implemented Packages</text:p>
      <table:table table:name="Tabelle65" table:style-name="Tabelle65">
        <table:table-column table:style-name="Tabelle65.A"/>
        <table:table-column table:style-name="Tabelle65.B"/>
        <table:table-row>
          <table:table-cell table:style-name="Tabelle65.A1" office:value-type="string">
            <text:p text:style-name="P1">Name</text:p>
          </table:table-cell>
          <table:table-cell table:style-name="Tabelle65.B1" office:value-type="string">
            <text:p text:style-name="Table_20_Contents"><text:span text:style-name="Parameter">implementedPackages</text:span></text:p>
          </table:table-cell>
        </table:table-row>
        <table:table-row>
          <table:table-cell table:style-name="Tabelle65.A2" office:value-type="string">
            <text:p text:style-name="Parameter_20_Table_20_Header">Type</text:p>
          </table:table-cell>
          <table:table-cell table:style-name="Tabelle65.B2" office:value-type="string">
            <text:p text:style-name="Table_20_Contents">Array of Strings</text:p>
          </table:table-cell>
        </table:table-row>
        <table:table-row>
          <table:table-cell table:style-name="Tabelle65.A2" office:value-type="string">
            <text:p text:style-name="Parameter_20_Table_20_Header">Description</text:p>
          </table:table-cell>
          <table:table-cell table:style-name="Tabelle65.B2" office:value-type="string">
            <text:p text:style-name="Table_20_Contents">All packages supported by the back-end system. Must at least contain <text:span text:style-name="Package">base</text:span>.</text:p>
          </table:table-cell>
        </table:table-row>
        <table:table-row>
          <table:table-cell table:style-name="Tabelle65.A2" office:value-type="string">
            <text:p text:style-name="Parameter_20_Table_20_Header">Example Value</text:p>
          </table:table-cell>
          <table:table-cell table:style-name="Tabelle65.B2" office:value-type="string">
            <text:p text:style-name="Example">{</text:p>
            <text:p text:style-name="Example"><text:tab/>"base",</text:p>
            <text:p text:style-name="Example"><text:tab/>"internationalization"</text:p>
            <text:p text:style-name="Example">}</text:p>
          </table:table-cell>
        </table:table-row>
      </table:table>
      <text:p text:style-name="Action_20_Section">Error Codes</text:p>
      <text:p text:style-name="Action_20_Sub-Section">Authentication Failed</text:p>
      <table:table table:name="Tabelle45" table:style-name="Tabelle45">
        <table:table-column table:style-name="Tabelle45.A"/>
        <table:table-column table:style-name="Tabelle45.B"/>
        <table:table-row>
          <table:table-cell table:style-name="Tabelle45.A1" office:value-type="string">
            <text:p text:style-name="P1">Name</text:p>
          </table:table-cell>
          <table:table-cell table:style-name="Tabelle45.B1" office:value-type="string">
            <text:p text:style-name="Table_20_Contents"><text:span text:style-name="ErrorCode">AUTHENTICATION_FAILED</text:span></text:p>
          </table:table-cell>
        </table:table-row>
        <table:table-row>
          <table:table-cell table:style-name="Tabelle45.A2" office:value-type="string">
            <text:p text:style-name="Parameter_20_Table_20_Header">Description</text:p>
          </table:table-cell>
          <table:table-cell table:style-name="Tabelle45.B2" office:value-type="string">
            <text:p text:style-name="Table_20_Contents">The user could not be authenticated. It is either unknown to the system, the password is invalid or the user is locked.</text:p>
          </table:table-cell>
        </table:table-row>
        <table:table-row>
          <table:table-cell table:style-name="Tabelle45.A2" office:value-type="string">
            <text:p text:style-name="Parameter_20_Table_20_Header">Error Level</text:p>
          </table:table-cell>
          <table:table-cell table:style-name="Tabelle45.B2" office:value-type="string">
            <text:p text:style-name="Table_20_Contents">error</text:p>
          </table:table-cell>
        </table:table-row>
        <table:table-row>
          <table:table-cell table:style-name="Tabelle45.A2" office:value-type="string">
            <text:p text:style-name="Parameter_20_Table_20_Header">Error Data</text:p>
          </table:table-cell>
          <table:table-cell table:style-name="Tabelle45.B2" office:value-type="string">
            <text:p text:style-name="Table_20_Contents">none</text:p>
          </table:table-cell>
        </table:table-row>
      </table:table>
      <text:p text:style-name="Action_20_Section">Example</text:p>
      <text:p text:style-name="Action_20_Sub-Section">Request</text:p>
      <text:p text:style-name="Example">{</text:p>
      <text:p text:style-name="Example"><text:tab/>"action": "login",</text:p>
      <text:p text:style-name="Example"><text:tab/>"user": "admin",</text:p>
      <text:p text:style-name="Example"><text:tab/>"password": "topSecret"</text:p>
      <text:p text:style-name="Example">}</text:p>
      <text:p text:style-name="Action_20_Sub-Section">Response</text:p>
      <text:p text:style-name="Example">{</text:p>
      <text:p text:style-name="Example"><text:tab/>"action": "login",</text:p>
      <text:p text:style-name="Example"><text:tab/>"user": "admin",</text:p>
      <text:p text:style-name="Example"><text:tab/>"password": "topSecret",</text:p>
      <text:p text:style-name="Example"><text:tab/>"sid": "cd65fec9bce4d7ec74e341a9031f8966",</text:p>
      <text:p text:style-name="Example"><text:tab/>"roles": {</text:p>
      <text:p text:style-name="Example"><text:tab/><text:tab/>"admin",</text:p>
      <text:p text:style-name="Example"><text:soft-page-break/><text:tab/><text:tab/>"Editor"</text:p>
      <text:p text:style-name="Example"><text:tab/>},</text:p>
      <text:p text:style-name="Example"><text:tab/>implementedPackages: {</text:p>
      <text:p text:style-name="Example"><text:tab/><text:tab/>"base",</text:p>
      <text:p text:style-name="Example"><text:tab/><text:tab/>"internationalization"</text:p>
      <text:p text:style-name="Example"><text:tab/>},</text:p>
      <text:p text:style-name="Example"><text:tab/>"success": true</text:p>
      <text:p text:style-name="Example">}</text:p>
      <text:h text:style-name="Heading_20_3" text:outline-level="3">Logout</text:h>
      <text:p text:style-name="Action_20_Section">Description</text:p>
      <text:p text:style-name="Text_20_body">The <text:span text:style-name="Action">logout</text:span> action must be the last action executed by the client. It invalidates the current session.</text:p>
      <text:p text:style-name="Action_20_Section">Input Parameters</text:p>
      <text:p text:style-name="Text_20_body">None except the standard parameters.</text:p>
      <text:p text:style-name="Action_20_Section">Output Parameters</text:p>
      <text:p text:style-name="Action_20_Sub-Section">Sid</text:p>
      <table:table table:name="Tabelle37" table:style-name="Tabelle37">
        <table:table-column table:style-name="Tabelle37.A"/>
        <table:table-column table:style-name="Tabelle37.B"/>
        <table:table-row>
          <table:table-cell table:style-name="Tabelle37.A1" office:value-type="string">
            <text:p text:style-name="P1">Name</text:p>
          </table:table-cell>
          <table:table-cell table:style-name="Tabelle37.B1" office:value-type="string">
            <text:p text:style-name="Table_20_Contents"><text:span text:style-name="Parameter">sid</text:span></text:p>
          </table:table-cell>
        </table:table-row>
        <table:table-row>
          <table:table-cell table:style-name="Tabelle37.A2" office:value-type="string">
            <text:p text:style-name="Parameter_20_Table_20_Header">Type</text:p>
          </table:table-cell>
          <table:table-cell table:style-name="Tabelle37.B2" office:value-type="string">
            <text:p text:style-name="Table_20_Contents">String</text:p>
          </table:table-cell>
        </table:table-row>
        <table:table-row>
          <table:table-cell table:style-name="Tabelle37.A2" office:value-type="string">
            <text:p text:style-name="Parameter_20_Table_20_Header">Description</text:p>
          </table:table-cell>
          <table:table-cell table:style-name="Tabelle37.B2" office:value-type="string">
            <text:p text:style-name="Table_20_Contents">The session id will always be null after logout</text:p>
          </table:table-cell>
        </table:table-row>
        <table:table-row>
          <table:table-cell table:style-name="Tabelle37.A2" office:value-type="string">
            <text:p text:style-name="Parameter_20_Table_20_Header">Example Value</text:p>
          </table:table-cell>
          <table:table-cell table:style-name="Tabelle37.B2" office:value-type="string">
            <text:p text:style-name="Example">null</text:p>
          </table:table-cell>
        </table:table-row>
      </table:table>
      <text:p text:style-name="Action_20_Section">Error Codes</text:p>
      <text:p text:style-name="Text_20_body">None except the standard error codes.</text:p>
      <text:p text:style-name="Action_20_Section">Example</text:p>
      <text:p text:style-name="Action_20_Sub-Section">Request</text:p>
      <text:p text:style-name="Example">{</text:p>
      <text:p text:style-name="Example"><text:tab/>"action": "logout",</text:p>
      <text:p text:style-name="Example"><text:tab/>"sid": "cd65fec9bce4d7ec74e341a9031f8966"</text:p>
      <text:p text:style-name="Example">}</text:p>
      <text:p text:style-name="Action_20_Sub-Section">Response</text:p>
      <text:p text:style-name="Example">{</text:p>
      <text:p text:style-name="Example"><text:tab/>"action": "logout",</text:p>
      <text:p text:style-name="Example"><text:tab/>"sid": null,</text:p>
      <text:p text:style-name="Example"><text:tab/>"success": true</text:p>
      <text:p text:style-name="Example">}</text:p>
      <text:h text:style-name="Heading_20_3" text:outline-level="3"><text:bookmark-start text:name="__RefHeading__31133676"/><text:soft-page-break/>List<text:bookmark-end text:name="__RefHeading__31133676"/></text:h>
      <text:p text:style-name="Action_20_Section">Description</text:p>
      <text:p text:style-name="Text_20_body">The <text:span text:style-name="Action">list</text:span> action returns all objects of a defined type. Sorting by one field and paging is supported. All referenced objects are returned only as references (depth 0). Future versions may support filtering.</text:p>
      <text:p text:style-name="Action_20_Section">Input Parameters</text:p>
      <text:p text:style-name="Action_20_Sub-Section">ClassName</text:p>
      <table:table table:name="Tabelle7" table:style-name="Tabelle7">
        <table:table-column table:style-name="Tabelle7.A"/>
        <table:table-column table:style-name="Tabelle7.B"/>
        <table:table-row>
          <table:table-cell table:style-name="Tabelle7.A1" office:value-type="string">
            <text:p text:style-name="P1">Name</text:p>
          </table:table-cell>
          <table:table-cell table:style-name="Tabelle7.B1" office:value-type="string">
            <text:p text:style-name="Table_20_Contents"><text:span text:style-name="Parameter">className</text:span></text:p>
          </table:table-cell>
        </table:table-row>
        <table:table-row>
          <table:table-cell table:style-name="Tabelle7.A2" office:value-type="string">
            <text:p text:style-name="Parameter_20_Table_20_Header">Type</text:p>
          </table:table-cell>
          <table:table-cell table:style-name="Tabelle7.B2" office:value-type="string">
            <text:p text:style-name="Table_20_Contents">String</text:p>
          </table:table-cell>
        </table:table-row>
        <table:table-row>
          <table:table-cell table:style-name="Tabelle7.A2" office:value-type="string">
            <text:p text:style-name="Parameter_20_Table_20_Header">Description</text:p>
          </table:table-cell>
          <table:table-cell table:style-name="Tabelle7.B2" office:value-type="string">
            <text:p text:style-name="Table_20_Contents">The name of the class to list instances of.</text:p>
          </table:table-cell>
        </table:table-row>
        <table:table-row>
          <table:table-cell table:style-name="Tabelle7.A2" office:value-type="string">
            <text:p text:style-name="Parameter_20_Table_20_Header">Example Value</text:p>
          </table:table-cell>
          <table:table-cell table:style-name="Tabelle7.B2" office:value-type="string">
            <text:p text:style-name="Example">"Movie"</text:p>
          </table:table-cell>
        </table:table-row>
      </table:table>
      <text:p text:style-name="Action_20_Sub-Section">Limit</text:p>
      <table:table table:name="Tabelle9" table:style-name="Tabelle9">
        <table:table-column table:style-name="Tabelle9.A"/>
        <table:table-column table:style-name="Tabelle9.B"/>
        <table:table-row>
          <table:table-cell table:style-name="Tabelle9.A1" office:value-type="string">
            <text:p text:style-name="P1">Name</text:p>
          </table:table-cell>
          <table:table-cell table:style-name="Tabelle9.B1" office:value-type="string">
            <text:p text:style-name="Table_20_Contents"><text:span text:style-name="Parameter">limit</text:span></text:p>
          </table:table-cell>
        </table:table-row>
        <table:table-row>
          <table:table-cell table:style-name="Tabelle9.A2" office:value-type="string">
            <text:p text:style-name="Parameter_20_Table_20_Header">Type</text:p>
          </table:table-cell>
          <table:table-cell table:style-name="Tabelle9.B2" office:value-type="string">
            <text:p text:style-name="Table_20_Contents">int</text:p>
          </table:table-cell>
        </table:table-row>
        <table:table-row>
          <table:table-cell table:style-name="Tabelle9.A2" office:value-type="string">
            <text:p text:style-name="Parameter_20_Table_20_Header">Description</text:p>
          </table:table-cell>
          <table:table-cell table:style-name="Tabelle9.B2" office:value-type="string">
            <text:p text:style-name="Table_20_Contents">The maximum number of instances to return.</text:p>
            <text:p text:style-name="Table_20_Contents">If omitted, all instances (beginning at <text:span text:style-name="Parameter">offset</text:span> parameter) must be returned.</text:p>
          </table:table-cell>
        </table:table-row>
        <table:table-row>
          <table:table-cell table:style-name="Tabelle9.A2" office:value-type="string">
            <text:p text:style-name="Parameter_20_Table_20_Header">Example Value</text:p>
          </table:table-cell>
          <table:table-cell table:style-name="Tabelle9.B4" office:value-type="float" office:value="25">
            <text:p text:style-name="Example">25</text:p>
          </table:table-cell>
        </table:table-row>
      </table:table>
      <text:p text:style-name="Action_20_Sub-Section">Offset</text:p>
      <table:table table:name="Tabelle10" table:style-name="Tabelle10">
        <table:table-column table:style-name="Tabelle10.A"/>
        <table:table-column table:style-name="Tabelle10.B"/>
        <table:table-row>
          <table:table-cell table:style-name="Tabelle10.A1" office:value-type="string">
            <text:p text:style-name="P1">Name</text:p>
          </table:table-cell>
          <table:table-cell table:style-name="Tabelle10.B1" office:value-type="string">
            <text:p text:style-name="Table_20_Contents"><text:span text:style-name="Parameter">offset</text:span></text:p>
          </table:table-cell>
        </table:table-row>
        <table:table-row>
          <table:table-cell table:style-name="Tabelle10.A2" office:value-type="string">
            <text:p text:style-name="Parameter_20_Table_20_Header">Type</text:p>
          </table:table-cell>
          <table:table-cell table:style-name="Tabelle10.B2" office:value-type="string">
            <text:p text:style-name="Table_20_Contents">int</text:p>
          </table:table-cell>
        </table:table-row>
        <table:table-row>
          <table:table-cell table:style-name="Tabelle10.A2" office:value-type="string">
            <text:p text:style-name="Parameter_20_Table_20_Header">Description</text:p>
          </table:table-cell>
          <table:table-cell table:style-name="Tabelle10.B2" office:value-type="string">
            <text:p text:style-name="Table_20_Contents">The number of the first instance to return, based on current sorting. The index is 0-based.</text:p>
            <text:p text:style-name="Table_20_Contents">If omitted, 0 is assumed.</text:p>
          </table:table-cell>
        </table:table-row>
        <table:table-row>
          <table:table-cell table:style-name="Tabelle10.A2" office:value-type="string">
            <text:p text:style-name="Parameter_20_Table_20_Header">Example Value</text:p>
          </table:table-cell>
          <table:table-cell table:style-name="Tabelle10.B4" office:value-type="float" office:value="50">
            <text:p text:style-name="Example">50</text:p>
          </table:table-cell>
        </table:table-row>
      </table:table>
      <text:p text:style-name="Action_20_Sub-Section">SortFieldName</text:p>
      <table:table table:name="Tabelle11" table:style-name="Tabelle11">
        <table:table-column table:style-name="Tabelle11.A"/>
        <table:table-column table:style-name="Tabelle11.B"/>
        <table:table-row>
          <table:table-cell table:style-name="Tabelle11.A1" office:value-type="string">
            <text:p text:style-name="P1">Name</text:p>
          </table:table-cell>
          <table:table-cell table:style-name="Tabelle11.B1" office:value-type="string">
            <text:p text:style-name="Table_20_Contents"><text:span text:style-name="Parameter">sortFieldName</text:span></text:p>
          </table:table-cell>
        </table:table-row>
        <table:table-row>
          <table:table-cell table:style-name="Tabelle11.A2" office:value-type="string">
            <text:p text:style-name="Parameter_20_Table_20_Header">Type</text:p>
          </table:table-cell>
          <table:table-cell table:style-name="Tabelle11.B2" office:value-type="string">
            <text:p text:style-name="Table_20_Contents">String</text:p>
          </table:table-cell>
        </table:table-row>
        <table:table-row>
          <table:table-cell table:style-name="Tabelle11.A2" office:value-type="string">
            <text:p text:style-name="Parameter_20_Table_20_Header">Description</text:p>
          </table:table-cell>
          <table:table-cell table:style-name="Tabelle11.B2" office:value-type="string">
            <text:p text:style-name="Table_20_Contents">The field name to sort the list by. Must be one of the fields of the Class selected by <text:span text:style-name="Parameter">className</text:span> parameter.</text:p>
            <text:p text:style-name="Table_20_Contents"><text:soft-page-break/>If omitted, the sorting is undefined.</text:p>
          </table:table-cell>
        </table:table-row>
        <table:table-row>
          <table:table-cell table:style-name="Tabelle11.A2" office:value-type="string">
            <text:p text:style-name="Parameter_20_Table_20_Header">Example Value</text:p>
          </table:table-cell>
          <table:table-cell table:style-name="Tabelle11.B2" office:value-type="string">
            <text:p text:style-name="Example">"title"</text:p>
          </table:table-cell>
        </table:table-row>
      </table:table>
      <text:p text:style-name="Action_20_Sub-Section">SortDirection</text:p>
      <table:table table:name="Tabelle12" table:style-name="Tabelle12">
        <table:table-column table:style-name="Tabelle12.A"/>
        <table:table-column table:style-name="Tabelle12.B"/>
        <table:table-row>
          <table:table-cell table:style-name="Tabelle12.A1" office:value-type="string">
            <text:p text:style-name="P1">Name</text:p>
          </table:table-cell>
          <table:table-cell table:style-name="Tabelle12.B1" office:value-type="string">
            <text:p text:style-name="Table_20_Contents"><text:span text:style-name="Parameter">sortDirection</text:span></text:p>
          </table:table-cell>
        </table:table-row>
        <table:table-row>
          <table:table-cell table:style-name="Tabelle12.A2" office:value-type="string">
            <text:p text:style-name="Parameter_20_Table_20_Header">Type</text:p>
          </table:table-cell>
          <table:table-cell table:style-name="Tabelle12.B2" office:value-type="string">
            <text:p text:style-name="Table_20_Contents">String</text:p>
          </table:table-cell>
        </table:table-row>
        <table:table-row>
          <table:table-cell table:style-name="Tabelle12.A2" office:value-type="string">
            <text:p text:style-name="Parameter_20_Table_20_Header">Description</text:p>
          </table:table-cell>
          <table:table-cell table:style-name="Tabelle12.B2" office:value-type="string">
            <text:p text:style-name="Table_20_Contents">The direction to sort the list. Must be either "asc" for ascending or "desc" for descending.</text:p>
            <text:p text:style-name="Table_20_Contents">If omitted, "asc" is assumed.</text:p>
          </table:table-cell>
        </table:table-row>
        <table:table-row>
          <table:table-cell table:style-name="Tabelle12.A2" office:value-type="string">
            <text:p text:style-name="Parameter_20_Table_20_Header">Example Value</text:p>
          </table:table-cell>
          <table:table-cell table:style-name="Tabelle12.B2" office:value-type="string">
            <text:p text:style-name="Example">"asc"</text:p>
          </table:table-cell>
        </table:table-row>
      </table:table>
      <text:p text:style-name="Action_20_Section">Output Parameters</text:p>
      <text:p text:style-name="Action_20_Sub-Section">List</text:p>
      <table:table table:name="Tabelle17" table:style-name="Tabelle17">
        <table:table-column table:style-name="Tabelle17.A"/>
        <table:table-column table:style-name="Tabelle17.B"/>
        <table:table-row>
          <table:table-cell table:style-name="Tabelle17.A1" office:value-type="string">
            <text:p text:style-name="P1">Name</text:p>
          </table:table-cell>
          <table:table-cell table:style-name="Tabelle17.B1" office:value-type="string">
            <text:p text:style-name="Table_20_Contents"><text:span text:style-name="Parameter">list</text:span></text:p>
          </table:table-cell>
        </table:table-row>
        <table:table-row>
          <table:table-cell table:style-name="Tabelle17.A2" office:value-type="string">
            <text:p text:style-name="Parameter_20_Table_20_Header">Type</text:p>
          </table:table-cell>
          <table:table-cell table:style-name="Tabelle17.B2" office:value-type="string">
            <text:p text:style-name="Table_20_Contents">Array of Objects</text:p>
          </table:table-cell>
        </table:table-row>
        <table:table-row>
          <table:table-cell table:style-name="Tabelle17.A2" office:value-type="string">
            <text:p text:style-name="Parameter_20_Table_20_Header">Description</text:p>
          </table:table-cell>
          <table:table-cell table:style-name="Tabelle17.B2" office:value-type="string">
            <text:p text:style-name="Table_20_Contents">The list of Objects according to the given input parameters.</text:p>
          </table:table-cell>
        </table:table-row>
        <table:table-row>
          <table:table-cell table:style-name="Tabelle17.A2" office:value-type="string">
            <text:p text:style-name="Parameter_20_Table_20_Header">Example Value</text:p>
          </table:table-cell>
          <table:table-cell table:style-name="Tabelle17.B2" office:value-type="string">
            <text:p text:style-name="Example">[</text:p>
            <text:p text:style-name="Example"><text:tab/>{</text:p>
            <text:p text:style-name="Example"><text:tab/><text:tab/>"className": "Movie",</text:p>
            <text:p text:style-name="Example"><text:tab/><text:tab/>"oid": "Movie:7",</text:p>
            <text:p text:style-name="Example"><text:tab/><text:tab/>"isReference": false,</text:p>
            <text:p text:style-name="Example"><text:tab/><text:tab/>"lastChange": 1234567890,</text:p>
            <text:p text:style-name="Example"><text:tab/><text:tab/>"attributes": {</text:p>
            <text:p text:style-name="Example"><text:tab/><text:tab/><text:tab/>"id": 7,</text:p>
            <text:p text:style-name="Example"><text:tab/><text:tab/><text:tab/>"title": "aaa",</text:p>
            <text:p text:style-name="Example"><text:tab/><text:tab/><text:tab/>"runtime": 120,</text:p>
            <text:p text:style-name="Example"><text:tab/><text:tab/><text:tab/>"director": {</text:p>
            <text:p text:style-name="Example"><text:tab/><text:tab/><text:tab/><text:tab/>"className": "Person",</text:p>
            <text:p text:style-name="Example"><text:tab/><text:tab/><text:tab/><text:tab/>"oid": "Person:1",</text:p>
            <text:p text:style-name="Example"><text:tab/><text:tab/><text:tab/><text:tab/>"isReference": true</text:p>
            <text:p text:style-name="Example"><text:tab/><text:tab/><text:tab/>}</text:p>
            <text:p text:style-name="Example"><text:tab/><text:tab/>}</text:p>
            <text:p text:style-name="Example"><text:tab/>},</text:p>
            <text:p text:style-name="Example"><text:tab/>{</text:p>
            <text:p text:style-name="Example"><text:tab/><text:tab/>"className": "Movie",</text:p>
            <text:p text:style-name="Example"><text:tab/><text:tab/>"oid": "Movie:111",</text:p>
            <text:p text:style-name="Example"><text:tab/><text:tab/>"isReference": false,</text:p>
            <text:p text:style-name="Example"><text:tab/><text:tab/>"lastChange": 1234567891,</text:p>
            <text:p text:style-name="Example"><text:tab/><text:tab/>"attributes": {</text:p>
            <text:p text:style-name="Example"><text:tab/><text:tab/><text:tab/>"id": 111,</text:p>
            <text:p text:style-name="Example"><text:tab/><text:tab/><text:tab/>"title": "bbb",</text:p>
            <text:p text:style-name="Example"><text:tab/><text:tab/><text:tab/>"runtime": 90,</text:p>
            <text:p text:style-name="Example"><text:tab/><text:tab/><text:tab/>"director": {</text:p>
            <text:p text:style-name="Example"><text:tab/><text:tab/><text:tab/><text:tab/>"className": "Person",</text:p>
            <text:p text:style-name="Example"><text:tab/><text:tab/><text:tab/><text:tab/>"oid": "Person:2",</text:p>
            <text:p text:style-name="Example"><text:tab/><text:tab/><text:tab/><text:tab/>"isReference": true</text:p>
            <text:p text:style-name="Example"><text:tab/><text:tab/><text:tab/>}</text:p>
            <text:p text:style-name="Example"><text:tab/><text:tab/>}</text:p>
            <text:p text:style-name="Example"><text:soft-page-break/><text:tab/>}</text:p>
            <text:p text:style-name="Example">]</text:p>
          </table:table-cell>
        </table:table-row>
      </table:table>
      <text:p text:style-name="Action_20_Sub-Section">TotalCount</text:p>
      <table:table table:name="Tabelle50" table:style-name="Tabelle50">
        <table:table-column table:style-name="Tabelle50.A"/>
        <table:table-column table:style-name="Tabelle50.B"/>
        <table:table-row>
          <table:table-cell table:style-name="Tabelle50.A1" office:value-type="string">
            <text:p text:style-name="P1">Name</text:p>
          </table:table-cell>
          <table:table-cell table:style-name="Tabelle50.B1" office:value-type="string">
            <text:p text:style-name="Table_20_Contents"><text:span text:style-name="Parameter">totalCount</text:span></text:p>
          </table:table-cell>
        </table:table-row>
        <table:table-row>
          <table:table-cell table:style-name="Tabelle50.A2" office:value-type="string">
            <text:p text:style-name="Parameter_20_Table_20_Header">Type</text:p>
          </table:table-cell>
          <table:table-cell table:style-name="Tabelle50.B2" office:value-type="string">
            <text:p text:style-name="Table_20_Contents">int</text:p>
          </table:table-cell>
        </table:table-row>
        <table:table-row>
          <table:table-cell table:style-name="Tabelle50.A2" office:value-type="string">
            <text:p text:style-name="Parameter_20_Table_20_Header">Description</text:p>
          </table:table-cell>
          <table:table-cell table:style-name="Tabelle50.B2" office:value-type="string">
            <text:p text:style-name="Table_20_Contents">The total number of instances matching the passed parameters.</text:p>
          </table:table-cell>
        </table:table-row>
        <table:table-row>
          <table:table-cell table:style-name="Tabelle50.A2" office:value-type="string">
            <text:p text:style-name="Parameter_20_Table_20_Header">Example Value</text:p>
          </table:table-cell>
          <table:table-cell table:style-name="Tabelle50.B4" office:value-type="float" office:value="42">
            <text:p text:style-name="Example">42</text:p>
          </table:table-cell>
        </table:table-row>
      </table:table>
      <text:p text:style-name="Action_20_Section">Error Codes</text:p>
      <text:p text:style-name="Action_20_Sub-Section">Limit Negative</text:p>
      <table:table table:name="Tabelle46" table:style-name="Tabelle46">
        <table:table-column table:style-name="Tabelle46.A"/>
        <table:table-column table:style-name="Tabelle46.B"/>
        <table:table-row>
          <table:table-cell table:style-name="Tabelle46.A1" office:value-type="string">
            <text:p text:style-name="P1">Name</text:p>
          </table:table-cell>
          <table:table-cell table:style-name="Tabelle46.B1" office:value-type="string">
            <text:p text:style-name="Table_20_Contents"><text:span text:style-name="ErrorCode">LIMIT_NEGATIVE</text:span></text:p>
          </table:table-cell>
        </table:table-row>
        <table:table-row>
          <table:table-cell table:style-name="Tabelle46.A2" office:value-type="string">
            <text:p text:style-name="Parameter_20_Table_20_Header">Description</text:p>
          </table:table-cell>
          <table:table-cell table:style-name="Tabelle46.B2" office:value-type="string">
            <text:p text:style-name="Table_20_Contents">The passed <text:span text:style-name="Parameter">limit</text:span> is a negative number</text:p>
          </table:table-cell>
        </table:table-row>
        <table:table-row>
          <table:table-cell table:style-name="Tabelle46.A2" office:value-type="string">
            <text:p text:style-name="Parameter_20_Table_20_Header">Error Level</text:p>
          </table:table-cell>
          <table:table-cell table:style-name="Tabelle46.B2" office:value-type="string">
            <text:p text:style-name="Table_20_Contents">warning</text:p>
          </table:table-cell>
        </table:table-row>
        <table:table-row>
          <table:table-cell table:style-name="Tabelle46.A2" office:value-type="string">
            <text:p text:style-name="Parameter_20_Table_20_Header">Error Data</text:p>
          </table:table-cell>
          <table:table-cell table:style-name="Tabelle46.B2" office:value-type="string">
            <text:p text:style-name="Table_20_Contents">none</text:p>
          </table:table-cell>
        </table:table-row>
      </table:table>
      <text:p text:style-name="Action_20_Sub-Section">Offset out of Bounds</text:p>
      <table:table table:name="Tabelle47" table:style-name="Tabelle47">
        <table:table-column table:style-name="Tabelle47.A"/>
        <table:table-column table:style-name="Tabelle47.B"/>
        <table:table-row>
          <table:table-cell table:style-name="Tabelle47.A1" office:value-type="string">
            <text:p text:style-name="P1">Name</text:p>
          </table:table-cell>
          <table:table-cell table:style-name="Tabelle47.B1" office:value-type="string">
            <text:p text:style-name="Table_20_Contents"><text:span text:style-name="ErrorCode">OFFSET_OUT_OF_BOUNDS</text:span></text:p>
          </table:table-cell>
        </table:table-row>
        <table:table-row>
          <table:table-cell table:style-name="Tabelle47.A2" office:value-type="string">
            <text:p text:style-name="Parameter_20_Table_20_Header">Description</text:p>
          </table:table-cell>
          <table:table-cell table:style-name="Tabelle47.B2" office:value-type="string">
            <text:p text:style-name="Table_20_Contents">The passed <text:span text:style-name="Parameter">offset</text:span> is negative or greater than the number of entries matching the parameters.</text:p>
          </table:table-cell>
        </table:table-row>
        <table:table-row>
          <table:table-cell table:style-name="Tabelle47.A2" office:value-type="string">
            <text:p text:style-name="Parameter_20_Table_20_Header">Error Level</text:p>
          </table:table-cell>
          <table:table-cell table:style-name="Tabelle47.B2" office:value-type="string">
            <text:p text:style-name="Table_20_Contents">warning</text:p>
          </table:table-cell>
        </table:table-row>
        <table:table-row>
          <table:table-cell table:style-name="Tabelle47.A2" office:value-type="string">
            <text:p text:style-name="Parameter_20_Table_20_Header">Error Data</text:p>
          </table:table-cell>
          <table:table-cell table:style-name="Tabelle47.B2" office:value-type="string">
            <text:p text:style-name="Table_20_Contents">none</text:p>
          </table:table-cell>
        </table:table-row>
      </table:table>
      <text:p text:style-name="Action_20_Sub-Section">Sort Field Unknown</text:p>
      <table:table table:name="Tabelle48" table:style-name="Tabelle48">
        <table:table-column table:style-name="Tabelle48.A"/>
        <table:table-column table:style-name="Tabelle48.B"/>
        <table:table-row>
          <table:table-cell table:style-name="Tabelle48.A1" office:value-type="string">
            <text:p text:style-name="P1">Name</text:p>
          </table:table-cell>
          <table:table-cell table:style-name="Tabelle48.B1" office:value-type="string">
            <text:p text:style-name="Table_20_Contents"><text:span text:style-name="ErrorCode">SORT_FIELD_UNKNOWN</text:span></text:p>
          </table:table-cell>
        </table:table-row>
        <table:table-row>
          <table:table-cell table:style-name="Tabelle48.A2" office:value-type="string">
            <text:p text:style-name="Parameter_20_Table_20_Header">Description</text:p>
          </table:table-cell>
          <table:table-cell table:style-name="Tabelle48.B2" office:value-type="string">
            <text:p text:style-name="Table_20_Contents">The passed <text:span text:style-name="Parameter">sortFieldName</text:span> is no valid attribute of the passed class.</text:p>
          </table:table-cell>
        </table:table-row>
        <table:table-row>
          <table:table-cell table:style-name="Tabelle48.A2" office:value-type="string">
            <text:p text:style-name="Parameter_20_Table_20_Header">Error Level</text:p>
          </table:table-cell>
          <table:table-cell table:style-name="Tabelle48.B2" office:value-type="string">
            <text:p text:style-name="Table_20_Contents">error</text:p>
          </table:table-cell>
        </table:table-row>
        <table:table-row>
          <table:table-cell table:style-name="Tabelle48.A2" office:value-type="string">
            <text:p text:style-name="Parameter_20_Table_20_Header">Error Data</text:p>
          </table:table-cell>
          <table:table-cell table:style-name="Tabelle48.B2" office:value-type="string">
            <text:p text:style-name="Table_20_Contents">none</text:p>
          </table:table-cell>
        </table:table-row>
      </table:table>
      <text:p text:style-name="Action_20_Sub-Section">Sort Direction Unknown</text:p>
      <table:table table:name="Tabelle49" table:style-name="Tabelle49">
        <table:table-column table:style-name="Tabelle49.A"/>
        <table:table-column table:style-name="Tabelle49.B"/>
        <table:table-row>
          <table:table-cell table:style-name="Tabelle49.A1" office:value-type="string">
            <text:p text:style-name="P1">Name</text:p>
          </table:table-cell>
          <table:table-cell table:style-name="Tabelle49.B1" office:value-type="string">
            <text:p text:style-name="Table_20_Contents"><text:span text:style-name="ErrorCode">SORT_DIRECTION_UNKNOWN</text:span></text:p>
          </table:table-cell>
        </table:table-row>
        <table:table-row>
          <table:table-cell table:style-name="Tabelle49.A2" office:value-type="string">
            <text:p text:style-name="Parameter_20_Table_20_Header">Description</text:p>
          </table:table-cell>
          <table:table-cell table:style-name="Tabelle49.B2" office:value-type="string">
            <text:p text:style-name="Table_20_Contents">The passed <text:span text:style-name="Parameter">sortDirection</text:span> has an invalid value.</text:p>
          </table:table-cell>
        </table:table-row>
        <table:table-row>
          <table:table-cell table:style-name="Tabelle49.A2" office:value-type="string">
            <text:p text:style-name="Parameter_20_Table_20_Header">Error Level</text:p>
          </table:table-cell>
          <table:table-cell table:style-name="Tabelle49.B2" office:value-type="string">
            <text:p text:style-name="Table_20_Contents">error</text:p>
          </table:table-cell>
        </table:table-row>
        <text:soft-page-break/>
        <table:table-row>
          <table:table-cell table:style-name="Tabelle49.A2" office:value-type="string">
            <text:p text:style-name="Parameter_20_Table_20_Header">Error Data</text:p>
          </table:table-cell>
          <table:table-cell table:style-name="Tabelle49.B2" office:value-type="string">
            <text:p text:style-name="Table_20_Contents">none</text:p>
          </table:table-cell>
        </table:table-row>
      </table:table>
      <text:p text:style-name="Action_20_Section">Example</text:p>
      <text:p text:style-name="Action_20_Sub-Section">Request</text:p>
      <text:p text:style-name="Example">{</text:p>
      <text:p text:style-name="Example"><text:tab/>"action": "list",</text:p>
      <text:p text:style-name="Example"><text:tab/>"sid": "cd65fec9bce4d7ec74e341a9031f8966",</text:p>
      <text:p text:style-name="Example"><text:tab/>"className": "Movie",</text:p>
      <text:p text:style-name="Example"><text:tab/>"limit": 25,</text:p>
      <text:p text:style-name="Example"><text:tab/>"offset": 50,</text:p>
      <text:p text:style-name="Example"><text:tab/>"sortFieldName": "title",</text:p>
      <text:p text:style-name="Example"><text:tab/>"sortDirection": "asc"</text:p>
      <text:p text:style-name="Example">}</text:p>
      <text:p text:style-name="Action_20_Sub-Section">Response</text:p>
      <text:p text:style-name="Example">{</text:p>
      <text:p text:style-name="Example"><text:tab/>"action": "list",</text:p>
      <text:p text:style-name="Example"><text:tab/>"sid": "cd65fec9bce4d7ec74e341a9031f8966",</text:p>
      <text:p text:style-name="Example"><text:tab/>"className": "Movie",</text:p>
      <text:p text:style-name="Example"><text:tab/>"limit": 25,</text:p>
      <text:p text:style-name="Example"><text:tab/>"offset": 50,</text:p>
      <text:p text:style-name="Example"><text:tab/>"sortFieldName": "title",</text:p>
      <text:p text:style-name="Example"><text:tab/>"sortDirection": "asc",</text:p>
      <text:p text:style-name="Example"><text:tab/>"list": [</text:p>
      <text:p text:style-name="Example"><text:tab/><text:tab/>{</text:p>
      <text:p text:style-name="Example"><text:tab/><text:tab/><text:tab/>"className": "Movie",</text:p>
      <text:p text:style-name="Example"><text:tab/><text:tab/><text:tab/>"oid": "Movie:7",</text:p>
      <text:p text:style-name="Example"><text:tab/><text:tab/><text:tab/>"isReference": false,</text:p>
      <text:p text:style-name="Example"><text:tab/><text:tab/><text:tab/>"lastChange": 1234567890,</text:p>
      <text:p text:style-name="Example"><text:tab/><text:tab/><text:tab/>"attributes": {</text:p>
      <text:p text:style-name="Example"><text:tab/><text:tab/><text:tab/><text:tab/>"id": 7,</text:p>
      <text:p text:style-name="Example"><text:tab/><text:tab/><text:tab/><text:tab/>"title": "aaa",</text:p>
      <text:p text:style-name="Example"><text:tab/><text:tab/><text:tab/><text:tab/>"runtime": 120,</text:p>
      <text:p text:style-name="Example"><text:tab/><text:tab/><text:tab/><text:tab/>"director": {</text:p>
      <text:p text:style-name="Example"><text:tab/><text:tab/><text:tab/><text:tab/><text:tab/>"className": "Person",</text:p>
      <text:p text:style-name="Example"><text:tab/><text:tab/><text:tab/><text:tab/><text:tab/>"oid": "Person:1",</text:p>
      <text:p text:style-name="Example"><text:tab/><text:tab/><text:tab/><text:tab/><text:tab/>"isReference": true</text:p>
      <text:p text:style-name="Example"><text:tab/><text:tab/><text:tab/><text:tab/>}</text:p>
      <text:p text:style-name="Example"><text:tab/><text:tab/><text:tab/>}</text:p>
      <text:p text:style-name="Example"><text:tab/><text:tab/>},</text:p>
      <text:p text:style-name="Example"><text:tab/><text:tab/>{</text:p>
      <text:p text:style-name="Example"><text:tab/><text:tab/><text:tab/>"className": "Movie",</text:p>
      <text:p text:style-name="Example"><text:tab/><text:tab/><text:tab/>"oid": "Movie:111",</text:p>
      <text:p text:style-name="Example"><text:tab/><text:tab/><text:tab/>"isReference": false,</text:p>
      <text:p text:style-name="Example"><text:tab/><text:tab/><text:tab/>"lastChange": 1234567891,</text:p>
      <text:p text:style-name="Example"><text:tab/><text:tab/><text:tab/>"attributes": {</text:p>
      <text:p text:style-name="Example"><text:tab/><text:tab/><text:tab/><text:tab/>"id": 111,</text:p>
      <text:p text:style-name="Example"><text:tab/><text:tab/><text:tab/><text:tab/>"title": "bbb",</text:p>
      <text:p text:style-name="Example"><text:tab/><text:tab/><text:tab/><text:tab/>"runtime": 90,</text:p>
      <text:p text:style-name="Example"><text:tab/><text:tab/><text:tab/><text:tab/>"director": {</text:p>
      <text:p text:style-name="Example"><text:tab/><text:tab/><text:tab/><text:tab/><text:tab/>"className": "Person",</text:p>
      <text:p text:style-name="Example"><text:tab/><text:tab/><text:tab/><text:tab/><text:tab/>"oid": "Person:2",</text:p>
      <text:p text:style-name="Example"><text:tab/><text:tab/><text:tab/><text:tab/><text:tab/>"isReference": true</text:p>
      <text:p text:style-name="Example"><text:tab/><text:tab/><text:tab/><text:tab/>}</text:p>
      <text:p text:style-name="Example"><text:tab/><text:tab/><text:tab/>}</text:p>
      <text:p text:style-name="Example"><text:tab/><text:tab/>},</text:p>
      <text:p text:style-name="Example"><text:tab/><text:tab/>{</text:p>
      <text:p text:style-name="Example"><text:tab/><text:tab/><text:tab/>"className": "Movie",</text:p>
      <text:p text:style-name="Example"><text:tab/><text:tab/><text:tab/>"oid": "Movie:1",</text:p>
      <text:p text:style-name="Example"><text:soft-page-break/><text:tab/><text:tab/><text:tab/>"isReference": false,</text:p>
      <text:p text:style-name="Example"><text:tab/><text:tab/><text:tab/>"lastChange": 1234567892,</text:p>
      <text:p text:style-name="Example"><text:tab/><text:tab/><text:tab/>"attributes": {</text:p>
      <text:p text:style-name="Example"><text:tab/><text:tab/><text:tab/><text:tab/>"id": 1,</text:p>
      <text:p text:style-name="Example"><text:tab/><text:tab/><text:tab/><text:tab/>"title": "ccc",</text:p>
      <text:p text:style-name="Example"><text:tab/><text:tab/><text:tab/><text:tab/>"runtime": 180,</text:p>
      <text:p text:style-name="Example"><text:tab/><text:tab/><text:tab/><text:tab/>"director": {</text:p>
      <text:p text:style-name="Example"><text:tab/><text:tab/><text:tab/><text:tab/><text:tab/>"className": "Person",</text:p>
      <text:p text:style-name="Example"><text:tab/><text:tab/><text:tab/><text:tab/><text:tab/>"oid": "Person:1",</text:p>
      <text:p text:style-name="Example"><text:tab/><text:tab/><text:tab/><text:tab/><text:tab/>"isReference": true</text:p>
      <text:p text:style-name="Example"><text:tab/><text:tab/><text:tab/><text:tab/>}</text:p>
      <text:p text:style-name="Example"><text:tab/><text:tab/><text:tab/>}</text:p>
      <text:p text:style-name="Example"><text:tab/><text:tab/>},</text:p>
      <text:p text:style-name="Example"><text:tab/><text:tab/>{</text:p>
      <text:p text:style-name="Example"><text:tab/><text:tab/><text:tab/>"className": "Movie",</text:p>
      <text:p text:style-name="Example"><text:tab/><text:tab/><text:tab/>"oid": "Movie:123",</text:p>
      <text:p text:style-name="Example"><text:tab/><text:tab/><text:tab/>"isReference": false,</text:p>
      <text:p text:style-name="Example"><text:tab/><text:tab/><text:tab/>"lastChange": 1234567893,</text:p>
      <text:p text:style-name="Example"><text:tab/><text:tab/><text:tab/>"attributes": {</text:p>
      <text:p text:style-name="Example"><text:tab/><text:tab/><text:tab/><text:tab/>"id": 123,</text:p>
      <text:p text:style-name="Example"><text:tab/><text:tab/><text:tab/><text:tab/>"title": "The Matrix",</text:p>
      <text:p text:style-name="Example"><text:tab/><text:tab/><text:tab/><text:tab/>"runtime": 131,</text:p>
      <text:p text:style-name="Example"><text:tab/><text:tab/><text:tab/><text:tab/>"director": {</text:p>
      <text:p text:style-name="Example"><text:tab/><text:tab/><text:tab/><text:tab/><text:tab/>"className": "Person",</text:p>
      <text:p text:style-name="Example"><text:tab/><text:tab/><text:tab/><text:tab/><text:tab/>"oid": "Person:234",</text:p>
      <text:p text:style-name="Example"><text:tab/><text:tab/><text:tab/><text:tab/><text:tab/>"isReference": true</text:p>
      <text:p text:style-name="Example"><text:tab/><text:tab/><text:tab/><text:tab/>}</text:p>
      <text:p text:style-name="Example"><text:tab/><text:tab/><text:tab/>}</text:p>
      <text:p text:style-name="Example"><text:tab/><text:tab/>}</text:p>
      <text:p text:style-name="Example"><text:tab/>],</text:p>
      <text:p text:style-name="Example"><text:tab/>"totalCount": 42,</text:p>
      <text:p text:style-name="Example"><text:tab/>"success": true</text:p>
      <text:p text:style-name="Example">}</text:p>
      <text:h text:style-name="Heading_20_3" text:outline-level="3"><text:bookmark-start text:name="DDE_LINK2"/><text:bookmark-start text:name="__RefHeading__30394071"/>Read<text:bookmark-end text:name="__RefHeading__30394071"/></text:h>
      <text:p text:style-name="Action_20_Section">Description</text:p>
      <text:p text:style-name="Text_20_body">The <text:span text:style-name="Action">read</text:span> action returns all attributes of one given object. The <text:span text:style-name="Parameter">depth</text:span> parameter defines how many levels of referenced objects will be returned as complete objects. All objects nested deeper (i. e. the first level greater than <text:span text:style-name="Parameter">depth</text:span>) are only returned as references. If an object appears more than once in the hierarchy, only the first occurrence should be a complete object, all other instances should be references.</text:p>
      <text:p text:style-name="Action_20_Section">Input Parameters</text:p>
      <text:p text:style-name="Action_20_Sub-Section">Oid</text:p>
      <table:table table:name="Tabelle18" table:style-name="Tabelle18">
        <table:table-column table:style-name="Tabelle18.A"/>
        <table:table-column table:style-name="Tabelle18.B"/>
        <table:table-row>
          <table:table-cell table:style-name="Tabelle18.A1" office:value-type="string">
            <text:p text:style-name="P1">Name</text:p>
          </table:table-cell>
          <table:table-cell table:style-name="Tabelle18.B1" office:value-type="string">
            <text:p text:style-name="Table_20_Contents"><text:span text:style-name="Parameter">oid</text:span></text:p>
          </table:table-cell>
        </table:table-row>
        <table:table-row>
          <table:table-cell table:style-name="Tabelle18.A2" office:value-type="string">
            <text:p text:style-name="Parameter_20_Table_20_Header">Type</text:p>
          </table:table-cell>
          <table:table-cell table:style-name="Tabelle18.B2" office:value-type="string">
            <text:p text:style-name="Table_20_Contents">String</text:p>
          </table:table-cell>
        </table:table-row>
        <table:table-row>
          <table:table-cell table:style-name="Tabelle18.A2" office:value-type="string">
            <text:p text:style-name="Parameter_20_Table_20_Header">Description</text:p>
          </table:table-cell>
          <table:table-cell table:style-name="Tabelle18.B2" office:value-type="string">
            <text:p text:style-name="Table_20_Contents">The oid of the requested object. If the server requires to know the class name of the object, it must extract this information from the first part of the oid.</text:p>
          </table:table-cell>
        </table:table-row>
        <table:table-row>
          <table:table-cell table:style-name="Tabelle18.A2" office:value-type="string">
            <text:p text:style-name="Parameter_20_Table_20_Header">Example Value</text:p>
          </table:table-cell>
          <table:table-cell table:style-name="Tabelle18.B2" office:value-type="string">
            <text:p text:style-name="Example">"Movie:123"</text:p>
          </table:table-cell>
        </table:table-row>
      </table:table>
      <text:p text:style-name="Action_20_Sub-Section"><text:soft-page-break/>Depth</text:p>
      <table:table table:name="Tabelle19" table:style-name="Tabelle19">
        <table:table-column table:style-name="Tabelle19.A"/>
        <table:table-column table:style-name="Tabelle19.B"/>
        <table:table-row>
          <table:table-cell table:style-name="Tabelle19.A1" office:value-type="string">
            <text:p text:style-name="P1">Name</text:p>
          </table:table-cell>
          <table:table-cell table:style-name="Tabelle19.B1" office:value-type="string">
            <text:p text:style-name="Table_20_Contents"><text:span text:style-name="Parameter">depth</text:span></text:p>
          </table:table-cell>
        </table:table-row>
        <table:table-row>
          <table:table-cell table:style-name="Tabelle19.A2" office:value-type="string">
            <text:p text:style-name="Parameter_20_Table_20_Header">Type</text:p>
          </table:table-cell>
          <table:table-cell table:style-name="Tabelle19.B2" office:value-type="string">
            <text:p text:style-name="Table_20_Contents">int</text:p>
          </table:table-cell>
        </table:table-row>
        <table:table-row>
          <table:table-cell table:style-name="Tabelle19.A2" office:value-type="string">
            <text:p text:style-name="Parameter_20_Table_20_Header">Description</text:p>
          </table:table-cell>
          <table:table-cell table:style-name="Tabelle19.B2" office:value-type="string">
            <text:p text:style-name="Table_20_Contents">The number of levels referenced objects must be returned as complete objects. Below this level, objects are returned as references.</text:p>
            <text:p text:style-name="Table_20_Contents">If omitted, 1 is assumed.</text:p>
            <text:p text:style-name="Table_20_Contents">The value -1 has the special meaning of unlimited depth. Please use this option with caution, as it may retrieve large parts of the database in a highly interlinked domain model.</text:p>
          </table:table-cell>
        </table:table-row>
        <table:table-row>
          <table:table-cell table:style-name="Tabelle19.A2" office:value-type="string">
            <text:p text:style-name="Parameter_20_Table_20_Header">Example Value</text:p>
          </table:table-cell>
          <table:table-cell table:style-name="Tabelle19.B4" office:value-type="float" office:value="2">
            <text:p text:style-name="Example">2</text:p>
          </table:table-cell>
        </table:table-row>
      </table:table>
      <text:p text:style-name="Action_20_Section">Output Parameters</text:p>
      <text:p text:style-name="Action_20_Sub-Section">Object</text:p>
      <table:table table:name="Tabelle21" table:style-name="Tabelle21">
        <table:table-column table:style-name="Tabelle21.A"/>
        <table:table-column table:style-name="Tabelle21.B"/>
        <table:table-row>
          <table:table-cell table:style-name="Tabelle21.A1" office:value-type="string">
            <text:p text:style-name="P1">Name</text:p>
          </table:table-cell>
          <table:table-cell table:style-name="Tabelle21.B1" office:value-type="string">
            <text:p text:style-name="Table_20_Contents"><text:span text:style-name="Parameter">object</text:span></text:p>
          </table:table-cell>
        </table:table-row>
        <table:table-row>
          <table:table-cell table:style-name="Tabelle21.A2" office:value-type="string">
            <text:p text:style-name="Parameter_20_Table_20_Header">Type</text:p>
          </table:table-cell>
          <table:table-cell table:style-name="Tabelle21.B2" office:value-type="string">
            <text:p text:style-name="Table_20_Contents">Object</text:p>
          </table:table-cell>
        </table:table-row>
        <table:table-row>
          <table:table-cell table:style-name="Tabelle21.A2" office:value-type="string">
            <text:p text:style-name="Parameter_20_Table_20_Header">Description</text:p>
          </table:table-cell>
          <table:table-cell table:style-name="Tabelle21.B2" office:value-type="string">
            <text:p text:style-name="Table_20_Contents">The object according to the input parameters.</text:p>
          </table:table-cell>
        </table:table-row>
        <table:table-row>
          <table:table-cell table:style-name="Tabelle21.A2" office:value-type="string">
            <text:p text:style-name="Parameter_20_Table_20_Header">Example Value</text:p>
          </table:table-cell>
          <table:table-cell table:style-name="Tabelle21.B2" office:value-type="string">
            <text:p text:style-name="Example">{</text:p>
            <text:p text:style-name="Example"><text:tab/>"className": "Movie",</text:p>
            <text:p text:style-name="Example"><text:tab/>"oid": "Movie:123",</text:p>
            <text:p text:style-name="Example"><text:tab/>"isReference": false,</text:p>
            <text:p text:style-name="Example"><text:tab/>"lastChange": 1234567890,</text:p>
            <text:p text:style-name="Example"><text:tab/>"attributes": {</text:p>
            <text:p text:style-name="Example"><text:tab/><text:tab/>"id": 123,</text:p>
            <text:p text:style-name="Example"><text:tab/><text:tab/>"title": "The Matrix",</text:p>
            <text:p text:style-name="Example"><text:tab/><text:tab/>"yearOfPublishing": 1999,</text:p>
            <text:p text:style-name="Example"><text:tab/><text:tab/>"groundbreaking": true,</text:p>
            <text:p text:style-name="Example"><text:tab/><text:tab/>"director": {</text:p>
            <text:p text:style-name="Example"><text:tab/><text:tab/><text:tab/>"className": "Person",</text:p>
            <text:p text:style-name="Example"><text:tab/><text:tab/><text:tab/>"oid": "Person:234",</text:p>
            <text:p text:style-name="Example"><text:tab/><text:tab/><text:tab/>"isReference": false,</text:p>
            <text:p text:style-name="Example"><text:tab/><text:tab/><text:tab/>"lastChange": 1234567891,</text:p>
            <text:p text:style-name="Example"><text:tab/><text:tab/><text:tab/>"attributes": {</text:p>
            <text:p text:style-name="Example"><text:tab/><text:tab/><text:tab/><text:tab/>"id": 234,</text:p>
            <text:p text:style-name="Example"><text:tab/><text:tab/><text:tab/><text:tab/>"name": "The Wachowski Brothers",</text:p>
            <text:p text:style-name="Example"><text:tab/><text:tab/><text:tab/><text:tab/>"numberOfPersons": 2,</text:p>
            <text:p text:style-name="Example"><text:tab/><text:tab/><text:tab/><text:tab/>"movies": [</text:p>
            <text:p text:style-name="Example"><text:tab/><text:tab/><text:tab/><text:tab/><text:tab/>{</text:p>
            <text:p text:style-name="Example"><text:tab/><text:tab/><text:tab/><text:tab/><text:tab/><text:tab/>"className": "Movie",</text:p>
            <text:p text:style-name="Example"><text:tab/><text:tab/><text:tab/><text:tab/><text:tab/><text:tab/>"oid": "Movie:123",</text:p>
            <text:p text:style-name="Example"><text:tab/><text:tab/><text:tab/><text:tab/><text:tab/><text:tab/>//already returned → Reference</text:p>
            <text:p text:style-name="Example"><text:tab/><text:tab/><text:tab/><text:tab/><text:tab/><text:tab/>"isReference": true</text:p>
            <text:p text:style-name="Example"><text:tab/><text:tab/><text:tab/><text:tab/><text:tab/>},</text:p>
            <text:p text:style-name="Example"><text:tab/><text:tab/><text:tab/><text:tab/><text:tab/>{</text:p>
            <text:p text:style-name="Example"><text:tab/><text:tab/><text:tab/><text:tab/><text:tab/><text:tab/>"className": "Movie",</text:p>
            <text:p text:style-name="Example"><text:tab/><text:tab/><text:tab/><text:tab/><text:tab/><text:tab/>"oid": "Movie:234",</text:p>
            <text:p text:style-name="Example"><text:tab/><text:tab/><text:tab/><text:tab/><text:tab/><text:tab/>"isReference": false,</text:p>
            <text:p text:style-name="Example"><text:tab/><text:tab/><text:tab/><text:tab/><text:tab/><text:tab/>"lastChange": 1234567892,</text:p>
            <text:p text:style-name="Example"><text:tab/><text:tab/><text:tab/><text:tab/><text:tab/><text:tab/>"attributes": {</text:p>
            <text:p text:style-name="Example"><text:tab/><text:tab/><text:tab/><text:tab/><text:tab/><text:tab/><text:tab/>"id": 234,</text:p>
            <text:p text:style-name="Example"><text:soft-page-break/><text:tab/><text:tab/><text:tab/><text:tab/><text:tab/><text:tab/><text:tab/>"title": "aaa",</text:p>
            <text:p text:style-name="Example"><text:tab/><text:tab/><text:tab/><text:tab/><text:tab/><text:tab/><text:tab/>"yearOfPublishing": 2003,</text:p>
            <text:p text:style-name="Example"><text:tab/><text:tab/><text:tab/><text:tab/><text:tab/><text:tab/><text:tab/>"groundbreaking": false,</text:p>
            <text:p text:style-name="Example"><text:tab/><text:tab/><text:tab/><text:tab/><text:tab/><text:tab/><text:tab/>"director": {</text:p>
            <text:p text:style-name="Example"><text:tab/><text:tab/><text:tab/><text:tab/><text:tab/><text:tab/><text:tab/><text:tab/>"className": "Person",</text:p>
            <text:p text:style-name="Example"><text:tab/><text:tab/><text:tab/><text:tab/><text:tab/><text:tab/><text:tab/><text:tab/>"oid": "Person:345",</text:p>
            <text:p text:style-name="Example"><text:tab/><text:tab/><text:tab/><text:tab/><text:tab/><text:tab/><text:tab/><text:tab/>//depth &gt; 2</text:p>
            <text:p text:style-name="Example"><text:tab/><text:tab/><text:tab/><text:tab/><text:tab/><text:tab/><text:tab/><text:tab/>"isReference": true</text:p>
            <text:p text:style-name="Example"><text:tab/><text:tab/><text:tab/><text:tab/><text:tab/><text:tab/><text:tab/>}</text:p>
            <text:p text:style-name="Example"><text:tab/><text:tab/><text:tab/><text:tab/><text:tab/><text:tab/>}</text:p>
            <text:p text:style-name="Example"><text:tab/><text:tab/><text:tab/><text:tab/><text:tab/>}</text:p>
            <text:p text:style-name="Example"><text:tab/><text:tab/><text:tab/><text:tab/>]</text:p>
            <text:p text:style-name="Example"><text:tab/><text:tab/><text:tab/>}</text:p>
            <text:p text:style-name="Example"><text:tab/><text:tab/>}</text:p>
            <text:p text:style-name="Example"><text:tab/>}</text:p>
            <text:p text:style-name="Example">}</text:p>
          </table:table-cell>
        </table:table-row>
      </table:table>
      <text:p text:style-name="Action_20_Section">Error Codes</text:p>
      <text:p text:style-name="Action_20_Sub-Section">Depth Invalid</text:p>
      <table:table table:name="Tabelle51" table:style-name="Tabelle51">
        <table:table-column table:style-name="Tabelle51.A"/>
        <table:table-column table:style-name="Tabelle51.B"/>
        <table:table-row>
          <table:table-cell table:style-name="Tabelle51.A1" office:value-type="string">
            <text:p text:style-name="P1">Name</text:p>
          </table:table-cell>
          <table:table-cell table:style-name="Tabelle51.B1" office:value-type="string">
            <text:p text:style-name="Table_20_Contents"><text:span text:style-name="ErrorCode">DEPTH_INVALID</text:span></text:p>
          </table:table-cell>
        </table:table-row>
        <table:table-row>
          <table:table-cell table:style-name="Tabelle51.A2" office:value-type="string">
            <text:p text:style-name="Parameter_20_Table_20_Header">Description</text:p>
          </table:table-cell>
          <table:table-cell table:style-name="Tabelle51.B2" office:value-type="string">
            <text:p text:style-name="Table_20_Contents">The passed <text:span text:style-name="Parameter">depth</text:span> is a negative number other than -1.</text:p>
          </table:table-cell>
        </table:table-row>
        <table:table-row>
          <table:table-cell table:style-name="Tabelle51.A2" office:value-type="string">
            <text:p text:style-name="Parameter_20_Table_20_Header">Error Level</text:p>
          </table:table-cell>
          <table:table-cell table:style-name="Tabelle51.B2" office:value-type="string">
            <text:p text:style-name="Table_20_Contents">error</text:p>
          </table:table-cell>
        </table:table-row>
        <table:table-row>
          <table:table-cell table:style-name="Tabelle51.A2" office:value-type="string">
            <text:p text:style-name="Parameter_20_Table_20_Header">Error Data</text:p>
          </table:table-cell>
          <table:table-cell table:style-name="Tabelle51.B2" office:value-type="string">
            <text:p text:style-name="Table_20_Contents">none</text:p>
          </table:table-cell>
        </table:table-row>
      </table:table>
      <text:p text:style-name="Action_20_Section">Example</text:p>
      <text:p text:style-name="Action_20_Sub-Section">Request</text:p>
      <text:p text:style-name="Example">{</text:p>
      <text:p text:style-name="Example"><text:tab/>"action": "read",</text:p>
      <text:p text:style-name="Example"><text:tab/>"sid": "cd65fec9bce4d7ec74e341a9031f8966",</text:p>
      <text:p text:style-name="Example"><text:tab/>"oid": "Movie:123",</text:p>
      <text:p text:style-name="Example"><text:tab/>"depth": 2</text:p>
      <text:p text:style-name="Example">}</text:p>
      <text:p text:style-name="Action_20_Sub-Section">Response</text:p>
      <text:p text:style-name="Example">{</text:p>
      <text:p text:style-name="Example"><text:tab/>"action": "read",</text:p>
      <text:p text:style-name="Example"><text:tab/>"sid": "cd65fec9bce4d7ec74e341a9031f8966",</text:p>
      <text:p text:style-name="Example"><text:tab/>"oid": "Movie:123",</text:p>
      <text:p text:style-name="Example"><text:tab/>"depth": 2,</text:p>
      <text:p text:style-name="Example"><text:tab/>"object": {</text:p>
      <text:p text:style-name="Example"><text:tab/><text:tab/>"className": "Movie",</text:p>
      <text:p text:style-name="Example"><text:tab/><text:tab/>"oid": "Movie:123",</text:p>
      <text:p text:style-name="Example"><text:tab/><text:tab/>"isReference": false,</text:p>
      <text:p text:style-name="Example"><text:tab/><text:tab/>"lastChange": 1234567890,</text:p>
      <text:p text:style-name="Example"><text:tab/><text:tab/>"attributes": {</text:p>
      <text:p text:style-name="Example"><text:tab/><text:tab/><text:tab/>"id": 123,</text:p>
      <text:p text:style-name="Example"><text:tab/><text:tab/><text:tab/>"title": "The Matrix",</text:p>
      <text:p text:style-name="Example"><text:tab/><text:tab/><text:tab/>"yearOfPublishing": 1999,</text:p>
      <text:p text:style-name="Example"><text:tab/><text:tab/><text:tab/>"groundbreaking": true,</text:p>
      <text:p text:style-name="Example"><text:tab/><text:tab/><text:tab/>"director": {</text:p>
      <text:p text:style-name="Example"><text:tab/><text:tab/><text:tab/><text:tab/>"className": "Person",</text:p>
      <text:p text:style-name="Example"><text:tab/><text:tab/><text:tab/><text:tab/>"oid": "Person:234",</text:p>
      <text:p text:style-name="Example"><text:soft-page-break/><text:tab/><text:tab/><text:tab/><text:tab/>"isReference": false,</text:p>
      <text:p text:style-name="Example"><text:tab/><text:tab/><text:tab/><text:tab/>"lastChange": 1234567891,</text:p>
      <text:p text:style-name="Example"><text:tab/><text:tab/><text:tab/><text:tab/>"attributes": {</text:p>
      <text:p text:style-name="Example"><text:tab/><text:tab/><text:tab/><text:tab/><text:tab/>"id": 234,</text:p>
      <text:p text:style-name="Example"><text:tab/><text:tab/><text:tab/><text:tab/><text:tab/>"name": "The Wachowski Brothers",</text:p>
      <text:p text:style-name="Example"><text:tab/><text:tab/><text:tab/><text:tab/><text:tab/>"numberOfPersons": 2,</text:p>
      <text:p text:style-name="Example"><text:tab/><text:tab/><text:tab/><text:tab/><text:tab/>"movies": [</text:p>
      <text:p text:style-name="Example"><text:tab/><text:tab/><text:tab/><text:tab/><text:tab/><text:tab/>{</text:p>
      <text:p text:style-name="Example"><text:tab/><text:tab/><text:tab/><text:tab/><text:tab/><text:tab/><text:tab/>"className": "Movie",</text:p>
      <text:p text:style-name="Example"><text:tab/><text:tab/><text:tab/><text:tab/><text:tab/><text:tab/><text:tab/>"oid": "Movie:123",</text:p>
      <text:p text:style-name="Example"><text:tab/><text:tab/><text:tab/><text:tab/><text:tab/><text:tab/><text:tab/>//already returned → Reference</text:p>
      <text:p text:style-name="Example"><text:tab/><text:tab/><text:tab/><text:tab/><text:tab/><text:tab/><text:tab/>"isReference": true</text:p>
      <text:p text:style-name="Example"><text:tab/><text:tab/><text:tab/><text:tab/><text:tab/><text:tab/>},</text:p>
      <text:p text:style-name="Example"><text:tab/><text:tab/><text:tab/><text:tab/><text:tab/><text:tab/>{</text:p>
      <text:p text:style-name="Example"><text:tab/><text:tab/><text:tab/><text:tab/><text:tab/><text:tab/><text:tab/>"className": "Movie",</text:p>
      <text:p text:style-name="Example"><text:tab/><text:tab/><text:tab/><text:tab/><text:tab/><text:tab/><text:tab/>"oid": "Movie:234",</text:p>
      <text:p text:style-name="Example"><text:tab/><text:tab/><text:tab/><text:tab/><text:tab/><text:tab/><text:tab/>"isReference": false,</text:p>
      <text:p text:style-name="Example"><text:tab/><text:tab/><text:tab/><text:tab/><text:tab/><text:tab/><text:tab/>"lastChange": 1234567892,</text:p>
      <text:p text:style-name="Example"><text:tab/><text:tab/><text:tab/><text:tab/><text:tab/><text:tab/><text:tab/>"attributes": {</text:p>
      <text:p text:style-name="Example"><text:tab/><text:tab/><text:tab/><text:tab/><text:tab/><text:tab/><text:tab/><text:tab/>"id": 234,</text:p>
      <text:p text:style-name="Example"><text:tab/><text:tab/><text:tab/><text:tab/><text:tab/><text:tab/><text:tab/><text:tab/>"title": "aaa",</text:p>
      <text:p text:style-name="Example"><text:tab/><text:tab/><text:tab/><text:tab/><text:tab/><text:tab/><text:tab/><text:tab/>"yearOfPublishing": 2003,</text:p>
      <text:p text:style-name="Example"><text:tab/><text:tab/><text:tab/><text:tab/><text:tab/><text:tab/><text:tab/><text:tab/>"groundbreaking": false,</text:p>
      <text:p text:style-name="Example"><text:tab/><text:tab/><text:tab/><text:tab/><text:tab/><text:tab/><text:tab/><text:tab/>"director": {</text:p>
      <text:p text:style-name="Example"><text:tab/><text:tab/><text:tab/><text:tab/><text:tab/><text:tab/><text:tab/><text:tab/><text:tab/>"className": "Person",</text:p>
      <text:p text:style-name="Example"><text:tab/><text:tab/><text:tab/><text:tab/><text:tab/><text:tab/><text:tab/><text:tab/><text:tab/>"oid": "Person:345",</text:p>
      <text:p text:style-name="Example"><text:tab/><text:tab/><text:tab/><text:tab/><text:tab/><text:tab/><text:tab/><text:tab/><text:tab/>//depth &gt; 2</text:p>
      <text:p text:style-name="Example"><text:tab/><text:tab/><text:tab/><text:tab/><text:tab/><text:tab/><text:tab/><text:tab/><text:tab/>"isReference": true</text:p>
      <text:p text:style-name="Example"><text:tab/><text:tab/><text:tab/><text:tab/><text:tab/><text:tab/><text:tab/><text:tab/>}</text:p>
      <text:p text:style-name="Example"><text:tab/><text:tab/><text:tab/><text:tab/><text:tab/><text:tab/><text:tab/>}</text:p>
      <text:p text:style-name="Example"><text:tab/><text:tab/><text:tab/><text:tab/><text:tab/><text:tab/>}</text:p>
      <text:p text:style-name="Example"><text:tab/><text:tab/><text:tab/><text:tab/><text:tab/>]</text:p>
      <text:p text:style-name="Example"><text:tab/><text:tab/><text:tab/><text:tab/>}</text:p>
      <text:p text:style-name="Example"><text:tab/><text:tab/><text:tab/>}</text:p>
      <text:p text:style-name="Example"><text:tab/><text:tab/>}</text:p>
      <text:p text:style-name="Example"><text:tab/>},</text:p>
      <text:p text:style-name="Example"><text:tab/>"success": true</text:p>
      <text:p text:style-name="Example">}<text:bookmark-end text:name="DDE_LINK2"/></text:p>
      <text:h text:style-name="Heading_20_3" text:outline-level="3">Update</text:h>
      <text:p text:style-name="Action_20_Section">Description</text:p>
      <text:p text:style-name="Text_20_body">The <text:span text:style-name="Action">update</text:span> action saves changed attributes to one object. It must only be used for simple attributes, i. e. no references.</text:p>
      <text:p text:style-name="Action_20_Section">Input Parameters</text:p>
      <text:p text:style-name="Action_20_Sub-Section">Oid</text:p>
      <table:table table:name="Tabelle22" table:style-name="Tabelle22">
        <table:table-column table:style-name="Tabelle22.A"/>
        <table:table-column table:style-name="Tabelle22.B"/>
        <table:table-row>
          <table:table-cell table:style-name="Tabelle22.A1" office:value-type="string">
            <text:p text:style-name="P1">Name</text:p>
          </table:table-cell>
          <table:table-cell table:style-name="Tabelle22.B1" office:value-type="string">
            <text:p text:style-name="Table_20_Contents"><text:span text:style-name="Parameter">oid</text:span></text:p>
          </table:table-cell>
        </table:table-row>
        <table:table-row>
          <table:table-cell table:style-name="Tabelle22.A2" office:value-type="string">
            <text:p text:style-name="Parameter_20_Table_20_Header">Type</text:p>
          </table:table-cell>
          <table:table-cell table:style-name="Tabelle22.B2" office:value-type="string">
            <text:p text:style-name="Table_20_Contents">String</text:p>
          </table:table-cell>
        </table:table-row>
        <table:table-row>
          <table:table-cell table:style-name="Tabelle22.A2" office:value-type="string">
            <text:p text:style-name="Parameter_20_Table_20_Header">Description</text:p>
          </table:table-cell>
          <table:table-cell table:style-name="Tabelle22.B2" office:value-type="string">
            <text:p text:style-name="Table_20_Contents">The oid of the object to update attributes of. If the server requires to know the class name of the object, it must extract this information from the first part of the oid.</text:p>
          </table:table-cell>
        </table:table-row>
        <table:table-row>
          <table:table-cell table:style-name="Tabelle22.A2" office:value-type="string">
            <text:p text:style-name="Parameter_20_Table_20_Header">Example Value</text:p>
          </table:table-cell>
          <table:table-cell table:style-name="Tabelle22.B2" office:value-type="string">
            <text:p text:style-name="Example">"Movie:123"</text:p>
          </table:table-cell>
        </table:table-row>
      </table:table>
      <text:p text:style-name="Action_20_Sub-Section">LastChange</text:p>
      <table:table table:name="Tabelle54" table:style-name="Tabelle54">
        <table:table-column table:style-name="Tabelle54.A"/>
        <table:table-column table:style-name="Tabelle54.B"/>
        <table:table-row>
          <table:table-cell table:style-name="Tabelle54.A1" office:value-type="string">
            <text:p text:style-name="P1">Name</text:p>
          </table:table-cell>
          <table:table-cell table:style-name="Tabelle54.B1" office:value-type="string">
            <text:p text:style-name="Table_20_Contents"><text:span text:style-name="Parameter">lastChange</text:span></text:p>
          </table:table-cell>
        </table:table-row>
        <table:table-row>
          <table:table-cell table:style-name="Tabelle54.A2" office:value-type="string">
            <text:p text:style-name="Parameter_20_Table_20_Header">Type</text:p>
          </table:table-cell>
          <table:table-cell table:style-name="Tabelle54.B2" office:value-type="string">
            <text:p text:style-name="Table_20_Contents">long</text:p>
          </table:table-cell>
        </table:table-row>
        <table:table-row>
          <table:table-cell table:style-name="Tabelle54.A2" office:value-type="string">
            <text:p text:style-name="Parameter_20_Table_20_Header">Description</text:p>
          </table:table-cell>
          <table:table-cell table:style-name="Tabelle54.B2" office:value-type="string">
            <text:p text:style-name="Table_20_Contents">A timestamp defining the point in time of the last change of the object. It has to be sufficient resolution to ensure no two changes are persisted at the same timestamp.</text:p>
          </table:table-cell>
        </table:table-row>
        <table:table-row>
          <table:table-cell table:style-name="Tabelle54.A2" office:value-type="string">
            <text:p text:style-name="Parameter_20_Table_20_Header">Example Value</text:p>
          </table:table-cell>
          <table:table-cell table:style-name="Tabelle54.B4" office:value-type="float" office:value="1234567890">
            <text:p text:style-name="Example">1234567890</text:p>
          </table:table-cell>
        </table:table-row>
      </table:table>
      <text:p text:style-name="Action_20_Sub-Section">OverrideLock</text:p>
      <table:table table:name="Tabelle58" table:style-name="Tabelle58">
        <table:table-column table:style-name="Tabelle58.A"/>
        <table:table-column table:style-name="Tabelle58.B"/>
        <table:table-row>
          <table:table-cell table:style-name="Tabelle58.A1" office:value-type="string">
            <text:p text:style-name="P1">Name</text:p>
          </table:table-cell>
          <table:table-cell table:style-name="Tabelle58.B1" office:value-type="string">
            <text:p text:style-name="Table_20_Contents"><text:span text:style-name="Parameter">overrideLock</text:span></text:p>
          </table:table-cell>
        </table:table-row>
        <table:table-row>
          <table:table-cell table:style-name="Tabelle58.A2" office:value-type="string">
            <text:p text:style-name="Parameter_20_Table_20_Header">Type</text:p>
          </table:table-cell>
          <table:table-cell table:style-name="Tabelle58.B2" office:value-type="string">
            <text:p text:style-name="Table_20_Contents">true</text:p>
          </table:table-cell>
        </table:table-row>
        <table:table-row>
          <table:table-cell table:style-name="Tabelle58.A2" office:value-type="string">
            <text:p text:style-name="Parameter_20_Table_20_Header">Description</text:p>
          </table:table-cell>
          <table:table-cell table:style-name="Tabelle58.B2" office:value-type="string">
            <text:p text:style-name="Table_20_Contents">Only valid after the server returned an CONCURRENT_UPDATE error and the user resolved the conflicts. The value must be true.</text:p>
          </table:table-cell>
        </table:table-row>
        <table:table-row>
          <table:table-cell table:style-name="Tabelle58.A2" office:value-type="string">
            <text:p text:style-name="Parameter_20_Table_20_Header">Example Value</text:p>
          </table:table-cell>
          <table:table-cell table:style-name="Tabelle58.B2" office:value-type="string">
            <text:p text:style-name="Example">true</text:p>
          </table:table-cell>
        </table:table-row>
      </table:table>
      <text:p text:style-name="Action_20_Sub-Section">Attributes</text:p>
      <table:table table:name="Tabelle23" table:style-name="Tabelle23">
        <table:table-column table:style-name="Tabelle23.A"/>
        <table:table-column table:style-name="Tabelle23.B"/>
        <table:table-row>
          <table:table-cell table:style-name="Tabelle23.A1" office:value-type="string">
            <text:p text:style-name="P1">Name</text:p>
          </table:table-cell>
          <table:table-cell table:style-name="Tabelle23.B1" office:value-type="string">
            <text:p text:style-name="Table_20_Contents"><text:span text:style-name="Parameter">attributes</text:span></text:p>
          </table:table-cell>
        </table:table-row>
        <table:table-row>
          <table:table-cell table:style-name="Tabelle23.A2" office:value-type="string">
            <text:p text:style-name="Parameter_20_Table_20_Header">Type</text:p>
          </table:table-cell>
          <table:table-cell table:style-name="Tabelle23.B2" office:value-type="string">
            <text:p text:style-name="Table_20_Contents">Map of Variant</text:p>
          </table:table-cell>
        </table:table-row>
        <table:table-row>
          <table:table-cell table:style-name="Tabelle23.A2" office:value-type="string">
            <text:p text:style-name="Parameter_20_Table_20_Header">Description</text:p>
          </table:table-cell>
          <table:table-cell table:style-name="Tabelle23.B2" office:value-type="string">
            <text:p text:style-name="Table_20_Contents">Map of attributes to update. The keys of the map are the attribute names, the values are the new values in most appropriate JSON format (i. e. String, boolean, number, or null).</text:p>
          </table:table-cell>
        </table:table-row>
        <table:table-row>
          <table:table-cell table:style-name="Tabelle23.A2" office:value-type="string">
            <text:p text:style-name="Parameter_20_Table_20_Header">Example Value</text:p>
          </table:table-cell>
          <table:table-cell table:style-name="Tabelle23.B2" office:value-type="string">
            <text:p text:style-name="Example">{</text:p>
            <text:p text:style-name="Example"><text:tab/>"title": "Matrix – The Original",</text:p>
            <text:p text:style-name="Example"><text:tab/>"yearOfPublishing": 3001,</text:p>
            <text:p text:style-name="Example"><text:tab/>"groundbreaking": true</text:p>
            <text:p text:style-name="Example">}</text:p>
          </table:table-cell>
        </table:table-row>
      </table:table>
      <text:p text:style-name="Action_20_Section">Output Parameters</text:p>
      <text:p text:style-name="Text_20_body">None except the standard parameters.</text:p>
      <text:p text:style-name="Action_20_Section">Error Codes</text:p>
      <text:p text:style-name="Action_20_Sub-Section">Attribute Name Invalid</text:p>
      <table:table table:name="Tabelle55" table:style-name="Tabelle55">
        <table:table-column table:style-name="Tabelle55.A"/>
        <table:table-column table:style-name="Tabelle55.B"/>
        <table:table-row>
          <table:table-cell table:style-name="Tabelle55.A1" office:value-type="string">
            <text:p text:style-name="P1">Name</text:p>
          </table:table-cell>
          <table:table-cell table:style-name="Tabelle55.B1" office:value-type="string">
            <text:p text:style-name="Table_20_Contents"><text:span text:style-name="ErrorCode">ATTRIBUTE_NAME_INVALID</text:span></text:p>
          </table:table-cell>
        </table:table-row>
        <table:table-row>
          <table:table-cell table:style-name="Tabelle55.A2" office:value-type="string">
            <text:p text:style-name="Parameter_20_Table_20_Header">Description</text:p>
          </table:table-cell>
          <table:table-cell table:style-name="Tabelle55.B2" office:value-type="string">
            <text:p text:style-name="Table_20_Contents">The attribute name passed cannot be found in the selected class.</text:p>
          </table:table-cell>
        </table:table-row>
        <table:table-row>
          <table:table-cell table:style-name="Tabelle55.A2" office:value-type="string">
            <text:p text:style-name="Parameter_20_Table_20_Header">Error Level</text:p>
          </table:table-cell>
          <table:table-cell table:style-name="Tabelle55.B2" office:value-type="string">
            <text:p text:style-name="Table_20_Contents">error</text:p>
          </table:table-cell>
        </table:table-row>
        <table:table-row>
          <table:table-cell table:style-name="Tabelle55.A2" office:value-type="string">
            <text:p text:style-name="Parameter_20_Table_20_Header">Error Data</text:p>
          </table:table-cell>
          <table:table-cell table:style-name="Tabelle55.B2" office:value-type="string">
            <text:p text:style-name="Table_20_Contents">Contains a list of all invalid attribute names.</text:p>
            <text:p text:style-name="Table_20_Contents"><text:soft-page-break/>Example:</text:p>
            <text:p text:style-name="Example">{</text:p>
            <text:p text:style-name="Example"><text:tab/>"invalidAttributeNames": [</text:p>
            <text:p text:style-name="Example"><text:tab/><text:tab/>"taitle",</text:p>
            <text:p text:style-name="Example"><text:tab/><text:tab/>"dairaictor"</text:p>
            <text:p text:style-name="Example"><text:tab/>]</text:p>
            <text:p text:style-name="Example">}</text:p>
          </table:table-cell>
        </table:table-row>
      </table:table>
      <text:p text:style-name="Action_20_Sub-Section">Attribute Value Invalid</text:p>
      <table:table table:name="Tabelle56" table:style-name="Tabelle56">
        <table:table-column table:style-name="Tabelle56.A"/>
        <table:table-column table:style-name="Tabelle56.B"/>
        <table:table-row>
          <table:table-cell table:style-name="Tabelle56.A1" office:value-type="string">
            <text:p text:style-name="P1">Name</text:p>
          </table:table-cell>
          <table:table-cell table:style-name="Tabelle56.B1" office:value-type="string">
            <text:p text:style-name="Table_20_Contents"><text:span text:style-name="ErrorCode">ATTRIBUTE_VALUE_INVALID</text:span></text:p>
          </table:table-cell>
        </table:table-row>
        <table:table-row>
          <table:table-cell table:style-name="Tabelle56.A2" office:value-type="string">
            <text:p text:style-name="Parameter_20_Table_20_Header">Description</text:p>
          </table:table-cell>
          <table:table-cell table:style-name="Tabelle56.B2" office:value-type="string">
            <text:p text:style-name="Table_20_Contents">The attribute value passed is invalid for the attribute.</text:p>
          </table:table-cell>
        </table:table-row>
        <table:table-row>
          <table:table-cell table:style-name="Tabelle56.A2" office:value-type="string">
            <text:p text:style-name="Parameter_20_Table_20_Header">Error Level</text:p>
          </table:table-cell>
          <table:table-cell table:style-name="Tabelle56.B2" office:value-type="string">
            <text:p text:style-name="Table_20_Contents">error</text:p>
          </table:table-cell>
        </table:table-row>
        <table:table-row>
          <table:table-cell table:style-name="Tabelle56.A2" office:value-type="string">
            <text:p text:style-name="Parameter_20_Table_20_Header">Error Data</text:p>
          </table:table-cell>
          <table:table-cell table:style-name="Tabelle56.B2" office:value-type="string">
            <text:p text:style-name="Table_20_Contents">Contains a list of all attribute names containing invalid values.</text:p>
            <text:p text:style-name="Table_20_Contents">Example:</text:p>
            <text:p text:style-name="Example">{</text:p>
            <text:p text:style-name="Example"><text:tab/>"invalidAttributeValues": [</text:p>
            <text:p text:style-name="Example"><text:tab/><text:tab/>"title",</text:p>
            <text:p text:style-name="Example"><text:tab/><text:tab/>"director"</text:p>
            <text:p text:style-name="Example"><text:tab/>]</text:p>
            <text:p text:style-name="Example">}</text:p>
          </table:table-cell>
        </table:table-row>
      </table:table>
      <text:p text:style-name="Action_20_Sub-Section">Concurrent Update</text:p>
      <table:table table:name="Tabelle57" table:style-name="Tabelle57">
        <table:table-column table:style-name="Tabelle57.A"/>
        <table:table-column table:style-name="Tabelle57.B"/>
        <table:table-row>
          <table:table-cell table:style-name="Tabelle57.A1" office:value-type="string">
            <text:p text:style-name="P1">Name</text:p>
          </table:table-cell>
          <table:table-cell table:style-name="Tabelle57.B1" office:value-type="string">
            <text:p text:style-name="Table_20_Contents"><text:span text:style-name="ErrorCode">CONCURRENT_UPDATE</text:span></text:p>
          </table:table-cell>
        </table:table-row>
        <table:table-row>
          <table:table-cell table:style-name="Tabelle57.A2" office:value-type="string">
            <text:p text:style-name="Parameter_20_Table_20_Header">Description</text:p>
          </table:table-cell>
          <table:table-cell table:style-name="Tabelle57.B2" office:value-type="string">
            <text:p text:style-name="Table_20_Contents">The server detected an concurrent update (refer to section <text:bookmark-ref text:reference-format="chapter" text:ref-name="__RefHeading__36132625">2.7</text:bookmark-ref> for details)</text:p>
          </table:table-cell>
        </table:table-row>
        <table:table-row>
          <table:table-cell table:style-name="Tabelle57.A2" office:value-type="string">
            <text:p text:style-name="Parameter_20_Table_20_Header">Error Level</text:p>
          </table:table-cell>
          <table:table-cell table:style-name="Tabelle57.B2" office:value-type="string">
            <text:p text:style-name="Table_20_Contents">error</text:p>
          </table:table-cell>
        </table:table-row>
        <table:table-row>
          <table:table-cell table:style-name="Tabelle57.A2" office:value-type="string">
            <text:p text:style-name="Parameter_20_Table_20_Header">Error Data</text:p>
          </table:table-cell>
          <table:table-cell table:style-name="Tabelle57.B2" office:value-type="string">
            <text:p text:style-name="Table_20_Contents">Contains the current state of the object with depth 0.</text:p>
            <text:p text:style-name="Table_20_Contents">Example:</text:p>
            <text:p text:style-name="Example">{</text:p>
            <text:p text:style-name="Example"><text:tab/>"currentState": {</text:p>
            <text:p text:style-name="Example"><text:tab/><text:tab/>"className": "Movie",</text:p>
            <text:p text:style-name="Example"><text:tab/><text:tab/>"oid": "Movie:123",</text:p>
            <text:p text:style-name="Example"><text:tab/><text:tab/>"isReference": false,</text:p>
            <text:p text:style-name="Example"><text:tab/><text:tab/>"lastChange": 1234569990,</text:p>
            <text:p text:style-name="Example"><text:tab/><text:tab/>"attributes": {</text:p>
            <text:p text:style-name="Example"><text:tab/><text:tab/><text:tab/>"id": 123,</text:p>
            <text:p text:style-name="Example"><text:tab/><text:tab/><text:tab/>"title": "The Matrix",</text:p>
            <text:p text:style-name="Example"><text:tab/><text:tab/><text:tab/>"yearOfPublishing": 1999,</text:p>
            <text:p text:style-name="Example"><text:tab/><text:tab/><text:tab/>"groundbreaking": true,</text:p>
            <text:p text:style-name="Example"><text:tab/><text:tab/><text:tab/>"director": {</text:p>
            <text:p text:style-name="Example"><text:tab/><text:tab/><text:tab/><text:tab/>"className": "Person",</text:p>
            <text:p text:style-name="Example"><text:tab/><text:tab/><text:tab/><text:tab/>"oid": "Person:234",</text:p>
            <text:p text:style-name="Example"><text:tab/><text:tab/><text:tab/><text:tab/>"isReference": true</text:p>
            <text:p text:style-name="Example"><text:tab/><text:tab/><text:tab/>}</text:p>
            <text:p text:style-name="Example"><text:tab/><text:tab/><text:tab/>"actors": [</text:p>
            <text:p text:style-name="Example"><text:tab/><text:tab/><text:tab/><text:tab/>{</text:p>
            <text:p text:style-name="Example"><text:tab/><text:tab/><text:tab/><text:tab/><text:tab/>"className": "Person",</text:p>
            <text:p text:style-name="Example"><text:tab/><text:tab/><text:tab/><text:tab/><text:tab/>"oid": "Person:345",</text:p>
            <text:p text:style-name="Example"><text:tab/><text:tab/><text:tab/><text:tab/><text:tab/>"isReference": true</text:p>
            <text:p text:style-name="Example"><text:tab/><text:tab/><text:tab/><text:tab/>},</text:p>
            <text:p text:style-name="Example"><text:tab/><text:tab/><text:tab/><text:tab/>{</text:p>
            <text:p text:style-name="Example"><text:soft-page-break/><text:tab/><text:tab/><text:tab/><text:tab/><text:tab/>"className": "Person",</text:p>
            <text:p text:style-name="Example"><text:tab/><text:tab/><text:tab/><text:tab/><text:tab/>"oid": "Person:346",</text:p>
            <text:p text:style-name="Example"><text:tab/><text:tab/><text:tab/><text:tab/><text:tab/>"isReference": true</text:p>
            <text:p text:style-name="Example"><text:tab/><text:tab/><text:tab/><text:tab/>}</text:p>
            <text:p text:style-name="Example"><text:tab/><text:tab/><text:tab/>]</text:p>
            <text:p text:style-name="Example"><text:tab/><text:tab/>}</text:p>
            <text:p text:style-name="Example"><text:tab/>}</text:p>
            <text:p text:style-name="Example">}</text:p>
          </table:table-cell>
        </table:table-row>
      </table:table>
      <text:p text:style-name="Action_20_Section">Example</text:p>
      <text:p text:style-name="Action_20_Sub-Section">Request</text:p>
      <text:p text:style-name="Example">{</text:p>
      <text:p text:style-name="Example"><text:tab/>"action": "update",</text:p>
      <text:p text:style-name="Example"><text:tab/>"sid": "cd65fec9bce4d7ec74e341a9031f8966",</text:p>
      <text:p text:style-name="Example"><text:tab/>"oid": "Movie:123",</text:p>
      <text:p text:style-name="Example"><text:tab/>"lastChange": 1234567890,</text:p>
      <text:p text:style-name="Example"><text:tab/>"attributes": {</text:p>
      <text:p text:style-name="Example"><text:tab/><text:tab/>"title": "Matrix – The Original",</text:p>
      <text:p text:style-name="Example"><text:tab/><text:tab/>"yearOfPublishing": 3001,</text:p>
      <text:p text:style-name="Example"><text:tab/><text:tab/>"groundbreaking": true</text:p>
      <text:p text:style-name="Example"><text:tab/>}</text:p>
      <text:p text:style-name="Example">}</text:p>
      <text:p text:style-name="Action_20_Sub-Section">Response</text:p>
      <text:p text:style-name="Example">{</text:p>
      <text:p text:style-name="Example"><text:tab/>"action": "update",</text:p>
      <text:p text:style-name="Example"><text:tab/>"sid": "cd65fec9bce4d7ec74e341a9031f8966",</text:p>
      <text:p text:style-name="Example"><text:tab/>"oid": "Movie:123",</text:p>
      <text:p text:style-name="Example"><text:tab/>"lastChange": 1234567890,</text:p>
      <text:p text:style-name="Example"><text:tab/>"attributes": {</text:p>
      <text:p text:style-name="Example"><text:tab/><text:tab/>"title": "Matrix – The Original",</text:p>
      <text:p text:style-name="Example"><text:tab/><text:tab/>"yearOfPublishing": 3001,</text:p>
      <text:p text:style-name="Example"><text:tab/><text:tab/>"groundbreaking": true</text:p>
      <text:p text:style-name="Example"><text:tab/>},</text:p>
      <text:p text:style-name="Example"><text:tab/>"success": true</text:p>
      <text:p text:style-name="Example">}</text:p>
      <text:h text:style-name="Heading_20_3" text:outline-level="3">Create</text:h>
      <text:p text:style-name="Action_20_Section">Description</text:p>
      <text:p text:style-name="Text_20_body">The <text:span text:style-name="Action">create</text:span> action creates a new object of a given class.</text:p>
      <text:p text:style-name="Action_20_Section">Input Parameters</text:p>
      <text:p text:style-name="Action_20_Sub-Section">ClassName</text:p>
      <table:table table:name="Tabelle24" table:style-name="Tabelle24">
        <table:table-column table:style-name="Tabelle24.A"/>
        <table:table-column table:style-name="Tabelle24.B"/>
        <table:table-row>
          <table:table-cell table:style-name="Tabelle24.A1" office:value-type="string">
            <text:p text:style-name="P1">Name</text:p>
          </table:table-cell>
          <table:table-cell table:style-name="Tabelle24.B1" office:value-type="string">
            <text:p text:style-name="Table_20_Contents"><text:span text:style-name="Parameter">className</text:span></text:p>
          </table:table-cell>
        </table:table-row>
        <table:table-row>
          <table:table-cell table:style-name="Tabelle24.A2" office:value-type="string">
            <text:p text:style-name="Parameter_20_Table_20_Header">Type</text:p>
          </table:table-cell>
          <table:table-cell table:style-name="Tabelle24.B2" office:value-type="string">
            <text:p text:style-name="Table_20_Contents">String</text:p>
          </table:table-cell>
        </table:table-row>
        <table:table-row>
          <table:table-cell table:style-name="Tabelle24.A2" office:value-type="string">
            <text:p text:style-name="Parameter_20_Table_20_Header">Description</text:p>
          </table:table-cell>
          <table:table-cell table:style-name="Tabelle24.B2" office:value-type="string">
            <text:p text:style-name="Table_20_Contents">The name of the class of the object to create.</text:p>
          </table:table-cell>
        </table:table-row>
        <table:table-row>
          <table:table-cell table:style-name="Tabelle24.A2" office:value-type="string">
            <text:p text:style-name="Parameter_20_Table_20_Header">Example Value</text:p>
          </table:table-cell>
          <table:table-cell table:style-name="Tabelle24.B2" office:value-type="string">
            <text:p text:style-name="Example">"Movie"</text:p>
          </table:table-cell>
        </table:table-row>
      </table:table>
      <text:p text:style-name="Action_20_Section"><text:soft-page-break/>Output Parameters</text:p>
      <text:p text:style-name="Action_20_Sub-Section">Oid</text:p>
      <table:table table:name="Tabelle25" table:style-name="Tabelle25">
        <table:table-column table:style-name="Tabelle25.A"/>
        <table:table-column table:style-name="Tabelle25.B"/>
        <table:table-row>
          <table:table-cell table:style-name="Tabelle25.A1" office:value-type="string">
            <text:p text:style-name="P1">Name</text:p>
          </table:table-cell>
          <table:table-cell table:style-name="Tabelle25.B1" office:value-type="string">
            <text:p text:style-name="Table_20_Contents"><text:span text:style-name="Parameter">oid</text:span></text:p>
          </table:table-cell>
        </table:table-row>
        <table:table-row>
          <table:table-cell table:style-name="Tabelle25.A2" office:value-type="string">
            <text:p text:style-name="Parameter_20_Table_20_Header">Type</text:p>
          </table:table-cell>
          <table:table-cell table:style-name="Tabelle25.B2" office:value-type="string">
            <text:p text:style-name="Table_20_Contents">String</text:p>
          </table:table-cell>
        </table:table-row>
        <table:table-row>
          <table:table-cell table:style-name="Tabelle25.A2" office:value-type="string">
            <text:p text:style-name="Parameter_20_Table_20_Header">Description</text:p>
          </table:table-cell>
          <table:table-cell table:style-name="Tabelle25.B2" office:value-type="string">
            <text:p text:style-name="Table_20_Contents">The oid of the newly created object.</text:p>
          </table:table-cell>
        </table:table-row>
        <table:table-row>
          <table:table-cell table:style-name="Tabelle25.A2" office:value-type="string">
            <text:p text:style-name="Parameter_20_Table_20_Header">Example Value</text:p>
          </table:table-cell>
          <table:table-cell table:style-name="Tabelle25.B2" office:value-type="string">
            <text:p text:style-name="Example">"Movie:997"</text:p>
          </table:table-cell>
        </table:table-row>
      </table:table>
      <text:p text:style-name="Action_20_Section">Error Codes</text:p>
      <text:p text:style-name="Text_20_body">None except the standard error codes.</text:p>
      <text:p text:style-name="Action_20_Section">Example</text:p>
      <text:p text:style-name="Action_20_Sub-Section">Request</text:p>
      <text:p text:style-name="Example">{</text:p>
      <text:p text:style-name="Example"><text:tab/>"action": "create",</text:p>
      <text:p text:style-name="Example"><text:tab/>"sid": "cd65fec9bce4d7ec74e341a9031f8966",</text:p>
      <text:p text:style-name="Example"><text:tab/>"className": "Movie"</text:p>
      <text:p text:style-name="Example">}</text:p>
      <text:p text:style-name="Action_20_Sub-Section">Response</text:p>
      <text:p text:style-name="Example">{</text:p>
      <text:p text:style-name="Example"><text:tab/>"action": "create",</text:p>
      <text:p text:style-name="Example"><text:tab/>"sid": "cd65fec9bce4d7ec74e341a9031f8966",</text:p>
      <text:p text:style-name="Example"><text:tab/>"className": "Movie",</text:p>
      <text:p text:style-name="Example"><text:tab/>"oid": "Movie:997",</text:p>
      <text:p text:style-name="Example"><text:tab/>"success": true</text:p>
      <text:p text:style-name="Example">}</text:p>
      <text:h text:style-name="Heading_20_3" text:outline-level="3">Delete</text:h>
      <text:p text:style-name="Action_20_Section">Description</text:p>
      <text:p text:style-name="Text_20_body">The <text:span text:style-name="Action">delete</text:span> action deletes the object with the given oid.</text:p>
      <text:p text:style-name="Action_20_Section">Input Parameters</text:p>
      <text:p text:style-name="Action_20_Sub-Section"><text:bookmark-start text:name="DDE_LINK1"/>Oid</text:p>
      <table:table table:name="Tabelle26" table:style-name="Tabelle26">
        <table:table-column table:style-name="Tabelle26.A"/>
        <table:table-column table:style-name="Tabelle26.B"/>
        <table:table-row>
          <table:table-cell table:style-name="Tabelle26.A1" office:value-type="string">
            <text:p text:style-name="P1">Name</text:p>
          </table:table-cell>
          <table:table-cell table:style-name="Tabelle26.B1" office:value-type="string">
            <text:p text:style-name="Table_20_Contents"><text:span text:style-name="Parameter">oid</text:span></text:p>
          </table:table-cell>
        </table:table-row>
        <table:table-row>
          <table:table-cell table:style-name="Tabelle26.A2" office:value-type="string">
            <text:p text:style-name="Parameter_20_Table_20_Header">Type</text:p>
          </table:table-cell>
          <table:table-cell table:style-name="Tabelle26.B2" office:value-type="string">
            <text:p text:style-name="Table_20_Contents">String</text:p>
          </table:table-cell>
        </table:table-row>
        <table:table-row>
          <table:table-cell table:style-name="Tabelle26.A2" office:value-type="string">
            <text:p text:style-name="Parameter_20_Table_20_Header">Description</text:p>
          </table:table-cell>
          <table:table-cell table:style-name="Tabelle26.B2" office:value-type="string">
            <text:p text:style-name="Table_20_Contents">The oid of the object to delete. If the server requires to know the class name of the object, it must extract this information from the first part of the oid.</text:p>
          </table:table-cell>
        </table:table-row>
        <table:table-row>
          <table:table-cell table:style-name="Tabelle26.A2" office:value-type="string">
            <text:p text:style-name="Parameter_20_Table_20_Header">Example Value</text:p>
          </table:table-cell>
          <table:table-cell table:style-name="Tabelle26.B2" office:value-type="string">
            <text:p text:style-name="Example">"Movie:997"</text:p>
          </table:table-cell>
        </table:table-row>
      </table:table>
      <text:p text:style-name="Action_20_Section"><text:bookmark-end text:name="DDE_LINK1"/><text:soft-page-break/>Output Parameters</text:p>
      <text:p text:style-name="Text_20_body">None except the standard parameters.</text:p>
      <text:p text:style-name="Action_20_Section">Error Codes</text:p>
      <text:p text:style-name="Text_20_body">None except the standard error codes.</text:p>
      <text:p text:style-name="Action_20_Section">Example</text:p>
      <text:p text:style-name="Action_20_Sub-Section">Request</text:p>
      <text:p text:style-name="Example">{</text:p>
      <text:p text:style-name="Example"><text:tab/>"action": "delete",</text:p>
      <text:p text:style-name="Example"><text:tab/>"sid": "cd65fec9bce4d7ec74e341a9031f8966",</text:p>
      <text:p text:style-name="Example"><text:tab/>"oid": "Movie:997"</text:p>
      <text:p text:style-name="Example">}</text:p>
      <text:p text:style-name="Action_20_Sub-Section">Response</text:p>
      <text:p text:style-name="Example">{</text:p>
      <text:p text:style-name="Example"><text:tab/>"action": "delete",</text:p>
      <text:p text:style-name="Example"><text:tab/>"sid": "cd65fec9bce4d7ec74e341a9031f8966",</text:p>
      <text:p text:style-name="Example"><text:tab/>"oid": "Movie:997",</text:p>
      <text:p text:style-name="Example"><text:tab/>"success": true</text:p>
      <text:p text:style-name="Example">}</text:p>
      <text:h text:style-name="Heading_20_3" text:outline-level="3">Associate</text:h>
      <text:p text:style-name="Action_20_Section">Description</text:p>
      <text:p text:style-name="Text_20_body">The <text:span text:style-name="Action">associate</text:span> action establishes an association between the given objects. If this overwrites existing associations, they are implicitly deleted.</text:p>
      <text:p text:style-name="Action_20_Section">Input Parameters</text:p>
      <text:p text:style-name="Action_20_Sub-Section">SourceOid</text:p>
      <table:table table:name="Tabelle27" table:style-name="Tabelle27">
        <table:table-column table:style-name="Tabelle27.A"/>
        <table:table-column table:style-name="Tabelle27.B"/>
        <table:table-row>
          <table:table-cell table:style-name="Tabelle27.A1" office:value-type="string">
            <text:p text:style-name="P1">Name</text:p>
          </table:table-cell>
          <table:table-cell table:style-name="Tabelle27.B1" office:value-type="string">
            <text:p text:style-name="Table_20_Contents"><text:span text:style-name="Parameter">sourceOid</text:span></text:p>
          </table:table-cell>
        </table:table-row>
        <table:table-row>
          <table:table-cell table:style-name="Tabelle27.A2" office:value-type="string">
            <text:p text:style-name="Parameter_20_Table_20_Header">Type</text:p>
          </table:table-cell>
          <table:table-cell table:style-name="Tabelle27.B2" office:value-type="string">
            <text:p text:style-name="Table_20_Contents">String</text:p>
          </table:table-cell>
        </table:table-row>
        <table:table-row>
          <table:table-cell table:style-name="Tabelle27.A2" office:value-type="string">
            <text:p text:style-name="Parameter_20_Table_20_Header">Description</text:p>
          </table:table-cell>
          <table:table-cell table:style-name="Tabelle27.B2" office:value-type="string">
            <text:p text:style-name="Table_20_Contents">The oid of the object to originate the association from. If the server requires to know the class name of the object, it must extract this information from the first part of the oid.</text:p>
          </table:table-cell>
        </table:table-row>
        <table:table-row>
          <table:table-cell table:style-name="Tabelle27.A2" office:value-type="string">
            <text:p text:style-name="Parameter_20_Table_20_Header">Example Value</text:p>
          </table:table-cell>
          <table:table-cell table:style-name="Tabelle27.B2" office:value-type="string">
            <text:p text:style-name="Example">"Movie:997"</text:p>
          </table:table-cell>
        </table:table-row>
      </table:table>
      <text:p text:style-name="Action_20_Sub-Section">TargetOid</text:p>
      <table:table table:name="Tabelle28" table:style-name="Tabelle28">
        <table:table-column table:style-name="Tabelle28.A"/>
        <table:table-column table:style-name="Tabelle28.B"/>
        <table:table-row>
          <table:table-cell table:style-name="Tabelle28.A1" office:value-type="string">
            <text:p text:style-name="P1">Name</text:p>
          </table:table-cell>
          <table:table-cell table:style-name="Tabelle28.B1" office:value-type="string">
            <text:p text:style-name="Table_20_Contents"><text:span text:style-name="Parameter">targetOid</text:span></text:p>
          </table:table-cell>
        </table:table-row>
        <table:table-row>
          <table:table-cell table:style-name="Tabelle28.A2" office:value-type="string">
            <text:p text:style-name="Parameter_20_Table_20_Header">Type</text:p>
          </table:table-cell>
          <table:table-cell table:style-name="Tabelle28.B2" office:value-type="string">
            <text:p text:style-name="Table_20_Contents">String</text:p>
          </table:table-cell>
        </table:table-row>
        <table:table-row>
          <table:table-cell table:style-name="Tabelle28.A2" office:value-type="string">
            <text:p text:style-name="Parameter_20_Table_20_Header">Description</text:p>
          </table:table-cell>
          <table:table-cell table:style-name="Tabelle28.B2" office:value-type="string">
            <text:p text:style-name="Table_20_Contents">The oid of the destination object. If the server requires to know the class name <text:soft-page-break/>of the object, it must extract this information from the first part of the oid.</text:p>
          </table:table-cell>
        </table:table-row>
        <table:table-row>
          <table:table-cell table:style-name="Tabelle28.A2" office:value-type="string">
            <text:p text:style-name="Parameter_20_Table_20_Header">Example Value</text:p>
          </table:table-cell>
          <table:table-cell table:style-name="Tabelle28.B2" office:value-type="string">
            <text:p text:style-name="Example">"Person:456"</text:p>
          </table:table-cell>
        </table:table-row>
      </table:table>
      <text:p text:style-name="Action_20_Sub-Section">Role</text:p>
      <table:table table:name="Tabelle29" table:style-name="Tabelle29">
        <table:table-column table:style-name="Tabelle29.A"/>
        <table:table-column table:style-name="Tabelle29.B"/>
        <table:table-row>
          <table:table-cell table:style-name="Tabelle29.A1" office:value-type="string">
            <text:p text:style-name="P1">Name</text:p>
          </table:table-cell>
          <table:table-cell table:style-name="Tabelle29.B1" office:value-type="string">
            <text:p text:style-name="Table_20_Contents"><text:span text:style-name="Parameter">role</text:span></text:p>
          </table:table-cell>
        </table:table-row>
        <table:table-row>
          <table:table-cell table:style-name="Tabelle29.A2" office:value-type="string">
            <text:p text:style-name="Parameter_20_Table_20_Header">Type</text:p>
          </table:table-cell>
          <table:table-cell table:style-name="Tabelle29.B2" office:value-type="string">
            <text:p text:style-name="Table_20_Contents">String</text:p>
          </table:table-cell>
        </table:table-row>
        <table:table-row>
          <table:table-cell table:style-name="Tabelle29.A2" office:value-type="string">
            <text:p text:style-name="Parameter_20_Table_20_Header">Description</text:p>
          </table:table-cell>
          <table:table-cell table:style-name="Tabelle29.B2" office:value-type="string">
            <text:p text:style-name="Table_20_Contents">The role the target object should have in the source object, i. e. the name of the associating attribute in the source object.</text:p>
            <text:p text:style-name="Table_20_Contents">This may be omitted if the two objects share only one association.</text:p>
            <text:p text:style-name="Table_20_Contents">If an intermediate object (many to many or M:N) is required for the association, it must be implicitly created.</text:p>
          </table:table-cell>
        </table:table-row>
        <table:table-row>
          <table:table-cell table:style-name="Tabelle29.A2" office:value-type="string">
            <text:p text:style-name="Parameter_20_Table_20_Header">Example Value</text:p>
          </table:table-cell>
          <table:table-cell table:style-name="Tabelle29.B2" office:value-type="string">
            <text:p text:style-name="Example">"director"</text:p>
          </table:table-cell>
        </table:table-row>
      </table:table>
      <text:p text:style-name="Action_20_Section">Output Parameters</text:p>
      <text:p text:style-name="Text_20_body">None except the standard parameters.</text:p>
      <text:p text:style-name="Action_20_Section">Error Codes</text:p>
      <text:p text:style-name="Action_20_Sub-Section">Role Invalid</text:p>
      <table:table table:name="Tabelle59" table:style-name="Tabelle59">
        <table:table-column table:style-name="Tabelle59.A"/>
        <table:table-column table:style-name="Tabelle59.B"/>
        <table:table-row>
          <table:table-cell table:style-name="Tabelle59.A1" office:value-type="string">
            <text:p text:style-name="P1">Name</text:p>
          </table:table-cell>
          <table:table-cell table:style-name="Tabelle59.B1" office:value-type="string">
            <text:p text:style-name="Table_20_Contents"><text:span text:style-name="ErrorCode">ROLE_INVALID</text:span></text:p>
          </table:table-cell>
        </table:table-row>
        <table:table-row>
          <table:table-cell table:style-name="Tabelle59.A2" office:value-type="string">
            <text:p text:style-name="Parameter_20_Table_20_Header">Description</text:p>
          </table:table-cell>
          <table:table-cell table:style-name="Tabelle59.B2" office:value-type="string">
            <text:p text:style-name="Table_20_Contents">The <text:span text:style-name="Parameter">role</text:span> passed cannot be found in the selected source class.</text:p>
          </table:table-cell>
        </table:table-row>
        <table:table-row>
          <table:table-cell table:style-name="Tabelle59.A2" office:value-type="string">
            <text:p text:style-name="Parameter_20_Table_20_Header">Error Level</text:p>
          </table:table-cell>
          <table:table-cell table:style-name="Tabelle59.B2" office:value-type="string">
            <text:p text:style-name="Table_20_Contents">error</text:p>
          </table:table-cell>
        </table:table-row>
        <table:table-row>
          <table:table-cell table:style-name="Tabelle59.A2" office:value-type="string">
            <text:p text:style-name="Parameter_20_Table_20_Header">Error Data</text:p>
          </table:table-cell>
          <table:table-cell table:style-name="Tabelle59.B2" office:value-type="string">
            <text:p text:style-name="Table_20_Contents">none</text:p>
          </table:table-cell>
        </table:table-row>
      </table:table>
      <text:p text:style-name="Action_20_Sub-Section">Association Invalid</text:p>
      <table:table table:name="Tabelle61" table:style-name="Tabelle61">
        <table:table-column table:style-name="Tabelle61.A"/>
        <table:table-column table:style-name="Tabelle61.B"/>
        <table:table-row>
          <table:table-cell table:style-name="Tabelle61.A1" office:value-type="string">
            <text:p text:style-name="P1">Name</text:p>
          </table:table-cell>
          <table:table-cell table:style-name="Tabelle61.B1" office:value-type="string">
            <text:p text:style-name="Table_20_Contents"><text:span text:style-name="ErrorCode">ASSOCIATION_INVALID</text:span></text:p>
          </table:table-cell>
        </table:table-row>
        <table:table-row>
          <table:table-cell table:style-name="Tabelle61.A2" office:value-type="string">
            <text:p text:style-name="Parameter_20_Table_20_Header">Description</text:p>
          </table:table-cell>
          <table:table-cell table:style-name="Tabelle61.B2" office:value-type="string">
            <text:p text:style-name="Table_20_Contents">There is no association between the source and the target class.</text:p>
          </table:table-cell>
        </table:table-row>
        <table:table-row>
          <table:table-cell table:style-name="Tabelle61.A2" office:value-type="string">
            <text:p text:style-name="Parameter_20_Table_20_Header">Error Level</text:p>
          </table:table-cell>
          <table:table-cell table:style-name="Tabelle61.B2" office:value-type="string">
            <text:p text:style-name="Table_20_Contents">error</text:p>
          </table:table-cell>
        </table:table-row>
        <table:table-row>
          <table:table-cell table:style-name="Tabelle61.A2" office:value-type="string">
            <text:p text:style-name="Parameter_20_Table_20_Header">Error Data</text:p>
          </table:table-cell>
          <table:table-cell table:style-name="Tabelle61.B2" office:value-type="string">
            <text:p text:style-name="Table_20_Contents">none</text:p>
          </table:table-cell>
        </table:table-row>
      </table:table>
      <text:p text:style-name="Action_20_Section">Example</text:p>
      <text:p text:style-name="Action_20_Sub-Section">Request</text:p>
      <text:p text:style-name="Example">{</text:p>
      <text:p text:style-name="Example"><text:tab/>"action": "associate",</text:p>
      <text:p text:style-name="Example"><text:tab/>"sid": "cd65fec9bce4d7ec74e341a9031f8966",</text:p>
      <text:p text:style-name="Example"><text:tab/>"sourceOid": "Movie:997",</text:p>
      <text:p text:style-name="Example"><text:tab/>"targetOid": "Person:456",</text:p>
      <text:p text:style-name="Example"><text:soft-page-break/><text:tab/>"role": "director"</text:p>
      <text:p text:style-name="Example">}</text:p>
      <text:p text:style-name="Action_20_Sub-Section">Response</text:p>
      <text:p text:style-name="Example">{</text:p>
      <text:p text:style-name="Example"><text:tab/>"action": "associate",</text:p>
      <text:p text:style-name="Example"><text:tab/>"sid": "cd65fec9bce4d7ec74e341a9031f8966",</text:p>
      <text:p text:style-name="Example"><text:tab/>"sourceOid": "Movie:997",</text:p>
      <text:p text:style-name="Example"><text:tab/>"targetOid": "Person:456",</text:p>
      <text:p text:style-name="Example"><text:tab/>"role": "director"</text:p>
      <text:p text:style-name="Example"><text:tab/>"success": true</text:p>
      <text:p text:style-name="Example">}</text:p>
      <text:h text:style-name="Heading_20_3" text:outline-level="3">Disassociate</text:h>
      <text:p text:style-name="Action_20_Section">Description</text:p>
      <text:p text:style-name="Text_20_body">The disassociate action deletes an association between the given objects. It removes only associations in the given direction and of the given role.</text:p>
      <text:p text:style-name="Action_20_Section">Input Parameters</text:p>
      <text:p text:style-name="Action_20_Sub-Section">SourceOid</text:p>
      <table:table table:name="Tabelle30" table:style-name="Tabelle30">
        <table:table-column table:style-name="Tabelle30.A"/>
        <table:table-column table:style-name="Tabelle30.B"/>
        <table:table-row>
          <table:table-cell table:style-name="Tabelle30.A1" office:value-type="string">
            <text:p text:style-name="P1">Name</text:p>
          </table:table-cell>
          <table:table-cell table:style-name="Tabelle30.B1" office:value-type="string">
            <text:p text:style-name="Table_20_Contents"><text:span text:style-name="Parameter">sourceOid</text:span></text:p>
          </table:table-cell>
        </table:table-row>
        <table:table-row>
          <table:table-cell table:style-name="Tabelle30.A2" office:value-type="string">
            <text:p text:style-name="Parameter_20_Table_20_Header">Type</text:p>
          </table:table-cell>
          <table:table-cell table:style-name="Tabelle30.B2" office:value-type="string">
            <text:p text:style-name="Table_20_Contents">String</text:p>
          </table:table-cell>
        </table:table-row>
        <table:table-row>
          <table:table-cell table:style-name="Tabelle30.A2" office:value-type="string">
            <text:p text:style-name="Parameter_20_Table_20_Header">Description</text:p>
          </table:table-cell>
          <table:table-cell table:style-name="Tabelle30.B2" office:value-type="string">
            <text:p text:style-name="Table_20_Contents">The oid of the object the association originates from. If the server requires to know the class name of the object, it must extract this information from the first part of the oid.</text:p>
          </table:table-cell>
        </table:table-row>
        <table:table-row>
          <table:table-cell table:style-name="Tabelle30.A2" office:value-type="string">
            <text:p text:style-name="Parameter_20_Table_20_Header">Example Value</text:p>
          </table:table-cell>
          <table:table-cell table:style-name="Tabelle30.B2" office:value-type="string">
            <text:p text:style-name="Example">"Movie:997"</text:p>
          </table:table-cell>
        </table:table-row>
      </table:table>
      <text:p text:style-name="Action_20_Sub-Section">TargetOid</text:p>
      <table:table table:name="Tabelle31" table:style-name="Tabelle31">
        <table:table-column table:style-name="Tabelle31.A"/>
        <table:table-column table:style-name="Tabelle31.B"/>
        <table:table-row>
          <table:table-cell table:style-name="Tabelle31.A1" office:value-type="string">
            <text:p text:style-name="P1">Name</text:p>
          </table:table-cell>
          <table:table-cell table:style-name="Tabelle31.B1" office:value-type="string">
            <text:p text:style-name="Table_20_Contents"><text:span text:style-name="Parameter">targetOid</text:span></text:p>
          </table:table-cell>
        </table:table-row>
        <table:table-row>
          <table:table-cell table:style-name="Tabelle31.A2" office:value-type="string">
            <text:p text:style-name="Parameter_20_Table_20_Header">Type</text:p>
          </table:table-cell>
          <table:table-cell table:style-name="Tabelle31.B2" office:value-type="string">
            <text:p text:style-name="Table_20_Contents">String</text:p>
          </table:table-cell>
        </table:table-row>
        <table:table-row>
          <table:table-cell table:style-name="Tabelle31.A2" office:value-type="string">
            <text:p text:style-name="Parameter_20_Table_20_Header">Description</text:p>
          </table:table-cell>
          <table:table-cell table:style-name="Tabelle31.B2" office:value-type="string">
            <text:p text:style-name="Table_20_Contents">The oid of the destination object. If the server requires to know the class name of the object, it must extract this information from the first part of the oid.</text:p>
          </table:table-cell>
        </table:table-row>
        <table:table-row>
          <table:table-cell table:style-name="Tabelle31.A2" office:value-type="string">
            <text:p text:style-name="Parameter_20_Table_20_Header">Example Value</text:p>
          </table:table-cell>
          <table:table-cell table:style-name="Tabelle31.B2" office:value-type="string">
            <text:p text:style-name="Example">"Person:456"</text:p>
          </table:table-cell>
        </table:table-row>
      </table:table>
      <text:p text:style-name="Action_20_Sub-Section">Role</text:p>
      <table:table table:name="Tabelle32" table:style-name="Tabelle32">
        <table:table-column table:style-name="Tabelle32.A"/>
        <table:table-column table:style-name="Tabelle32.B"/>
        <table:table-row>
          <table:table-cell table:style-name="Tabelle32.A1" office:value-type="string">
            <text:p text:style-name="P1">Name</text:p>
          </table:table-cell>
          <table:table-cell table:style-name="Tabelle32.B1" office:value-type="string">
            <text:p text:style-name="Table_20_Contents"><text:span text:style-name="Parameter">role</text:span></text:p>
          </table:table-cell>
        </table:table-row>
        <table:table-row>
          <table:table-cell table:style-name="Tabelle32.A2" office:value-type="string">
            <text:p text:style-name="Parameter_20_Table_20_Header">Type</text:p>
          </table:table-cell>
          <table:table-cell table:style-name="Tabelle32.B2" office:value-type="string">
            <text:p text:style-name="Table_20_Contents">String</text:p>
          </table:table-cell>
        </table:table-row>
        <table:table-row>
          <table:table-cell table:style-name="Tabelle32.A2" office:value-type="string">
            <text:p text:style-name="Parameter_20_Table_20_Header">Description</text:p>
          </table:table-cell>
          <table:table-cell table:style-name="Tabelle32.B2" office:value-type="string">
            <text:p text:style-name="Table_20_Contents">The role the target object should have in the source object, i. e. the name of the associating attribute in the source object.</text:p>
            <text:p text:style-name="Table_20_Contents"><text:soft-page-break/>This may be omitted if the two objects share only one association.</text:p>
            <text:p text:style-name="Table_20_Contents">If an intermediate object (many to many or M:N) is required for the association, it must be implicitly deleted.</text:p>
          </table:table-cell>
        </table:table-row>
        <table:table-row>
          <table:table-cell table:style-name="Tabelle32.A2" office:value-type="string">
            <text:p text:style-name="Parameter_20_Table_20_Header">Example Value</text:p>
          </table:table-cell>
          <table:table-cell table:style-name="Tabelle32.B2" office:value-type="string">
            <text:p text:style-name="Example">"director"</text:p>
          </table:table-cell>
        </table:table-row>
      </table:table>
      <text:p text:style-name="Action_20_Section">Output Parameters</text:p>
      <text:p text:style-name="Text_20_body">None except the standard parameters.</text:p>
      <text:p text:style-name="Action_20_Section">Error Codes</text:p>
      <text:p text:style-name="Action_20_Sub-Section">Role Invalid</text:p>
      <table:table table:name="Tabelle60" table:style-name="Tabelle60">
        <table:table-column table:style-name="Tabelle60.A"/>
        <table:table-column table:style-name="Tabelle60.B"/>
        <table:table-row>
          <table:table-cell table:style-name="Tabelle60.A1" office:value-type="string">
            <text:p text:style-name="P1">Name</text:p>
          </table:table-cell>
          <table:table-cell table:style-name="Tabelle60.B1" office:value-type="string">
            <text:p text:style-name="Table_20_Contents"><text:span text:style-name="ErrorCode">ROLE_INVALID</text:span></text:p>
          </table:table-cell>
        </table:table-row>
        <table:table-row>
          <table:table-cell table:style-name="Tabelle60.A2" office:value-type="string">
            <text:p text:style-name="Parameter_20_Table_20_Header">Description</text:p>
          </table:table-cell>
          <table:table-cell table:style-name="Tabelle60.B2" office:value-type="string">
            <text:p text:style-name="Table_20_Contents">The <text:span text:style-name="Parameter">role</text:span> passed cannot be found in the selected source class.</text:p>
          </table:table-cell>
        </table:table-row>
        <table:table-row>
          <table:table-cell table:style-name="Tabelle60.A2" office:value-type="string">
            <text:p text:style-name="Parameter_20_Table_20_Header">Error Level</text:p>
          </table:table-cell>
          <table:table-cell table:style-name="Tabelle60.B2" office:value-type="string">
            <text:p text:style-name="Table_20_Contents">error</text:p>
          </table:table-cell>
        </table:table-row>
        <table:table-row>
          <table:table-cell table:style-name="Tabelle60.A2" office:value-type="string">
            <text:p text:style-name="Parameter_20_Table_20_Header">Error Data</text:p>
          </table:table-cell>
          <table:table-cell table:style-name="Tabelle60.B2" office:value-type="string">
            <text:p text:style-name="Table_20_Contents">none</text:p>
          </table:table-cell>
        </table:table-row>
      </table:table>
      <text:p text:style-name="Action_20_Sub-Section">Association Invalid</text:p>
      <table:table table:name="Tabelle62" table:style-name="Tabelle62">
        <table:table-column table:style-name="Tabelle62.A"/>
        <table:table-column table:style-name="Tabelle62.B"/>
        <table:table-row>
          <table:table-cell table:style-name="Tabelle62.A1" office:value-type="string">
            <text:p text:style-name="P1">Name</text:p>
          </table:table-cell>
          <table:table-cell table:style-name="Tabelle62.B1" office:value-type="string">
            <text:p text:style-name="Table_20_Contents"><text:span text:style-name="ErrorCode">ASSOCIATION_INVALID</text:span></text:p>
          </table:table-cell>
        </table:table-row>
        <table:table-row>
          <table:table-cell table:style-name="Tabelle62.A2" office:value-type="string">
            <text:p text:style-name="Parameter_20_Table_20_Header">Description</text:p>
          </table:table-cell>
          <table:table-cell table:style-name="Tabelle62.B2" office:value-type="string">
            <text:p text:style-name="Table_20_Contents">There is no association between the source and the target class.</text:p>
          </table:table-cell>
        </table:table-row>
        <table:table-row>
          <table:table-cell table:style-name="Tabelle62.A2" office:value-type="string">
            <text:p text:style-name="Parameter_20_Table_20_Header">Error Level</text:p>
          </table:table-cell>
          <table:table-cell table:style-name="Tabelle62.B2" office:value-type="string">
            <text:p text:style-name="Table_20_Contents">error</text:p>
          </table:table-cell>
        </table:table-row>
        <table:table-row>
          <table:table-cell table:style-name="Tabelle62.A2" office:value-type="string">
            <text:p text:style-name="Parameter_20_Table_20_Header">Error Data</text:p>
          </table:table-cell>
          <table:table-cell table:style-name="Tabelle62.B2" office:value-type="string">
            <text:p text:style-name="Table_20_Contents">none</text:p>
          </table:table-cell>
        </table:table-row>
      </table:table>
      <text:p text:style-name="Action_20_Sub-Section">Association not Found</text:p>
      <table:table table:name="Tabelle63" table:style-name="Tabelle63">
        <table:table-column table:style-name="Tabelle63.A"/>
        <table:table-column table:style-name="Tabelle63.B"/>
        <table:table-row>
          <table:table-cell table:style-name="Tabelle63.A1" office:value-type="string">
            <text:p text:style-name="P1">Name</text:p>
          </table:table-cell>
          <table:table-cell table:style-name="Tabelle63.B1" office:value-type="string">
            <text:p text:style-name="Table_20_Contents"><text:span text:style-name="ErrorCode">ASSOCIATION_NOT_FOUND</text:span></text:p>
          </table:table-cell>
        </table:table-row>
        <table:table-row>
          <table:table-cell table:style-name="Tabelle63.A2" office:value-type="string">
            <text:p text:style-name="Parameter_20_Table_20_Header">Description</text:p>
          </table:table-cell>
          <table:table-cell table:style-name="Tabelle63.B2" office:value-type="string">
            <text:p text:style-name="Table_20_Contents">No current association matching the input parameters can be found.</text:p>
          </table:table-cell>
        </table:table-row>
        <table:table-row>
          <table:table-cell table:style-name="Tabelle63.A2" office:value-type="string">
            <text:p text:style-name="Parameter_20_Table_20_Header">Error Level</text:p>
          </table:table-cell>
          <table:table-cell table:style-name="Tabelle63.B2" office:value-type="string">
            <text:p text:style-name="Table_20_Contents">warning</text:p>
          </table:table-cell>
        </table:table-row>
        <table:table-row>
          <table:table-cell table:style-name="Tabelle63.A2" office:value-type="string">
            <text:p text:style-name="Parameter_20_Table_20_Header">Error Data</text:p>
          </table:table-cell>
          <table:table-cell table:style-name="Tabelle63.B2" office:value-type="string">
            <text:p text:style-name="Table_20_Contents">none</text:p>
          </table:table-cell>
        </table:table-row>
      </table:table>
      <text:p text:style-name="Action_20_Section">Example</text:p>
      <text:p text:style-name="Action_20_Sub-Section">Request</text:p>
      <text:p text:style-name="Example">{</text:p>
      <text:p text:style-name="Example"><text:tab/>"action": "disassociate",</text:p>
      <text:p text:style-name="Example"><text:tab/>"sid": "cd65fec9bce4d7ec74e341a9031f8966",</text:p>
      <text:p text:style-name="Example"><text:tab/>"sourceOid": "Movie:997",</text:p>
      <text:p text:style-name="Example"><text:tab/>"targetOid": "Person:456",</text:p>
      <text:p text:style-name="Example"><text:tab/>"role": "director"</text:p>
      <text:p text:style-name="Example">}</text:p>
      <text:p text:style-name="Action_20_Sub-Section"><text:soft-page-break/>Response</text:p>
      <text:p text:style-name="Example">{</text:p>
      <text:p text:style-name="Example"><text:tab/>"action": "disassociate",</text:p>
      <text:p text:style-name="Example"><text:tab/>"sid": "cd65fec9bce4d7ec74e341a9031f8966",</text:p>
      <text:p text:style-name="Example"><text:tab/>"sourceOid": "Movie:997",</text:p>
      <text:p text:style-name="Example"><text:tab/>"targetOid": "Person:456",</text:p>
      <text:p text:style-name="Example"><text:tab/>"role": "director"</text:p>
      <text:p text:style-name="Example"><text:tab/>"success": true</text:p>
      <text:p text:style-name="Example">}</text:p>
      <text:h text:style-name="Heading_20_3" text:outline-level="3">ExecuteActionSet</text:h>
      <text:p text:style-name="Action_20_Section">Description</text:p>
      <text:p text:style-name="Text_20_body">The <text:span text:style-name="Action">executeActionSet</text:span> action executes several of the actions defined in this document within one JSON request. The actions are guaranteed to be executed serially, in the given order. The order is the alphabetical order of the keys of the <text:span text:style-name="Parameter">actionSet</text:span> parameter.</text:p>
      <text:p text:style-name="Text_20_body">For all parameters containing oids, a special value is allowed within an <text:span text:style-name="Action">executeActionSet</text:span> action. An oid may be replaced by a string like "{Movie:?}", i. e. an oid enclosed in braces with a question mark as unique part. This placeholder must be replaced by the newest oid created for the given class by any prior action within this ActionSet. In the <text:span text:style-name="Parameter">resultSet</text:span> parameter, the real oid must be filled in at all oid parameters.</text:p>
      <text:p text:style-name="Action_20_Section">Input Parameters</text:p>
      <text:p text:style-name="Action_20_Sub-Section">ActionSet</text:p>
      <table:table table:name="Tabelle34" table:style-name="Tabelle34">
        <table:table-column table:style-name="Tabelle34.A"/>
        <table:table-column table:style-name="Tabelle34.B"/>
        <table:table-row>
          <table:table-cell table:style-name="Tabelle34.A1" office:value-type="string">
            <text:p text:style-name="P1">Name</text:p>
          </table:table-cell>
          <table:table-cell table:style-name="Tabelle34.B1" office:value-type="string">
            <text:p text:style-name="Table_20_Contents"><text:span text:style-name="Parameter">actionSet</text:span></text:p>
          </table:table-cell>
        </table:table-row>
        <table:table-row>
          <table:table-cell table:style-name="Tabelle34.A2" office:value-type="string">
            <text:p text:style-name="Parameter_20_Table_20_Header">Type</text:p>
          </table:table-cell>
          <table:table-cell table:style-name="Tabelle34.B2" office:value-type="string">
            <text:p text:style-name="Table_20_Contents">Map of Action calls</text:p>
          </table:table-cell>
        </table:table-row>
        <table:table-row>
          <table:table-cell table:style-name="Tabelle34.A2" office:value-type="string">
            <text:p text:style-name="Parameter_20_Table_20_Header">Description</text:p>
          </table:table-cell>
          <table:table-cell table:style-name="Tabelle34.B2" office:value-type="string">
            <text:p text:style-name="Table_20_Contents">The map contains all the actions to be executed in this ActionSet. The keys must be the string "action" and an incrementing, continuous integer starting at 0. The value is a map exactly matching the map passed to a simple action call.</text:p>
          </table:table-cell>
        </table:table-row>
        <table:table-row>
          <table:table-cell table:style-name="Tabelle34.A2" office:value-type="string">
            <text:p text:style-name="Parameter_20_Table_20_Header">Example Value</text:p>
          </table:table-cell>
          <table:table-cell table:style-name="Tabelle34.B2" office:value-type="string">
            <text:p text:style-name="Example">{</text:p>
            <text:p text:style-name="Example"><text:tab/>"action0": {</text:p>
            <text:p text:style-name="Example"><text:tab/><text:tab/>"action": "create",</text:p>
            <text:p text:style-name="Example"><text:tab/><text:tab/>"sid": "cd65fec9bce4d7ec74e341a9031f8966",</text:p>
            <text:p text:style-name="Example"><text:tab/><text:tab/>"className": "Movie"</text:p>
            <text:p text:style-name="Example"><text:tab/>},</text:p>
            <text:p text:style-name="Example"><text:tab/>"action1": {</text:p>
            <text:p text:style-name="Example"><text:tab/><text:tab/>"action": "update",</text:p>
            <text:p text:style-name="Example"><text:tab/><text:tab/>"sid": "cd65fec9bce4d7ec74e341a9031f8966",</text:p>
            <text:p text:style-name="Example"><text:tab/><text:tab/>"oid": "{Movie:?}",</text:p>
            <text:p text:style-name="Example"><text:tab/><text:tab/>"attributes": {</text:p>
            <text:p text:style-name="Example"><text:tab/><text:tab/><text:tab/>"title": "Matrix – The Original",</text:p>
            <text:p text:style-name="Example"><text:tab/><text:tab/><text:tab/>"yearOfPublishing": 3001,</text:p>
            <text:p text:style-name="Example"><text:tab/><text:tab/><text:tab/>"groundbreaking": true</text:p>
            <text:p text:style-name="Example"><text:tab/><text:tab/>}</text:p>
            <text:p text:style-name="Example"><text:tab/>},</text:p>
            <text:p text:style-name="Example"><text:tab/>"action2": {</text:p>
            <text:p text:style-name="Example"><text:tab/><text:tab/>"action": "associate",</text:p>
            <text:p text:style-name="Example"><text:tab/><text:tab/>"sid": "cd65fec9bce4d7ec74e341a9031f8966",</text:p>
            <text:p text:style-name="Example"><text:tab/><text:tab/>"sourceOid": "{Movie:?}",</text:p>
            <text:p text:style-name="Example"><text:tab/><text:tab/>"targetOid": "Person:456",</text:p>
            <text:p text:style-name="Example"><text:soft-page-break/><text:tab/><text:tab/>"role": "director"</text:p>
            <text:p text:style-name="Example"><text:tab/>}</text:p>
            <text:p text:style-name="Example">}</text:p>
          </table:table-cell>
        </table:table-row>
      </table:table>
      <text:p text:style-name="Action_20_Section">Output Parameters</text:p>
      <text:p text:style-name="Action_20_Sub-Section">ResultSet</text:p>
      <table:table table:name="Tabelle35" table:style-name="Tabelle35">
        <table:table-column table:style-name="Tabelle35.A"/>
        <table:table-column table:style-name="Tabelle35.B"/>
        <table:table-row>
          <table:table-cell table:style-name="Tabelle35.A1" office:value-type="string">
            <text:p text:style-name="P1">Name</text:p>
          </table:table-cell>
          <table:table-cell table:style-name="Tabelle35.B1" office:value-type="string">
            <text:p text:style-name="Table_20_Contents"><text:span text:style-name="Parameter">resultSet</text:span></text:p>
          </table:table-cell>
        </table:table-row>
        <table:table-row>
          <table:table-cell table:style-name="Tabelle35.A2" office:value-type="string">
            <text:p text:style-name="Parameter_20_Table_20_Header">Type</text:p>
          </table:table-cell>
          <table:table-cell table:style-name="Tabelle35.B2" office:value-type="string">
            <text:p text:style-name="Table_20_Contents">Map of Action results</text:p>
          </table:table-cell>
        </table:table-row>
        <table:table-row>
          <table:table-cell table:style-name="Tabelle35.A2" office:value-type="string">
            <text:p text:style-name="Parameter_20_Table_20_Header">Description</text:p>
          </table:table-cell>
          <table:table-cell table:style-name="Tabelle35.B2" office:value-type="string">
            <text:p text:style-name="Table_20_Contents">The map contains all the results of the actions in this ActionSet. The keys must be the key of the associated action in the <text:span text:style-name="Parameter">actionSet</text:span> parameter. The value is a map exactly matching the map returned by the associated simple action call.</text:p>
          </table:table-cell>
        </table:table-row>
        <table:table-row>
          <table:table-cell table:style-name="Tabelle35.A2" office:value-type="string">
            <text:p text:style-name="Parameter_20_Table_20_Header">Example Value</text:p>
          </table:table-cell>
          <table:table-cell table:style-name="Tabelle35.B2" office:value-type="string">
            <text:p text:style-name="Example">{</text:p>
            <text:p text:style-name="Example"><text:tab/>"action0": {</text:p>
            <text:p text:style-name="Example"><text:tab/><text:tab/>"action": "create",</text:p>
            <text:p text:style-name="Example"><text:tab/><text:tab/>"sid": "cd65fec9bce4d7ec74e341a9031f8966",</text:p>
            <text:p text:style-name="Example"><text:tab/><text:tab/>"className": "Movie",</text:p>
            <text:p text:style-name="Example"><text:tab/><text:tab/>"oid": "Movie:997",</text:p>
            <text:p text:style-name="Example"><text:tab/><text:tab/>"success": true</text:p>
            <text:p text:style-name="Example"><text:tab/>},</text:p>
            <text:p text:style-name="Example"><text:tab/>"action1": {</text:p>
            <text:p text:style-name="Example"><text:tab/><text:tab/>"action": "update",</text:p>
            <text:p text:style-name="Example"><text:tab/><text:tab/>"sid": "cd65fec9bce4d7ec74e341a9031f8966",</text:p>
            <text:p text:style-name="Example"><text:tab/><text:tab/>"oid": "Movie:997",</text:p>
            <text:p text:style-name="Example"><text:tab/><text:tab/>"attributes": {</text:p>
            <text:p text:style-name="Example"><text:tab/><text:tab/><text:tab/>"title": "Matrix – The Original",</text:p>
            <text:p text:style-name="Example"><text:tab/><text:tab/><text:tab/>"yearOfPublishing": 3001,</text:p>
            <text:p text:style-name="Example"><text:tab/><text:tab/><text:tab/>"groundbreaking": true</text:p>
            <text:p text:style-name="Example"><text:tab/><text:tab/>},</text:p>
            <text:p text:style-name="Example"><text:tab/><text:tab/>"success": true</text:p>
            <text:p text:style-name="Example"><text:tab/>},</text:p>
            <text:p text:style-name="Example"><text:tab/>"action2": {</text:p>
            <text:p text:style-name="Example"><text:tab/><text:tab/>"action": "associate",</text:p>
            <text:p text:style-name="Example"><text:tab/><text:tab/>"sid": "cd65fec9bce4d7ec74e341a9031f8966",</text:p>
            <text:p text:style-name="Example"><text:tab/><text:tab/>"sourceOid": "Movie:997",</text:p>
            <text:p text:style-name="Example"><text:tab/><text:tab/>"targetOid": "Person:456",</text:p>
            <text:p text:style-name="Example"><text:tab/><text:tab/>"role": "director"</text:p>
            <text:p text:style-name="Example"><text:tab/><text:tab/>"success": true</text:p>
            <text:p text:style-name="Example"><text:tab/>}</text:p>
            <text:p text:style-name="Example">}</text:p>
          </table:table-cell>
        </table:table-row>
      </table:table>
      <text:p text:style-name="Action_20_Section">Error Codes</text:p>
      <text:p text:style-name="Text_20_body">None except the standard error codes.</text:p>
      <text:p text:style-name="Action_20_Section">Example</text:p>
      <text:p text:style-name="Action_20_Sub-Section">Request</text:p>
      <text:p text:style-name="Example">{</text:p>
      <text:p text:style-name="Example"><text:tab/>"action": "executeActionSet",</text:p>
      <text:p text:style-name="Example"><text:tab/>"sid": "cd65fec9bce4d7ec74e341a9031f8966",</text:p>
      <text:p text:style-name="Example"><text:tab/>"actionSet": {</text:p>
      <text:p text:style-name="Example"><text:tab/><text:tab/>"action0": {</text:p>
      <text:p text:style-name="Example"><text:soft-page-break/><text:tab/><text:tab/><text:tab/>"action": "create",</text:p>
      <text:p text:style-name="Example"><text:tab/><text:tab/><text:tab/>"sid": "cd65fec9bce4d7ec74e341a9031f8966",</text:p>
      <text:p text:style-name="Example"><text:tab/><text:tab/><text:tab/>"className": "Movie"</text:p>
      <text:p text:style-name="Example"><text:tab/><text:tab/>},</text:p>
      <text:p text:style-name="Example"><text:tab/><text:tab/>"action1": {</text:p>
      <text:p text:style-name="Example"><text:tab/><text:tab/><text:tab/>"action": "update",</text:p>
      <text:p text:style-name="Example"><text:tab/><text:tab/><text:tab/>"sid": "cd65fec9bce4d7ec74e341a9031f8966",</text:p>
      <text:p text:style-name="Example"><text:tab/><text:tab/><text:tab/>"oid": "{Movie:?}",</text:p>
      <text:p text:style-name="Example"><text:tab/><text:tab/><text:tab/>"attributes": {</text:p>
      <text:p text:style-name="Example"><text:tab/><text:tab/><text:tab/><text:tab/>"title": "Matrix – The Original",</text:p>
      <text:p text:style-name="Example"><text:tab/><text:tab/><text:tab/><text:tab/>"yearOfPublishing": 3001,</text:p>
      <text:p text:style-name="Example"><text:tab/><text:tab/><text:tab/><text:tab/>"groundbreaking": true</text:p>
      <text:p text:style-name="Example"><text:tab/><text:tab/><text:tab/>}</text:p>
      <text:p text:style-name="Example"><text:tab/><text:tab/>},</text:p>
      <text:p text:style-name="Example"><text:tab/><text:tab/>"action2": {</text:p>
      <text:p text:style-name="Example"><text:tab/><text:tab/><text:tab/>"action": "associate",</text:p>
      <text:p text:style-name="Example"><text:tab/><text:tab/><text:tab/>"sid": "cd65fec9bce4d7ec74e341a9031f8966",</text:p>
      <text:p text:style-name="Example"><text:tab/><text:tab/><text:tab/>"sourceOid": "{Movie:?}",</text:p>
      <text:p text:style-name="Example"><text:tab/><text:tab/><text:tab/>"targetOid": "Person:456",</text:p>
      <text:p text:style-name="Example"><text:tab/><text:tab/><text:tab/>"role": "director"</text:p>
      <text:p text:style-name="Example"><text:tab/><text:tab/>}</text:p>
      <text:p text:style-name="Example"><text:tab/>}</text:p>
      <text:p text:style-name="Example">}</text:p>
      <text:p text:style-name="Action_20_Sub-Section">Response</text:p>
      <text:p text:style-name="Example">{</text:p>
      <text:p text:style-name="Example"><text:tab/>"action": "executeActionSet",</text:p>
      <text:p text:style-name="Example"><text:tab/>"sid": "cd65fec9bce4d7ec74e341a9031f8966",</text:p>
      <text:p text:style-name="Example"><text:tab/>"actionSet": {</text:p>
      <text:p text:style-name="Example"><text:tab/><text:tab/>"action0": {</text:p>
      <text:p text:style-name="Example"><text:tab/><text:tab/><text:tab/>"action": "create",</text:p>
      <text:p text:style-name="Example"><text:tab/><text:tab/><text:tab/>"sid": "cd65fec9bce4d7ec74e341a9031f8966",</text:p>
      <text:p text:style-name="Example"><text:tab/><text:tab/><text:tab/>"className": "Movie"</text:p>
      <text:p text:style-name="Example"><text:tab/><text:tab/>},</text:p>
      <text:p text:style-name="Example"><text:tab/><text:tab/>"action1": {</text:p>
      <text:p text:style-name="Example"><text:tab/><text:tab/><text:tab/>"action": "update",</text:p>
      <text:p text:style-name="Example"><text:tab/><text:tab/><text:tab/>"sid": "cd65fec9bce4d7ec74e341a9031f8966",</text:p>
      <text:p text:style-name="Example"><text:tab/><text:tab/><text:tab/>"oid": "{Movie:?}",</text:p>
      <text:p text:style-name="Example"><text:tab/><text:tab/><text:tab/>"attributes": {</text:p>
      <text:p text:style-name="Example"><text:tab/><text:tab/><text:tab/><text:tab/>"title": "Matrix – The Original",</text:p>
      <text:p text:style-name="Example"><text:tab/><text:tab/><text:tab/><text:tab/>"yearOfPublishing": 3001,</text:p>
      <text:p text:style-name="Example"><text:tab/><text:tab/><text:tab/><text:tab/>"groundbreaking": true</text:p>
      <text:p text:style-name="Example"><text:tab/><text:tab/><text:tab/>}</text:p>
      <text:p text:style-name="Example"><text:tab/><text:tab/>},</text:p>
      <text:p text:style-name="Example"><text:tab/><text:tab/>"action2": {</text:p>
      <text:p text:style-name="Example"><text:tab/><text:tab/><text:tab/>"action": "associate",</text:p>
      <text:p text:style-name="Example"><text:tab/><text:tab/><text:tab/>"sid": "cd65fec9bce4d7ec74e341a9031f8966",</text:p>
      <text:p text:style-name="Example"><text:tab/><text:tab/><text:tab/>"sourceOid": "{Movie:?}",</text:p>
      <text:p text:style-name="Example"><text:tab/><text:tab/><text:tab/>"targetOid": "Person:456",</text:p>
      <text:p text:style-name="Example"><text:tab/><text:tab/><text:tab/>"role": "director"</text:p>
      <text:p text:style-name="Example"><text:tab/><text:tab/>}</text:p>
      <text:p text:style-name="Example"><text:tab/>},</text:p>
      <text:p text:style-name="Example"><text:tab/>resultSet: {</text:p>
      <text:p text:style-name="Example"><text:tab/><text:tab/>"action0": {</text:p>
      <text:p text:style-name="Example"><text:tab/><text:tab/><text:tab/>"action": "create",</text:p>
      <text:p text:style-name="Example"><text:tab/><text:tab/><text:tab/>"sid": "cd65fec9bce4d7ec74e341a9031f8966",</text:p>
      <text:p text:style-name="Example"><text:tab/><text:tab/><text:tab/>"className": "Movie",</text:p>
      <text:p text:style-name="Example"><text:tab/><text:tab/><text:tab/>"oid": "Movie:997",</text:p>
      <text:p text:style-name="Example"><text:tab/><text:tab/><text:tab/>"success": true</text:p>
      <text:p text:style-name="Example"><text:tab/><text:tab/>},</text:p>
      <text:p text:style-name="Example"><text:tab/><text:tab/>"action1": {</text:p>
      <text:p text:style-name="Example"><text:tab/><text:tab/><text:tab/>"action": "update",</text:p>
      <text:p text:style-name="Example"><text:tab/><text:tab/><text:tab/>"sid": "cd65fec9bce4d7ec74e341a9031f8966",</text:p>
      <text:p text:style-name="Example"><text:soft-page-break/><text:tab/><text:tab/><text:tab/>"oid": "Movie:997",</text:p>
      <text:p text:style-name="Example"><text:tab/><text:tab/><text:tab/>"attributes": {</text:p>
      <text:p text:style-name="Example"><text:tab/><text:tab/><text:tab/><text:tab/>"title": "Matrix – The Original",</text:p>
      <text:p text:style-name="Example"><text:tab/><text:tab/><text:tab/><text:tab/>"yearOfPublishing": 3001,</text:p>
      <text:p text:style-name="Example"><text:tab/><text:tab/><text:tab/><text:tab/>"groundbreaking": true</text:p>
      <text:p text:style-name="Example"><text:tab/><text:tab/><text:tab/>},</text:p>
      <text:p text:style-name="Example"><text:tab/><text:tab/><text:tab/>"success": true</text:p>
      <text:p text:style-name="Example"><text:tab/><text:tab/>},</text:p>
      <text:p text:style-name="Example"><text:tab/><text:tab/>"action2": {</text:p>
      <text:p text:style-name="Example"><text:tab/><text:tab/><text:tab/>"action": "associate",</text:p>
      <text:p text:style-name="Example"><text:tab/><text:tab/><text:tab/>"sid": "cd65fec9bce4d7ec74e341a9031f8966",</text:p>
      <text:p text:style-name="Example"><text:tab/><text:tab/><text:tab/>"sourceOid": "Movie:997",</text:p>
      <text:p text:style-name="Example"><text:tab/><text:tab/><text:tab/>"targetOid": "Person:456",</text:p>
      <text:p text:style-name="Example"><text:tab/><text:tab/><text:tab/>"role": "director"</text:p>
      <text:p text:style-name="Example"><text:tab/><text:tab/><text:tab/>"success": true</text:p>
      <text:p text:style-name="Example"><text:tab/><text:tab/>}</text:p>
      <text:p text:style-name="Example"><text:tab/>},</text:p>
      <text:p text:style-name="Example"><text:tab/>"success": true</text:p>
      <text:p text:style-name="Example">}</text:p>
      <text:h text:style-name="Heading_20_3" text:outline-level="3">Log</text:h>
      <text:p text:style-name="Action_20_Section">Description</text:p>
      <text:p text:style-name="Text_20_body">The <text:span text:style-name="Action">log</text:span> action persists logging information from the front-end to the back-end logging facility. No further processing takes place.</text:p>
      <text:p text:style-name="Action_20_Section">Input Parameters</text:p>
      <text:p text:style-name="Action_20_Sub-Section">Type</text:p>
      <table:table table:name="Tabelle64" table:style-name="Tabelle64">
        <table:table-column table:style-name="Tabelle64.A"/>
        <table:table-column table:style-name="Tabelle64.B"/>
        <table:table-row>
          <table:table-cell table:style-name="Tabelle64.A1" office:value-type="string">
            <text:p text:style-name="P1">Name</text:p>
          </table:table-cell>
          <table:table-cell table:style-name="Tabelle64.B1" office:value-type="string">
            <text:p text:style-name="Table_20_Contents"><text:span text:style-name="Parameter">type</text:span></text:p>
          </table:table-cell>
        </table:table-row>
        <table:table-row>
          <table:table-cell table:style-name="Tabelle64.A2" office:value-type="string">
            <text:p text:style-name="Parameter_20_Table_20_Header">Type</text:p>
          </table:table-cell>
          <table:table-cell table:style-name="Tabelle64.B2" office:value-type="string">
            <text:p text:style-name="Table_20_Contents">String</text:p>
          </table:table-cell>
        </table:table-row>
        <table:table-row>
          <table:table-cell table:style-name="Tabelle64.A2" office:value-type="string">
            <text:p text:style-name="Parameter_20_Table_20_Header">Description</text:p>
          </table:table-cell>
          <table:table-cell table:style-name="Tabelle64.B2" office:value-type="string">
            <text:p text:style-name="Table_20_Contents">Defines the type of message. Must be one of:</text:p>
            <text:list xml:id="list30447330" text:style-name="L8">
              <text:list-item>
                <text:p text:style-name="P15">DEBUG</text:p>
              </text:list-item>
              <text:list-item>
                <text:p text:style-name="P15">INFO</text:p>
              </text:list-item>
              <text:list-item>
                <text:p text:style-name="P15">WARNING</text:p>
              </text:list-item>
              <text:list-item>
                <text:p text:style-name="P15">ERROR</text:p>
              </text:list-item>
              <text:list-item>
                <text:p text:style-name="P15">FATAL</text:p>
              </text:list-item>
            </text:list>
          </table:table-cell>
        </table:table-row>
        <table:table-row>
          <table:table-cell table:style-name="Tabelle64.A2" office:value-type="string">
            <text:p text:style-name="Parameter_20_Table_20_Header">Example Value</text:p>
          </table:table-cell>
          <table:table-cell table:style-name="Tabelle64.B2" office:value-type="string">
            <text:p text:style-name="Example">"DEBUG"</text:p>
          </table:table-cell>
        </table:table-row>
      </table:table>
      <text:p text:style-name="Action_20_Sub-Section">Message</text:p>
      <table:table table:name="Tabelle66" table:style-name="Tabelle66">
        <table:table-column table:style-name="Tabelle66.A"/>
        <table:table-column table:style-name="Tabelle66.B"/>
        <table:table-row>
          <table:table-cell table:style-name="Tabelle66.A1" office:value-type="string">
            <text:p text:style-name="P1">Name</text:p>
          </table:table-cell>
          <table:table-cell table:style-name="Tabelle66.B1" office:value-type="string">
            <text:p text:style-name="Table_20_Contents"><text:span text:style-name="Parameter">Message</text:span></text:p>
          </table:table-cell>
        </table:table-row>
        <table:table-row>
          <table:table-cell table:style-name="Tabelle66.A2" office:value-type="string">
            <text:p text:style-name="Parameter_20_Table_20_Header">Type</text:p>
          </table:table-cell>
          <table:table-cell table:style-name="Tabelle66.B2" office:value-type="string">
            <text:p text:style-name="Table_20_Contents">String</text:p>
          </table:table-cell>
        </table:table-row>
        <table:table-row>
          <table:table-cell table:style-name="Tabelle66.A2" office:value-type="string">
            <text:p text:style-name="Parameter_20_Table_20_Header">Description</text:p>
          </table:table-cell>
          <table:table-cell table:style-name="Tabelle66.B2" office:value-type="string">
            <text:p text:style-name="Table_20_Contents">The log message.</text:p>
          </table:table-cell>
        </table:table-row>
        <table:table-row>
          <table:table-cell table:style-name="Tabelle66.A2" office:value-type="string">
            <text:p text:style-name="Parameter_20_Table_20_Header">Example Value</text:p>
          </table:table-cell>
          <table:table-cell table:style-name="Tabelle66.B2" office:value-type="string">
            <text:p text:style-name="Example">"Time elapsed for calculating tree: 2342 ms"</text:p>
          </table:table-cell>
        </table:table-row>
      </table:table>
      <text:p text:style-name="Action_20_Section"><text:soft-page-break/>Output Parameters</text:p>
      <text:p text:style-name="Text_20_body">None except the standard parameters.</text:p>
      <text:p text:style-name="Action_20_Section">Error Codes</text:p>
      <text:p text:style-name="Text_20_body">None except the standard error codes.</text:p>
      <text:p text:style-name="Action_20_Section">Example</text:p>
      <text:p text:style-name="Action_20_Sub-Section">Request</text:p>
      <text:p text:style-name="Example">{</text:p>
      <text:p text:style-name="Example"><text:tab/>"action": "log",</text:p>
      <text:p text:style-name="Example"><text:tab/>"sid": "cd65fec9bce4d7ec74e341a9031f8966",</text:p>
      <text:p text:style-name="Example"><text:tab/>"type": "DEBUG",</text:p>
      <text:p text:style-name="Example"><text:tab/>"message: "Time elapsed for calculating tree: 2342 ms"</text:p>
      <text:p text:style-name="Example">}</text:p>
      <text:p text:style-name="Action_20_Sub-Section">Response</text:p>
      <text:p text:style-name="Example">{</text:p>
      <text:p text:style-name="Example"><text:tab/>"action": "log",</text:p>
      <text:p text:style-name="Example"><text:tab/>"sid": "cd65fec9bce4d7ec74e341a9031f8966",</text:p>
      <text:p text:style-name="Example"><text:tab/>"type": "DEBUG",</text:p>
      <text:p text:style-name="Example"><text:tab/>"message: "Time elapsed for calculating tree: 2342 ms",</text:p>
      <text:p text:style-name="Example"><text:tab/>"success": true</text:p>
      <text:p text:style-name="Example">}</text:p>
      <text:h text:style-name="Heading_20_2" text:outline-level="2">Internationalization</text:h>
      <text:p text:style-name="Text_20_body">The <text:span text:style-name="Package">internationalization</text:span> package adds support for handling object attribute values in different variants for each language, e. g. the attribute <text:span text:style-name="T1">title</text:span> of the class <text:span text:style-name="T1">movie</text:span> may have both the value "The Boat" in English and "Das Boot" in German at the same time.</text:p>
      <text:p text:style-name="Text_20_body">Each back-end system instance has a default language. For all actions, if the <text:span text:style-name="Parameter">language</text:span> parameter is omitted, the default language is selected. If a translation is selected, all String attributes are returned in this translation. If the selected translation of an attribute is unset, the default language is returned for this attribute value. The same procedure must be applied to all referenced objects of the same request/response.</text:p>
      <text:p text:style-name="Text_20_body">Each action in an ActionSet may have a different <text:span text:style-name="Parameter">language</text:span> parameter.</text:p>
      <text:p text:style-name="Text_20_body">This package does not define any new actions. The <text:span text:style-name="Parameter">language</text:span> parameter described below is added to the following actions:</text:p>
      <text:list xml:id="list30453703" text:style-name="L9">
        <text:list-item>
          <text:p text:style-name="P11"><text:span text:style-name="Action">list</text:span></text:p>
        </text:list-item>
        <text:list-item>
          <text:p text:style-name="P11"><text:span text:style-name="Action">read</text:span></text:p>
        </text:list-item>
        <text:list-item>
          <text:p text:style-name="P11"><text:span text:style-name="Action">update</text:span></text:p>
        </text:list-item>
        <text:list-item>
          <text:p text:style-name="P11"><text:span text:style-name="Action">search</text:span> (if the <text:span text:style-name="Package">search</text:span> package is supported)</text:p>
        </text:list-item>
      </text:list>
      <text:p text:style-name="Action_20_Sub-Section">Language</text:p>
      <table:table table:name="Tabelle67" table:style-name="Tabelle67">
        <table:table-column table:style-name="Tabelle67.A"/>
        <table:table-column table:style-name="Tabelle67.B"/>
        <table:table-row>
          <table:table-cell table:style-name="Tabelle67.A1" office:value-type="string">
            <text:p text:style-name="P1">Name</text:p>
          </table:table-cell>
          <table:table-cell table:style-name="Tabelle67.B1" office:value-type="string">
            <text:p text:style-name="Table_20_Contents"><text:span text:style-name="Parameter">language</text:span></text:p>
          </table:table-cell>
        </table:table-row>
        <table:table-row>
          <table:table-cell table:style-name="Tabelle67.A2" office:value-type="string">
            <text:p text:style-name="Parameter_20_Table_20_Header">Type</text:p>
          </table:table-cell>
          <table:table-cell table:style-name="Tabelle67.B2" office:value-type="string">
            <text:p text:style-name="Table_20_Contents">String</text:p>
          </table:table-cell>
        </table:table-row>
        <text:soft-page-break/>
        <table:table-row>
          <table:table-cell table:style-name="Tabelle67.A2" office:value-type="string">
            <text:p text:style-name="Parameter_20_Table_20_Header">Description</text:p>
          </table:table-cell>
          <table:table-cell table:style-name="Tabelle67.B2" office:value-type="string">
            <text:p text:style-name="Table_20_Contents">The code of the language to use for this request/response. Using the two-character language codes (as defined in ISO 639-1) is proposed.</text:p>
          </table:table-cell>
        </table:table-row>
        <table:table-row>
          <table:table-cell table:style-name="Tabelle67.A2" office:value-type="string">
            <text:p text:style-name="Parameter_20_Table_20_Header">Example Value</text:p>
          </table:table-cell>
          <table:table-cell table:style-name="Tabelle67.B2" office:value-type="string">
            <text:p text:style-name="Example">"de"</text:p>
          </table:table-cell>
        </table:table-row>
      </table:table>
      <text:h text:style-name="Heading_20_2" text:outline-level="2">Search</text:h>
      <text:p text:style-name="Text_20_body">The <text:span text:style-name="Package">search</text:span> package provides search capabilities on the data.</text:p>
      <text:h text:style-name="Heading_20_3" text:outline-level="3">Search</text:h>
      <text:p text:style-name="Action_20_Section">Description</text:p>
      <text:p text:style-name="Text_20_body">The <text:span text:style-name="Action">search</text:span> action returns all objects matching the defined search query and, optionally, the defined type. Sorting by one field and paging is supported. All referenced objects are returned only as references (depth 0).</text:p>
      <text:p text:style-name="Text_20_body">There are two main use cases for this action: It is designed to be also at (but not limited to) the same place as the <text:span text:style-name="Action">list</text:span> action.</text:p>
      <text:p text:style-name="Text_20_body">The other use case is to search through the complete data store, displaying matching objects with their types to the user.</text:p>
      <text:p text:style-name="Text_20_body">Searching may be supported for only a subset of classes.</text:p>
      <text:p text:style-name="Text_20_body">It is proposed to use the Apache Lucene text search engine.</text:p>
      <text:p text:style-name="Action_20_Section">Input Parameters</text:p>
      <text:p text:style-name="Action_20_Sub-Section">Query</text:p>
      <table:table table:name="Tabelle68" table:style-name="Tabelle68">
        <table:table-column table:style-name="Tabelle68.A"/>
        <table:table-column table:style-name="Tabelle68.B"/>
        <table:table-row>
          <table:table-cell table:style-name="Tabelle68.A1" office:value-type="string">
            <text:p text:style-name="P1">Name</text:p>
          </table:table-cell>
          <table:table-cell table:style-name="Tabelle68.B1" office:value-type="string">
            <text:p text:style-name="Table_20_Contents"><text:span text:style-name="Parameter">query</text:span></text:p>
          </table:table-cell>
        </table:table-row>
        <table:table-row>
          <table:table-cell table:style-name="Tabelle68.A2" office:value-type="string">
            <text:p text:style-name="Parameter_20_Table_20_Header">Type</text:p>
          </table:table-cell>
          <table:table-cell table:style-name="Tabelle68.B2" office:value-type="string">
            <text:p text:style-name="Table_20_Contents">String</text:p>
          </table:table-cell>
        </table:table-row>
        <table:table-row>
          <table:table-cell table:style-name="Tabelle68.A2" office:value-type="string">
            <text:p text:style-name="Parameter_20_Table_20_Header">Description</text:p>
          </table:table-cell>
          <table:table-cell table:style-name="Tabelle68.B2" office:value-type="string">
            <text:p text:style-name="Table_20_Contents">The query to search for. The exact format is defined by the text search engine used in the back-end. It should work similar to regular internet search engines (default boolean operator = AND, "+" and "-" qualifiers)</text:p>
          </table:table-cell>
        </table:table-row>
        <table:table-row>
          <table:table-cell table:style-name="Tabelle68.A2" office:value-type="string">
            <text:p text:style-name="Parameter_20_Table_20_Header">Example Value</text:p>
          </table:table-cell>
          <table:table-cell table:style-name="Tabelle68.B2" office:value-type="string">
            <text:p text:style-name="Example">"+1999 action"</text:p>
          </table:table-cell>
        </table:table-row>
      </table:table>
      <text:p text:style-name="Action_20_Sub-Section">ClassName</text:p>
      <table:table table:name="Tabelle79" table:style-name="Tabelle79">
        <table:table-column table:style-name="Tabelle79.A"/>
        <table:table-column table:style-name="Tabelle79.B"/>
        <table:table-row>
          <table:table-cell table:style-name="Tabelle79.A1" office:value-type="string">
            <text:p text:style-name="P1">Name</text:p>
          </table:table-cell>
          <table:table-cell table:style-name="Tabelle79.B1" office:value-type="string">
            <text:p text:style-name="Table_20_Contents"><text:span text:style-name="Parameter">className</text:span></text:p>
          </table:table-cell>
        </table:table-row>
        <table:table-row>
          <table:table-cell table:style-name="Tabelle79.A2" office:value-type="string">
            <text:p text:style-name="Parameter_20_Table_20_Header">Type</text:p>
          </table:table-cell>
          <table:table-cell table:style-name="Tabelle79.B2" office:value-type="string">
            <text:p text:style-name="Table_20_Contents">String</text:p>
          </table:table-cell>
        </table:table-row>
        <table:table-row>
          <table:table-cell table:style-name="Tabelle79.A2" office:value-type="string">
            <text:p text:style-name="Parameter_20_Table_20_Header">Description</text:p>
          </table:table-cell>
          <table:table-cell table:style-name="Tabelle79.B2" office:value-type="string">
            <text:p text:style-name="Table_20_Contents">The name of the class to search instances of. If omitted, all classes are searched for the query term.</text:p>
          </table:table-cell>
        </table:table-row>
        <table:table-row>
          <table:table-cell table:style-name="Tabelle79.A2" office:value-type="string">
            <text:p text:style-name="Parameter_20_Table_20_Header">Example Value</text:p>
          </table:table-cell>
          <table:table-cell table:style-name="Tabelle79.B2" office:value-type="string">
            <text:p text:style-name="Example">"Movie"</text:p>
          </table:table-cell>
        </table:table-row>
      </table:table>
      <text:p text:style-name="Action_20_Sub-Section"><text:soft-page-break/>Limit</text:p>
      <table:table table:name="Tabelle69" table:style-name="Tabelle69">
        <table:table-column table:style-name="Tabelle69.A"/>
        <table:table-column table:style-name="Tabelle69.B"/>
        <table:table-row>
          <table:table-cell table:style-name="Tabelle69.A1" office:value-type="string">
            <text:p text:style-name="P1">Name</text:p>
          </table:table-cell>
          <table:table-cell table:style-name="Tabelle69.B1" office:value-type="string">
            <text:p text:style-name="Table_20_Contents"><text:span text:style-name="Parameter">limit</text:span></text:p>
          </table:table-cell>
        </table:table-row>
        <table:table-row>
          <table:table-cell table:style-name="Tabelle69.A2" office:value-type="string">
            <text:p text:style-name="Parameter_20_Table_20_Header">Type</text:p>
          </table:table-cell>
          <table:table-cell table:style-name="Tabelle69.B2" office:value-type="string">
            <text:p text:style-name="Table_20_Contents">int</text:p>
          </table:table-cell>
        </table:table-row>
        <table:table-row>
          <table:table-cell table:style-name="Tabelle69.A2" office:value-type="string">
            <text:p text:style-name="Parameter_20_Table_20_Header">Description</text:p>
          </table:table-cell>
          <table:table-cell table:style-name="Tabelle69.B2" office:value-type="string">
            <text:p text:style-name="Table_20_Contents">The maximum number of instances to return.</text:p>
            <text:p text:style-name="Table_20_Contents">If omitted, all instances (beginning at <text:span text:style-name="Parameter">offset</text:span> parameter) must be returned.</text:p>
          </table:table-cell>
        </table:table-row>
        <table:table-row>
          <table:table-cell table:style-name="Tabelle69.A2" office:value-type="string">
            <text:p text:style-name="Parameter_20_Table_20_Header">Example Value</text:p>
          </table:table-cell>
          <table:table-cell table:style-name="Tabelle69.B4" office:value-type="float" office:value="25">
            <text:p text:style-name="Example">25</text:p>
          </table:table-cell>
        </table:table-row>
      </table:table>
      <text:p text:style-name="Action_20_Sub-Section">Offset</text:p>
      <table:table table:name="Tabelle70" table:style-name="Tabelle70">
        <table:table-column table:style-name="Tabelle70.A"/>
        <table:table-column table:style-name="Tabelle70.B"/>
        <table:table-row>
          <table:table-cell table:style-name="Tabelle70.A1" office:value-type="string">
            <text:p text:style-name="P1">Name</text:p>
          </table:table-cell>
          <table:table-cell table:style-name="Tabelle70.B1" office:value-type="string">
            <text:p text:style-name="Table_20_Contents"><text:span text:style-name="Parameter">offset</text:span></text:p>
          </table:table-cell>
        </table:table-row>
        <table:table-row>
          <table:table-cell table:style-name="Tabelle70.A2" office:value-type="string">
            <text:p text:style-name="Parameter_20_Table_20_Header">Type</text:p>
          </table:table-cell>
          <table:table-cell table:style-name="Tabelle70.B2" office:value-type="string">
            <text:p text:style-name="Table_20_Contents">int</text:p>
          </table:table-cell>
        </table:table-row>
        <table:table-row>
          <table:table-cell table:style-name="Tabelle70.A2" office:value-type="string">
            <text:p text:style-name="Parameter_20_Table_20_Header">Description</text:p>
          </table:table-cell>
          <table:table-cell table:style-name="Tabelle70.B2" office:value-type="string">
            <text:p text:style-name="Table_20_Contents">The number of the first instance to return, based on current sorting. The index is 0-based.</text:p>
            <text:p text:style-name="Table_20_Contents">If omitted, 0 is assumed.</text:p>
          </table:table-cell>
        </table:table-row>
        <table:table-row>
          <table:table-cell table:style-name="Tabelle70.A2" office:value-type="string">
            <text:p text:style-name="Parameter_20_Table_20_Header">Example Value</text:p>
          </table:table-cell>
          <table:table-cell table:style-name="Tabelle70.B4" office:value-type="float" office:value="50">
            <text:p text:style-name="Example">50</text:p>
          </table:table-cell>
        </table:table-row>
      </table:table>
      <text:p text:style-name="Action_20_Sub-Section">SortByRelevance</text:p>
      <table:table table:name="Tabelle80" table:style-name="Tabelle80">
        <table:table-column table:style-name="Tabelle80.A"/>
        <table:table-column table:style-name="Tabelle80.B"/>
        <table:table-row>
          <table:table-cell table:style-name="Tabelle80.A1" office:value-type="string">
            <text:p text:style-name="P1">Name</text:p>
          </table:table-cell>
          <table:table-cell table:style-name="Tabelle80.B1" office:value-type="string">
            <text:p text:style-name="Table_20_Contents"><text:span text:style-name="Parameter">sortByRelevance</text:span></text:p>
          </table:table-cell>
        </table:table-row>
        <table:table-row>
          <table:table-cell table:style-name="Tabelle80.A2" office:value-type="string">
            <text:p text:style-name="Parameter_20_Table_20_Header">Type</text:p>
          </table:table-cell>
          <table:table-cell table:style-name="Tabelle80.B2" office:value-type="string">
            <text:p text:style-name="Table_20_Contents">Boolean</text:p>
          </table:table-cell>
        </table:table-row>
        <table:table-row>
          <table:table-cell table:style-name="Tabelle80.A2" office:value-type="string">
            <text:p text:style-name="Parameter_20_Table_20_Header">Description</text:p>
          </table:table-cell>
          <table:table-cell table:style-name="Tabelle80.B2" office:value-type="string">
            <text:p text:style-name="Table_20_Contents">Set to true if the returned sort order should be by relevance. If this is set to true, the <text:span text:style-name="Parameter">sortFieldName</text:span> is ignored. In ascending order, the most relevant instance is listed first.</text:p>
          </table:table-cell>
        </table:table-row>
        <table:table-row>
          <table:table-cell table:style-name="Tabelle80.A2" office:value-type="string">
            <text:p text:style-name="Parameter_20_Table_20_Header">Example Value</text:p>
          </table:table-cell>
          <table:table-cell table:style-name="Tabelle80.B2" office:value-type="string">
            <text:p text:style-name="Example">true</text:p>
          </table:table-cell>
        </table:table-row>
      </table:table>
      <text:p text:style-name="Action_20_Sub-Section">SortFieldName</text:p>
      <table:table table:name="Tabelle71" table:style-name="Tabelle71">
        <table:table-column table:style-name="Tabelle71.A"/>
        <table:table-column table:style-name="Tabelle71.B"/>
        <table:table-row>
          <table:table-cell table:style-name="Tabelle71.A1" office:value-type="string">
            <text:p text:style-name="P1">Name</text:p>
          </table:table-cell>
          <table:table-cell table:style-name="Tabelle71.B1" office:value-type="string">
            <text:p text:style-name="Table_20_Contents"><text:span text:style-name="Parameter">sortFieldName</text:span></text:p>
          </table:table-cell>
        </table:table-row>
        <table:table-row>
          <table:table-cell table:style-name="Tabelle71.A2" office:value-type="string">
            <text:p text:style-name="Parameter_20_Table_20_Header">Type</text:p>
          </table:table-cell>
          <table:table-cell table:style-name="Tabelle71.B2" office:value-type="string">
            <text:p text:style-name="Table_20_Contents">String</text:p>
          </table:table-cell>
        </table:table-row>
        <table:table-row>
          <table:table-cell table:style-name="Tabelle71.A2" office:value-type="string">
            <text:p text:style-name="Parameter_20_Table_20_Header">Description</text:p>
          </table:table-cell>
          <table:table-cell table:style-name="Tabelle71.B2" office:value-type="string">
            <text:p text:style-name="Table_20_Contents">The field name to sort the list by. If the field does not exist in an instance, this instance is sorted to the end of ascending order.</text:p>
            <text:p text:style-name="Table_20_Contents">If omitted, the sorting is undefined.</text:p>
          </table:table-cell>
        </table:table-row>
        <table:table-row>
          <table:table-cell table:style-name="Tabelle71.A2" office:value-type="string">
            <text:p text:style-name="Parameter_20_Table_20_Header">Example Value</text:p>
          </table:table-cell>
          <table:table-cell table:style-name="Tabelle71.B2" office:value-type="string">
            <text:p text:style-name="Example">"title"</text:p>
          </table:table-cell>
        </table:table-row>
      </table:table>
      <text:p text:style-name="Action_20_Sub-Section">SortDirection</text:p>
      <table:table table:name="Tabelle72" table:style-name="Tabelle72">
        <table:table-column table:style-name="Tabelle72.A"/>
        <table:table-column table:style-name="Tabelle72.B"/>
        <table:table-row>
          <table:table-cell table:style-name="Tabelle72.A1" office:value-type="string">
            <text:p text:style-name="P1">Name</text:p>
          </table:table-cell>
          <table:table-cell table:style-name="Tabelle72.B1" office:value-type="string">
            <text:p text:style-name="Table_20_Contents"><text:span text:style-name="Parameter">sortDirection</text:span></text:p>
          </table:table-cell>
        </table:table-row>
        <table:table-row>
          <table:table-cell table:style-name="Tabelle72.A2" office:value-type="string">
            <text:p text:style-name="Parameter_20_Table_20_Header">Type</text:p>
          </table:table-cell>
          <table:table-cell table:style-name="Tabelle72.B2" office:value-type="string">
            <text:p text:style-name="Table_20_Contents">String</text:p>
          </table:table-cell>
        </table:table-row>
        <text:soft-page-break/>
        <table:table-row>
          <table:table-cell table:style-name="Tabelle72.A2" office:value-type="string">
            <text:p text:style-name="Parameter_20_Table_20_Header">Description</text:p>
          </table:table-cell>
          <table:table-cell table:style-name="Tabelle72.B2" office:value-type="string">
            <text:p text:style-name="Table_20_Contents">The direction to sort the list. Must be either "asc" for ascending or "desc" for descending.</text:p>
            <text:p text:style-name="Table_20_Contents">If omitted, "asc" is assumed.</text:p>
          </table:table-cell>
        </table:table-row>
        <table:table-row>
          <table:table-cell table:style-name="Tabelle72.A2" office:value-type="string">
            <text:p text:style-name="Parameter_20_Table_20_Header">Example Value</text:p>
          </table:table-cell>
          <table:table-cell table:style-name="Tabelle72.B2" office:value-type="string">
            <text:p text:style-name="Example">"asc"</text:p>
          </table:table-cell>
        </table:table-row>
      </table:table>
      <text:p text:style-name="Action_20_Section">Output Parameters</text:p>
      <text:p text:style-name="Action_20_Sub-Section">List</text:p>
      <table:table table:name="Tabelle73" table:style-name="Tabelle73">
        <table:table-column table:style-name="Tabelle73.A"/>
        <table:table-column table:style-name="Tabelle73.B"/>
        <table:table-row>
          <table:table-cell table:style-name="Tabelle73.A1" office:value-type="string">
            <text:p text:style-name="P1">Name</text:p>
          </table:table-cell>
          <table:table-cell table:style-name="Tabelle73.B1" office:value-type="string">
            <text:p text:style-name="Table_20_Contents"><text:span text:style-name="Parameter">list</text:span></text:p>
          </table:table-cell>
        </table:table-row>
        <table:table-row>
          <table:table-cell table:style-name="Tabelle73.A2" office:value-type="string">
            <text:p text:style-name="Parameter_20_Table_20_Header">Type</text:p>
          </table:table-cell>
          <table:table-cell table:style-name="Tabelle73.B2" office:value-type="string">
            <text:p text:style-name="Table_20_Contents">Array of Objects</text:p>
          </table:table-cell>
        </table:table-row>
        <table:table-row>
          <table:table-cell table:style-name="Tabelle73.A2" office:value-type="string">
            <text:p text:style-name="Parameter_20_Table_20_Header">Description</text:p>
          </table:table-cell>
          <table:table-cell table:style-name="Tabelle73.B2" office:value-type="string">
            <text:p text:style-name="Table_20_Contents">The list of Objects according to the given input parameters.</text:p>
          </table:table-cell>
        </table:table-row>
        <table:table-row>
          <table:table-cell table:style-name="Tabelle73.A2" office:value-type="string">
            <text:p text:style-name="Parameter_20_Table_20_Header">Example Value</text:p>
          </table:table-cell>
          <table:table-cell table:style-name="Tabelle73.B2" office:value-type="string">
            <text:p text:style-name="Example">[</text:p>
            <text:p text:style-name="Example"><text:tab/>{</text:p>
            <text:p text:style-name="Example"><text:tab/><text:tab/>"className": "Movie",</text:p>
            <text:p text:style-name="Example"><text:tab/><text:tab/>"oid": "Movie:7",</text:p>
            <text:p text:style-name="Example"><text:tab/><text:tab/>"isReference": false,</text:p>
            <text:p text:style-name="Example"><text:tab/><text:tab/>"lastChange": 1234567890,</text:p>
            <text:p text:style-name="Example"><text:tab/><text:tab/>"attributes": {</text:p>
            <text:p text:style-name="Example"><text:tab/><text:tab/><text:tab/>"id": 7,</text:p>
            <text:p text:style-name="Example"><text:tab/><text:tab/><text:tab/>"title": "Action Jackson",</text:p>
            <text:p text:style-name="Example"><text:tab/><text:tab/><text:tab/>"subtitle: "The actions of Action Jackson",</text:p>
            <text:p text:style-name="Example"><text:tab/><text:tab/><text:tab/>"year": 1999,</text:p>
            <text:p text:style-name="Example"><text:tab/><text:tab/><text:tab/>"genre": "action",</text:p>
            <text:p text:style-name="Example"><text:tab/><text:tab/><text:tab/>"director": {</text:p>
            <text:p text:style-name="Example"><text:tab/><text:tab/><text:tab/><text:tab/>"className": "Person",</text:p>
            <text:p text:style-name="Example"><text:tab/><text:tab/><text:tab/><text:tab/>"oid": "Person:1",</text:p>
            <text:p text:style-name="Example"><text:tab/><text:tab/><text:tab/><text:tab/>"isReference": true</text:p>
            <text:p text:style-name="Example"><text:tab/><text:tab/><text:tab/>}</text:p>
            <text:p text:style-name="Example"><text:tab/><text:tab/>}</text:p>
            <text:p text:style-name="Example"><text:tab/>},</text:p>
            <text:p text:style-name="Example"><text:tab/>{</text:p>
            <text:p text:style-name="Example"><text:tab/><text:tab/>"className": "Movie",</text:p>
            <text:p text:style-name="Example"><text:tab/><text:tab/>"oid": "Movie:111",</text:p>
            <text:p text:style-name="Example"><text:tab/><text:tab/>"isReference": false,</text:p>
            <text:p text:style-name="Example"><text:tab/><text:tab/>"lastChange": 1234567891,</text:p>
            <text:p text:style-name="Example"><text:tab/><text:tab/>"attributes": {</text:p>
            <text:p text:style-name="Example"><text:tab/><text:tab/><text:tab/>"id": 111,</text:p>
            <text:p text:style-name="Example"><text:tab/><text:tab/><text:tab/>"title": "bbb",</text:p>
            <text:p text:style-name="Example"><text:tab/><text:tab/><text:tab/>"subtitle: "The second letter",</text:p>
            <text:p text:style-name="Example"><text:tab/><text:tab/><text:tab/>"year": 1999,</text:p>
            <text:p text:style-name="Example"><text:tab/><text:tab/><text:tab/>"genre": "action",</text:p>
            <text:p text:style-name="Example"><text:tab/><text:tab/><text:tab/>"director": {</text:p>
            <text:p text:style-name="Example"><text:tab/><text:tab/><text:tab/><text:tab/>"className": "Person",</text:p>
            <text:p text:style-name="Example"><text:tab/><text:tab/><text:tab/><text:tab/>"oid": "Person:2",</text:p>
            <text:p text:style-name="Example"><text:tab/><text:tab/><text:tab/><text:tab/>"isReference": true</text:p>
            <text:p text:style-name="Example"><text:tab/><text:tab/><text:tab/>}</text:p>
            <text:p text:style-name="Example"><text:tab/><text:tab/>}</text:p>
            <text:p text:style-name="Example"><text:tab/>},</text:p>
            <text:p text:style-name="Example">]</text:p>
          </table:table-cell>
        </table:table-row>
      </table:table>
      <text:p text:style-name="Action_20_Sub-Section">TotalCount</text:p>
      <table:table table:name="Tabelle74" table:style-name="Tabelle74">
        <table:table-column table:style-name="Tabelle74.A"/>
        <table:table-column table:style-name="Tabelle74.B"/>
        <table:table-row>
          <table:table-cell table:style-name="Tabelle74.A1" office:value-type="string">
            <text:p text:style-name="P1">Name</text:p>
          </table:table-cell>
          <table:table-cell table:style-name="Tabelle74.B1" office:value-type="string">
            <text:p text:style-name="Table_20_Contents"><text:span text:style-name="Parameter">totalCount</text:span></text:p>
          </table:table-cell>
        </table:table-row>
        <text:soft-page-break/>
        <table:table-row>
          <table:table-cell table:style-name="Tabelle74.A2" office:value-type="string">
            <text:p text:style-name="Parameter_20_Table_20_Header">Type</text:p>
          </table:table-cell>
          <table:table-cell table:style-name="Tabelle74.B2" office:value-type="string">
            <text:p text:style-name="Table_20_Contents">int</text:p>
          </table:table-cell>
        </table:table-row>
        <table:table-row>
          <table:table-cell table:style-name="Tabelle74.A2" office:value-type="string">
            <text:p text:style-name="Parameter_20_Table_20_Header">Description</text:p>
          </table:table-cell>
          <table:table-cell table:style-name="Tabelle74.B2" office:value-type="string">
            <text:p text:style-name="Table_20_Contents">The total number of instances matching the passed parameters.</text:p>
          </table:table-cell>
        </table:table-row>
        <table:table-row>
          <table:table-cell table:style-name="Tabelle74.A2" office:value-type="string">
            <text:p text:style-name="Parameter_20_Table_20_Header">Example Value</text:p>
          </table:table-cell>
          <table:table-cell table:style-name="Tabelle74.B4" office:value-type="float" office:value="42">
            <text:p text:style-name="Example">42</text:p>
          </table:table-cell>
        </table:table-row>
      </table:table>
      <text:p text:style-name="Action_20_Sub-Section">SearchData</text:p>
      <table:table table:name="Tabelle81" table:style-name="Tabelle81">
        <table:table-column table:style-name="Tabelle81.A"/>
        <table:table-column table:style-name="Tabelle81.B"/>
        <table:table-row>
          <table:table-cell table:style-name="Tabelle81.A1" office:value-type="string">
            <text:p text:style-name="P1">Name</text:p>
          </table:table-cell>
          <table:table-cell table:style-name="Tabelle81.B1" office:value-type="string">
            <text:p text:style-name="Table_20_Contents"><text:span text:style-name="Parameter">searchData</text:span></text:p>
          </table:table-cell>
        </table:table-row>
        <table:table-row>
          <table:table-cell table:style-name="Tabelle81.A2" office:value-type="string">
            <text:p text:style-name="Parameter_20_Table_20_Header">Type</text:p>
          </table:table-cell>
          <table:table-cell table:style-name="Tabelle81.B2" office:value-type="string">
            <text:p text:style-name="Table_20_Contents">Map of Objects</text:p>
          </table:table-cell>
        </table:table-row>
        <table:table-row>
          <table:table-cell table:style-name="Tabelle81.A2" office:value-type="string">
            <text:p text:style-name="Parameter_20_Table_20_Header">Description</text:p>
          </table:table-cell>
          <table:table-cell table:style-name="Tabelle81.B2" office:value-type="string">
            <text:p text:style-name="Table_20_Contents">Contains the additional search data for each returned instance.</text:p>
            <text:p text:style-name="Table_20_Contents">The keys of the map are the OIDs of the listed instances. All returned instances must also be contained in this map.</text:p>
            <text:p text:style-name="Table_20_Contents">The value of the map is an object containing the following fields:</text:p>
            <text:list xml:id="list30436271" text:style-name="L10">
              <text:list-item>
                <text:p text:style-name="P16"><text:span text:style-name="Parameter">relevance</text:span>: A number defining the relevance of the instance for the given search term.</text:p>
              </text:list-item>
              <text:list-item>
                <text:p text:style-name="P16"><text:span text:style-name="Parameter">matchingWords</text:span>: An array of arrays of Strings. The outer array contains all matching terms, the inner array contains all the matching words.</text:p>
              </text:list-item>
            </text:list>
          </table:table-cell>
        </table:table-row>
        <table:table-row>
          <table:table-cell table:style-name="Tabelle81.A2" office:value-type="string">
            <text:p text:style-name="Parameter_20_Table_20_Header">Example Value</text:p>
          </table:table-cell>
          <table:table-cell table:style-name="Tabelle81.B2" office:value-type="string">
            <text:p text:style-name="Example">{</text:p>
            <text:p text:style-name="Example"><text:tab/>"Movie:7": {</text:p>
            <text:p text:style-name="Example"><text:tab/><text:tab/>"relevance": 12.34,</text:p>
            <text:p text:style-name="Example"><text:tab/><text:tab/>"matchingWords": [</text:p>
            <text:p text:style-name="Example"><text:tab/><text:tab/><text:tab/>["1999"],</text:p>
            <text:p text:style-name="Example"><text:tab/><text:tab/><text:tab/>["action", "actions"]</text:p>
            <text:p text:style-name="Example"><text:tab/><text:tab/>]</text:p>
            <text:p text:style-name="Example"><text:tab/>},</text:p>
            <text:p text:style-name="Example"><text:tab/>"Movie:111": {</text:p>
            <text:p text:style-name="Example"><text:tab/><text:tab/>"relevance": 7.12,</text:p>
            <text:p text:style-name="Example"><text:tab/><text:tab/>"matchingWords": [</text:p>
            <text:p text:style-name="Example"><text:tab/><text:tab/><text:tab/>["1999"],</text:p>
            <text:p text:style-name="Example"><text:tab/><text:tab/><text:tab/>["action"]</text:p>
            <text:p text:style-name="Example"><text:tab/><text:tab/>]</text:p>
            <text:p text:style-name="Example"><text:tab/>}</text:p>
            <text:p text:style-name="Example">}</text:p>
          </table:table-cell>
        </table:table-row>
      </table:table>
      <text:p text:style-name="Action_20_Section">Error Codes</text:p>
      <text:p text:style-name="Action_20_Sub-Section">Limit Negative</text:p>
      <table:table table:name="Tabelle75" table:style-name="Tabelle75">
        <table:table-column table:style-name="Tabelle75.A"/>
        <table:table-column table:style-name="Tabelle75.B"/>
        <table:table-row>
          <table:table-cell table:style-name="Tabelle75.A1" office:value-type="string">
            <text:p text:style-name="P1">Name</text:p>
          </table:table-cell>
          <table:table-cell table:style-name="Tabelle75.B1" office:value-type="string">
            <text:p text:style-name="Table_20_Contents"><text:span text:style-name="ErrorCode">LIMIT_NEGATIVE</text:span></text:p>
          </table:table-cell>
        </table:table-row>
        <table:table-row>
          <table:table-cell table:style-name="Tabelle75.A2" office:value-type="string">
            <text:p text:style-name="Parameter_20_Table_20_Header">Description</text:p>
          </table:table-cell>
          <table:table-cell table:style-name="Tabelle75.B2" office:value-type="string">
            <text:p text:style-name="Table_20_Contents">The passed <text:span text:style-name="Parameter">limit</text:span> is a negative number</text:p>
          </table:table-cell>
        </table:table-row>
        <table:table-row>
          <table:table-cell table:style-name="Tabelle75.A2" office:value-type="string">
            <text:p text:style-name="Parameter_20_Table_20_Header">Error Level</text:p>
          </table:table-cell>
          <table:table-cell table:style-name="Tabelle75.B2" office:value-type="string">
            <text:p text:style-name="Table_20_Contents">warning</text:p>
          </table:table-cell>
        </table:table-row>
        <table:table-row>
          <table:table-cell table:style-name="Tabelle75.A2" office:value-type="string">
            <text:p text:style-name="Parameter_20_Table_20_Header">Error Data</text:p>
          </table:table-cell>
          <table:table-cell table:style-name="Tabelle75.B2" office:value-type="string">
            <text:p text:style-name="Table_20_Contents">none</text:p>
          </table:table-cell>
        </table:table-row>
      </table:table>
      <text:p text:style-name="Action_20_Sub-Section">Offset out of Bounds</text:p>
      <table:table table:name="Tabelle76" table:style-name="Tabelle76">
        <table:table-column table:style-name="Tabelle76.A"/>
        <table:table-column table:style-name="Tabelle76.B"/>
        <table:table-row>
          <table:table-cell table:style-name="Tabelle76.A1" office:value-type="string">
            <text:p text:style-name="P1">Name</text:p>
          </table:table-cell>
          <table:table-cell table:style-name="Tabelle76.B1" office:value-type="string">
            <text:p text:style-name="Table_20_Contents"><text:span text:style-name="ErrorCode">OFFSET_OUT_OF_BOUNDS</text:span><text:soft-page-break/></text:p>
          </table:table-cell>
        </table:table-row>
        <table:table-row>
          <table:table-cell table:style-name="Tabelle76.A2" office:value-type="string">
            <text:p text:style-name="Parameter_20_Table_20_Header">Description</text:p>
          </table:table-cell>
          <table:table-cell table:style-name="Tabelle76.B2" office:value-type="string">
            <text:p text:style-name="Table_20_Contents">The passed <text:span text:style-name="Parameter">offset</text:span> is negative or greater than the number of entries matching the parameters.</text:p>
          </table:table-cell>
        </table:table-row>
        <table:table-row>
          <table:table-cell table:style-name="Tabelle76.A2" office:value-type="string">
            <text:p text:style-name="Parameter_20_Table_20_Header">Error Level</text:p>
          </table:table-cell>
          <table:table-cell table:style-name="Tabelle76.B2" office:value-type="string">
            <text:p text:style-name="Table_20_Contents">warning</text:p>
          </table:table-cell>
        </table:table-row>
        <table:table-row>
          <table:table-cell table:style-name="Tabelle76.A2" office:value-type="string">
            <text:p text:style-name="Parameter_20_Table_20_Header">Error Data</text:p>
          </table:table-cell>
          <table:table-cell table:style-name="Tabelle76.B2" office:value-type="string">
            <text:p text:style-name="Table_20_Contents">none</text:p>
          </table:table-cell>
        </table:table-row>
      </table:table>
      <text:p text:style-name="Action_20_Sub-Section">Search not Supported</text:p>
      <table:table table:name="Tabelle108" table:style-name="Tabelle108">
        <table:table-column table:style-name="Tabelle108.A"/>
        <table:table-column table:style-name="Tabelle108.B"/>
        <table:table-row>
          <table:table-cell table:style-name="Tabelle108.A1" office:value-type="string">
            <text:p text:style-name="P1">Name</text:p>
          </table:table-cell>
          <table:table-cell table:style-name="Tabelle108.B1" office:value-type="string">
            <text:p text:style-name="Table_20_Contents"><text:span text:style-name="ErrorCode">SEARCH_NOT_SUPPORTED</text:span></text:p>
          </table:table-cell>
        </table:table-row>
        <table:table-row>
          <table:table-cell table:style-name="Tabelle108.A2" office:value-type="string">
            <text:p text:style-name="Parameter_20_Table_20_Header">Description</text:p>
          </table:table-cell>
          <table:table-cell table:style-name="Tabelle108.B2" office:value-type="string">
            <text:p text:style-name="Table_20_Contents">There selected class does not support searching.</text:p>
          </table:table-cell>
        </table:table-row>
        <table:table-row>
          <table:table-cell table:style-name="Tabelle108.A2" office:value-type="string">
            <text:p text:style-name="Parameter_20_Table_20_Header">Error Level</text:p>
          </table:table-cell>
          <table:table-cell table:style-name="Tabelle108.B2" office:value-type="string">
            <text:p text:style-name="Table_20_Contents">error</text:p>
          </table:table-cell>
        </table:table-row>
        <table:table-row>
          <table:table-cell table:style-name="Tabelle108.A2" office:value-type="string">
            <text:p text:style-name="Parameter_20_Table_20_Header">Error Data</text:p>
          </table:table-cell>
          <table:table-cell table:style-name="Tabelle108.B2" office:value-type="string">
            <text:p text:style-name="Table_20_Contents">none</text:p>
          </table:table-cell>
        </table:table-row>
      </table:table>
      <text:p text:style-name="Action_20_Section">Example</text:p>
      <text:p text:style-name="Action_20_Sub-Section">Request</text:p>
      <text:p text:style-name="Example">{</text:p>
      <text:p text:style-name="Example"><text:tab/>"action": "search",</text:p>
      <text:p text:style-name="Example"><text:tab/>"sid": "cd65fec9bce4d7ec74e341a9031f8966",</text:p>
      <text:p text:style-name="Example"><text:tab/>"query": "+1999 action",</text:p>
      <text:p text:style-name="Example"><text:tab/>"className": "Movie",</text:p>
      <text:p text:style-name="Example"><text:tab/>"limit": 25,</text:p>
      <text:p text:style-name="Example"><text:tab/>"offset": 50,</text:p>
      <text:p text:style-name="Example"><text:tab/>"<text:span text:style-name="Parameter">sortByRelevance": true</text:span>,</text:p>
      <text:p text:style-name="Example"><text:tab/>"sortDirection": "asc"</text:p>
      <text:p text:style-name="Example">}</text:p>
      <text:p text:style-name="Action_20_Sub-Section">Response</text:p>
      <text:p text:style-name="Example">{</text:p>
      <text:p text:style-name="Example"><text:tab/>"action": "search",</text:p>
      <text:p text:style-name="Example"><text:tab/>"sid": "cd65fec9bce4d7ec74e341a9031f8966",</text:p>
      <text:p text:style-name="Example"><text:tab/>"query": "+1999 action",</text:p>
      <text:p text:style-name="Example"><text:tab/>"className": "Movie",</text:p>
      <text:p text:style-name="Example"><text:tab/>"limit": 25,</text:p>
      <text:p text:style-name="Example"><text:tab/>"offset": 50,</text:p>
      <text:p text:style-name="Example"><text:tab/>"<text:span text:style-name="Parameter">sortByRelevance": true</text:span>,</text:p>
      <text:p text:style-name="Example"><text:tab/>"sortDirection": "asc"</text:p>
      <text:p text:style-name="Example"><text:tab/>"list": [</text:p>
      <text:p text:style-name="Example"><text:tab/><text:tab/>{</text:p>
      <text:p text:style-name="Example"><text:tab/><text:tab/><text:tab/>"className": "Movie",</text:p>
      <text:p text:style-name="Example"><text:tab/><text:tab/><text:tab/>"oid": "Movie:7",</text:p>
      <text:p text:style-name="Example"><text:tab/><text:tab/><text:tab/>"isReference": false,</text:p>
      <text:p text:style-name="Example"><text:tab/><text:tab/><text:tab/>"lastChange": 1234567890,</text:p>
      <text:p text:style-name="Example"><text:tab/><text:tab/><text:tab/>"attributes": {</text:p>
      <text:p text:style-name="Example"><text:tab/><text:tab/><text:tab/><text:tab/>"id": 7,</text:p>
      <text:p text:style-name="Example"><text:tab/><text:tab/><text:tab/><text:tab/>"title": "Action Jackson",</text:p>
      <text:p text:style-name="Example"><text:tab/><text:tab/><text:tab/><text:tab/>"subtitle: "The actions of Action Jackson",</text:p>
      <text:p text:style-name="Example"><text:tab/><text:tab/><text:tab/><text:tab/>"year": 1999,</text:p>
      <text:p text:style-name="Example"><text:tab/><text:tab/><text:tab/><text:tab/>"genre": "action",</text:p>
      <text:p text:style-name="Example"><text:tab/><text:tab/><text:tab/><text:tab/>"director": {</text:p>
      <text:p text:style-name="Example"><text:tab/><text:tab/><text:tab/><text:tab/><text:tab/>"className": "Person",</text:p>
      <text:p text:style-name="Example"><text:soft-page-break/><text:tab/><text:tab/><text:tab/><text:tab/><text:tab/>"oid": "Person:1",</text:p>
      <text:p text:style-name="Example"><text:tab/><text:tab/><text:tab/><text:tab/><text:tab/>"isReference": true</text:p>
      <text:p text:style-name="Example"><text:tab/><text:tab/><text:tab/><text:tab/>}</text:p>
      <text:p text:style-name="Example"><text:tab/><text:tab/><text:tab/>}</text:p>
      <text:p text:style-name="Example"><text:tab/><text:tab/>},</text:p>
      <text:p text:style-name="Example"><text:tab/><text:tab/>{</text:p>
      <text:p text:style-name="Example"><text:tab/><text:tab/><text:tab/>"className": "Movie",</text:p>
      <text:p text:style-name="Example"><text:tab/><text:tab/><text:tab/>"oid": "Movie:111",</text:p>
      <text:p text:style-name="Example"><text:tab/><text:tab/><text:tab/>"isReference": false,</text:p>
      <text:p text:style-name="Example"><text:tab/><text:tab/><text:tab/>"lastChange": 1234567891,</text:p>
      <text:p text:style-name="Example"><text:tab/><text:tab/><text:tab/>"attributes": {</text:p>
      <text:p text:style-name="Example"><text:tab/><text:tab/><text:tab/><text:tab/>"id": 111,</text:p>
      <text:p text:style-name="Example"><text:tab/><text:tab/><text:tab/><text:tab/>"title": "bbb",</text:p>
      <text:p text:style-name="Example"><text:tab/><text:tab/><text:tab/><text:tab/>"subtitle: "The second letter",</text:p>
      <text:p text:style-name="Example"><text:tab/><text:tab/><text:tab/><text:tab/>"year": 1999,</text:p>
      <text:p text:style-name="Example"><text:tab/><text:tab/><text:tab/><text:tab/>"genre": "action",</text:p>
      <text:p text:style-name="Example"><text:tab/><text:tab/><text:tab/><text:tab/>"director": {</text:p>
      <text:p text:style-name="Example"><text:tab/><text:tab/><text:tab/><text:tab/><text:tab/>"className": "Person",</text:p>
      <text:p text:style-name="Example"><text:tab/><text:tab/><text:tab/><text:tab/><text:tab/>"oid": "Person:2",</text:p>
      <text:p text:style-name="Example"><text:tab/><text:tab/><text:tab/><text:tab/><text:tab/>"isReference": true</text:p>
      <text:p text:style-name="Example"><text:tab/><text:tab/><text:tab/><text:tab/>}</text:p>
      <text:p text:style-name="Example"><text:tab/><text:tab/><text:tab/>}</text:p>
      <text:p text:style-name="Example"><text:tab/><text:tab/>},</text:p>
      <text:p text:style-name="Example"><text:tab/>],</text:p>
      <text:p text:style-name="Example"><text:tab/>"searchData": {</text:p>
      <text:p text:style-name="Example"><text:tab/><text:tab/>"Movie:7": {</text:p>
      <text:p text:style-name="Example"><text:tab/><text:tab/><text:tab/>"relevance": 12.34,</text:p>
      <text:p text:style-name="Example"><text:tab/><text:tab/><text:tab/>"matchingWords": [</text:p>
      <text:p text:style-name="Example"><text:tab/><text:tab/><text:tab/><text:tab/>["1999"],</text:p>
      <text:p text:style-name="Example"><text:tab/><text:tab/><text:tab/><text:tab/>["action", "actions"]</text:p>
      <text:p text:style-name="Example"><text:tab/><text:tab/><text:tab/>]</text:p>
      <text:p text:style-name="Example"><text:tab/><text:tab/>},</text:p>
      <text:p text:style-name="Example"><text:tab/><text:tab/>"Movie:111": {</text:p>
      <text:p text:style-name="Example"><text:tab/><text:tab/><text:tab/>"relevance": 7.12,</text:p>
      <text:p text:style-name="Example"><text:tab/><text:tab/><text:tab/>"matchingWords": [</text:p>
      <text:p text:style-name="Example"><text:tab/><text:tab/><text:tab/><text:tab/>["1999"],</text:p>
      <text:p text:style-name="Example"><text:tab/><text:tab/><text:tab/><text:tab/>["action"]</text:p>
      <text:p text:style-name="Example"><text:tab/><text:tab/><text:tab/>]</text:p>
      <text:p text:style-name="Example"><text:tab/><text:tab/>}</text:p>
      <text:p text:style-name="Example"><text:tab/>},</text:p>
      <text:p text:style-name="Example"><text:tab/>"totalCount": 42,</text:p>
      <text:p text:style-name="Example"><text:tab/>"success": true</text:p>
      <text:p text:style-name="Example">}</text:p>
      <text:h text:style-name="Heading_20_2" text:outline-level="2">Clone</text:h>
      <text:p text:style-name="Text_20_body">The <text:span text:style-name="Package">clone</text:span> package provides cloning of an object to a selectable depth.</text:p>
      <text:h text:style-name="Heading_20_3" text:outline-level="3">Clone</text:h>
      <text:p text:style-name="Action_20_Section">Description</text:p>
      <text:p text:style-name="Text_20_body">The <text:span text:style-name="Action">clone</text:span> action clones one given object, i. e. creates a new object of the same type and copies all primitive values to the new object. Translated values are cloned as well, if the <text:span text:style-name="Package">internationalization</text:span> package is supported. The <text:span text:style-name="Parameter">depth</text:span> parameter defines how many levels of referenced objects will be cloned. All references to objects nested deeper (i. e. the first level greater than <text:span text:style-name="Parameter">depth</text:span>) reference the same (original) object in the cloned objects. If an object appears more than once in the hierarchy, it is cloned only once and all other references point to this cloned object.</text:p>
      <text:p text:style-name="Action_20_Section"><text:soft-page-break/>Input Parameters</text:p>
      <text:p text:style-name="Action_20_Sub-Section">Oid</text:p>
      <table:table table:name="Tabelle77" table:style-name="Tabelle77">
        <table:table-column table:style-name="Tabelle77.A"/>
        <table:table-column table:style-name="Tabelle77.B"/>
        <table:table-row>
          <table:table-cell table:style-name="Tabelle77.A1" office:value-type="string">
            <text:p text:style-name="P1">Name</text:p>
          </table:table-cell>
          <table:table-cell table:style-name="Tabelle77.B1" office:value-type="string">
            <text:p text:style-name="Table_20_Contents"><text:span text:style-name="Parameter">oid</text:span></text:p>
          </table:table-cell>
        </table:table-row>
        <table:table-row>
          <table:table-cell table:style-name="Tabelle77.A2" office:value-type="string">
            <text:p text:style-name="Parameter_20_Table_20_Header">Type</text:p>
          </table:table-cell>
          <table:table-cell table:style-name="Tabelle77.B2" office:value-type="string">
            <text:p text:style-name="Table_20_Contents">String</text:p>
          </table:table-cell>
        </table:table-row>
        <table:table-row>
          <table:table-cell table:style-name="Tabelle77.A2" office:value-type="string">
            <text:p text:style-name="Parameter_20_Table_20_Header">Description</text:p>
          </table:table-cell>
          <table:table-cell table:style-name="Tabelle77.B2" office:value-type="string">
            <text:p text:style-name="Table_20_Contents">The oid of the object to clone. If the server requires to know the class name of the object, it must extract this information from the first part of the oid.</text:p>
          </table:table-cell>
        </table:table-row>
        <table:table-row>
          <table:table-cell table:style-name="Tabelle77.A2" office:value-type="string">
            <text:p text:style-name="Parameter_20_Table_20_Header">Example Value</text:p>
          </table:table-cell>
          <table:table-cell table:style-name="Tabelle77.B2" office:value-type="string">
            <text:p text:style-name="Example">"Movie:123"</text:p>
          </table:table-cell>
        </table:table-row>
      </table:table>
      <text:p text:style-name="Action_20_Sub-Section">Depth</text:p>
      <table:table table:name="Tabelle78" table:style-name="Tabelle78">
        <table:table-column table:style-name="Tabelle78.A"/>
        <table:table-column table:style-name="Tabelle78.B"/>
        <table:table-row>
          <table:table-cell table:style-name="Tabelle78.A1" office:value-type="string">
            <text:p text:style-name="P1">Name</text:p>
          </table:table-cell>
          <table:table-cell table:style-name="Tabelle78.B1" office:value-type="string">
            <text:p text:style-name="Table_20_Contents"><text:span text:style-name="Parameter">depth</text:span></text:p>
          </table:table-cell>
        </table:table-row>
        <table:table-row>
          <table:table-cell table:style-name="Tabelle78.A2" office:value-type="string">
            <text:p text:style-name="Parameter_20_Table_20_Header">Type</text:p>
          </table:table-cell>
          <table:table-cell table:style-name="Tabelle78.B2" office:value-type="string">
            <text:p text:style-name="Table_20_Contents">int</text:p>
          </table:table-cell>
        </table:table-row>
        <table:table-row>
          <table:table-cell table:style-name="Tabelle78.A2" office:value-type="string">
            <text:p text:style-name="Parameter_20_Table_20_Header">Description</text:p>
          </table:table-cell>
          <table:table-cell table:style-name="Tabelle78.B2" office:value-type="string">
            <text:p text:style-name="Table_20_Contents">The number of levels referenced objects must be cloned. Below this level, references point to the original objects.</text:p>
            <text:p text:style-name="Table_20_Contents">If omitted, 0 is assumed.</text:p>
            <text:p text:style-name="Table_20_Contents">The value -1 has the special meaning of unlimited depth. Please use this option with caution, as it may clone large parts of the database in a highly interlinked domain model.</text:p>
          </table:table-cell>
        </table:table-row>
        <table:table-row>
          <table:table-cell table:style-name="Tabelle78.A2" office:value-type="string">
            <text:p text:style-name="Parameter_20_Table_20_Header">Example Value</text:p>
          </table:table-cell>
          <table:table-cell table:style-name="Tabelle78.B4" office:value-type="float" office:value="2">
            <text:p text:style-name="Example">2</text:p>
          </table:table-cell>
        </table:table-row>
      </table:table>
      <text:p text:style-name="Action_20_Section">Output Parameters</text:p>
      <text:p text:style-name="Action_20_Sub-Section">Object</text:p>
      <table:table table:name="Tabelle82" table:style-name="Tabelle82">
        <table:table-column table:style-name="Tabelle82.A"/>
        <table:table-column table:style-name="Tabelle82.B"/>
        <table:table-row>
          <table:table-cell table:style-name="Tabelle82.A1" office:value-type="string">
            <text:p text:style-name="P1">Name</text:p>
          </table:table-cell>
          <table:table-cell table:style-name="Tabelle82.B1" office:value-type="string">
            <text:p text:style-name="Table_20_Contents"><text:span text:style-name="Parameter">object</text:span></text:p>
          </table:table-cell>
        </table:table-row>
        <table:table-row>
          <table:table-cell table:style-name="Tabelle82.A2" office:value-type="string">
            <text:p text:style-name="Parameter_20_Table_20_Header">Type</text:p>
          </table:table-cell>
          <table:table-cell table:style-name="Tabelle82.B2" office:value-type="string">
            <text:p text:style-name="Table_20_Contents">Object</text:p>
          </table:table-cell>
        </table:table-row>
        <table:table-row>
          <table:table-cell table:style-name="Tabelle82.A2" office:value-type="string">
            <text:p text:style-name="Parameter_20_Table_20_Header">Description</text:p>
          </table:table-cell>
          <table:table-cell table:style-name="Tabelle82.B2" office:value-type="string">
            <text:p text:style-name="Table_20_Contents">The newly created (cloned) object with all cloned references. If a cloned object is referenced more than once, only the first occurrence is the complete object, all other occurrences are references.</text:p>
          </table:table-cell>
        </table:table-row>
        <table:table-row>
          <table:table-cell table:style-name="Tabelle82.A2" office:value-type="string">
            <text:p text:style-name="Parameter_20_Table_20_Header">Example Value</text:p>
          </table:table-cell>
          <table:table-cell table:style-name="Tabelle82.B2" office:value-type="string">
            <text:p text:style-name="Example">{</text:p>
            <text:p text:style-name="Example"><text:tab/>"className": "Movie",</text:p>
            <text:p text:style-name="Example"><text:tab/>"oid": "Movie:1231",</text:p>
            <text:p text:style-name="Example"><text:tab/>"isReference": false,</text:p>
            <text:p text:style-name="Example"><text:tab/>"lastChange": 1234567890,</text:p>
            <text:p text:style-name="Example"><text:tab/>"attributes": {</text:p>
            <text:p text:style-name="Example"><text:tab/><text:tab/>"id": 1231,</text:p>
            <text:p text:style-name="Example"><text:tab/><text:tab/>"title": "The Matrix",</text:p>
            <text:p text:style-name="Example"><text:tab/><text:tab/>"yearOfPublishing": 1999,</text:p>
            <text:p text:style-name="Example"><text:tab/><text:tab/>"groundbreaking": true,</text:p>
            <text:p text:style-name="Example"><text:tab/><text:tab/>"director": {</text:p>
            <text:p text:style-name="Example"><text:tab/><text:tab/><text:tab/>"className": "Person",</text:p>
            <text:p text:style-name="Example"><text:tab/><text:tab/><text:tab/>"oid": "Person:2341",</text:p>
            <text:p text:style-name="Example"><text:tab/><text:tab/><text:tab/>"isReference": false,</text:p>
            <text:p text:style-name="Example"><text:tab/><text:tab/><text:tab/>"lastChange": 1234567891,</text:p>
            <text:p text:style-name="Example"><text:soft-page-break/><text:tab/><text:tab/><text:tab/>"attributes": {</text:p>
            <text:p text:style-name="Example"><text:tab/><text:tab/><text:tab/><text:tab/>"id": 2341,</text:p>
            <text:p text:style-name="Example"><text:tab/><text:tab/><text:tab/><text:tab/>"name": "The Wachowski Brothers",</text:p>
            <text:p text:style-name="Example"><text:tab/><text:tab/><text:tab/><text:tab/>"numberOfPersons": 2,</text:p>
            <text:p text:style-name="Example"><text:tab/><text:tab/><text:tab/><text:tab/>"movies": [</text:p>
            <text:p text:style-name="Example"><text:tab/><text:tab/><text:tab/><text:tab/><text:tab/>{</text:p>
            <text:p text:style-name="Example"><text:tab/><text:tab/><text:tab/><text:tab/><text:tab/><text:tab/>"className": "Movie",</text:p>
            <text:p text:style-name="Example"><text:tab/><text:tab/><text:tab/><text:tab/><text:tab/><text:tab/>"oid": "Movie:1231",</text:p>
            <text:p text:style-name="Example"><text:tab/><text:tab/><text:tab/><text:tab/><text:tab/><text:tab/>//already returned → Reference</text:p>
            <text:p text:style-name="Example"><text:tab/><text:tab/><text:tab/><text:tab/><text:tab/><text:tab/>"isReference": true</text:p>
            <text:p text:style-name="Example"><text:tab/><text:tab/><text:tab/><text:tab/><text:tab/>},</text:p>
            <text:p text:style-name="Example"><text:tab/><text:tab/><text:tab/><text:tab/><text:tab/>{</text:p>
            <text:p text:style-name="Example"><text:tab/><text:tab/><text:tab/><text:tab/><text:tab/><text:tab/>"className": "Movie",</text:p>
            <text:p text:style-name="Example"><text:tab/><text:tab/><text:tab/><text:tab/><text:tab/><text:tab/>"oid": "Movie:2341",</text:p>
            <text:p text:style-name="Example"><text:tab/><text:tab/><text:tab/><text:tab/><text:tab/><text:tab/>"isReference": false,</text:p>
            <text:p text:style-name="Example"><text:tab/><text:tab/><text:tab/><text:tab/><text:tab/><text:tab/>"lastChange": 1234567892,</text:p>
            <text:p text:style-name="Example"><text:tab/><text:tab/><text:tab/><text:tab/><text:tab/><text:tab/>"attributes": {</text:p>
            <text:p text:style-name="Example"><text:tab/><text:tab/><text:tab/><text:tab/><text:tab/><text:tab/><text:tab/>"id": 2341,</text:p>
            <text:p text:style-name="Example"><text:tab/><text:tab/><text:tab/><text:tab/><text:tab/><text:tab/><text:tab/>"title": "aaa",</text:p>
            <text:p text:style-name="Example"><text:tab/><text:tab/><text:tab/><text:tab/><text:tab/><text:tab/><text:tab/>"yearOfPublishing": 2003,</text:p>
            <text:p text:style-name="Example"><text:tab/><text:tab/><text:tab/><text:tab/><text:tab/><text:tab/><text:tab/>"groundbreaking": false,</text:p>
            <text:p text:style-name="Example"><text:tab/><text:tab/><text:tab/><text:tab/><text:tab/><text:tab/><text:tab/>"director": {</text:p>
            <text:p text:style-name="Example"><text:tab/><text:tab/><text:tab/><text:tab/><text:tab/><text:tab/><text:tab/><text:tab/>"className": "Person",</text:p>
            <text:p text:style-name="Example"><text:tab/><text:tab/><text:tab/><text:tab/><text:tab/><text:tab/><text:tab/><text:tab/>"oid": "Person:345",</text:p>
            <text:p text:style-name="Example"><text:tab/><text:tab/><text:tab/><text:tab/><text:tab/><text:tab/><text:tab/><text:tab/>//depth &gt; 2</text:p>
            <text:p text:style-name="Example"><text:tab/><text:tab/><text:tab/><text:tab/><text:tab/><text:tab/><text:tab/><text:tab/>"isReference": true</text:p>
            <text:p text:style-name="Example"><text:tab/><text:tab/><text:tab/><text:tab/><text:tab/><text:tab/><text:tab/>}</text:p>
            <text:p text:style-name="Example"><text:tab/><text:tab/><text:tab/><text:tab/><text:tab/><text:tab/>}</text:p>
            <text:p text:style-name="Example"><text:tab/><text:tab/><text:tab/><text:tab/><text:tab/>}</text:p>
            <text:p text:style-name="Example"><text:tab/><text:tab/><text:tab/><text:tab/>]</text:p>
            <text:p text:style-name="Example"><text:tab/><text:tab/><text:tab/>}</text:p>
            <text:p text:style-name="Example"><text:tab/><text:tab/>}</text:p>
            <text:p text:style-name="Example"><text:tab/>}</text:p>
            <text:p text:style-name="Example">}</text:p>
          </table:table-cell>
        </table:table-row>
      </table:table>
      <text:p text:style-name="Action_20_Section">Error Codes</text:p>
      <text:p text:style-name="Action_20_Sub-Section">Depth Invalid</text:p>
      <table:table table:name="Tabelle83" table:style-name="Tabelle83">
        <table:table-column table:style-name="Tabelle83.A"/>
        <table:table-column table:style-name="Tabelle83.B"/>
        <table:table-row>
          <table:table-cell table:style-name="Tabelle83.A1" office:value-type="string">
            <text:p text:style-name="P1">Name</text:p>
          </table:table-cell>
          <table:table-cell table:style-name="Tabelle83.B1" office:value-type="string">
            <text:p text:style-name="Table_20_Contents"><text:span text:style-name="ErrorCode">DEPTH_INVALID</text:span></text:p>
          </table:table-cell>
        </table:table-row>
        <table:table-row>
          <table:table-cell table:style-name="Tabelle83.A2" office:value-type="string">
            <text:p text:style-name="Parameter_20_Table_20_Header">Description</text:p>
          </table:table-cell>
          <table:table-cell table:style-name="Tabelle83.B2" office:value-type="string">
            <text:p text:style-name="Table_20_Contents">The passed <text:span text:style-name="Parameter">depth</text:span> is a negative number other than -1.</text:p>
          </table:table-cell>
        </table:table-row>
        <table:table-row>
          <table:table-cell table:style-name="Tabelle83.A2" office:value-type="string">
            <text:p text:style-name="Parameter_20_Table_20_Header">Error Level</text:p>
          </table:table-cell>
          <table:table-cell table:style-name="Tabelle83.B2" office:value-type="string">
            <text:p text:style-name="Table_20_Contents">error</text:p>
          </table:table-cell>
        </table:table-row>
        <table:table-row>
          <table:table-cell table:style-name="Tabelle83.A2" office:value-type="string">
            <text:p text:style-name="Parameter_20_Table_20_Header">Error Data</text:p>
          </table:table-cell>
          <table:table-cell table:style-name="Tabelle83.B2" office:value-type="string">
            <text:p text:style-name="Table_20_Contents">none</text:p>
          </table:table-cell>
        </table:table-row>
      </table:table>
      <text:p text:style-name="Action_20_Section">Example</text:p>
      <text:p text:style-name="Action_20_Sub-Section">Request</text:p>
      <text:p text:style-name="Example">{</text:p>
      <text:p text:style-name="Example"><text:tab/>"action": "clone",</text:p>
      <text:p text:style-name="Example"><text:tab/>"sid": "cd65fec9bce4d7ec74e341a9031f8966",</text:p>
      <text:p text:style-name="Example"><text:tab/>"oid": "Movie:123",</text:p>
      <text:p text:style-name="Example"><text:tab/>"depth": 2</text:p>
      <text:p text:style-name="Example">}</text:p>
      <text:p text:style-name="Action_20_Sub-Section"><text:soft-page-break/>Response</text:p>
      <text:p text:style-name="Example">{</text:p>
      <text:p text:style-name="Example"><text:tab/>"action": "clone",</text:p>
      <text:p text:style-name="Example"><text:tab/>"sid": "cd65fec9bce4d7ec74e341a9031f8966",</text:p>
      <text:p text:style-name="Example"><text:tab/>"oid": "Movie:1231",</text:p>
      <text:p text:style-name="Example"><text:tab/>"depth": 2,</text:p>
      <text:p text:style-name="Example"><text:tab/>"object": {</text:p>
      <text:p text:style-name="Example"><text:tab/><text:tab/>"className": "Movie",</text:p>
      <text:p text:style-name="Example"><text:tab/><text:tab/>"oid": "Movie:1231",</text:p>
      <text:p text:style-name="Example"><text:tab/><text:tab/>"isReference": false,</text:p>
      <text:p text:style-name="Example"><text:tab/><text:tab/>"lastChange": 1234567890,</text:p>
      <text:p text:style-name="Example"><text:tab/><text:tab/>"attributes": {</text:p>
      <text:p text:style-name="Example"><text:tab/><text:tab/><text:tab/>"id": 1231,</text:p>
      <text:p text:style-name="Example"><text:tab/><text:tab/><text:tab/>"title": "The Matrix",</text:p>
      <text:p text:style-name="Example"><text:tab/><text:tab/><text:tab/>"yearOfPublishing": 1999,</text:p>
      <text:p text:style-name="Example"><text:tab/><text:tab/><text:tab/>"groundbreaking": true,</text:p>
      <text:p text:style-name="Example"><text:tab/><text:tab/><text:tab/>"director": {</text:p>
      <text:p text:style-name="Example"><text:tab/><text:tab/><text:tab/><text:tab/>"className": "Person",</text:p>
      <text:p text:style-name="Example"><text:tab/><text:tab/><text:tab/><text:tab/>"oid": "Person:2341",</text:p>
      <text:p text:style-name="Example"><text:tab/><text:tab/><text:tab/><text:tab/>"isReference": false,</text:p>
      <text:p text:style-name="Example"><text:tab/><text:tab/><text:tab/><text:tab/>"lastChange": 1234567891,</text:p>
      <text:p text:style-name="Example"><text:tab/><text:tab/><text:tab/><text:tab/>"attributes": {</text:p>
      <text:p text:style-name="Example"><text:tab/><text:tab/><text:tab/><text:tab/><text:tab/>"id": 2341,</text:p>
      <text:p text:style-name="Example"><text:tab/><text:tab/><text:tab/><text:tab/><text:tab/>"name": "The Wachowski Brothers",</text:p>
      <text:p text:style-name="Example"><text:tab/><text:tab/><text:tab/><text:tab/><text:tab/>"numberOfPersons": 2,</text:p>
      <text:p text:style-name="Example"><text:tab/><text:tab/><text:tab/><text:tab/><text:tab/>"movies": [</text:p>
      <text:p text:style-name="Example"><text:tab/><text:tab/><text:tab/><text:tab/><text:tab/><text:tab/>{</text:p>
      <text:p text:style-name="Example"><text:tab/><text:tab/><text:tab/><text:tab/><text:tab/><text:tab/><text:tab/>"className": "Movie",</text:p>
      <text:p text:style-name="Example"><text:tab/><text:tab/><text:tab/><text:tab/><text:tab/><text:tab/><text:tab/>"oid": "Movie:1231",</text:p>
      <text:p text:style-name="Example"><text:tab/><text:tab/><text:tab/><text:tab/><text:tab/><text:tab/><text:tab/>//already returned → Reference</text:p>
      <text:p text:style-name="Example"><text:tab/><text:tab/><text:tab/><text:tab/><text:tab/><text:tab/><text:tab/>"isReference": true</text:p>
      <text:p text:style-name="Example"><text:tab/><text:tab/><text:tab/><text:tab/><text:tab/><text:tab/>},</text:p>
      <text:p text:style-name="Example"><text:tab/><text:tab/><text:tab/><text:tab/><text:tab/><text:tab/>{</text:p>
      <text:p text:style-name="Example"><text:tab/><text:tab/><text:tab/><text:tab/><text:tab/><text:tab/><text:tab/>"className": "Movie",</text:p>
      <text:p text:style-name="Example"><text:tab/><text:tab/><text:tab/><text:tab/><text:tab/><text:tab/><text:tab/>"oid": "Movie:2341",</text:p>
      <text:p text:style-name="Example"><text:tab/><text:tab/><text:tab/><text:tab/><text:tab/><text:tab/><text:tab/>"isReference": false,</text:p>
      <text:p text:style-name="Example"><text:tab/><text:tab/><text:tab/><text:tab/><text:tab/><text:tab/><text:tab/>"lastChange": 1234567892,</text:p>
      <text:p text:style-name="Example"><text:tab/><text:tab/><text:tab/><text:tab/><text:tab/><text:tab/><text:tab/>"attributes": {</text:p>
      <text:p text:style-name="Example"><text:tab/><text:tab/><text:tab/><text:tab/><text:tab/><text:tab/><text:tab/><text:tab/>"id": 2341,</text:p>
      <text:p text:style-name="Example"><text:tab/><text:tab/><text:tab/><text:tab/><text:tab/><text:tab/><text:tab/><text:tab/>"title": "aaa",</text:p>
      <text:p text:style-name="Example"><text:tab/><text:tab/><text:tab/><text:tab/><text:tab/><text:tab/><text:tab/><text:tab/>"yearOfPublishing": 2003,</text:p>
      <text:p text:style-name="Example"><text:tab/><text:tab/><text:tab/><text:tab/><text:tab/><text:tab/><text:tab/><text:tab/>"groundbreaking": false,</text:p>
      <text:p text:style-name="Example"><text:tab/><text:tab/><text:tab/><text:tab/><text:tab/><text:tab/><text:tab/><text:tab/>"director": {</text:p>
      <text:p text:style-name="Example"><text:tab/><text:tab/><text:tab/><text:tab/><text:tab/><text:tab/><text:tab/><text:tab/><text:tab/>"className": "Person",</text:p>
      <text:p text:style-name="Example"><text:tab/><text:tab/><text:tab/><text:tab/><text:tab/><text:tab/><text:tab/><text:tab/><text:tab/>"oid": "Person:345",</text:p>
      <text:p text:style-name="Example"><text:tab/><text:tab/><text:tab/><text:tab/><text:tab/><text:tab/><text:tab/><text:tab/><text:tab/>//depth &gt; 2</text:p>
      <text:p text:style-name="Example"><text:tab/><text:tab/><text:tab/><text:tab/><text:tab/><text:tab/><text:tab/><text:tab/><text:tab/>"isReference": true</text:p>
      <text:p text:style-name="Example"><text:tab/><text:tab/><text:tab/><text:tab/><text:tab/><text:tab/><text:tab/><text:tab/>}</text:p>
      <text:p text:style-name="Example"><text:tab/><text:tab/><text:tab/><text:tab/><text:tab/><text:tab/><text:tab/>}</text:p>
      <text:p text:style-name="Example"><text:tab/><text:tab/><text:tab/><text:tab/><text:tab/><text:tab/>}</text:p>
      <text:p text:style-name="Example"><text:tab/><text:tab/><text:tab/><text:tab/><text:tab/>]</text:p>
      <text:p text:style-name="Example"><text:tab/><text:tab/><text:tab/><text:tab/>}</text:p>
      <text:p text:style-name="Example"><text:tab/><text:tab/><text:tab/>}</text:p>
      <text:p text:style-name="Example"><text:tab/><text:tab/>}</text:p>
      <text:p text:style-name="Example"><text:tab/>},</text:p>
      <text:p text:style-name="Example"><text:tab/>"success": true</text:p>
      <text:p text:style-name="Example">}</text:p>
      <text:h text:style-name="Heading_20_2" text:outline-level="2">Order</text:h>
      <text:p text:style-name="Text_20_body">The <text:span text:style-name="Package">order</text:span> package provides an order over objects in two use cases:</text:p>
      <text:list xml:id="list30439741" text:style-name="L11">
        <text:list-item>
          <text:p text:style-name="P12">An order over all referenced objects of a source object, regardless of their type. The prime <text:soft-page-break/>example for application is some container object containing several sub-objects of different types, which need to be in a defined order (e. g. 1. a1 of type A, 2. a2 of type A, 3. b1 of type B, 4. a3 of type A).<text:line-break/>The back-end may support this for only a subset of container classes.<text:line-break/>The back-end must ensure the order can be saved for more than one container object, even if the container objects are from the same type (e. g. container object o1 has order 1. a1, 2. a2, 3. b1, 4. a3; container object o2 has order 1. b1, 2. b2, 3. a1, 4. a3; container object p1 has order 1. b2, 2. a2).</text:p>
        </text:list-item>
        <text:list-item>
          <text:p text:style-name="P12">A simple method for reordering a list of source objects of the same type. This saves multiple updates of following elements if an element is moved to the top of the list.<text:line-break/>The back-end may support this for only a subset of classes. If it is supported for a class, a default order must be defined for this class. The reordering action can only change this default order.</text:p>
        </text:list-item>
      </text:list>
      <text:h text:style-name="Heading_20_3" text:outline-level="3">ReadOrdered</text:h>
      <text:p text:style-name="Action_20_Section">Description</text:p>
      <text:p text:style-name="Text_20_body">The <text:span text:style-name="Action">readOrdered</text:span> action behaves exactly like the <text:span text:style-name="Action">read</text:span> action (refer to chapter <text:bookmark-ref text:reference-format="chapter" text:ref-name="__RefHeading__30394071">6.1.4</text:bookmark-ref>). It returns an additional parameter defining the order of each returned object.</text:p>
      <text:p text:style-name="Action_20_Section">Input Parameters</text:p>
      <text:p text:style-name="Action_20_Sub-Section">Oid</text:p>
      <table:table table:name="Tabelle84" table:style-name="Tabelle84">
        <table:table-column table:style-name="Tabelle84.A"/>
        <table:table-column table:style-name="Tabelle84.B"/>
        <table:table-row>
          <table:table-cell table:style-name="Tabelle84.A1" office:value-type="string">
            <text:p text:style-name="P1">Name</text:p>
          </table:table-cell>
          <table:table-cell table:style-name="Tabelle84.B1" office:value-type="string">
            <text:p text:style-name="Table_20_Contents"><text:span text:style-name="Parameter">oid</text:span></text:p>
          </table:table-cell>
        </table:table-row>
        <table:table-row>
          <table:table-cell table:style-name="Tabelle84.A2" office:value-type="string">
            <text:p text:style-name="Parameter_20_Table_20_Header">Type</text:p>
          </table:table-cell>
          <table:table-cell table:style-name="Tabelle84.B2" office:value-type="string">
            <text:p text:style-name="Table_20_Contents">String</text:p>
          </table:table-cell>
        </table:table-row>
        <table:table-row>
          <table:table-cell table:style-name="Tabelle84.A2" office:value-type="string">
            <text:p text:style-name="Parameter_20_Table_20_Header">Description</text:p>
          </table:table-cell>
          <table:table-cell table:style-name="Tabelle84.B2" office:value-type="string">
            <text:p text:style-name="Table_20_Contents">The oid of the requested object. If the server requires to know the class name of the object, it must extract this information from the first part of the oid.</text:p>
          </table:table-cell>
        </table:table-row>
        <table:table-row>
          <table:table-cell table:style-name="Tabelle84.A2" office:value-type="string">
            <text:p text:style-name="Parameter_20_Table_20_Header">Example Value</text:p>
          </table:table-cell>
          <table:table-cell table:style-name="Tabelle84.B2" office:value-type="string">
            <text:p text:style-name="Example">"Movie:123"</text:p>
          </table:table-cell>
        </table:table-row>
      </table:table>
      <text:p text:style-name="Action_20_Sub-Section">Depth</text:p>
      <table:table table:name="Tabelle85" table:style-name="Tabelle85">
        <table:table-column table:style-name="Tabelle85.A"/>
        <table:table-column table:style-name="Tabelle85.B"/>
        <table:table-row>
          <table:table-cell table:style-name="Tabelle85.A1" office:value-type="string">
            <text:p text:style-name="P1">Name</text:p>
          </table:table-cell>
          <table:table-cell table:style-name="Tabelle85.B1" office:value-type="string">
            <text:p text:style-name="Table_20_Contents"><text:span text:style-name="Parameter">depth</text:span></text:p>
          </table:table-cell>
        </table:table-row>
        <table:table-row>
          <table:table-cell table:style-name="Tabelle85.A2" office:value-type="string">
            <text:p text:style-name="Parameter_20_Table_20_Header">Type</text:p>
          </table:table-cell>
          <table:table-cell table:style-name="Tabelle85.B2" office:value-type="string">
            <text:p text:style-name="Table_20_Contents">int</text:p>
          </table:table-cell>
        </table:table-row>
        <table:table-row>
          <table:table-cell table:style-name="Tabelle85.A2" office:value-type="string">
            <text:p text:style-name="Parameter_20_Table_20_Header">Description</text:p>
          </table:table-cell>
          <table:table-cell table:style-name="Tabelle85.B2" office:value-type="string">
            <text:p text:style-name="Table_20_Contents">The number of levels referenced objects must be returned as complete objects. Below this level, objects are returned as references.</text:p>
            <text:p text:style-name="Table_20_Contents">If omitted, 1 is assumed.</text:p>
            <text:p text:style-name="Table_20_Contents">The value -1 has the special meaning of unlimited depth. Please use this option with caution, as it may retrieve large parts of the database in a highly interlinked domain model.</text:p>
          </table:table-cell>
        </table:table-row>
        <table:table-row>
          <table:table-cell table:style-name="Tabelle85.A2" office:value-type="string">
            <text:p text:style-name="Parameter_20_Table_20_Header">Example Value</text:p>
          </table:table-cell>
          <table:table-cell table:style-name="Tabelle85.B4" office:value-type="float" office:value="2">
            <text:p text:style-name="Example">2</text:p>
          </table:table-cell>
        </table:table-row>
      </table:table>
      <text:p text:style-name="Action_20_Section"><text:soft-page-break/>Output Parameters</text:p>
      <text:p text:style-name="Action_20_Sub-Section">Object</text:p>
      <table:table table:name="Tabelle86" table:style-name="Tabelle86">
        <table:table-column table:style-name="Tabelle86.A"/>
        <table:table-column table:style-name="Tabelle86.B"/>
        <table:table-row>
          <table:table-cell table:style-name="Tabelle86.A1" office:value-type="string">
            <text:p text:style-name="P1">Name</text:p>
          </table:table-cell>
          <table:table-cell table:style-name="Tabelle86.B1" office:value-type="string">
            <text:p text:style-name="Table_20_Contents"><text:span text:style-name="Parameter">object</text:span></text:p>
          </table:table-cell>
        </table:table-row>
        <table:table-row>
          <table:table-cell table:style-name="Tabelle86.A2" office:value-type="string">
            <text:p text:style-name="Parameter_20_Table_20_Header">Type</text:p>
          </table:table-cell>
          <table:table-cell table:style-name="Tabelle86.B2" office:value-type="string">
            <text:p text:style-name="Table_20_Contents">Object</text:p>
          </table:table-cell>
        </table:table-row>
        <table:table-row>
          <table:table-cell table:style-name="Tabelle86.A2" office:value-type="string">
            <text:p text:style-name="Parameter_20_Table_20_Header">Description</text:p>
          </table:table-cell>
          <table:table-cell table:style-name="Tabelle86.B2" office:value-type="string">
            <text:p text:style-name="Table_20_Contents">The object according to the input parameters.</text:p>
          </table:table-cell>
        </table:table-row>
        <table:table-row>
          <table:table-cell table:style-name="Tabelle86.A2" office:value-type="string">
            <text:p text:style-name="Parameter_20_Table_20_Header">Example Value</text:p>
          </table:table-cell>
          <table:table-cell table:style-name="Tabelle86.B2" office:value-type="string">
            <text:p text:style-name="Example">{</text:p>
            <text:p text:style-name="Example"><text:tab/>"className": "Movie",</text:p>
            <text:p text:style-name="Example"><text:tab/>"oid": "Movie:123",</text:p>
            <text:p text:style-name="Example"><text:tab/>"isReference": false,</text:p>
            <text:p text:style-name="Example"><text:tab/>"lastChange": 1234567890,</text:p>
            <text:p text:style-name="Example"><text:tab/>"attributes": {</text:p>
            <text:p text:style-name="Example"><text:tab/><text:tab/>"id": 123,</text:p>
            <text:p text:style-name="Example"><text:tab/><text:tab/>"title": "The Matrix",</text:p>
            <text:p text:style-name="Example"><text:tab/><text:tab/>"yearOfPublishing": 1999,</text:p>
            <text:p text:style-name="Example"><text:tab/><text:tab/>"groundbreaking": true,</text:p>
            <text:p text:style-name="Example"><text:tab/><text:tab/>"director": {</text:p>
            <text:p text:style-name="Example"><text:tab/><text:tab/><text:tab/>"className": "Person",</text:p>
            <text:p text:style-name="Example"><text:tab/><text:tab/><text:tab/>"oid": "Person:234",</text:p>
            <text:p text:style-name="Example"><text:tab/><text:tab/><text:tab/>"isReference": false,</text:p>
            <text:p text:style-name="Example"><text:tab/><text:tab/><text:tab/>"lastChange": 1234567891,</text:p>
            <text:p text:style-name="Example"><text:tab/><text:tab/><text:tab/>"attributes": {</text:p>
            <text:p text:style-name="Example"><text:tab/><text:tab/><text:tab/><text:tab/>"id": 234,</text:p>
            <text:p text:style-name="Example"><text:tab/><text:tab/><text:tab/><text:tab/>"name": "The Wachowski Brothers",</text:p>
            <text:p text:style-name="Example"><text:tab/><text:tab/><text:tab/><text:tab/>"numberOfPersons": 2,</text:p>
            <text:p text:style-name="Example"><text:tab/><text:tab/><text:tab/><text:tab/>"movies": [</text:p>
            <text:p text:style-name="Example"><text:tab/><text:tab/><text:tab/><text:tab/><text:tab/>{</text:p>
            <text:p text:style-name="Example"><text:tab/><text:tab/><text:tab/><text:tab/><text:tab/><text:tab/>"className": "Movie",</text:p>
            <text:p text:style-name="Example"><text:tab/><text:tab/><text:tab/><text:tab/><text:tab/><text:tab/>"oid": "Movie:123",</text:p>
            <text:p text:style-name="Example"><text:tab/><text:tab/><text:tab/><text:tab/><text:tab/><text:tab/>//already returned → Reference</text:p>
            <text:p text:style-name="Example"><text:tab/><text:tab/><text:tab/><text:tab/><text:tab/><text:tab/>"isReference": true</text:p>
            <text:p text:style-name="Example"><text:tab/><text:tab/><text:tab/><text:tab/><text:tab/>},</text:p>
            <text:p text:style-name="Example"><text:tab/><text:tab/><text:tab/><text:tab/><text:tab/>{</text:p>
            <text:p text:style-name="Example"><text:tab/><text:tab/><text:tab/><text:tab/><text:tab/><text:tab/>"className": "Movie",</text:p>
            <text:p text:style-name="Example"><text:tab/><text:tab/><text:tab/><text:tab/><text:tab/><text:tab/>"oid": "Movie:234",</text:p>
            <text:p text:style-name="Example"><text:tab/><text:tab/><text:tab/><text:tab/><text:tab/><text:tab/>"isReference": false,</text:p>
            <text:p text:style-name="Example"><text:tab/><text:tab/><text:tab/><text:tab/><text:tab/><text:tab/>"lastChange": 1234567892,</text:p>
            <text:p text:style-name="Example"><text:tab/><text:tab/><text:tab/><text:tab/><text:tab/><text:tab/>"attributes": {</text:p>
            <text:p text:style-name="Example"><text:tab/><text:tab/><text:tab/><text:tab/><text:tab/><text:tab/><text:tab/>"id": 234,</text:p>
            <text:p text:style-name="Example"><text:tab/><text:tab/><text:tab/><text:tab/><text:tab/><text:tab/><text:tab/>"title": "aaa",</text:p>
            <text:p text:style-name="Example"><text:tab/><text:tab/><text:tab/><text:tab/><text:tab/><text:tab/><text:tab/>"yearOfPublishing": 2003,</text:p>
            <text:p text:style-name="Example"><text:tab/><text:tab/><text:tab/><text:tab/><text:tab/><text:tab/><text:tab/>"groundbreaking": false,</text:p>
            <text:p text:style-name="Example"><text:tab/><text:tab/><text:tab/><text:tab/><text:tab/><text:tab/><text:tab/>"director": {</text:p>
            <text:p text:style-name="Example"><text:tab/><text:tab/><text:tab/><text:tab/><text:tab/><text:tab/><text:tab/><text:tab/>"className": "Person",</text:p>
            <text:p text:style-name="Example"><text:tab/><text:tab/><text:tab/><text:tab/><text:tab/><text:tab/><text:tab/><text:tab/>"oid": "Person:345",</text:p>
            <text:p text:style-name="Example"><text:tab/><text:tab/><text:tab/><text:tab/><text:tab/><text:tab/><text:tab/><text:tab/>//depth &gt; 2</text:p>
            <text:p text:style-name="Example"><text:tab/><text:tab/><text:tab/><text:tab/><text:tab/><text:tab/><text:tab/><text:tab/>"isReference": true</text:p>
            <text:p text:style-name="Example"><text:tab/><text:tab/><text:tab/><text:tab/><text:tab/><text:tab/><text:tab/>}</text:p>
            <text:p text:style-name="Example"><text:tab/><text:tab/><text:tab/><text:tab/><text:tab/><text:tab/>}</text:p>
            <text:p text:style-name="Example"><text:tab/><text:tab/><text:tab/><text:tab/><text:tab/>}</text:p>
            <text:p text:style-name="Example"><text:tab/><text:tab/><text:tab/><text:tab/>]</text:p>
            <text:p text:style-name="Example"><text:tab/><text:tab/><text:tab/>}</text:p>
            <text:p text:style-name="Example"><text:tab/><text:tab/>},</text:p>
            <text:p text:style-name="Example"><text:tab/><text:tab/>"genre": {</text:p>
            <text:p text:style-name="Example"><text:tab/><text:tab/><text:tab/>className: "MovieGenre",</text:p>
            <text:p text:style-name="Example"><text:tab/><text:tab/><text:tab/>oid: "MovieGenre:456",</text:p>
            <text:p text:style-name="Example"><text:tab/><text:tab/><text:tab/>isReference: false,</text:p>
            <text:p text:style-name="Example"><text:tab/><text:tab/><text:tab/>"attributes": {</text:p>
            <text:p text:style-name="Example"><text:soft-page-break/><text:tab/><text:tab/><text:tab/><text:tab/>"id": 456,</text:p>
            <text:p text:style-name="Example"><text:tab/><text:tab/><text:tab/><text:tab/>"label": "Science Fiction",</text:p>
            <text:p text:style-name="Example"><text:tab/><text:tab/><text:tab/><text:tab/>"suitableForChildren": false</text:p>
            <text:p text:style-name="Example"><text:tab/><text:tab/><text:tab/>}</text:p>
            <text:p text:style-name="Example"><text:tab/><text:tab/>}</text:p>
            <text:p text:style-name="Example"><text:tab/>}</text:p>
            <text:p text:style-name="Example">}</text:p>
          </table:table-cell>
        </table:table-row>
      </table:table>
      <text:p text:style-name="Action_20_Sub-Section">Order</text:p>
      <table:table table:name="Tabelle88" table:style-name="Tabelle88">
        <table:table-column table:style-name="Tabelle88.A"/>
        <table:table-column table:style-name="Tabelle88.B"/>
        <table:table-row>
          <table:table-cell table:style-name="Tabelle88.A1" office:value-type="string">
            <text:p text:style-name="P1">Name</text:p>
          </table:table-cell>
          <table:table-cell table:style-name="Tabelle88.B1" office:value-type="string">
            <text:p text:style-name="Table_20_Contents"><text:span text:style-name="Parameter">order</text:span></text:p>
          </table:table-cell>
        </table:table-row>
        <table:table-row>
          <table:table-cell table:style-name="Tabelle88.A2" office:value-type="string">
            <text:p text:style-name="Parameter_20_Table_20_Header">Type</text:p>
          </table:table-cell>
          <table:table-cell table:style-name="Tabelle88.B2" office:value-type="string">
            <text:p text:style-name="Table_20_Contents">Map of Arrays of Strings</text:p>
          </table:table-cell>
        </table:table-row>
        <table:table-row>
          <table:table-cell table:style-name="Tabelle88.A2" office:value-type="string">
            <text:p text:style-name="Parameter_20_Table_20_Header">Description</text:p>
          </table:table-cell>
          <table:table-cell table:style-name="Tabelle88.B2" office:value-type="string">
            <text:p text:style-name="Table_20_Contents">The order of the referenced objects of each completely returned object. The outer map contains the oid of each completely returned object as key. The value of the outer map is an array, containing all referenced oids of this object in their order. All completely returned objects must be contained in the outer map, and all referenced objects of each object must be contained in the corresponding array. If no order is defined for an object in the hierarchy, it must still be contained in this parameter, but the order is undefined. If an object has no referenced objects, it must be contained in the outer map with an empty array as value.</text:p>
          </table:table-cell>
        </table:table-row>
        <table:table-row>
          <table:table-cell table:style-name="Tabelle88.A2" office:value-type="string">
            <text:p text:style-name="Parameter_20_Table_20_Header">Example Value</text:p>
          </table:table-cell>
          <table:table-cell table:style-name="Tabelle88.B2" office:value-type="string">
            <text:p text:style-name="Example">{</text:p>
            <text:p text:style-name="Example"><text:tab/>"Movie:123": [</text:p>
            <text:p text:style-name="Example"><text:tab/><text:tab/>"MovieGenre:456",</text:p>
            <text:p text:style-name="Example"><text:tab/><text:tab/>"Person:234"</text:p>
            <text:p text:style-name="Example"><text:tab/>],</text:p>
            <text:p text:style-name="Example"><text:tab/>"Person:234": [</text:p>
            <text:p text:style-name="Example"><text:tab/><text:tab/>"Movie:234",</text:p>
            <text:p text:style-name="Example"><text:tab/><text:tab/>"Movie:123"</text:p>
            <text:p text:style-name="Example"><text:tab/>],</text:p>
            <text:p text:style-name="Example"><text:tab/>"Movie:234": [</text:p>
            <text:p text:style-name="Example"><text:tab/><text:tab/>"Person:345"</text:p>
            <text:p text:style-name="Example"><text:tab/>],</text:p>
            <text:p text:style-name="Example"><text:tab/>"MovieGenre:456": [</text:p>
            <text:p text:style-name="Example"><text:tab/>]</text:p>
            <text:p text:style-name="Example">}</text:p>
          </table:table-cell>
        </table:table-row>
      </table:table>
      <text:p text:style-name="Action_20_Section">Error Codes</text:p>
      <text:p text:style-name="Action_20_Sub-Section">Depth Invalid</text:p>
      <table:table table:name="Tabelle87" table:style-name="Tabelle87">
        <table:table-column table:style-name="Tabelle87.A"/>
        <table:table-column table:style-name="Tabelle87.B"/>
        <table:table-row>
          <table:table-cell table:style-name="Tabelle87.A1" office:value-type="string">
            <text:p text:style-name="P1">Name</text:p>
          </table:table-cell>
          <table:table-cell table:style-name="Tabelle87.B1" office:value-type="string">
            <text:p text:style-name="Table_20_Contents"><text:span text:style-name="ErrorCode">DEPTH_INVALID</text:span></text:p>
          </table:table-cell>
        </table:table-row>
        <table:table-row>
          <table:table-cell table:style-name="Tabelle87.A2" office:value-type="string">
            <text:p text:style-name="Parameter_20_Table_20_Header">Description</text:p>
          </table:table-cell>
          <table:table-cell table:style-name="Tabelle87.B2" office:value-type="string">
            <text:p text:style-name="Table_20_Contents">The passed <text:span text:style-name="Parameter">depth</text:span> is a negative number other than -1.</text:p>
          </table:table-cell>
        </table:table-row>
        <table:table-row>
          <table:table-cell table:style-name="Tabelle87.A2" office:value-type="string">
            <text:p text:style-name="Parameter_20_Table_20_Header">Error Level</text:p>
          </table:table-cell>
          <table:table-cell table:style-name="Tabelle87.B2" office:value-type="string">
            <text:p text:style-name="Table_20_Contents">error</text:p>
          </table:table-cell>
        </table:table-row>
        <table:table-row>
          <table:table-cell table:style-name="Tabelle87.A2" office:value-type="string">
            <text:p text:style-name="Parameter_20_Table_20_Header">Error Data</text:p>
          </table:table-cell>
          <table:table-cell table:style-name="Tabelle87.B2" office:value-type="string">
            <text:p text:style-name="Table_20_Contents">none</text:p>
          </table:table-cell>
        </table:table-row>
      </table:table>
      <text:p text:style-name="Action_20_Sub-Section">Order Undefined</text:p>
      <table:table table:name="Tabelle89" table:style-name="Tabelle89">
        <table:table-column table:style-name="Tabelle89.A"/>
        <table:table-column table:style-name="Tabelle89.B"/>
        <table:table-row>
          <table:table-cell table:style-name="Tabelle89.A1" office:value-type="string">
            <text:p text:style-name="P1">Name</text:p>
          </table:table-cell>
          <table:table-cell table:style-name="Tabelle89.B1" office:value-type="string">
            <text:p text:style-name="Table_20_Contents"><text:span text:style-name="ErrorCode">ORDER_UNDEFINED</text:span></text:p>
          </table:table-cell>
        </table:table-row>
        <table:table-row>
          <table:table-cell table:style-name="Tabelle89.A2" office:value-type="string">
            <text:p text:style-name="Parameter_20_Table_20_Header">Description</text:p>
          </table:table-cell>
          <table:table-cell table:style-name="Tabelle89.B2" office:value-type="string">
            <text:p text:style-name="Table_20_Contents">There is no order defined for the root object (the object queried by oid). This <text:soft-page-break/>warning only returned for the root object, not for any other object in the hierarchy.</text:p>
          </table:table-cell>
        </table:table-row>
        <table:table-row>
          <table:table-cell table:style-name="Tabelle89.A2" office:value-type="string">
            <text:p text:style-name="Parameter_20_Table_20_Header">Error Level</text:p>
          </table:table-cell>
          <table:table-cell table:style-name="Tabelle89.B2" office:value-type="string">
            <text:p text:style-name="Table_20_Contents">warning</text:p>
          </table:table-cell>
        </table:table-row>
        <table:table-row>
          <table:table-cell table:style-name="Tabelle89.A2" office:value-type="string">
            <text:p text:style-name="Parameter_20_Table_20_Header">Error Data</text:p>
          </table:table-cell>
          <table:table-cell table:style-name="Tabelle89.B2" office:value-type="string">
            <text:p text:style-name="Table_20_Contents">none</text:p>
          </table:table-cell>
        </table:table-row>
      </table:table>
      <text:p text:style-name="Action_20_Section">Example</text:p>
      <text:p text:style-name="Action_20_Sub-Section">Request</text:p>
      <text:p text:style-name="Example">{</text:p>
      <text:p text:style-name="Example"><text:tab/>"action": "readOrdered",</text:p>
      <text:p text:style-name="Example"><text:tab/>"sid": "cd65fec9bce4d7ec74e341a9031f8966",</text:p>
      <text:p text:style-name="Example"><text:tab/>"oid": "Movie:123",</text:p>
      <text:p text:style-name="Example"><text:tab/>"depth": 2</text:p>
      <text:p text:style-name="Example">}</text:p>
      <text:p text:style-name="Action_20_Sub-Section">Response</text:p>
      <text:p text:style-name="Example">{</text:p>
      <text:p text:style-name="Example"><text:tab/>"action": "readOrdered",</text:p>
      <text:p text:style-name="Example"><text:tab/>"sid": "cd65fec9bce4d7ec74e341a9031f8966",</text:p>
      <text:p text:style-name="Example"><text:tab/>"oid": "Movie:123",</text:p>
      <text:p text:style-name="Example"><text:tab/>"depth": 2,</text:p>
      <text:p text:style-name="Example"><text:tab/>"object": {</text:p>
      <text:p text:style-name="Example"><text:tab/><text:tab/>"className": "Movie",</text:p>
      <text:p text:style-name="Example"><text:tab/><text:tab/>"oid": "Movie:123",</text:p>
      <text:p text:style-name="Example"><text:tab/><text:tab/>"isReference": false,</text:p>
      <text:p text:style-name="Example"><text:tab/><text:tab/>"lastChange": 1234567890,</text:p>
      <text:p text:style-name="Example"><text:tab/><text:tab/>"attributes": {</text:p>
      <text:p text:style-name="Example"><text:tab/><text:tab/><text:tab/>"id": 123,</text:p>
      <text:p text:style-name="Example"><text:tab/><text:tab/><text:tab/>"title": "The Matrix",</text:p>
      <text:p text:style-name="Example"><text:tab/><text:tab/><text:tab/>"yearOfPublishing": 1999,</text:p>
      <text:p text:style-name="Example"><text:tab/><text:tab/><text:tab/>"groundbreaking": true,</text:p>
      <text:p text:style-name="Example"><text:tab/><text:tab/><text:tab/>"director": {</text:p>
      <text:p text:style-name="Example"><text:tab/><text:tab/><text:tab/><text:tab/>"className": "Person",</text:p>
      <text:p text:style-name="Example"><text:tab/><text:tab/><text:tab/><text:tab/>"oid": "Person:234",</text:p>
      <text:p text:style-name="Example"><text:tab/><text:tab/><text:tab/><text:tab/>"isReference": false,</text:p>
      <text:p text:style-name="Example"><text:tab/><text:tab/><text:tab/><text:tab/>"lastChange": 1234567891,</text:p>
      <text:p text:style-name="Example"><text:tab/><text:tab/><text:tab/><text:tab/>"attributes": {</text:p>
      <text:p text:style-name="Example"><text:tab/><text:tab/><text:tab/><text:tab/><text:tab/>"id": 234,</text:p>
      <text:p text:style-name="Example"><text:tab/><text:tab/><text:tab/><text:tab/><text:tab/>"name": "The Wachowski Brothers",</text:p>
      <text:p text:style-name="Example"><text:tab/><text:tab/><text:tab/><text:tab/><text:tab/>"numberOfPersons": 2,</text:p>
      <text:p text:style-name="Example"><text:tab/><text:tab/><text:tab/><text:tab/><text:tab/>"movies": [</text:p>
      <text:p text:style-name="Example"><text:tab/><text:tab/><text:tab/><text:tab/><text:tab/><text:tab/>{</text:p>
      <text:p text:style-name="Example"><text:tab/><text:tab/><text:tab/><text:tab/><text:tab/><text:tab/><text:tab/>"className": "Movie",</text:p>
      <text:p text:style-name="Example"><text:tab/><text:tab/><text:tab/><text:tab/><text:tab/><text:tab/><text:tab/>"oid": "Movie:123",</text:p>
      <text:p text:style-name="Example"><text:tab/><text:tab/><text:tab/><text:tab/><text:tab/><text:tab/><text:tab/>//already returned → Reference</text:p>
      <text:p text:style-name="Example"><text:tab/><text:tab/><text:tab/><text:tab/><text:tab/><text:tab/><text:tab/>"isReference": true</text:p>
      <text:p text:style-name="Example"><text:tab/><text:tab/><text:tab/><text:tab/><text:tab/><text:tab/>},</text:p>
      <text:p text:style-name="Example"><text:tab/><text:tab/><text:tab/><text:tab/><text:tab/><text:tab/>{</text:p>
      <text:p text:style-name="Example"><text:tab/><text:tab/><text:tab/><text:tab/><text:tab/><text:tab/><text:tab/>"className": "Movie",</text:p>
      <text:p text:style-name="Example"><text:tab/><text:tab/><text:tab/><text:tab/><text:tab/><text:tab/><text:tab/>"oid": "Movie:234",</text:p>
      <text:p text:style-name="Example"><text:tab/><text:tab/><text:tab/><text:tab/><text:tab/><text:tab/><text:tab/>"isReference": false,</text:p>
      <text:p text:style-name="Example"><text:tab/><text:tab/><text:tab/><text:tab/><text:tab/><text:tab/><text:tab/>"lastChange": 1234567892,</text:p>
      <text:p text:style-name="Example"><text:tab/><text:tab/><text:tab/><text:tab/><text:tab/><text:tab/><text:tab/>"attributes": {</text:p>
      <text:p text:style-name="Example"><text:tab/><text:tab/><text:tab/><text:tab/><text:tab/><text:tab/><text:tab/><text:tab/>"id": 234,</text:p>
      <text:p text:style-name="Example"><text:tab/><text:tab/><text:tab/><text:tab/><text:tab/><text:tab/><text:tab/><text:tab/>"title": "aaa",</text:p>
      <text:p text:style-name="Example"><text:tab/><text:tab/><text:tab/><text:tab/><text:tab/><text:tab/><text:tab/><text:tab/>"yearOfPublishing": 2003,</text:p>
      <text:p text:style-name="Example"><text:tab/><text:tab/><text:tab/><text:tab/><text:tab/><text:tab/><text:tab/><text:tab/>"groundbreaking": false,</text:p>
      <text:p text:style-name="Example"><text:soft-page-break/><text:tab/><text:tab/><text:tab/><text:tab/><text:tab/><text:tab/><text:tab/><text:tab/>"director": {</text:p>
      <text:p text:style-name="Example"><text:tab/><text:tab/><text:tab/><text:tab/><text:tab/><text:tab/><text:tab/><text:tab/><text:tab/>"className": "Person",</text:p>
      <text:p text:style-name="Example"><text:tab/><text:tab/><text:tab/><text:tab/><text:tab/><text:tab/><text:tab/><text:tab/><text:tab/>"oid": "Person:345",</text:p>
      <text:p text:style-name="Example"><text:tab/><text:tab/><text:tab/><text:tab/><text:tab/><text:tab/><text:tab/><text:tab/><text:tab/>//depth &gt; 2</text:p>
      <text:p text:style-name="Example"><text:tab/><text:tab/><text:tab/><text:tab/><text:tab/><text:tab/><text:tab/><text:tab/><text:tab/>"isReference": true</text:p>
      <text:p text:style-name="Example"><text:tab/><text:tab/><text:tab/><text:tab/><text:tab/><text:tab/><text:tab/><text:tab/>}</text:p>
      <text:p text:style-name="Example"><text:tab/><text:tab/><text:tab/><text:tab/><text:tab/><text:tab/><text:tab/>}</text:p>
      <text:p text:style-name="Example"><text:tab/><text:tab/><text:tab/><text:tab/><text:tab/><text:tab/>}</text:p>
      <text:p text:style-name="Example"><text:tab/><text:tab/><text:tab/><text:tab/><text:tab/>]</text:p>
      <text:p text:style-name="Example"><text:tab/><text:tab/><text:tab/><text:tab/>}</text:p>
      <text:p text:style-name="Example"><text:tab/><text:tab/><text:tab/>},</text:p>
      <text:p text:style-name="Example"><text:tab/><text:tab/><text:tab/>"genre": {</text:p>
      <text:p text:style-name="Example"><text:tab/><text:tab/><text:tab/><text:tab/>className: "MovieGenre",</text:p>
      <text:p text:style-name="Example"><text:tab/><text:tab/><text:tab/><text:tab/>oid: "MovieGenre:456",</text:p>
      <text:p text:style-name="Example"><text:tab/><text:tab/><text:tab/><text:tab/>isReference: false,</text:p>
      <text:p text:style-name="Example"><text:tab/><text:tab/><text:tab/><text:tab/>"attributes": {</text:p>
      <text:p text:style-name="Example"><text:tab/><text:tab/><text:tab/><text:tab/><text:tab/>"id": 456,</text:p>
      <text:p text:style-name="Example"><text:tab/><text:tab/><text:tab/><text:tab/><text:tab/>"label": "Science Fiction",</text:p>
      <text:p text:style-name="Example"><text:tab/><text:tab/><text:tab/><text:tab/><text:tab/>"suitableForChildren": false</text:p>
      <text:p text:style-name="Example"><text:tab/><text:tab/><text:tab/><text:tab/>}</text:p>
      <text:p text:style-name="Example"><text:tab/><text:tab/><text:tab/>}</text:p>
      <text:p text:style-name="Example"><text:tab/><text:tab/>}</text:p>
      <text:p text:style-name="Example"><text:tab/>},</text:p>
      <text:p text:style-name="Example"><text:tab/>"order": {</text:p>
      <text:p text:style-name="Example"><text:tab/><text:tab/>"Movie:123": [</text:p>
      <text:p text:style-name="Example"><text:tab/><text:tab/><text:tab/>"MovieGenre:456",</text:p>
      <text:p text:style-name="Example"><text:tab/><text:tab/><text:tab/>"Person:234"</text:p>
      <text:p text:style-name="Example"><text:tab/><text:tab/>],</text:p>
      <text:p text:style-name="Example"><text:tab/><text:tab/>"Person:234": [</text:p>
      <text:p text:style-name="Example"><text:tab/><text:tab/><text:tab/>"Movie:234",</text:p>
      <text:p text:style-name="Example"><text:tab/><text:tab/><text:tab/>"Movie:123"</text:p>
      <text:p text:style-name="Example"><text:tab/><text:tab/>],</text:p>
      <text:p text:style-name="Example"><text:tab/><text:tab/>"Movie:234": [</text:p>
      <text:p text:style-name="Example"><text:tab/><text:tab/><text:tab/>"Person:345"</text:p>
      <text:p text:style-name="Example"><text:tab/><text:tab/>],</text:p>
      <text:p text:style-name="Example"><text:tab/><text:tab/>"MovieGenre:456": [</text:p>
      <text:p text:style-name="Example"><text:tab/><text:tab/>]</text:p>
      <text:p text:style-name="Example"><text:tab/>}</text:p>
      <text:p text:style-name="Example"><text:tab/>"success": true</text:p>
      <text:p text:style-name="Example">}</text:p>
      <text:h text:style-name="Heading_20_3" text:outline-level="3">InsertBefore</text:h>
      <text:p text:style-name="Action_20_Section">Description</text:p>
      <text:p text:style-name="Text_20_body">The <text:span text:style-name="Action">insertBefore</text:span> action inserts an object before a reference object in the order of a container object. If the object to insert is not yet associated with the container object, it is implicitly associated by this action.</text:p>
      <text:p text:style-name="Action_20_Section">Input Parameters</text:p>
      <text:p text:style-name="Action_20_Sub-Section">containerOid</text:p>
      <table:table table:name="Tabelle95" table:style-name="Tabelle95">
        <table:table-column table:style-name="Tabelle95.A"/>
        <table:table-column table:style-name="Tabelle95.B"/>
        <table:table-row>
          <table:table-cell table:style-name="Tabelle95.A1" office:value-type="string">
            <text:p text:style-name="P1">Name</text:p>
          </table:table-cell>
          <table:table-cell table:style-name="Tabelle95.B1" office:value-type="string">
            <text:p text:style-name="Table_20_Contents"><text:span text:style-name="Parameter">containerOid</text:span></text:p>
          </table:table-cell>
        </table:table-row>
        <table:table-row>
          <table:table-cell table:style-name="Tabelle95.A2" office:value-type="string">
            <text:p text:style-name="Parameter_20_Table_20_Header">Type</text:p>
          </table:table-cell>
          <table:table-cell table:style-name="Tabelle95.B2" office:value-type="string">
            <text:p text:style-name="Table_20_Contents">String</text:p>
          </table:table-cell>
        </table:table-row>
        <table:table-row>
          <table:table-cell table:style-name="Tabelle95.A2" office:value-type="string">
            <text:p text:style-name="Parameter_20_Table_20_Header">Description</text:p>
          </table:table-cell>
          <table:table-cell table:style-name="Tabelle95.B2" office:value-type="string">
            <text:p text:style-name="Table_20_Contents">The oid of the container object. If the server requires to know the class name of the object, it must extract this information from the first part of the oid.</text:p>
          </table:table-cell>
        </table:table-row>
        <text:soft-page-break/>
        <table:table-row>
          <table:table-cell table:style-name="Tabelle95.A2" office:value-type="string">
            <text:p text:style-name="Parameter_20_Table_20_Header">Example Value</text:p>
          </table:table-cell>
          <table:table-cell table:style-name="Tabelle95.B2" office:value-type="string">
            <text:p text:style-name="Example">"Movie:123"</text:p>
          </table:table-cell>
        </table:table-row>
      </table:table>
      <text:p text:style-name="Action_20_Sub-Section">insertOid</text:p>
      <table:table table:name="Tabelle90" table:style-name="Tabelle90">
        <table:table-column table:style-name="Tabelle90.A"/>
        <table:table-column table:style-name="Tabelle90.B"/>
        <table:table-row>
          <table:table-cell table:style-name="Tabelle90.A1" office:value-type="string">
            <text:p text:style-name="P1">Name</text:p>
          </table:table-cell>
          <table:table-cell table:style-name="Tabelle90.B1" office:value-type="string">
            <text:p text:style-name="Table_20_Contents"><text:span text:style-name="Parameter">insertOid</text:span></text:p>
          </table:table-cell>
        </table:table-row>
        <table:table-row>
          <table:table-cell table:style-name="Tabelle90.A2" office:value-type="string">
            <text:p text:style-name="Parameter_20_Table_20_Header">Type</text:p>
          </table:table-cell>
          <table:table-cell table:style-name="Tabelle90.B2" office:value-type="string">
            <text:p text:style-name="Table_20_Contents">String</text:p>
          </table:table-cell>
        </table:table-row>
        <table:table-row>
          <table:table-cell table:style-name="Tabelle90.A2" office:value-type="string">
            <text:p text:style-name="Parameter_20_Table_20_Header">Description</text:p>
          </table:table-cell>
          <table:table-cell table:style-name="Tabelle90.B2" office:value-type="string">
            <text:p text:style-name="Table_20_Contents">The oid of the object to insert. If the server requires to know the class name of the object, it must extract this information from the first part of the oid.</text:p>
          </table:table-cell>
        </table:table-row>
        <table:table-row>
          <table:table-cell table:style-name="Tabelle90.A2" office:value-type="string">
            <text:p text:style-name="Parameter_20_Table_20_Header">Example Value</text:p>
          </table:table-cell>
          <table:table-cell table:style-name="Tabelle90.B2" office:value-type="string">
            <text:p text:style-name="Example">"Person:234"</text:p>
          </table:table-cell>
        </table:table-row>
      </table:table>
      <text:p text:style-name="Action_20_Sub-Section">referenceOid</text:p>
      <table:table table:name="Tabelle97" table:style-name="Tabelle97">
        <table:table-column table:style-name="Tabelle97.A"/>
        <table:table-column table:style-name="Tabelle97.B"/>
        <table:table-row>
          <table:table-cell table:style-name="Tabelle97.A1" office:value-type="string">
            <text:p text:style-name="P1">Name</text:p>
          </table:table-cell>
          <table:table-cell table:style-name="Tabelle97.B1" office:value-type="string">
            <text:p text:style-name="Table_20_Contents"><text:span text:style-name="Parameter">referenceOid</text:span></text:p>
          </table:table-cell>
        </table:table-row>
        <table:table-row>
          <table:table-cell table:style-name="Tabelle97.A2" office:value-type="string">
            <text:p text:style-name="Parameter_20_Table_20_Header">Type</text:p>
          </table:table-cell>
          <table:table-cell table:style-name="Tabelle97.B2" office:value-type="string">
            <text:p text:style-name="Table_20_Contents">String</text:p>
          </table:table-cell>
        </table:table-row>
        <table:table-row>
          <table:table-cell table:style-name="Tabelle97.A2" office:value-type="string">
            <text:p text:style-name="Parameter_20_Table_20_Header">Description</text:p>
          </table:table-cell>
          <table:table-cell table:style-name="Tabelle97.B2" office:value-type="string">
            <text:p text:style-name="Table_20_Contents">The oid of the object to insert the inserted object before. If the inserted object should be the last in the container order, the <text:span text:style-name="Parameter">referenceOid</text:span> contains the special value "ORDER_BOTTOM". If the server requires to know the class name of the object, it must extract this information from the first part of the oid.</text:p>
          </table:table-cell>
        </table:table-row>
        <table:table-row>
          <table:table-cell table:style-name="Tabelle97.A2" office:value-type="string">
            <text:p text:style-name="Parameter_20_Table_20_Header">Example Value</text:p>
          </table:table-cell>
          <table:table-cell table:style-name="Tabelle97.B2" office:value-type="string">
            <text:p text:style-name="Example">"Person:345"</text:p>
          </table:table-cell>
        </table:table-row>
      </table:table>
      <text:p text:style-name="Action_20_Sub-Section">Role</text:p>
      <table:table table:name="Tabelle91" table:style-name="Tabelle91">
        <table:table-column table:style-name="Tabelle91.A"/>
        <table:table-column table:style-name="Tabelle91.B"/>
        <table:table-row>
          <table:table-cell table:style-name="Tabelle91.A1" office:value-type="string">
            <text:p text:style-name="P1">Name</text:p>
          </table:table-cell>
          <table:table-cell table:style-name="Tabelle91.B1" office:value-type="string">
            <text:p text:style-name="Table_20_Contents"><text:span text:style-name="Parameter">role</text:span></text:p>
          </table:table-cell>
        </table:table-row>
        <table:table-row>
          <table:table-cell table:style-name="Tabelle91.A2" office:value-type="string">
            <text:p text:style-name="Parameter_20_Table_20_Header">Type</text:p>
          </table:table-cell>
          <table:table-cell table:style-name="Tabelle91.B2" office:value-type="string">
            <text:p text:style-name="Table_20_Contents">String</text:p>
          </table:table-cell>
        </table:table-row>
        <table:table-row>
          <table:table-cell table:style-name="Tabelle91.A2" office:value-type="string">
            <text:p text:style-name="Parameter_20_Table_20_Header">Description</text:p>
          </table:table-cell>
          <table:table-cell table:style-name="Tabelle91.B2" office:value-type="string">
            <text:p text:style-name="Table_20_Contents">The role the inserted object should have in the container object, i. e. the name of the associating attribute in the container object.</text:p>
            <text:p text:style-name="Table_20_Contents">This may be omitted if the two objects share only one association.</text:p>
            <text:p text:style-name="Table_20_Contents">If an intermediate object (many to many or M:N) is required for the association, it must be implicitly created.</text:p>
          </table:table-cell>
        </table:table-row>
        <table:table-row>
          <table:table-cell table:style-name="Tabelle91.A2" office:value-type="string">
            <text:p text:style-name="Parameter_20_Table_20_Header">Example Value</text:p>
          </table:table-cell>
          <table:table-cell table:style-name="Tabelle91.B2" office:value-type="string">
            <text:p text:style-name="Example">"actor"</text:p>
          </table:table-cell>
        </table:table-row>
      </table:table>
      <text:p text:style-name="Action_20_Section">Output Parameters</text:p>
      <text:p text:style-name="Text_20_body">None except the standard parameters.</text:p>
      <text:p text:style-name="Action_20_Section">Error Codes</text:p>
      <text:p text:style-name="Action_20_Sub-Section">Role Invalid</text:p>
      <table:table table:name="Tabelle92" table:style-name="Tabelle92">
        <table:table-column table:style-name="Tabelle92.A"/>
        <table:table-column table:style-name="Tabelle92.B"/>
        <table:table-row>
          <table:table-cell table:style-name="Tabelle92.A1" office:value-type="string">
            <text:p text:style-name="P1">Name</text:p>
          </table:table-cell>
          <table:table-cell table:style-name="Tabelle92.B1" office:value-type="string">
            <text:p text:style-name="Table_20_Contents"><text:span text:style-name="ErrorCode">ROLE_INVALID</text:span></text:p>
          </table:table-cell>
        </table:table-row>
        <table:table-row>
          <table:table-cell table:style-name="Tabelle92.A2" office:value-type="string">
            <text:p text:style-name="Parameter_20_Table_20_Header">Description</text:p>
          </table:table-cell>
          <table:table-cell table:style-name="Tabelle92.B2" office:value-type="string">
            <text:p text:style-name="Table_20_Contents">The <text:span text:style-name="Parameter">role</text:span> passed cannot be found in the selected container class.<text:soft-page-break/></text:p>
          </table:table-cell>
        </table:table-row>
        <table:table-row>
          <table:table-cell table:style-name="Tabelle92.A2" office:value-type="string">
            <text:p text:style-name="Parameter_20_Table_20_Header">Error Level</text:p>
          </table:table-cell>
          <table:table-cell table:style-name="Tabelle92.B2" office:value-type="string">
            <text:p text:style-name="Table_20_Contents">error</text:p>
          </table:table-cell>
        </table:table-row>
        <table:table-row>
          <table:table-cell table:style-name="Tabelle92.A2" office:value-type="string">
            <text:p text:style-name="Parameter_20_Table_20_Header">Error Data</text:p>
          </table:table-cell>
          <table:table-cell table:style-name="Tabelle92.B2" office:value-type="string">
            <text:p text:style-name="Table_20_Contents">none</text:p>
          </table:table-cell>
        </table:table-row>
      </table:table>
      <text:p text:style-name="Action_20_Sub-Section">Association Invalid</text:p>
      <table:table table:name="Tabelle93" table:style-name="Tabelle93">
        <table:table-column table:style-name="Tabelle93.A"/>
        <table:table-column table:style-name="Tabelle93.B"/>
        <table:table-row>
          <table:table-cell table:style-name="Tabelle93.A1" office:value-type="string">
            <text:p text:style-name="P1">Name</text:p>
          </table:table-cell>
          <table:table-cell table:style-name="Tabelle93.B1" office:value-type="string">
            <text:p text:style-name="Table_20_Contents"><text:span text:style-name="ErrorCode">ASSOCIATION_INVALID</text:span></text:p>
          </table:table-cell>
        </table:table-row>
        <table:table-row>
          <table:table-cell table:style-name="Tabelle93.A2" office:value-type="string">
            <text:p text:style-name="Parameter_20_Table_20_Header">Description</text:p>
          </table:table-cell>
          <table:table-cell table:style-name="Tabelle93.B2" office:value-type="string">
            <text:p text:style-name="Table_20_Contents">There is no association between the container and the inserted class.</text:p>
          </table:table-cell>
        </table:table-row>
        <table:table-row>
          <table:table-cell table:style-name="Tabelle93.A2" office:value-type="string">
            <text:p text:style-name="Parameter_20_Table_20_Header">Error Level</text:p>
          </table:table-cell>
          <table:table-cell table:style-name="Tabelle93.B2" office:value-type="string">
            <text:p text:style-name="Table_20_Contents">error</text:p>
          </table:table-cell>
        </table:table-row>
        <table:table-row>
          <table:table-cell table:style-name="Tabelle93.A2" office:value-type="string">
            <text:p text:style-name="Parameter_20_Table_20_Header">Error Data</text:p>
          </table:table-cell>
          <table:table-cell table:style-name="Tabelle93.B2" office:value-type="string">
            <text:p text:style-name="Table_20_Contents">none</text:p>
          </table:table-cell>
        </table:table-row>
      </table:table>
      <text:p text:style-name="Action_20_Sub-Section">Reference Invalid</text:p>
      <table:table table:name="Tabelle94" table:style-name="Tabelle94">
        <table:table-column table:style-name="Tabelle94.A"/>
        <table:table-column table:style-name="Tabelle94.B"/>
        <table:table-row>
          <table:table-cell table:style-name="Tabelle94.A1" office:value-type="string">
            <text:p text:style-name="P1">Name</text:p>
          </table:table-cell>
          <table:table-cell table:style-name="Tabelle94.B1" office:value-type="string">
            <text:p text:style-name="Table_20_Contents"><text:span text:style-name="ErrorCode">REFERENCE_INVALID</text:span></text:p>
          </table:table-cell>
        </table:table-row>
        <table:table-row>
          <table:table-cell table:style-name="Tabelle94.A2" office:value-type="string">
            <text:p text:style-name="Parameter_20_Table_20_Header">Description</text:p>
          </table:table-cell>
          <table:table-cell table:style-name="Tabelle94.B2" office:value-type="string">
            <text:p text:style-name="Table_20_Contents">There reference object cannot be found in the container object.</text:p>
          </table:table-cell>
        </table:table-row>
        <table:table-row>
          <table:table-cell table:style-name="Tabelle94.A2" office:value-type="string">
            <text:p text:style-name="Parameter_20_Table_20_Header">Error Level</text:p>
          </table:table-cell>
          <table:table-cell table:style-name="Tabelle94.B2" office:value-type="string">
            <text:p text:style-name="Table_20_Contents">error</text:p>
          </table:table-cell>
        </table:table-row>
        <table:table-row>
          <table:table-cell table:style-name="Tabelle94.A2" office:value-type="string">
            <text:p text:style-name="Parameter_20_Table_20_Header">Error Data</text:p>
          </table:table-cell>
          <table:table-cell table:style-name="Tabelle94.B2" office:value-type="string">
            <text:p text:style-name="Table_20_Contents">none</text:p>
          </table:table-cell>
        </table:table-row>
      </table:table>
      <text:p text:style-name="Action_20_Sub-Section">Order not Supported</text:p>
      <table:table table:name="Tabelle104" table:style-name="Tabelle104">
        <table:table-column table:style-name="Tabelle104.A"/>
        <table:table-column table:style-name="Tabelle104.B"/>
        <table:table-row>
          <table:table-cell table:style-name="Tabelle104.A1" office:value-type="string">
            <text:p text:style-name="P1">Name</text:p>
          </table:table-cell>
          <table:table-cell table:style-name="Tabelle104.B1" office:value-type="string">
            <text:p text:style-name="Table_20_Contents"><text:span text:style-name="ErrorCode">ORDER_NOT_SUPPORTED</text:span></text:p>
          </table:table-cell>
        </table:table-row>
        <table:table-row>
          <table:table-cell table:style-name="Tabelle104.A2" office:value-type="string">
            <text:p text:style-name="Parameter_20_Table_20_Header">Description</text:p>
          </table:table-cell>
          <table:table-cell table:style-name="Tabelle104.B2" office:value-type="string">
            <text:p text:style-name="Table_20_Contents">There container class does not support ordered references.</text:p>
          </table:table-cell>
        </table:table-row>
        <table:table-row>
          <table:table-cell table:style-name="Tabelle104.A2" office:value-type="string">
            <text:p text:style-name="Parameter_20_Table_20_Header">Error Level</text:p>
          </table:table-cell>
          <table:table-cell table:style-name="Tabelle104.B2" office:value-type="string">
            <text:p text:style-name="Table_20_Contents">error</text:p>
          </table:table-cell>
        </table:table-row>
        <table:table-row>
          <table:table-cell table:style-name="Tabelle104.A2" office:value-type="string">
            <text:p text:style-name="Parameter_20_Table_20_Header">Error Data</text:p>
          </table:table-cell>
          <table:table-cell table:style-name="Tabelle104.B2" office:value-type="string">
            <text:p text:style-name="Table_20_Contents">none</text:p>
          </table:table-cell>
        </table:table-row>
      </table:table>
      <text:p text:style-name="Action_20_Section">Example</text:p>
      <text:p text:style-name="Action_20_Sub-Section">Request</text:p>
      <text:p text:style-name="Example">{</text:p>
      <text:p text:style-name="Example"><text:tab/>"action": "insertBefore",</text:p>
      <text:p text:style-name="Example"><text:tab/>"sid": "cd65fec9bce4d7ec74e341a9031f8966",</text:p>
      <text:p text:style-name="Example"><text:tab/>"containerOid": "Movie:123",</text:p>
      <text:p text:style-name="Example"><text:tab/>"insertOid": "Person:234",</text:p>
      <text:p text:style-name="Example"><text:tab/>"referenceOid": "Person:345",</text:p>
      <text:p text:style-name="Example"><text:tab/>"role": "actor"</text:p>
      <text:p text:style-name="Example">}</text:p>
      <text:p text:style-name="Action_20_Sub-Section">Response</text:p>
      <text:p text:style-name="Example">{</text:p>
      <text:p text:style-name="Example"><text:tab/>"action": "insertBefore",</text:p>
      <text:p text:style-name="Example"><text:tab/>"sid": "cd65fec9bce4d7ec74e341a9031f8966",</text:p>
      <text:p text:style-name="Example"><text:tab/>"containerOid": "Movie:123",</text:p>
      <text:p text:style-name="Example"><text:tab/>"insertOid": "Person:234",</text:p>
      <text:p text:style-name="Example"><text:soft-page-break/><text:tab/>"referenceOid": "Person:345",</text:p>
      <text:p text:style-name="Example"><text:tab/>"role": "actor",</text:p>
      <text:p text:style-name="Example"><text:tab/>"success": true</text:p>
      <text:p text:style-name="Example">}</text:p>
      <text:h text:style-name="Heading_20_3" text:outline-level="3">List</text:h>
      <text:p text:style-name="Action_20_Section">Description</text:p>
      <text:p text:style-name="Text_20_body">The <text:span text:style-name="Action">list</text:span> action (as defined in section <text:bookmark-ref text:reference-format="chapter" text:ref-name="__RefHeading__31133676">6.1.3</text:bookmark-ref>) changes behavior if the <text:span text:style-name="Package">order</text:span> package is supported. If no <text:span text:style-name="Parameter">sortFieldName</text:span> is defined and a default order is defined for the selected class, The results are returned in default order.</text:p>
      <text:h text:style-name="Heading_20_3" text:outline-level="3">MoveBefore</text:h>
      <text:p text:style-name="Action_20_Section">Description</text:p>
      <text:p text:style-name="Text_20_body">The <text:span text:style-name="Action">moveBefore</text:span> action rearranges the default order of the selected class so the insert object is ordered in before the reference object. This may include changing the order attribute of some or all other objects of this class.</text:p>
      <text:p text:style-name="Action_20_Section">Input Parameters</text:p>
      <text:p text:style-name="Action_20_Sub-Section">insertOid</text:p>
      <table:table table:name="Tabelle98" table:style-name="Tabelle98">
        <table:table-column table:style-name="Tabelle98.A"/>
        <table:table-column table:style-name="Tabelle98.B"/>
        <table:table-row>
          <table:table-cell table:style-name="Tabelle98.A1" office:value-type="string">
            <text:p text:style-name="P1">Name</text:p>
          </table:table-cell>
          <table:table-cell table:style-name="Tabelle98.B1" office:value-type="string">
            <text:p text:style-name="Table_20_Contents"><text:span text:style-name="Parameter">insertOid</text:span></text:p>
          </table:table-cell>
        </table:table-row>
        <table:table-row>
          <table:table-cell table:style-name="Tabelle98.A2" office:value-type="string">
            <text:p text:style-name="Parameter_20_Table_20_Header">Type</text:p>
          </table:table-cell>
          <table:table-cell table:style-name="Tabelle98.B2" office:value-type="string">
            <text:p text:style-name="Table_20_Contents">String</text:p>
          </table:table-cell>
        </table:table-row>
        <table:table-row>
          <table:table-cell table:style-name="Tabelle98.A2" office:value-type="string">
            <text:p text:style-name="Parameter_20_Table_20_Header">Description</text:p>
          </table:table-cell>
          <table:table-cell table:style-name="Tabelle98.B2" office:value-type="string">
            <text:p text:style-name="Table_20_Contents">The oid of the object to insert. If the server requires to know the class name of the object, it must extract this information from the first part of the oid.</text:p>
            <text:p text:style-name="Table_20_Contents">The classes of <text:span text:style-name="Parameter">insertOid</text:span> and <text:span text:style-name="Parameter">referenceOid</text:span> must match.</text:p>
          </table:table-cell>
        </table:table-row>
        <table:table-row>
          <table:table-cell table:style-name="Tabelle98.A2" office:value-type="string">
            <text:p text:style-name="Parameter_20_Table_20_Header">Example Value</text:p>
          </table:table-cell>
          <table:table-cell table:style-name="Tabelle98.B2" office:value-type="string">
            <text:p text:style-name="Example">"Person:234"</text:p>
          </table:table-cell>
        </table:table-row>
      </table:table>
      <text:p text:style-name="Action_20_Sub-Section">referenceOid</text:p>
      <table:table table:name="Tabelle99" table:style-name="Tabelle99">
        <table:table-column table:style-name="Tabelle99.A"/>
        <table:table-column table:style-name="Tabelle99.B"/>
        <table:table-row>
          <table:table-cell table:style-name="Tabelle99.A1" office:value-type="string">
            <text:p text:style-name="P1">Name</text:p>
          </table:table-cell>
          <table:table-cell table:style-name="Tabelle99.B1" office:value-type="string">
            <text:p text:style-name="Table_20_Contents"><text:span text:style-name="Parameter">referenceOid</text:span></text:p>
          </table:table-cell>
        </table:table-row>
        <table:table-row>
          <table:table-cell table:style-name="Tabelle99.A2" office:value-type="string">
            <text:p text:style-name="Parameter_20_Table_20_Header">Type</text:p>
          </table:table-cell>
          <table:table-cell table:style-name="Tabelle99.B2" office:value-type="string">
            <text:p text:style-name="Table_20_Contents">String</text:p>
          </table:table-cell>
        </table:table-row>
        <table:table-row>
          <table:table-cell table:style-name="Tabelle99.A2" office:value-type="string">
            <text:p text:style-name="Parameter_20_Table_20_Header">Description</text:p>
          </table:table-cell>
          <table:table-cell table:style-name="Tabelle99.B2" office:value-type="string">
            <text:p text:style-name="Table_20_Contents">The oid of the object to insert the inserted object before. If the inserted object should be the last in the class order, the <text:span text:style-name="Parameter">referenceOid</text:span> contains the special value "ORDER_BOTTOM". If the server requires to know the class name of the object, it must extract this information from the first part of the oid.</text:p>
            <text:p text:style-name="Table_20_Contents">The classes of <text:span text:style-name="Parameter">insertOid</text:span> and <text:span text:style-name="Parameter">referenceOid</text:span> must match.</text:p>
          </table:table-cell>
        </table:table-row>
        <table:table-row>
          <table:table-cell table:style-name="Tabelle99.A2" office:value-type="string">
            <text:p text:style-name="Parameter_20_Table_20_Header">Example Value</text:p>
          </table:table-cell>
          <table:table-cell table:style-name="Tabelle99.B2" office:value-type="string">
            <text:p text:style-name="Example">"Person:345"</text:p>
          </table:table-cell>
        </table:table-row>
      </table:table>
      <text:p text:style-name="Action_20_Section">Output Parameters</text:p>
      <text:p text:style-name="Text_20_body">None except the standard parameters.</text:p>
      <text:p text:style-name="Action_20_Section"><text:soft-page-break/>Error Codes</text:p>
      <text:p text:style-name="Action_20_Sub-Section">Classes do not Match</text:p>
      <table:table table:name="Tabelle103" table:style-name="Tabelle103">
        <table:table-column table:style-name="Tabelle103.A"/>
        <table:table-column table:style-name="Tabelle103.B"/>
        <table:table-row>
          <table:table-cell table:style-name="Tabelle103.A1" office:value-type="string">
            <text:p text:style-name="P1">Name</text:p>
          </table:table-cell>
          <table:table-cell table:style-name="Tabelle103.B1" office:value-type="string">
            <text:p text:style-name="Table_20_Contents"><text:span text:style-name="ErrorCode">CLASSES_DO_NOT_MATCH</text:span></text:p>
          </table:table-cell>
        </table:table-row>
        <table:table-row>
          <table:table-cell table:style-name="Tabelle103.A2" office:value-type="string">
            <text:p text:style-name="Parameter_20_Table_20_Header">Description</text:p>
          </table:table-cell>
          <table:table-cell table:style-name="Tabelle103.B2" office:value-type="string">
            <text:p text:style-name="Table_20_Contents">The classes of <text:span text:style-name="Parameter">insertOid</text:span> and <text:span text:style-name="Parameter">referenceOid</text:span> do not match</text:p>
          </table:table-cell>
        </table:table-row>
        <table:table-row>
          <table:table-cell table:style-name="Tabelle103.A2" office:value-type="string">
            <text:p text:style-name="Parameter_20_Table_20_Header">Error Level</text:p>
          </table:table-cell>
          <table:table-cell table:style-name="Tabelle103.B2" office:value-type="string">
            <text:p text:style-name="Table_20_Contents">error</text:p>
          </table:table-cell>
        </table:table-row>
        <table:table-row>
          <table:table-cell table:style-name="Tabelle103.A2" office:value-type="string">
            <text:p text:style-name="Parameter_20_Table_20_Header">Error Data</text:p>
          </table:table-cell>
          <table:table-cell table:style-name="Tabelle103.B2" office:value-type="string">
            <text:p text:style-name="Table_20_Contents">none</text:p>
          </table:table-cell>
        </table:table-row>
      </table:table>
      <text:p text:style-name="Action_20_Sub-Section">Order not Supported</text:p>
      <table:table table:name="Tabelle105" table:style-name="Tabelle105">
        <table:table-column table:style-name="Tabelle105.A"/>
        <table:table-column table:style-name="Tabelle105.B"/>
        <table:table-row>
          <table:table-cell table:style-name="Tabelle105.A1" office:value-type="string">
            <text:p text:style-name="P1">Name</text:p>
          </table:table-cell>
          <table:table-cell table:style-name="Tabelle105.B1" office:value-type="string">
            <text:p text:style-name="Table_20_Contents"><text:span text:style-name="ErrorCode">ORDER_NOT_SUPPORTED</text:span></text:p>
          </table:table-cell>
        </table:table-row>
        <table:table-row>
          <table:table-cell table:style-name="Tabelle105.A2" office:value-type="string">
            <text:p text:style-name="Parameter_20_Table_20_Header">Description</text:p>
          </table:table-cell>
          <table:table-cell table:style-name="Tabelle105.B2" office:value-type="string">
            <text:p text:style-name="Table_20_Contents">There selected class does not support default order.</text:p>
          </table:table-cell>
        </table:table-row>
        <table:table-row>
          <table:table-cell table:style-name="Tabelle105.A2" office:value-type="string">
            <text:p text:style-name="Parameter_20_Table_20_Header">Error Level</text:p>
          </table:table-cell>
          <table:table-cell table:style-name="Tabelle105.B2" office:value-type="string">
            <text:p text:style-name="Table_20_Contents">error</text:p>
          </table:table-cell>
        </table:table-row>
        <table:table-row>
          <table:table-cell table:style-name="Tabelle105.A2" office:value-type="string">
            <text:p text:style-name="Parameter_20_Table_20_Header">Error Data</text:p>
          </table:table-cell>
          <table:table-cell table:style-name="Tabelle105.B2" office:value-type="string">
            <text:p text:style-name="Table_20_Contents">none</text:p>
          </table:table-cell>
        </table:table-row>
      </table:table>
      <text:p text:style-name="Action_20_Section">Example</text:p>
      <text:p text:style-name="Action_20_Sub-Section">Request</text:p>
      <text:p text:style-name="Example">{</text:p>
      <text:p text:style-name="Example"><text:tab/>"action": "moveBefore",</text:p>
      <text:p text:style-name="Example"><text:tab/>"sid": "cd65fec9bce4d7ec74e341a9031f8966",</text:p>
      <text:p text:style-name="Example"><text:tab/>"insertOid": "Person:234",</text:p>
      <text:p text:style-name="Example"><text:tab/>"referenceOid": "Person:345",</text:p>
      <text:p text:style-name="Example">}</text:p>
      <text:p text:style-name="Action_20_Sub-Section">Response</text:p>
      <text:p text:style-name="Example">{</text:p>
      <text:p text:style-name="Example"><text:tab/>"action": "moveBefore",</text:p>
      <text:p text:style-name="Example"><text:tab/>"sid": "cd65fec9bce4d7ec74e341a9031f8966",</text:p>
      <text:p text:style-name="Example"><text:tab/>"insertOid": "Person:234",</text:p>
      <text:p text:style-name="Example"><text:tab/>"referenceOid": "Person:345",</text:p>
      <text:p text:style-name="Example"><text:tab/>"success": true</text:p>
      <text:p text:style-name="Example">}</text:p>
      <text:h text:style-name="Heading_20_2" text:outline-level="2">History</text:h>
      <text:p text:style-name="Text_20_body">The <text:span text:style-name="Package">history</text:span> package provides a record of all changes to the simple properties of an object. It provides actions for retrieving a list of changes, reverting selected changes, and reverting all changes up to a selected change.</text:p>
      <text:p text:style-name="Text_20_body">The back-end may support history for only a subset of classes.</text:p>
      <text:p text:style-name="Text_20_body">This package may be extended in future versions to provide a history of all types of actions and a global (not object-specific) history.</text:p>
      <text:h text:style-name="Heading_20_3" text:outline-level="3"><text:soft-page-break/>readHistory</text:h>
      <text:p text:style-name="Action_20_Section">Description</text:p>
      <text:p text:style-name="Text_20_body">The <text:span text:style-name="Action">readHistory</text:span> action returns the history entries of one object. It supports paging. The returned history entries are sorted by the date when the change was done, with the most recent first.</text:p>
      <text:p text:style-name="Action_20_Section">Input Parameters</text:p>
      <text:p text:style-name="Action_20_Sub-Section">Oid</text:p>
      <table:table table:name="Tabelle96" table:style-name="Tabelle96">
        <table:table-column table:style-name="Tabelle96.A"/>
        <table:table-column table:style-name="Tabelle96.B"/>
        <table:table-row>
          <table:table-cell table:style-name="Tabelle96.A1" office:value-type="string">
            <text:p text:style-name="P1">Name</text:p>
          </table:table-cell>
          <table:table-cell table:style-name="Tabelle96.B1" office:value-type="string">
            <text:p text:style-name="Table_20_Contents"><text:span text:style-name="Parameter">oid</text:span></text:p>
          </table:table-cell>
        </table:table-row>
        <table:table-row>
          <table:table-cell table:style-name="Tabelle96.A2" office:value-type="string">
            <text:p text:style-name="Parameter_20_Table_20_Header">Type</text:p>
          </table:table-cell>
          <table:table-cell table:style-name="Tabelle96.B2" office:value-type="string">
            <text:p text:style-name="Table_20_Contents">String</text:p>
          </table:table-cell>
        </table:table-row>
        <table:table-row>
          <table:table-cell table:style-name="Tabelle96.A2" office:value-type="string">
            <text:p text:style-name="Parameter_20_Table_20_Header">Description</text:p>
          </table:table-cell>
          <table:table-cell table:style-name="Tabelle96.B2" office:value-type="string">
            <text:p text:style-name="Table_20_Contents">The oid of the object the history is requested for. If the server requires to know the class name of the object, it must extract this information from the first part of the oid.</text:p>
          </table:table-cell>
        </table:table-row>
        <table:table-row>
          <table:table-cell table:style-name="Tabelle96.A2" office:value-type="string">
            <text:p text:style-name="Parameter_20_Table_20_Header">Example Value</text:p>
          </table:table-cell>
          <table:table-cell table:style-name="Tabelle96.B2" office:value-type="string">
            <text:p text:style-name="Example">"Movie:123"</text:p>
          </table:table-cell>
        </table:table-row>
      </table:table>
      <text:p text:style-name="Action_20_Sub-Section">Limit</text:p>
      <table:table table:name="Tabelle100" table:style-name="Tabelle100">
        <table:table-column table:style-name="Tabelle100.A"/>
        <table:table-column table:style-name="Tabelle100.B"/>
        <table:table-row>
          <table:table-cell table:style-name="Tabelle100.A1" office:value-type="string">
            <text:p text:style-name="P1">Name</text:p>
          </table:table-cell>
          <table:table-cell table:style-name="Tabelle100.B1" office:value-type="string">
            <text:p text:style-name="Table_20_Contents"><text:span text:style-name="Parameter">limit</text:span></text:p>
          </table:table-cell>
        </table:table-row>
        <table:table-row>
          <table:table-cell table:style-name="Tabelle100.A2" office:value-type="string">
            <text:p text:style-name="Parameter_20_Table_20_Header">Type</text:p>
          </table:table-cell>
          <table:table-cell table:style-name="Tabelle100.B2" office:value-type="string">
            <text:p text:style-name="Table_20_Contents">int</text:p>
          </table:table-cell>
        </table:table-row>
        <table:table-row>
          <table:table-cell table:style-name="Tabelle100.A2" office:value-type="string">
            <text:p text:style-name="Parameter_20_Table_20_Header">Description</text:p>
          </table:table-cell>
          <table:table-cell table:style-name="Tabelle100.B2" office:value-type="string">
            <text:p text:style-name="Table_20_Contents">The maximum number of history entries to return.</text:p>
            <text:p text:style-name="Table_20_Contents">If omitted, all instances (beginning at <text:span text:style-name="Parameter">offset</text:span> parameter) must be returned.</text:p>
          </table:table-cell>
        </table:table-row>
        <table:table-row>
          <table:table-cell table:style-name="Tabelle100.A2" office:value-type="string">
            <text:p text:style-name="Parameter_20_Table_20_Header">Example Value</text:p>
          </table:table-cell>
          <table:table-cell table:style-name="Tabelle100.B4" office:value-type="float" office:value="25">
            <text:p text:style-name="Example">25</text:p>
          </table:table-cell>
        </table:table-row>
      </table:table>
      <text:p text:style-name="Action_20_Sub-Section">Offset</text:p>
      <table:table table:name="Tabelle106" table:style-name="Tabelle106">
        <table:table-column table:style-name="Tabelle106.A"/>
        <table:table-column table:style-name="Tabelle106.B"/>
        <table:table-row>
          <table:table-cell table:style-name="Tabelle106.A1" office:value-type="string">
            <text:p text:style-name="P1">Name</text:p>
          </table:table-cell>
          <table:table-cell table:style-name="Tabelle106.B1" office:value-type="string">
            <text:p text:style-name="Table_20_Contents"><text:span text:style-name="Parameter">offset</text:span></text:p>
          </table:table-cell>
        </table:table-row>
        <table:table-row>
          <table:table-cell table:style-name="Tabelle106.A2" office:value-type="string">
            <text:p text:style-name="Parameter_20_Table_20_Header">Type</text:p>
          </table:table-cell>
          <table:table-cell table:style-name="Tabelle106.B2" office:value-type="string">
            <text:p text:style-name="Table_20_Contents">int</text:p>
          </table:table-cell>
        </table:table-row>
        <table:table-row>
          <table:table-cell table:style-name="Tabelle106.A2" office:value-type="string">
            <text:p text:style-name="Parameter_20_Table_20_Header">Description</text:p>
          </table:table-cell>
          <table:table-cell table:style-name="Tabelle106.B2" office:value-type="string">
            <text:p text:style-name="Table_20_Contents">The number of the first history to return, based on sorting by occurrence date. The index is 0-based.</text:p>
            <text:p text:style-name="Table_20_Contents">If omitted, 0 is assumed.</text:p>
          </table:table-cell>
        </table:table-row>
        <table:table-row>
          <table:table-cell table:style-name="Tabelle106.A2" office:value-type="string">
            <text:p text:style-name="Parameter_20_Table_20_Header">Example Value</text:p>
          </table:table-cell>
          <table:table-cell table:style-name="Tabelle106.B4" office:value-type="float" office:value="50">
            <text:p text:style-name="Example">50</text:p>
          </table:table-cell>
        </table:table-row>
      </table:table>
      <text:p text:style-name="Action_20_Section">Output Parameters</text:p>
      <text:p text:style-name="Action_20_Sub-Section">Entries</text:p>
      <table:table table:name="Tabelle107" table:style-name="Tabelle107">
        <table:table-column table:style-name="Tabelle107.A"/>
        <table:table-column table:style-name="Tabelle107.B"/>
        <table:table-row>
          <table:table-cell table:style-name="Tabelle107.A1" office:value-type="string">
            <text:p text:style-name="P1">Name</text:p>
          </table:table-cell>
          <table:table-cell table:style-name="Tabelle107.B1" office:value-type="string">
            <text:p text:style-name="Table_20_Contents"><text:span text:style-name="Parameter">entries</text:span></text:p>
          </table:table-cell>
        </table:table-row>
        <table:table-row>
          <table:table-cell table:style-name="Tabelle107.A2" office:value-type="string">
            <text:p text:style-name="Parameter_20_Table_20_Header">Type</text:p>
          </table:table-cell>
          <table:table-cell table:style-name="Tabelle107.B2" office:value-type="string">
            <text:p text:style-name="Table_20_Contents">Array of Objects</text:p>
          </table:table-cell>
        </table:table-row>
        <text:soft-page-break/>
        <table:table-row>
          <table:table-cell table:style-name="Tabelle107.A2" office:value-type="string">
            <text:p text:style-name="Parameter_20_Table_20_Header">Description</text:p>
          </table:table-cell>
          <table:table-cell table:style-name="Tabelle107.B2" office:value-type="string">
            <text:p text:style-name="Table_20_Contents">The list of history entries according to input parameters. Each entry is a first class object of the system, having at least the entries defined below.</text:p>
            <text:p text:style-name="Table_20_Contents">It is intended that both back-end and front-end can process these objects with the usual object processing logic, but this is not normative.</text:p>
            <text:p text:style-name="Table_20_Contents">The following fields are required:</text:p>
            <text:list xml:id="list30428704" text:style-name="L12">
              <text:list-item>
                <text:p text:style-name="P17"><text:span text:style-name="Parameter">oid</text:span>: (String) The oid of the history entry. Used as reference for the <text:span text:style-name="Action">restoreSelected</text:span> and <text:span text:style-name="Action">restoreUntil</text:span> actions.</text:p>
              </text:list-item>
              <text:list-item>
                <text:p text:style-name="P17"><text:span text:style-name="Parameter">data</text:span>: (Variant) The change described by this history entry. Currently, only changes of simple attributes are supported. This may change in future versions.<text:line-break/>The simple attribute changes are described by an map of maps. Each entry in the outer map describes the change of one attribute. Multiple attributes may be changed at the same time. The outer map has the name of the changed property as key. The inner map has the two keys oldValue and newValue, containing the value before and after this change, respectively.</text:p>
              </text:list-item>
              <text:list-item>
                <text:p text:style-name="P17"><text:span text:style-name="Parameter">duplicate</text:span>: (boolean) Reserved for further use.</text:p>
              </text:list-item>
              <text:list-item>
                <text:p text:style-name="P17"><text:span text:style-name="Parameter">eventType</text:span>: (String) Describes the type of history entry. Currently, only "update" is supported.</text:p>
              </text:list-item>
              <text:list-item>
                <text:p text:style-name="P17"><text:span text:style-name="Parameter">affectedOid</text:span>: (String) The oid of the object this history entry refers to.</text:p>
              </text:list-item>
              <text:list-item>
                <text:p text:style-name="P17"><text:span text:style-name="Parameter">otherOid</text:span>: (String) Reserved for further use.</text:p>
              </text:list-item>
              <text:list-item>
                <text:p text:style-name="P17"><text:span text:style-name="Parameter">timestamp</text:span>: (String) The timestamp when this history entry occurred, in format YYYY-MM-DD HH:MM:SS (e. g. 2009-09-23 16:42:23).</text:p>
              </text:list-item>
              <text:list-item>
                <text:p text:style-name="P17"><text:span text:style-name="Parameter">user</text:span>: (String) The user who carried out this history entry.</text:p>
              </text:list-item>
            </text:list>
          </table:table-cell>
        </table:table-row>
        <table:table-row>
          <table:table-cell table:style-name="Tabelle107.A2" office:value-type="string">
            <text:p text:style-name="Parameter_20_Table_20_Header">Example Value</text:p>
          </table:table-cell>
          <table:table-cell table:style-name="Tabelle107.B2" office:value-type="string">
            <text:p text:style-name="Example">[</text:p>
            <text:p text:style-name="Example"><text:tab/>{</text:p>
            <text:p text:style-name="Example"><text:tab/><text:tab/>"className": "History",</text:p>
            <text:p text:style-name="Example"><text:tab/><text:tab/>"oid": "History:135",</text:p>
            <text:p text:style-name="Example"><text:tab/><text:tab/>"isReference": false,</text:p>
            <text:p text:style-name="Example"><text:tab/><text:tab/>"lastChange": 1234567890,</text:p>
            <text:p text:style-name="Example"><text:tab/><text:tab/>"attributes": {</text:p>
            <text:p text:style-name="Example"><text:tab/><text:tab/><text:tab/>"id": 135,</text:p>
            <text:p text:style-name="Example"><text:tab/><text:tab/><text:tab/>"data": {</text:p>
            <text:p text:style-name="Example"><text:tab/><text:tab/><text:tab/><text:tab/>"title": {</text:p>
            <text:p text:style-name="Example"><text:tab/><text:tab/><text:tab/><text:tab/><text:tab/>"oldValue": "The Mootrix",</text:p>
            <text:p text:style-name="Example"><text:tab/><text:tab/><text:tab/><text:tab/><text:tab/>"newValue": "The Matrix"</text:p>
            <text:p text:style-name="Example"><text:tab/><text:tab/><text:tab/><text:tab/>},</text:p>
            <text:p text:style-name="Example"><text:tab/><text:tab/><text:tab/><text:tab/>"yearOfPublishing": {</text:p>
            <text:p text:style-name="Example"><text:tab/><text:tab/><text:tab/><text:tab/><text:tab/>"oldValue": 2038,</text:p>
            <text:p text:style-name="Example"><text:tab/><text:tab/><text:tab/><text:tab/><text:tab/>"newValue": 1999</text:p>
            <text:p text:style-name="Example"><text:tab/><text:tab/><text:tab/><text:tab/>}</text:p>
            <text:p text:style-name="Example"><text:tab/><text:tab/><text:tab/>},</text:p>
            <text:p text:style-name="Example"><text:tab/><text:tab/><text:tab/>"duplicate": false,</text:p>
            <text:p text:style-name="Example"><text:tab/><text:tab/><text:tab/>"eventType": "update",</text:p>
            <text:p text:style-name="Example"><text:tab/><text:tab/><text:tab/>"affectedOid": "Movie:123",</text:p>
            <text:p text:style-name="Example"><text:tab/><text:tab/><text:tab/>"otherOid": null,</text:p>
            <text:p text:style-name="Example"><text:tab/><text:tab/><text:tab/>"timestamp": "2009-09-23 16:42:23",</text:p>
            <text:p text:style-name="Example"><text:tab/><text:tab/><text:tab/>"user": "Niko"</text:p>
            <text:p text:style-name="Example"><text:soft-page-break/><text:tab/><text:tab/>}</text:p>
            <text:p text:style-name="Example"><text:tab/>},</text:p>
            <text:p text:style-name="Example"><text:tab/>{</text:p>
            <text:p text:style-name="Example"><text:tab/><text:tab/>"className": "History",</text:p>
            <text:p text:style-name="Example"><text:tab/><text:tab/>"oid": "History:235",</text:p>
            <text:p text:style-name="Example"><text:tab/><text:tab/>"isReference": false,</text:p>
            <text:p text:style-name="Example"><text:tab/><text:tab/>"lastChange": 12345678901</text:p>
            <text:p text:style-name="Example"><text:tab/><text:tab/>"attributes": {</text:p>
            <text:p text:style-name="Example"><text:tab/><text:tab/><text:tab/>"id": 235,</text:p>
            <text:p text:style-name="Example"><text:tab/><text:tab/><text:tab/>"data": {</text:p>
            <text:p text:style-name="Example"><text:tab/><text:tab/><text:tab/><text:tab/>"groundbreaking": {</text:p>
            <text:p text:style-name="Example"><text:tab/><text:tab/><text:tab/><text:tab/><text:tab/>"oldValue": false,</text:p>
            <text:p text:style-name="Example"><text:tab/><text:tab/><text:tab/><text:tab/><text:tab/>"newValue": true</text:p>
            <text:p text:style-name="Example"><text:tab/><text:tab/><text:tab/><text:tab/>}</text:p>
            <text:p text:style-name="Example"><text:tab/><text:tab/><text:tab/>},</text:p>
            <text:p text:style-name="Example"><text:tab/><text:tab/><text:tab/>"duplicate": false,</text:p>
            <text:p text:style-name="Example"><text:tab/><text:tab/><text:tab/>"eventType": "update",</text:p>
            <text:p text:style-name="Example"><text:tab/><text:tab/><text:tab/>"affectedOid": "Movie:123",</text:p>
            <text:p text:style-name="Example"><text:tab/><text:tab/><text:tab/>"otherOid": null,</text:p>
            <text:p text:style-name="Example"><text:tab/><text:tab/><text:tab/>"timestamp": "2009-09-23 15:42:23",</text:p>
            <text:p text:style-name="Example"><text:tab/><text:tab/><text:tab/>"user": "Niko"</text:p>
            <text:p text:style-name="Example"><text:tab/><text:tab/>}</text:p>
            <text:p text:style-name="Example"><text:tab/>}</text:p>
            <text:p text:style-name="Example">]</text:p>
          </table:table-cell>
        </table:table-row>
      </table:table>
      <text:p text:style-name="Action_20_Sub-Section">TotalCount</text:p>
      <table:table table:name="Tabelle109" table:style-name="Tabelle109">
        <table:table-column table:style-name="Tabelle109.A"/>
        <table:table-column table:style-name="Tabelle109.B"/>
        <table:table-row>
          <table:table-cell table:style-name="Tabelle109.A1" office:value-type="string">
            <text:p text:style-name="P1">Name</text:p>
          </table:table-cell>
          <table:table-cell table:style-name="Tabelle109.B1" office:value-type="string">
            <text:p text:style-name="Table_20_Contents"><text:span text:style-name="Parameter">totalCount</text:span></text:p>
          </table:table-cell>
        </table:table-row>
        <table:table-row>
          <table:table-cell table:style-name="Tabelle109.A2" office:value-type="string">
            <text:p text:style-name="Parameter_20_Table_20_Header">Type</text:p>
          </table:table-cell>
          <table:table-cell table:style-name="Tabelle109.B2" office:value-type="string">
            <text:p text:style-name="Table_20_Contents">int</text:p>
          </table:table-cell>
        </table:table-row>
        <table:table-row>
          <table:table-cell table:style-name="Tabelle109.A2" office:value-type="string">
            <text:p text:style-name="Parameter_20_Table_20_Header">Description</text:p>
          </table:table-cell>
          <table:table-cell table:style-name="Tabelle109.B2" office:value-type="string">
            <text:p text:style-name="Table_20_Contents">The total number of history entries for the selected object.</text:p>
          </table:table-cell>
        </table:table-row>
        <table:table-row>
          <table:table-cell table:style-name="Tabelle109.A2" office:value-type="string">
            <text:p text:style-name="Parameter_20_Table_20_Header">Example Value</text:p>
          </table:table-cell>
          <table:table-cell table:style-name="Tabelle109.B4" office:value-type="float" office:value="42">
            <text:p text:style-name="Example">42</text:p>
          </table:table-cell>
        </table:table-row>
      </table:table>
      <text:p text:style-name="Action_20_Section">Error Codes</text:p>
      <text:p text:style-name="Action_20_Sub-Section">Limit Negative</text:p>
      <table:table table:name="Tabelle101" table:style-name="Tabelle101">
        <table:table-column table:style-name="Tabelle101.A"/>
        <table:table-column table:style-name="Tabelle101.B"/>
        <table:table-row>
          <table:table-cell table:style-name="Tabelle101.A1" office:value-type="string">
            <text:p text:style-name="P1">Name</text:p>
          </table:table-cell>
          <table:table-cell table:style-name="Tabelle101.B1" office:value-type="string">
            <text:p text:style-name="Table_20_Contents"><text:span text:style-name="ErrorCode">LIMIT_NEGATIVE</text:span></text:p>
          </table:table-cell>
        </table:table-row>
        <table:table-row>
          <table:table-cell table:style-name="Tabelle101.A2" office:value-type="string">
            <text:p text:style-name="Parameter_20_Table_20_Header">Description</text:p>
          </table:table-cell>
          <table:table-cell table:style-name="Tabelle101.B2" office:value-type="string">
            <text:p text:style-name="Table_20_Contents">The passed <text:span text:style-name="Parameter">limit</text:span> is a negative number</text:p>
          </table:table-cell>
        </table:table-row>
        <table:table-row>
          <table:table-cell table:style-name="Tabelle101.A2" office:value-type="string">
            <text:p text:style-name="Parameter_20_Table_20_Header">Error Level</text:p>
          </table:table-cell>
          <table:table-cell table:style-name="Tabelle101.B2" office:value-type="string">
            <text:p text:style-name="Table_20_Contents">warning</text:p>
          </table:table-cell>
        </table:table-row>
        <table:table-row>
          <table:table-cell table:style-name="Tabelle101.A2" office:value-type="string">
            <text:p text:style-name="Parameter_20_Table_20_Header">Error Data</text:p>
          </table:table-cell>
          <table:table-cell table:style-name="Tabelle101.B2" office:value-type="string">
            <text:p text:style-name="Table_20_Contents">none</text:p>
          </table:table-cell>
        </table:table-row>
      </table:table>
      <text:p text:style-name="Action_20_Sub-Section">Offset out of Bounds</text:p>
      <table:table table:name="Tabelle102" table:style-name="Tabelle102">
        <table:table-column table:style-name="Tabelle102.A"/>
        <table:table-column table:style-name="Tabelle102.B"/>
        <table:table-row>
          <table:table-cell table:style-name="Tabelle102.A1" office:value-type="string">
            <text:p text:style-name="P1">Name</text:p>
          </table:table-cell>
          <table:table-cell table:style-name="Tabelle102.B1" office:value-type="string">
            <text:p text:style-name="Table_20_Contents"><text:span text:style-name="ErrorCode">OFFSET_OUT_OF_BOUNDS</text:span></text:p>
          </table:table-cell>
        </table:table-row>
        <table:table-row>
          <table:table-cell table:style-name="Tabelle102.A2" office:value-type="string">
            <text:p text:style-name="Parameter_20_Table_20_Header">Description</text:p>
          </table:table-cell>
          <table:table-cell table:style-name="Tabelle102.B2" office:value-type="string">
            <text:p text:style-name="Table_20_Contents">The passed <text:span text:style-name="Parameter">offset</text:span> is negative or greater than the number of entries matching the parameters.</text:p>
          </table:table-cell>
        </table:table-row>
        <table:table-row>
          <table:table-cell table:style-name="Tabelle102.A2" office:value-type="string">
            <text:p text:style-name="Parameter_20_Table_20_Header">Error Level</text:p>
          </table:table-cell>
          <table:table-cell table:style-name="Tabelle102.B2" office:value-type="string">
            <text:p text:style-name="Table_20_Contents">warning</text:p>
          </table:table-cell>
        </table:table-row>
        <table:table-row>
          <table:table-cell table:style-name="Tabelle102.A2" office:value-type="string">
            <text:p text:style-name="Parameter_20_Table_20_Header">Error Data</text:p>
          </table:table-cell>
          <table:table-cell table:style-name="Tabelle102.B2" office:value-type="string">
            <text:p text:style-name="Table_20_Contents">none</text:p>
          </table:table-cell>
        </table:table-row>
      </table:table>
      <text:p text:style-name="Action_20_Sub-Section"><text:soft-page-break/>History not Supported</text:p>
      <table:table table:name="Tabelle110" table:style-name="Tabelle110">
        <table:table-column table:style-name="Tabelle110.A"/>
        <table:table-column table:style-name="Tabelle110.B"/>
        <table:table-row>
          <table:table-cell table:style-name="Tabelle110.A1" office:value-type="string">
            <text:p text:style-name="P1">Name</text:p>
          </table:table-cell>
          <table:table-cell table:style-name="Tabelle110.B1" office:value-type="string">
            <text:p text:style-name="Table_20_Contents"><text:span text:style-name="ErrorCode">HISTORY_NOT_SUPPORTED</text:span></text:p>
          </table:table-cell>
        </table:table-row>
        <table:table-row>
          <table:table-cell table:style-name="Tabelle110.A2" office:value-type="string">
            <text:p text:style-name="Parameter_20_Table_20_Header">Description</text:p>
          </table:table-cell>
          <table:table-cell table:style-name="Tabelle110.B2" office:value-type="string">
            <text:p text:style-name="Table_20_Contents">There selected class does not support history.</text:p>
          </table:table-cell>
        </table:table-row>
        <table:table-row>
          <table:table-cell table:style-name="Tabelle110.A2" office:value-type="string">
            <text:p text:style-name="Parameter_20_Table_20_Header">Error Level</text:p>
          </table:table-cell>
          <table:table-cell table:style-name="Tabelle110.B2" office:value-type="string">
            <text:p text:style-name="Table_20_Contents">error</text:p>
          </table:table-cell>
        </table:table-row>
        <table:table-row>
          <table:table-cell table:style-name="Tabelle110.A2" office:value-type="string">
            <text:p text:style-name="Parameter_20_Table_20_Header">Error Data</text:p>
          </table:table-cell>
          <table:table-cell table:style-name="Tabelle110.B2" office:value-type="string">
            <text:p text:style-name="Table_20_Contents">none</text:p>
          </table:table-cell>
        </table:table-row>
      </table:table>
      <text:p text:style-name="Action_20_Section">Example</text:p>
      <text:p text:style-name="Action_20_Sub-Section">Request</text:p>
      <text:p text:style-name="Example">{</text:p>
      <text:p text:style-name="Example"><text:tab/>"action": "readHistory",</text:p>
      <text:p text:style-name="Example"><text:tab/>"sid": "cd65fec9bce4d7ec74e341a9031f8966",</text:p>
      <text:p text:style-name="Example"><text:tab/>"oid": "Movie:123",</text:p>
      <text:p text:style-name="Example"><text:tab/>"limit": 25,</text:p>
      <text:p text:style-name="Example"><text:tab/>"offset": 50</text:p>
      <text:p text:style-name="Example">}</text:p>
      <text:p text:style-name="Action_20_Sub-Section">Response</text:p>
      <text:p text:style-name="Example">{</text:p>
      <text:p text:style-name="Example"><text:tab/>"action": "readHistory",</text:p>
      <text:p text:style-name="Example"><text:tab/>"sid": "cd65fec9bce4d7ec74e341a9031f8966",</text:p>
      <text:p text:style-name="Example"><text:tab/>"oid": "Movie:123",</text:p>
      <text:p text:style-name="Example"><text:tab/>"limit": 25,</text:p>
      <text:p text:style-name="Example"><text:tab/>"offset": 50,</text:p>
      <text:p text:style-name="Example"><text:tab/>"entries": [</text:p>
      <text:p text:style-name="Example"><text:tab/><text:tab/>{</text:p>
      <text:p text:style-name="Example"><text:tab/><text:tab/><text:tab/>"className": "History",</text:p>
      <text:p text:style-name="Example"><text:tab/><text:tab/><text:tab/>"oid": "History:135",</text:p>
      <text:p text:style-name="Example"><text:tab/><text:tab/><text:tab/>"isReference": false,</text:p>
      <text:p text:style-name="Example"><text:tab/><text:tab/><text:tab/>"lastChange": 1234567890,</text:p>
      <text:p text:style-name="Example"><text:tab/><text:tab/><text:tab/>"attributes": {</text:p>
      <text:p text:style-name="Example"><text:tab/><text:tab/><text:tab/><text:tab/>"id": 135,</text:p>
      <text:p text:style-name="Example"><text:tab/><text:tab/><text:tab/><text:tab/>"data": {</text:p>
      <text:p text:style-name="Example"><text:tab/><text:tab/><text:tab/><text:tab/><text:tab/>"title": {</text:p>
      <text:p text:style-name="Example"><text:tab/><text:tab/><text:tab/><text:tab/><text:tab/><text:tab/>"oldValue": "The Mootrix",</text:p>
      <text:p text:style-name="Example"><text:tab/><text:tab/><text:tab/><text:tab/><text:tab/><text:tab/>"newValue": "The Matrix"</text:p>
      <text:p text:style-name="Example"><text:tab/><text:tab/><text:tab/><text:tab/><text:tab/>},</text:p>
      <text:p text:style-name="Example"><text:tab/><text:tab/><text:tab/><text:tab/><text:tab/>"yearOfPublishing": {</text:p>
      <text:p text:style-name="Example"><text:tab/><text:tab/><text:tab/><text:tab/><text:tab/><text:tab/>"oldValue": 2038,</text:p>
      <text:p text:style-name="Example"><text:tab/><text:tab/><text:tab/><text:tab/><text:tab/><text:tab/>"newValue": 1999</text:p>
      <text:p text:style-name="Example"><text:tab/><text:tab/><text:tab/><text:tab/><text:tab/>}</text:p>
      <text:p text:style-name="Example"><text:tab/><text:tab/><text:tab/><text:tab/>},</text:p>
      <text:p text:style-name="Example"><text:tab/><text:tab/><text:tab/><text:tab/>"duplicate": false,</text:p>
      <text:p text:style-name="Example"><text:tab/><text:tab/><text:tab/><text:tab/>"eventType": "update",</text:p>
      <text:p text:style-name="Example"><text:tab/><text:tab/><text:tab/><text:tab/>"affectedOid": "Movie:123",</text:p>
      <text:p text:style-name="Example"><text:tab/><text:tab/><text:tab/><text:tab/>"otherOid": null,</text:p>
      <text:p text:style-name="Example"><text:tab/><text:tab/><text:tab/><text:tab/>"timestamp": "2009-09-23 16:42:23",</text:p>
      <text:p text:style-name="Example"><text:tab/><text:tab/><text:tab/><text:tab/>"user": "Niko"</text:p>
      <text:p text:style-name="Example"><text:tab/><text:tab/><text:tab/>}</text:p>
      <text:p text:style-name="Example"><text:tab/><text:tab/>},</text:p>
      <text:p text:style-name="Example"><text:tab/><text:tab/>{</text:p>
      <text:p text:style-name="Example"><text:tab/><text:tab/><text:tab/>"className": "History",</text:p>
      <text:p text:style-name="Example"><text:tab/><text:tab/><text:tab/>"oid": "History:235",</text:p>
      <text:p text:style-name="Example"><text:tab/><text:tab/><text:tab/>"isReference": false,</text:p>
      <text:p text:style-name="Example"><text:tab/><text:tab/><text:tab/>"lastChange": 12345678901</text:p>
      <text:p text:style-name="Example"><text:soft-page-break/><text:tab/><text:tab/><text:tab/>"attributes": {</text:p>
      <text:p text:style-name="Example"><text:tab/><text:tab/><text:tab/><text:tab/>"id": 235,</text:p>
      <text:p text:style-name="Example"><text:tab/><text:tab/><text:tab/><text:tab/>"data": {</text:p>
      <text:p text:style-name="Example"><text:tab/><text:tab/><text:tab/><text:tab/><text:tab/>"groundbreaking": {</text:p>
      <text:p text:style-name="Example"><text:tab/><text:tab/><text:tab/><text:tab/><text:tab/><text:tab/>"oldValue": false,</text:p>
      <text:p text:style-name="Example"><text:tab/><text:tab/><text:tab/><text:tab/><text:tab/><text:tab/>"newValue": true</text:p>
      <text:p text:style-name="Example"><text:tab/><text:tab/><text:tab/><text:tab/><text:tab/>}</text:p>
      <text:p text:style-name="Example"><text:tab/><text:tab/><text:tab/><text:tab/>},</text:p>
      <text:p text:style-name="Example"><text:tab/><text:tab/><text:tab/><text:tab/>"duplicate": false,</text:p>
      <text:p text:style-name="Example"><text:tab/><text:tab/><text:tab/><text:tab/>"eventType": "update",</text:p>
      <text:p text:style-name="Example"><text:tab/><text:tab/><text:tab/><text:tab/>"affectedOid": "Movie:123",</text:p>
      <text:p text:style-name="Example"><text:tab/><text:tab/><text:tab/><text:tab/>"otherOid": null,</text:p>
      <text:p text:style-name="Example"><text:tab/><text:tab/><text:tab/><text:tab/>"timestamp": "2009-09-23 15:42:23",</text:p>
      <text:p text:style-name="Example"><text:tab/><text:tab/><text:tab/><text:tab/>"user": "Niko"</text:p>
      <text:p text:style-name="Example"><text:tab/><text:tab/><text:tab/>}</text:p>
      <text:p text:style-name="Example"><text:tab/><text:tab/>}</text:p>
      <text:p text:style-name="Example"><text:tab/>],</text:p>
      <text:p text:style-name="Example"><text:tab/>"success": true</text:p>
      <text:p text:style-name="Example">}</text:p>
      <text:h text:style-name="Heading_20_3" text:outline-level="3">restoreSelected</text:h>
      <text:p text:style-name="Action_20_Section">Description</text:p>
      <text:p text:style-name="Text_20_body">The <text:span text:style-name="Action">restoreSelected</text:span> action restores the selected history entries, i. e. sets the affected object to the state before the selected changes were done.</text:p>
      <text:p text:style-name="Text_20_body">Attributes not changed by the history entries remain unchanged by the restore.</text:p>
      <text:p text:style-name="Text_20_body">If more than one history entry of the same attribute is selected, the oldest selected state is restored for this attribute.</text:p>
      <text:p text:style-name="Text_20_body">For each restore action, one new history entry is created, combining all the changes done by the restore action.</text:p>
      <text:p text:style-name="Action_20_Section">Input Parameters</text:p>
      <text:p text:style-name="Action_20_Sub-Section">restoreOids</text:p>
      <table:table table:name="Tabelle111" table:style-name="Tabelle111">
        <table:table-column table:style-name="Tabelle111.A"/>
        <table:table-column table:style-name="Tabelle111.B"/>
        <table:table-row>
          <table:table-cell table:style-name="Tabelle111.A1" office:value-type="string">
            <text:p text:style-name="P1">Name</text:p>
          </table:table-cell>
          <table:table-cell table:style-name="Tabelle111.B1" office:value-type="string">
            <text:p text:style-name="Table_20_Contents"><text:span text:style-name="Parameter">restoreOids</text:span></text:p>
          </table:table-cell>
        </table:table-row>
        <table:table-row>
          <table:table-cell table:style-name="Tabelle111.A2" office:value-type="string">
            <text:p text:style-name="Parameter_20_Table_20_Header">Type</text:p>
          </table:table-cell>
          <table:table-cell table:style-name="Tabelle111.B2" office:value-type="string">
            <text:p text:style-name="Table_20_Contents">Array of Strings</text:p>
          </table:table-cell>
        </table:table-row>
        <table:table-row>
          <table:table-cell table:style-name="Tabelle111.A2" office:value-type="string">
            <text:p text:style-name="Parameter_20_Table_20_Header">Description</text:p>
          </table:table-cell>
          <table:table-cell table:style-name="Tabelle111.B2" office:value-type="string">
            <text:p text:style-name="Table_20_Contents">The list of oids of history objects to restore.</text:p>
          </table:table-cell>
        </table:table-row>
        <table:table-row>
          <table:table-cell table:style-name="Tabelle111.A2" office:value-type="string">
            <text:p text:style-name="Parameter_20_Table_20_Header">Example Value</text:p>
          </table:table-cell>
          <table:table-cell table:style-name="Tabelle111.B2" office:value-type="string">
            <text:p text:style-name="Example">[</text:p>
            <text:p text:style-name="Example"><text:tab/>"History:135",</text:p>
            <text:p text:style-name="Example"><text:tab/>"History:235"</text:p>
            <text:p text:style-name="Example">]</text:p>
          </table:table-cell>
        </table:table-row>
      </table:table>
      <text:p text:style-name="Action_20_Section">Output Parameters</text:p>
      <text:p text:style-name="Text_20_body">None except the standard parameters.</text:p>
      <text:p text:style-name="Action_20_Section">Error Codes</text:p>
      <text:p text:style-name="Text_20_body">None except the standard error codes.</text:p>
      <text:p text:style-name="Action_20_Section"><text:soft-page-break/>Example</text:p>
      <text:p text:style-name="Action_20_Sub-Section">Request</text:p>
      <text:p text:style-name="Example">{</text:p>
      <text:p text:style-name="Example"><text:tab/>"action": "restoreSelected",</text:p>
      <text:p text:style-name="Example"><text:tab/>"sid": "cd65fec9bce4d7ec74e341a9031f8966",</text:p>
      <text:p text:style-name="Example"><text:tab/>"restoreOids": [</text:p>
      <text:p text:style-name="Example"><text:tab/><text:tab/>"History:135",</text:p>
      <text:p text:style-name="Example"><text:tab/><text:tab/>"History:235"</text:p>
      <text:p text:style-name="Example"><text:tab/>]</text:p>
      <text:p text:style-name="Example">}</text:p>
      <text:p text:style-name="Action_20_Sub-Section">Response</text:p>
      <text:p text:style-name="Example">{</text:p>
      <text:p text:style-name="Example"><text:tab/>"action": "restoreSelected",</text:p>
      <text:p text:style-name="Example"><text:tab/>"sid": "cd65fec9bce4d7ec74e341a9031f8966",</text:p>
      <text:p text:style-name="Example"><text:tab/>"restoreOids": [</text:p>
      <text:p text:style-name="Example"><text:tab/><text:tab/>"History:135",</text:p>
      <text:p text:style-name="Example"><text:tab/><text:tab/>"History:235"</text:p>
      <text:p text:style-name="Example"><text:tab/>],</text:p>
      <text:p text:style-name="Example"><text:tab/>"success": true</text:p>
      <text:p text:style-name="Example">}</text:p>
      <text:h text:style-name="Heading_20_3" text:outline-level="3">restoreUntil</text:h>
      <text:p text:style-name="Action_20_Section">Description</text:p>
      <text:p text:style-name="Text_20_body">The <text:span text:style-name="Action">restoreUntil</text:span> action restores all history entries up to (and including) the selected history entry, i. e. sets the affected object to the state before the selected changes were done.</text:p>
      <text:p text:style-name="Text_20_body">Attributes not changed by the history entries remain unchanged by the restore.</text:p>
      <text:p text:style-name="Text_20_body">If more than one history entry of the same attribute is selected, the oldest selected state is restored for this attribute.</text:p>
      <text:p text:style-name="Text_20_body">For each restore action, one new history entry is created, combining all the changes done by the restore action.</text:p>
      <text:p text:style-name="Action_20_Section">Input Parameters</text:p>
      <text:p text:style-name="Action_20_Sub-Section">oid</text:p>
      <table:table table:name="Tabelle115" table:style-name="Tabelle115">
        <table:table-column table:style-name="Tabelle115.A"/>
        <table:table-column table:style-name="Tabelle115.B"/>
        <table:table-row>
          <table:table-cell table:style-name="Tabelle115.A1" office:value-type="string">
            <text:p text:style-name="P1">Name</text:p>
          </table:table-cell>
          <table:table-cell table:style-name="Tabelle115.B1" office:value-type="string">
            <text:p text:style-name="Table_20_Contents"><text:span text:style-name="Parameter">oid</text:span></text:p>
          </table:table-cell>
        </table:table-row>
        <table:table-row>
          <table:table-cell table:style-name="Tabelle115.A2" office:value-type="string">
            <text:p text:style-name="Parameter_20_Table_20_Header">Type</text:p>
          </table:table-cell>
          <table:table-cell table:style-name="Tabelle115.B2" office:value-type="string">
            <text:p text:style-name="Table_20_Contents">String</text:p>
          </table:table-cell>
        </table:table-row>
        <table:table-row>
          <table:table-cell table:style-name="Tabelle115.A2" office:value-type="string">
            <text:p text:style-name="Parameter_20_Table_20_Header">Description</text:p>
          </table:table-cell>
          <table:table-cell table:style-name="Tabelle115.B2" office:value-type="string">
            <text:p text:style-name="Table_20_Contents">The oid of the history entry up to which the changes should be restored.</text:p>
          </table:table-cell>
        </table:table-row>
        <table:table-row>
          <table:table-cell table:style-name="Tabelle115.A2" office:value-type="string">
            <text:p text:style-name="Parameter_20_Table_20_Header">Example Value</text:p>
          </table:table-cell>
          <table:table-cell table:style-name="Tabelle115.B2" office:value-type="string">
            <text:p text:style-name="Example">"History:235"</text:p>
          </table:table-cell>
        </table:table-row>
      </table:table>
      <text:p text:style-name="Action_20_Section">Output Parameters</text:p>
      <text:p text:style-name="Text_20_body">None except the standard parameters.</text:p>
      <text:p text:style-name="Action_20_Section"><text:soft-page-break/>Error Codes</text:p>
      <text:p text:style-name="Text_20_body">None except the standard error codes.</text:p>
      <text:p text:style-name="Action_20_Section">Example</text:p>
      <text:p text:style-name="Action_20_Sub-Section">Request</text:p>
      <text:p text:style-name="Example">{</text:p>
      <text:p text:style-name="Example"><text:tab/>"action": "restoreUntil",</text:p>
      <text:p text:style-name="Example"><text:tab/>"sid": "cd65fec9bce4d7ec74e341a9031f8966",</text:p>
      <text:p text:style-name="Example"><text:tab/>"oid": "History:235"</text:p>
      <text:p text:style-name="Example">}</text:p>
      <text:p text:style-name="Action_20_Sub-Section">Response</text:p>
      <text:p text:style-name="Example">{</text:p>
      <text:p text:style-name="Example"><text:tab/>"action": "restoreUntil",</text:p>
      <text:p text:style-name="Example"><text:tab/>"sid": "cd65fec9bce4d7ec74e341a9031f8966",</text:p>
      <text:p text:style-name="Example"><text:tab/>"oid": "History:235",</text:p>
      <text:p text:style-name="Example"><text:tab/>"success": true</text:p>
      <text:p text:style-name="Examp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OpenSymbol" svg:font-family="OpenSymbol"/>
    <style:font-face style:name="Tahoma1" svg:font-family="Tahoma"/>
    <style:font-face style:name="Courier New1" svg:font-family="'Courier New'" style:font-family-generic="modern" style:font-pitch="fixed"/>
    <style:font-face style:name="Courier New2" svg:font-family="'Courier New'" style:font-adornments="Fett"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fo:margin-top="0cm" fo:margin-bottom="0.21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arameter_20_Table_20_Header" style:display-name="Parameter Table Header" style:family="paragraph" style:parent-style-name="Table_20_Heading" style:master-page-name="">
      <style:paragraph-properties fo:text-align="start" style:justify-single-word="false" style:page-number="auto" fo:background-color="#e6e6e6">
        <style:background-image/>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Example" style:family="paragraph" style:parent-style-name="Preformatted_20_Text">
      <style:paragraph-properties fo:margin-top="0cm" fo:margin-bottom="0cm" fo:background-color="transparent">
        <style:tab-stops>
          <style:tab-stop style:position="1cm"/>
          <style:tab-stop style:position="2cm"/>
          <style:tab-stop style:position="3cm"/>
          <style:tab-stop style:position="4.001cm"/>
          <style:tab-stop style:position="5.001cm"/>
          <style:tab-stop style:position="6.001cm"/>
          <style:tab-stop style:position="7.001cm"/>
          <style:tab-stop style:position="7.999cm"/>
        </style:tab-stops>
        <style:background-image/>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Action_20_Section" style:display-name="Action Section" style:family="paragraph" style:parent-style-name="Heading_20_3" style:default-outline-level="" style:list-style-name="" style:master-page-name="">
      <style:paragraph-properties style:page-number="auto" style:shadow="none"/>
    </style:style>
    <style:style style:name="Action_20_Sub-Section" style:display-name="Action Sub-Section" style:family="paragraph" style:parent-style-name="Heading_20_4" style:default-outline-level="" style:list-style-name=""/>
    <style:style style:name="Numbering_20_Symbols" style:display-name="Numbering Symbols" style:family="text"/>
    <style:style style:name="Parameter" style:family="text">
      <style:text-properties style:font-name="Courier New" fo:background-color="transparent"/>
    </style:style>
    <style:style style:name="Action" style:family="text">
      <style:text-properties style:font-name="Courier New2" fo:font-weight="bold"/>
    </style:style>
    <style:style style:name="Bullet_20_Symbols" style:display-name="Bullet Symbols" style:family="text">
      <style:text-properties style:font-name="OpenSymbol" style:font-name-asian="OpenSymbol" style:font-name-complex="OpenSymbol"/>
    </style:style>
    <style:style style:name="ErrorCode" style:family="text">
      <style:text-properties style:font-name="Arial1"/>
    </style:style>
    <style:style style:name="Package" style:family="text">
      <style:text-properties fo:font-weight="bold"/>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Niko Stotz</meta:initial-creator>
    <meta:creation-date>2009-07-22T10:57:22.21</meta:creation-date>
    <dc:date>2009-08-14T13:02:30.70</dc:date>
    <dc:creator>Niko Stotz</dc:creator>
    <meta:editing-duration>PT37H38M13S</meta:editing-duration>
    <meta:editing-cycles>61</meta:editing-cycles>
    <meta:generator>OpenOffice.org/3.1$Win32 OpenOffice.org_project/310m11$Build-9399</meta:generator>
    <meta:document-statistic meta:table-count="113" meta:image-count="0" meta:object-count="0" meta:page-count="60" meta:paragraph-count="2650" meta:word-count="9316" meta:character-count="64597"/>
  </office:meta>
</office:document-meta>
</file>